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 table:number-columns-repeated="3"/>
        <table:table-column table:style-name="ACOL-0" table:number-columns-repeated="253"/>
        <table:table-row table:style-name="AROW-0">
          <table:table-cell table:style-name="ACE-0" office:value-type="string">
            <text:p>Time</text:p>
          </table:table-cell>
          <table:table-cell table:style-name="ACE-1" office:value-type="string">
            <text:p>mV</text:p>
          </table:table-cell>
          <table:table-cell table:style-name="ACE-1" office:value-type="string">
            <text:p>mA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0H01M02S">
            <text:p>00:01:02</text:p>
          </table:table-cell>
          <table:table-cell table:style-name="ACE-1" office:value-type="float" office:value="4100.8000000000002">
            <text:p>4101</text:p>
          </table:table-cell>
          <table:table-cell table:style-name="ACE-1" office:value-type="float" office:value="1.5">
            <text:p>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0H01M07S">
            <text:p>00:01:07</text:p>
          </table:table-cell>
          <table:table-cell table:style-name="ACE-1" office:value-type="float" office:value="4101.8999999999996">
            <text:p>4102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0H01M12S">
            <text:p>00:01:12</text:p>
          </table:table-cell>
          <table:table-cell table:style-name="ACE-1" office:value-type="float" office:value="4100.8000000000002">
            <text:p>4101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0H01M17S">
            <text:p>00:01:17</text:p>
          </table:table-cell>
          <table:table-cell table:style-name="ACE-1" office:value-type="float" office:value="4100.8000000000002">
            <text:p>4101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0H01M22S">
            <text:p>00:01:22</text:p>
          </table:table-cell>
          <table:table-cell table:style-name="ACE-1" office:value-type="float" office:value="4100.8000000000002">
            <text:p>4101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0H01M27S">
            <text:p>00:01:27</text:p>
          </table:table-cell>
          <table:table-cell table:style-name="ACE-1" office:value-type="float" office:value="4100.8000000000002">
            <text:p>4101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0H01M32S">
            <text:p>00:01:32</text:p>
          </table:table-cell>
          <table:table-cell table:style-name="ACE-1" office:value-type="float" office:value="4101.8999999999996">
            <text:p>4102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0H01M38S">
            <text:p>00:01:38</text:p>
          </table:table-cell>
          <table:table-cell table:style-name="ACE-1" office:value-type="float" office:value="4101.8999999999996">
            <text:p>4102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0H01M43S">
            <text:p>00:01:43</text:p>
          </table:table-cell>
          <table:table-cell table:style-name="ACE-1" office:value-type="float" office:value="4101.8999999999996">
            <text:p>4102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0H01M48S">
            <text:p>00:01:48</text:p>
          </table:table-cell>
          <table:table-cell table:style-name="ACE-1" office:value-type="float" office:value="4101.8999999999996">
            <text:p>4102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0H01M53S">
            <text:p>00:01:53</text:p>
          </table:table-cell>
          <table:table-cell table:style-name="ACE-1" office:value-type="float" office:value="4100.8000000000002">
            <text:p>4101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0H01M58S">
            <text:p>00:01:58</text:p>
          </table:table-cell>
          <table:table-cell table:style-name="ACE-1" office:value-type="float" office:value="4100.8000000000002">
            <text:p>4101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0H02M03S">
            <text:p>00:02:03</text:p>
          </table:table-cell>
          <table:table-cell table:style-name="ACE-1" office:value-type="float" office:value="4100.8000000000002">
            <text:p>4101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0H02M08S">
            <text:p>00:02:08</text:p>
          </table:table-cell>
          <table:table-cell table:style-name="ACE-1" office:value-type="float" office:value="4100.8000000000002">
            <text:p>4101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0H02M13S">
            <text:p>00:02:13</text:p>
          </table:table-cell>
          <table:table-cell table:style-name="ACE-1" office:value-type="float" office:value="4100.8000000000002">
            <text:p>4101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0H02M18S">
            <text:p>00:02:18</text:p>
          </table:table-cell>
          <table:table-cell table:style-name="ACE-1" office:value-type="float" office:value="4101.8999999999996">
            <text:p>4102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0H02M23S">
            <text:p>00:02:23</text:p>
          </table:table-cell>
          <table:table-cell table:style-name="ACE-1" office:value-type="float" office:value="4101.8999999999996">
            <text:p>4102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0H02M28S">
            <text:p>00:02:28</text:p>
          </table:table-cell>
          <table:table-cell table:style-name="ACE-1" office:value-type="float" office:value="4101.8999999999996">
            <text:p>4102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0H02M33S">
            <text:p>00:02:33</text:p>
          </table:table-cell>
          <table:table-cell table:style-name="ACE-1" office:value-type="float" office:value="4101.8999999999996">
            <text:p>4102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0H02M39S">
            <text:p>00:02:39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0H02M44S">
            <text:p>00:02:44</text:p>
          </table:table-cell>
          <table:table-cell table:style-name="ACE-1" office:value-type="float" office:value="4101.8999999999996">
            <text:p>4102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0H02M49S">
            <text:p>00:02:49</text:p>
          </table:table-cell>
          <table:table-cell table:style-name="ACE-1" office:value-type="float" office:value="4101.8999999999996">
            <text:p>4102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0H02M54S">
            <text:p>00:02:54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5M29S">
            <text:p>01:55:29</text:p>
          </table:table-cell>
          <table:table-cell table:style-name="ACE-1" office:value-type="float" office:value="4099.6999999999998">
            <text:p>4100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5M34S">
            <text:p>01:55:34</text:p>
          </table:table-cell>
          <table:table-cell table:style-name="ACE-1" office:value-type="float" office:value="4099.6999999999998">
            <text:p>4100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5M39S">
            <text:p>01:55:39</text:p>
          </table:table-cell>
          <table:table-cell table:style-name="ACE-1" office:value-type="float" office:value="4099.6999999999998">
            <text:p>4100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5M44S">
            <text:p>01:55:44</text:p>
          </table:table-cell>
          <table:table-cell table:style-name="ACE-1" office:value-type="float" office:value="4099.6999999999998">
            <text:p>4100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5M49S">
            <text:p>01:55:49</text:p>
          </table:table-cell>
          <table:table-cell table:style-name="ACE-1" office:value-type="float" office:value="4099.6999999999998">
            <text:p>4100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5M55S">
            <text:p>01:55:55</text:p>
          </table:table-cell>
          <table:table-cell table:style-name="ACE-1" office:value-type="float" office:value="4099.6999999999998">
            <text:p>4100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6M00S">
            <text:p>01:56:00</text:p>
          </table:table-cell>
          <table:table-cell table:style-name="ACE-1" office:value-type="float" office:value="4100.8000000000002">
            <text:p>4101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6M05S">
            <text:p>01:56:05</text:p>
          </table:table-cell>
          <table:table-cell table:style-name="ACE-1" office:value-type="float" office:value="4099.6999999999998">
            <text:p>4100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6M10S">
            <text:p>01:56:10</text:p>
          </table:table-cell>
          <table:table-cell table:style-name="ACE-1" office:value-type="float" office:value="4099.6999999999998">
            <text:p>4100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6M15S">
            <text:p>01:56:15</text:p>
          </table:table-cell>
          <table:table-cell table:style-name="ACE-1" office:value-type="float" office:value="4099.6999999999998">
            <text:p>4100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6M20S">
            <text:p>01:56:20</text:p>
          </table:table-cell>
          <table:table-cell table:style-name="ACE-1" office:value-type="float" office:value="4099.6999999999998">
            <text:p>4100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6M25S">
            <text:p>01:56:25</text:p>
          </table:table-cell>
          <table:table-cell table:style-name="ACE-1" office:value-type="float" office:value="4099.6999999999998">
            <text:p>4100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6M30S">
            <text:p>01:56:30</text:p>
          </table:table-cell>
          <table:table-cell table:style-name="ACE-1" office:value-type="float" office:value="4099.6999999999998">
            <text:p>4100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6M35S">
            <text:p>01:56:35</text:p>
          </table:table-cell>
          <table:table-cell table:style-name="ACE-1" office:value-type="float" office:value="4099.6999999999998">
            <text:p>4100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6M40S">
            <text:p>01:56:40</text:p>
          </table:table-cell>
          <table:table-cell table:style-name="ACE-1" office:value-type="float" office:value="4015">
            <text:p>4015</text:p>
          </table:table-cell>
          <table:table-cell table:style-name="ACE-1" office:value-type="float" office:value="213">
            <text:p>21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6M46S">
            <text:p>01:56:46</text:p>
          </table:table-cell>
          <table:table-cell table:style-name="ACE-1" office:value-type="float" office:value="3974.3000000000002">
            <text:p>3974</text:p>
          </table:table-cell>
          <table:table-cell table:style-name="ACE-1" office:value-type="float" office:value="287">
            <text:p>28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6M51S">
            <text:p>01:56:51</text:p>
          </table:table-cell>
          <table:table-cell table:style-name="ACE-1" office:value-type="float" office:value="4000.6999999999998">
            <text:p>4001</text:p>
          </table:table-cell>
          <table:table-cell table:style-name="ACE-1" office:value-type="float" office:value="216.5">
            <text:p>21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6M56S">
            <text:p>01:56:56</text:p>
          </table:table-cell>
          <table:table-cell table:style-name="ACE-1" office:value-type="float" office:value="3999.5999999999999">
            <text:p>4000</text:p>
          </table:table-cell>
          <table:table-cell table:style-name="ACE-1" office:value-type="float" office:value="227.5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7M01S">
            <text:p>01:57:01</text:p>
          </table:table-cell>
          <table:table-cell table:style-name="ACE-1" office:value-type="float" office:value="3991.9000000000001">
            <text:p>3992</text:p>
          </table:table-cell>
          <table:table-cell table:style-name="ACE-1" office:value-type="float" office:value="227.5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7M06S">
            <text:p>01:57:06</text:p>
          </table:table-cell>
          <table:table-cell table:style-name="ACE-1" office:value-type="float" office:value="3973.1999999999998">
            <text:p>3973</text:p>
          </table:table-cell>
          <table:table-cell table:style-name="ACE-1" office:value-type="float" office:value="286">
            <text:p>28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7M11S">
            <text:p>01:57:11</text:p>
          </table:table-cell>
          <table:table-cell table:style-name="ACE-1" office:value-type="float" office:value="3973.1999999999998">
            <text:p>3973</text:p>
          </table:table-cell>
          <table:table-cell table:style-name="ACE-1" office:value-type="float" office:value="274">
            <text:p>27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7M16S">
            <text:p>01:57:16</text:p>
          </table:table-cell>
          <table:table-cell table:style-name="ACE-1" office:value-type="float" office:value="3973.1999999999998">
            <text:p>3973</text:p>
          </table:table-cell>
          <table:table-cell table:style-name="ACE-1" office:value-type="float" office:value="269.5">
            <text:p>27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7M21S">
            <text:p>01:57:21</text:p>
          </table:table-cell>
          <table:table-cell table:style-name="ACE-1" office:value-type="float" office:value="3988.5999999999999">
            <text:p>3989</text:p>
          </table:table-cell>
          <table:table-cell table:style-name="ACE-1" office:value-type="float" office:value="220">
            <text:p>22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7M26S">
            <text:p>01:57:26</text:p>
          </table:table-cell>
          <table:table-cell table:style-name="ACE-1" office:value-type="float" office:value="3985.3000000000002">
            <text:p>3985</text:p>
          </table:table-cell>
          <table:table-cell table:style-name="ACE-1" office:value-type="float" office:value="219.5">
            <text:p>22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7M31S">
            <text:p>01:57:31</text:p>
          </table:table-cell>
          <table:table-cell table:style-name="ACE-1" office:value-type="float" office:value="3979.8000000000002">
            <text:p>3980</text:p>
          </table:table-cell>
          <table:table-cell table:style-name="ACE-1" office:value-type="float" office:value="238">
            <text:p>2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7M36S">
            <text:p>01:57:36</text:p>
          </table:table-cell>
          <table:table-cell table:style-name="ACE-1" office:value-type="float" office:value="3972.0999999999999">
            <text:p>3972</text:p>
          </table:table-cell>
          <table:table-cell table:style-name="ACE-1" office:value-type="float" office:value="262.5">
            <text:p>26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7M41S">
            <text:p>01:57:41</text:p>
          </table:table-cell>
          <table:table-cell table:style-name="ACE-1" office:value-type="float" office:value="3951.1999999999998">
            <text:p>3951</text:p>
          </table:table-cell>
          <table:table-cell table:style-name="ACE-1" office:value-type="float" office:value="306">
            <text:p>30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7M47S">
            <text:p>01:57:47</text:p>
          </table:table-cell>
          <table:table-cell table:style-name="ACE-1" office:value-type="float" office:value="3956.6999999999998">
            <text:p>3957</text:p>
          </table:table-cell>
          <table:table-cell table:style-name="ACE-1" office:value-type="float" office:value="285">
            <text:p>28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7M52S">
            <text:p>01:57:52</text:p>
          </table:table-cell>
          <table:table-cell table:style-name="ACE-1" office:value-type="float" office:value="3979.8000000000002">
            <text:p>3980</text:p>
          </table:table-cell>
          <table:table-cell table:style-name="ACE-1" office:value-type="float" office:value="233">
            <text:p>23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7M57S">
            <text:p>01:57:57</text:p>
          </table:table-cell>
          <table:table-cell table:style-name="ACE-1" office:value-type="float" office:value="3965.5">
            <text:p>3966</text:p>
          </table:table-cell>
          <table:table-cell table:style-name="ACE-1" office:value-type="float" office:value="262">
            <text:p>26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8M02S">
            <text:p>01:58:02</text:p>
          </table:table-cell>
          <table:table-cell table:style-name="ACE-1" office:value-type="float" office:value="3973.1999999999998">
            <text:p>3973</text:p>
          </table:table-cell>
          <table:table-cell table:style-name="ACE-1" office:value-type="float" office:value="231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8M07S">
            <text:p>01:58:07</text:p>
          </table:table-cell>
          <table:table-cell table:style-name="ACE-1" office:value-type="float" office:value="3954.5">
            <text:p>3955</text:p>
          </table:table-cell>
          <table:table-cell table:style-name="ACE-1" office:value-type="float" office:value="279">
            <text:p>27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8M12S">
            <text:p>01:58:12</text:p>
          </table:table-cell>
          <table:table-cell table:style-name="ACE-1" office:value-type="float" office:value="3974.3000000000002">
            <text:p>3974</text:p>
          </table:table-cell>
          <table:table-cell table:style-name="ACE-1" office:value-type="float" office:value="219.5">
            <text:p>22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8M17S">
            <text:p>01:58:17</text:p>
          </table:table-cell>
          <table:table-cell table:style-name="ACE-1" office:value-type="float" office:value="3955.5999999999999">
            <text:p>3956</text:p>
          </table:table-cell>
          <table:table-cell table:style-name="ACE-1" office:value-type="float" office:value="272">
            <text:p>27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8M22S">
            <text:p>01:58:22</text:p>
          </table:table-cell>
          <table:table-cell table:style-name="ACE-1" office:value-type="float" office:value="3943.5">
            <text:p>3944</text:p>
          </table:table-cell>
          <table:table-cell table:style-name="ACE-1" office:value-type="float" office:value="316">
            <text:p>31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8M27S">
            <text:p>01:58:27</text:p>
          </table:table-cell>
          <table:table-cell table:style-name="ACE-1" office:value-type="float" office:value="3975.4000000000001">
            <text:p>3975</text:p>
          </table:table-cell>
          <table:table-cell table:style-name="ACE-1" office:value-type="float" office:value="215.5">
            <text:p>21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8M32S">
            <text:p>01:58:32</text:p>
          </table:table-cell>
          <table:table-cell table:style-name="ACE-1" office:value-type="float" office:value="3955.5999999999999">
            <text:p>3956</text:p>
          </table:table-cell>
          <table:table-cell table:style-name="ACE-1" office:value-type="float" office:value="249">
            <text:p>24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8M38S">
            <text:p>01:58:38</text:p>
          </table:table-cell>
          <table:table-cell table:style-name="ACE-1" office:value-type="float" office:value="3954.5">
            <text:p>3955</text:p>
          </table:table-cell>
          <table:table-cell table:style-name="ACE-1" office:value-type="float" office:value="274.5">
            <text:p>27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8M43S">
            <text:p>01:58:43</text:p>
          </table:table-cell>
          <table:table-cell table:style-name="ACE-1" office:value-type="float" office:value="3972.0999999999999">
            <text:p>3972</text:p>
          </table:table-cell>
          <table:table-cell table:style-name="ACE-1" office:value-type="float" office:value="228.5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8M48S">
            <text:p>01:58:48</text:p>
          </table:table-cell>
          <table:table-cell table:style-name="ACE-1" office:value-type="float" office:value="3941.3000000000002">
            <text:p>3941</text:p>
          </table:table-cell>
          <table:table-cell table:style-name="ACE-1" office:value-type="float" office:value="309">
            <text:p>30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8M53S">
            <text:p>01:58:53</text:p>
          </table:table-cell>
          <table:table-cell table:style-name="ACE-1" office:value-type="float" office:value="3932.5">
            <text:p>3933</text:p>
          </table:table-cell>
          <table:table-cell table:style-name="ACE-1" office:value-type="float" office:value="319.5">
            <text:p>32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8M58S">
            <text:p>01:58:58</text:p>
          </table:table-cell>
          <table:table-cell table:style-name="ACE-1" office:value-type="float" office:value="3942.4000000000001">
            <text:p>3942</text:p>
          </table:table-cell>
          <table:table-cell table:style-name="ACE-1" office:value-type="float" office:value="301">
            <text:p>30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9M03S">
            <text:p>01:59:03</text:p>
          </table:table-cell>
          <table:table-cell table:style-name="ACE-1" office:value-type="float" office:value="3972.0999999999999">
            <text:p>3972</text:p>
          </table:table-cell>
          <table:table-cell table:style-name="ACE-1" office:value-type="float" office:value="218.5">
            <text:p>21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9M08S">
            <text:p>01:59:08</text:p>
          </table:table-cell>
          <table:table-cell table:style-name="ACE-1" office:value-type="float" office:value="3950.0999999999999">
            <text:p>3950</text:p>
          </table:table-cell>
          <table:table-cell table:style-name="ACE-1" office:value-type="float" office:value="268.5">
            <text:p>26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9M13S">
            <text:p>01:59:13</text:p>
          </table:table-cell>
          <table:table-cell table:style-name="ACE-1" office:value-type="float" office:value="3954.5">
            <text:p>3955</text:p>
          </table:table-cell>
          <table:table-cell table:style-name="ACE-1" office:value-type="float" office:value="261.5">
            <text:p>26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9M18S">
            <text:p>01:59:18</text:p>
          </table:table-cell>
          <table:table-cell table:style-name="ACE-1" office:value-type="float" office:value="3969.9000000000001">
            <text:p>3970</text:p>
          </table:table-cell>
          <table:table-cell table:style-name="ACE-1" office:value-type="float" office:value="217">
            <text:p>21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9M23S">
            <text:p>01:59:23</text:p>
          </table:table-cell>
          <table:table-cell table:style-name="ACE-1" office:value-type="float" office:value="3925.9000000000001">
            <text:p>3926</text:p>
          </table:table-cell>
          <table:table-cell table:style-name="ACE-1" office:value-type="float" office:value="332.5">
            <text:p>33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9M28S">
            <text:p>01:59:28</text:p>
          </table:table-cell>
          <table:table-cell table:style-name="ACE-1" office:value-type="float" office:value="3943.5">
            <text:p>3944</text:p>
          </table:table-cell>
          <table:table-cell table:style-name="ACE-1" office:value-type="float" office:value="288">
            <text:p>28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9M33S">
            <text:p>01:59:33</text:p>
          </table:table-cell>
          <table:table-cell table:style-name="ACE-1" office:value-type="float" office:value="3945.6999999999998">
            <text:p>3946</text:p>
          </table:table-cell>
          <table:table-cell table:style-name="ACE-1" office:value-type="float" office:value="280.5">
            <text:p>28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9M39S">
            <text:p>01:59:39</text:p>
          </table:table-cell>
          <table:table-cell table:style-name="ACE-1" office:value-type="float" office:value="3969.9000000000001">
            <text:p>3970</text:p>
          </table:table-cell>
          <table:table-cell table:style-name="ACE-1" office:value-type="float" office:value="212">
            <text:p>21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9M44S">
            <text:p>01:59:44</text:p>
          </table:table-cell>
          <table:table-cell table:style-name="ACE-1" office:value-type="float" office:value="3945.6999999999998">
            <text:p>3946</text:p>
          </table:table-cell>
          <table:table-cell table:style-name="ACE-1" office:value-type="float" office:value="278.5">
            <text:p>27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9M49S">
            <text:p>01:59:49</text:p>
          </table:table-cell>
          <table:table-cell table:style-name="ACE-1" office:value-type="float" office:value="3947.9000000000001">
            <text:p>3948</text:p>
          </table:table-cell>
          <table:table-cell table:style-name="ACE-1" office:value-type="float" office:value="265">
            <text:p>26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9M54S">
            <text:p>01:59:54</text:p>
          </table:table-cell>
          <table:table-cell table:style-name="ACE-1" office:value-type="float" office:value="3957.8000000000002">
            <text:p>3958</text:p>
          </table:table-cell>
          <table:table-cell table:style-name="ACE-1" office:value-type="float" office:value="243">
            <text:p>24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1H59M59S">
            <text:p>01:59:59</text:p>
          </table:table-cell>
          <table:table-cell table:style-name="ACE-1" office:value-type="float" office:value="3934.6999999999998">
            <text:p>3935</text:p>
          </table:table-cell>
          <table:table-cell table:style-name="ACE-1" office:value-type="float" office:value="277.5">
            <text:p>27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0M04S">
            <text:p>02:00:04</text:p>
          </table:table-cell>
          <table:table-cell table:style-name="ACE-1" office:value-type="float" office:value="3931.4000000000001">
            <text:p>3931</text:p>
          </table:table-cell>
          <table:table-cell table:style-name="ACE-1" office:value-type="float" office:value="298">
            <text:p>29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0M09S">
            <text:p>02:00:09</text:p>
          </table:table-cell>
          <table:table-cell table:style-name="ACE-1" office:value-type="float" office:value="3957.8000000000002">
            <text:p>3958</text:p>
          </table:table-cell>
          <table:table-cell table:style-name="ACE-1" office:value-type="float" office:value="240">
            <text:p>2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0M14S">
            <text:p>02:00:14</text:p>
          </table:table-cell>
          <table:table-cell table:style-name="ACE-1" office:value-type="float" office:value="3964.4000000000001">
            <text:p>3964</text:p>
          </table:table-cell>
          <table:table-cell table:style-name="ACE-1" office:value-type="float" office:value="219">
            <text:p>21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0M19S">
            <text:p>02:00:19</text:p>
          </table:table-cell>
          <table:table-cell table:style-name="ACE-1" office:value-type="float" office:value="3953.4000000000001">
            <text:p>3953</text:p>
          </table:table-cell>
          <table:table-cell table:style-name="ACE-1" office:value-type="float" office:value="220">
            <text:p>22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0M24S">
            <text:p>02:00:24</text:p>
          </table:table-cell>
          <table:table-cell table:style-name="ACE-1" office:value-type="float" office:value="3957.8000000000002">
            <text:p>3958</text:p>
          </table:table-cell>
          <table:table-cell table:style-name="ACE-1" office:value-type="float" office:value="228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0M30S">
            <text:p>02:00:30</text:p>
          </table:table-cell>
          <table:table-cell table:style-name="ACE-1" office:value-type="float" office:value="3917.0999999999999">
            <text:p>3917</text:p>
          </table:table-cell>
          <table:table-cell table:style-name="ACE-1" office:value-type="float" office:value="331">
            <text:p>3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0M35S">
            <text:p>02:00:35</text:p>
          </table:table-cell>
          <table:table-cell table:style-name="ACE-1" office:value-type="float" office:value="3941.3000000000002">
            <text:p>3941</text:p>
          </table:table-cell>
          <table:table-cell table:style-name="ACE-1" office:value-type="float" office:value="271">
            <text:p>27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0M40S">
            <text:p>02:00:40</text:p>
          </table:table-cell>
          <table:table-cell table:style-name="ACE-1" office:value-type="float" office:value="3932.5">
            <text:p>3933</text:p>
          </table:table-cell>
          <table:table-cell table:style-name="ACE-1" office:value-type="float" office:value="277.5">
            <text:p>27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0M45S">
            <text:p>02:00:45</text:p>
          </table:table-cell>
          <table:table-cell table:style-name="ACE-1" office:value-type="float" office:value="3931.4000000000001">
            <text:p>3931</text:p>
          </table:table-cell>
          <table:table-cell table:style-name="ACE-1" office:value-type="float" office:value="285.5">
            <text:p>28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0M50S">
            <text:p>02:00:50</text:p>
          </table:table-cell>
          <table:table-cell table:style-name="ACE-1" office:value-type="float" office:value="3931.4000000000001">
            <text:p>3931</text:p>
          </table:table-cell>
          <table:table-cell table:style-name="ACE-1" office:value-type="float" office:value="280.5">
            <text:p>28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0M55S">
            <text:p>02:00:55</text:p>
          </table:table-cell>
          <table:table-cell table:style-name="ACE-1" office:value-type="float" office:value="3955.5999999999999">
            <text:p>3956</text:p>
          </table:table-cell>
          <table:table-cell table:style-name="ACE-1" office:value-type="float" office:value="220.5">
            <text:p>22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1M00S">
            <text:p>02:01:00</text:p>
          </table:table-cell>
          <table:table-cell table:style-name="ACE-1" office:value-type="float" office:value="3923.6999999999998">
            <text:p>3924</text:p>
          </table:table-cell>
          <table:table-cell table:style-name="ACE-1" office:value-type="float" office:value="297.5">
            <text:p>29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1M05S">
            <text:p>02:01:05</text:p>
          </table:table-cell>
          <table:table-cell table:style-name="ACE-1" office:value-type="float" office:value="3913.8000000000002">
            <text:p>3914</text:p>
          </table:table-cell>
          <table:table-cell table:style-name="ACE-1" office:value-type="float" office:value="332">
            <text:p>3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1M10S">
            <text:p>02:01:10</text:p>
          </table:table-cell>
          <table:table-cell table:style-name="ACE-1" office:value-type="float" office:value="3947.9000000000001">
            <text:p>3948</text:p>
          </table:table-cell>
          <table:table-cell table:style-name="ACE-1" office:value-type="float" office:value="241.5">
            <text:p>24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1M15S">
            <text:p>02:01:15</text:p>
          </table:table-cell>
          <table:table-cell table:style-name="ACE-1" office:value-type="float" office:value="3918.1999999999998">
            <text:p>3918</text:p>
          </table:table-cell>
          <table:table-cell table:style-name="ACE-1" office:value-type="float" office:value="308.5">
            <text:p>30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1M20S">
            <text:p>02:01:20</text:p>
          </table:table-cell>
          <table:table-cell table:style-name="ACE-1" office:value-type="float" office:value="3931.4000000000001">
            <text:p>3931</text:p>
          </table:table-cell>
          <table:table-cell table:style-name="ACE-1" office:value-type="float" office:value="285.5">
            <text:p>28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1M26S">
            <text:p>02:01:26</text:p>
          </table:table-cell>
          <table:table-cell table:style-name="ACE-1" office:value-type="float" office:value="3931.4000000000001">
            <text:p>3931</text:p>
          </table:table-cell>
          <table:table-cell table:style-name="ACE-1" office:value-type="float" office:value="293">
            <text:p>29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1M31S">
            <text:p>02:01:31</text:p>
          </table:table-cell>
          <table:table-cell table:style-name="ACE-1" office:value-type="float" office:value="3922.5999999999999">
            <text:p>3923</text:p>
          </table:table-cell>
          <table:table-cell table:style-name="ACE-1" office:value-type="float" office:value="298.5">
            <text:p>29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1M36S">
            <text:p>02:01:36</text:p>
          </table:table-cell>
          <table:table-cell table:style-name="ACE-1" office:value-type="float" office:value="3939.0999999999999">
            <text:p>3939</text:p>
          </table:table-cell>
          <table:table-cell table:style-name="ACE-1" office:value-type="float" office:value="255.5">
            <text:p>25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1M41S">
            <text:p>02:01:41</text:p>
          </table:table-cell>
          <table:table-cell table:style-name="ACE-1" office:value-type="float" office:value="3913.8000000000002">
            <text:p>3914</text:p>
          </table:table-cell>
          <table:table-cell table:style-name="ACE-1" office:value-type="float" office:value="317.5">
            <text:p>31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1M46S">
            <text:p>02:01:46</text:p>
          </table:table-cell>
          <table:table-cell table:style-name="ACE-1" office:value-type="float" office:value="3925.9000000000001">
            <text:p>3926</text:p>
          </table:table-cell>
          <table:table-cell table:style-name="ACE-1" office:value-type="float" office:value="280">
            <text:p>28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1M51S">
            <text:p>02:01:51</text:p>
          </table:table-cell>
          <table:table-cell table:style-name="ACE-1" office:value-type="float" office:value="3914.9000000000001">
            <text:p>3915</text:p>
          </table:table-cell>
          <table:table-cell table:style-name="ACE-1" office:value-type="float" office:value="313">
            <text:p>31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1M56S">
            <text:p>02:01:56</text:p>
          </table:table-cell>
          <table:table-cell table:style-name="ACE-1" office:value-type="float" office:value="3902.8000000000002">
            <text:p>3903</text:p>
          </table:table-cell>
          <table:table-cell table:style-name="ACE-1" office:value-type="float" office:value="342.5">
            <text:p>34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2M01S">
            <text:p>02:02:01</text:p>
          </table:table-cell>
          <table:table-cell table:style-name="ACE-1" office:value-type="float" office:value="3905">
            <text:p>3905</text:p>
          </table:table-cell>
          <table:table-cell table:style-name="ACE-1" office:value-type="float" office:value="344">
            <text:p>34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2M06S">
            <text:p>02:02:06</text:p>
          </table:table-cell>
          <table:table-cell table:style-name="ACE-1" office:value-type="float" office:value="3902.8000000000002">
            <text:p>3903</text:p>
          </table:table-cell>
          <table:table-cell table:style-name="ACE-1" office:value-type="float" office:value="350.5">
            <text:p>35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2M11S">
            <text:p>02:02:11</text:p>
          </table:table-cell>
          <table:table-cell table:style-name="ACE-1" office:value-type="float" office:value="3921.5">
            <text:p>3922</text:p>
          </table:table-cell>
          <table:table-cell table:style-name="ACE-1" office:value-type="float" office:value="287">
            <text:p>28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2M16S">
            <text:p>02:02:16</text:p>
          </table:table-cell>
          <table:table-cell table:style-name="ACE-1" office:value-type="float" office:value="3920.4000000000001">
            <text:p>3920</text:p>
          </table:table-cell>
          <table:table-cell table:style-name="ACE-1" office:value-type="float" office:value="289">
            <text:p>28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2M21S">
            <text:p>02:02:21</text:p>
          </table:table-cell>
          <table:table-cell table:style-name="ACE-1" office:value-type="float" office:value="3922.5999999999999">
            <text:p>3923</text:p>
          </table:table-cell>
          <table:table-cell table:style-name="ACE-1" office:value-type="float" office:value="288">
            <text:p>28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2M26S">
            <text:p>02:02:26</text:p>
          </table:table-cell>
          <table:table-cell table:style-name="ACE-1" office:value-type="float" office:value="3921.5">
            <text:p>3922</text:p>
          </table:table-cell>
          <table:table-cell table:style-name="ACE-1" office:value-type="float" office:value="281">
            <text:p>28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2M32S">
            <text:p>02:02:32</text:p>
          </table:table-cell>
          <table:table-cell table:style-name="ACE-1" office:value-type="float" office:value="3910.5">
            <text:p>3911</text:p>
          </table:table-cell>
          <table:table-cell table:style-name="ACE-1" office:value-type="float" office:value="309.5">
            <text:p>31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2M37S">
            <text:p>02:02:37</text:p>
          </table:table-cell>
          <table:table-cell table:style-name="ACE-1" office:value-type="float" office:value="3939.0999999999999">
            <text:p>3939</text:p>
          </table:table-cell>
          <table:table-cell table:style-name="ACE-1" office:value-type="float" office:value="239.5">
            <text:p>2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2M42S">
            <text:p>02:02:42</text:p>
          </table:table-cell>
          <table:table-cell table:style-name="ACE-1" office:value-type="float" office:value="3927">
            <text:p>3927</text:p>
          </table:table-cell>
          <table:table-cell table:style-name="ACE-1" office:value-type="float" office:value="269">
            <text:p>26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2M47S">
            <text:p>02:02:47</text:p>
          </table:table-cell>
          <table:table-cell table:style-name="ACE-1" office:value-type="float" office:value="3906.0999999999999">
            <text:p>3906</text:p>
          </table:table-cell>
          <table:table-cell table:style-name="ACE-1" office:value-type="float" office:value="315">
            <text:p>31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2M52S">
            <text:p>02:02:52</text:p>
          </table:table-cell>
          <table:table-cell table:style-name="ACE-1" office:value-type="float" office:value="3935.8000000000002">
            <text:p>3936</text:p>
          </table:table-cell>
          <table:table-cell table:style-name="ACE-1" office:value-type="float" office:value="239.5">
            <text:p>2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2M57S">
            <text:p>02:02:57</text:p>
          </table:table-cell>
          <table:table-cell table:style-name="ACE-1" office:value-type="float" office:value="3933.5999999999999">
            <text:p>3934</text:p>
          </table:table-cell>
          <table:table-cell table:style-name="ACE-1" office:value-type="float" office:value="239.5">
            <text:p>2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3M02S">
            <text:p>02:03:02</text:p>
          </table:table-cell>
          <table:table-cell table:style-name="ACE-1" office:value-type="float" office:value="3941.3000000000002">
            <text:p>3941</text:p>
          </table:table-cell>
          <table:table-cell table:style-name="ACE-1" office:value-type="float" office:value="223">
            <text:p>2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3M07S">
            <text:p>02:03:07</text:p>
          </table:table-cell>
          <table:table-cell table:style-name="ACE-1" office:value-type="float" office:value="3914.9000000000001">
            <text:p>3915</text:p>
          </table:table-cell>
          <table:table-cell table:style-name="ACE-1" office:value-type="float" office:value="286.5">
            <text:p>28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3M12S">
            <text:p>02:03:12</text:p>
          </table:table-cell>
          <table:table-cell table:style-name="ACE-1" office:value-type="float" office:value="3930.3000000000002">
            <text:p>3930</text:p>
          </table:table-cell>
          <table:table-cell table:style-name="ACE-1" office:value-type="float" office:value="248">
            <text:p>24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3M17S">
            <text:p>02:03:17</text:p>
          </table:table-cell>
          <table:table-cell table:style-name="ACE-1" office:value-type="float" office:value="3914.9000000000001">
            <text:p>3915</text:p>
          </table:table-cell>
          <table:table-cell table:style-name="ACE-1" office:value-type="float" office:value="280.5">
            <text:p>28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3M22S">
            <text:p>02:03:22</text:p>
          </table:table-cell>
          <table:table-cell table:style-name="ACE-1" office:value-type="float" office:value="3914.9000000000001">
            <text:p>3915</text:p>
          </table:table-cell>
          <table:table-cell table:style-name="ACE-1" office:value-type="float" office:value="277.5">
            <text:p>27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3M27S">
            <text:p>02:03:27</text:p>
          </table:table-cell>
          <table:table-cell table:style-name="ACE-1" office:value-type="float" office:value="3935.8000000000002">
            <text:p>3936</text:p>
          </table:table-cell>
          <table:table-cell table:style-name="ACE-1" office:value-type="float" office:value="221">
            <text:p>22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3M32S">
            <text:p>02:03:32</text:p>
          </table:table-cell>
          <table:table-cell table:style-name="ACE-1" office:value-type="float" office:value="3925.9000000000001">
            <text:p>3926</text:p>
          </table:table-cell>
          <table:table-cell table:style-name="ACE-1" office:value-type="float" office:value="241.5">
            <text:p>24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3M38S">
            <text:p>02:03:38</text:p>
          </table:table-cell>
          <table:table-cell table:style-name="ACE-1" office:value-type="float" office:value="3932.5">
            <text:p>3933</text:p>
          </table:table-cell>
          <table:table-cell table:style-name="ACE-1" office:value-type="float" office:value="226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3M43S">
            <text:p>02:03:43</text:p>
          </table:table-cell>
          <table:table-cell table:style-name="ACE-1" office:value-type="float" office:value="3927">
            <text:p>3927</text:p>
          </table:table-cell>
          <table:table-cell table:style-name="ACE-1" office:value-type="float" office:value="235.5">
            <text:p>2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3M48S">
            <text:p>02:03:48</text:p>
          </table:table-cell>
          <table:table-cell table:style-name="ACE-1" office:value-type="float" office:value="3934.6999999999998">
            <text:p>3935</text:p>
          </table:table-cell>
          <table:table-cell table:style-name="ACE-1" office:value-type="float" office:value="219">
            <text:p>21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3M53S">
            <text:p>02:03:53</text:p>
          </table:table-cell>
          <table:table-cell table:style-name="ACE-1" office:value-type="float" office:value="3933.5999999999999">
            <text:p>3934</text:p>
          </table:table-cell>
          <table:table-cell table:style-name="ACE-1" office:value-type="float" office:value="219">
            <text:p>21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3M58S">
            <text:p>02:03:58</text:p>
          </table:table-cell>
          <table:table-cell table:style-name="ACE-1" office:value-type="float" office:value="3929.1999999999998">
            <text:p>3929</text:p>
          </table:table-cell>
          <table:table-cell table:style-name="ACE-1" office:value-type="float" office:value="224.5">
            <text:p>22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4M03S">
            <text:p>02:04:03</text:p>
          </table:table-cell>
          <table:table-cell table:style-name="ACE-1" office:value-type="float" office:value="3927">
            <text:p>3927</text:p>
          </table:table-cell>
          <table:table-cell table:style-name="ACE-1" office:value-type="float" office:value="230.5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4M08S">
            <text:p>02:04:08</text:p>
          </table:table-cell>
          <table:table-cell table:style-name="ACE-1" office:value-type="float" office:value="3908.3000000000002">
            <text:p>3908</text:p>
          </table:table-cell>
          <table:table-cell table:style-name="ACE-1" office:value-type="float" office:value="275">
            <text:p>27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4M13S">
            <text:p>02:04:13</text:p>
          </table:table-cell>
          <table:table-cell table:style-name="ACE-1" office:value-type="float" office:value="3906.0999999999999">
            <text:p>3906</text:p>
          </table:table-cell>
          <table:table-cell table:style-name="ACE-1" office:value-type="float" office:value="281">
            <text:p>28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4M18S">
            <text:p>02:04:18</text:p>
          </table:table-cell>
          <table:table-cell table:style-name="ACE-1" office:value-type="float" office:value="3908.3000000000002">
            <text:p>3908</text:p>
          </table:table-cell>
          <table:table-cell table:style-name="ACE-1" office:value-type="float" office:value="275">
            <text:p>27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4M23S">
            <text:p>02:04:23</text:p>
          </table:table-cell>
          <table:table-cell table:style-name="ACE-1" office:value-type="float" office:value="3906.0999999999999">
            <text:p>3906</text:p>
          </table:table-cell>
          <table:table-cell table:style-name="ACE-1" office:value-type="float" office:value="281.5">
            <text:p>28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4M28S">
            <text:p>02:04:28</text:p>
          </table:table-cell>
          <table:table-cell table:style-name="ACE-1" office:value-type="float" office:value="3903.9000000000001">
            <text:p>3904</text:p>
          </table:table-cell>
          <table:table-cell table:style-name="ACE-1" office:value-type="float" office:value="290">
            <text:p>29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4M34S">
            <text:p>02:04:34</text:p>
          </table:table-cell>
          <table:table-cell table:style-name="ACE-1" office:value-type="float" office:value="3922.5999999999999">
            <text:p>3923</text:p>
          </table:table-cell>
          <table:table-cell table:style-name="ACE-1" office:value-type="float" office:value="227.5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4M39S">
            <text:p>02:04:39</text:p>
          </table:table-cell>
          <table:table-cell table:style-name="ACE-1" office:value-type="float" office:value="3912.6999999999998">
            <text:p>3913</text:p>
          </table:table-cell>
          <table:table-cell table:style-name="ACE-1" office:value-type="float" office:value="256">
            <text:p>25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4M44S">
            <text:p>02:04:44</text:p>
          </table:table-cell>
          <table:table-cell table:style-name="ACE-1" office:value-type="float" office:value="3916">
            <text:p>3916</text:p>
          </table:table-cell>
          <table:table-cell table:style-name="ACE-1" office:value-type="float" office:value="250">
            <text:p>25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4M49S">
            <text:p>02:04:49</text:p>
          </table:table-cell>
          <table:table-cell table:style-name="ACE-1" office:value-type="float" office:value="3918.1999999999998">
            <text:p>3918</text:p>
          </table:table-cell>
          <table:table-cell table:style-name="ACE-1" office:value-type="float" office:value="234.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4M54S">
            <text:p>02:04:54</text:p>
          </table:table-cell>
          <table:table-cell table:style-name="ACE-1" office:value-type="float" office:value="3905">
            <text:p>3905</text:p>
          </table:table-cell>
          <table:table-cell table:style-name="ACE-1" office:value-type="float" office:value="271.5">
            <text:p>27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4M59S">
            <text:p>02:04:59</text:p>
          </table:table-cell>
          <table:table-cell table:style-name="ACE-1" office:value-type="float" office:value="3895.0999999999999">
            <text:p>3895</text:p>
          </table:table-cell>
          <table:table-cell table:style-name="ACE-1" office:value-type="float" office:value="303.5">
            <text:p>30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5M04S">
            <text:p>02:05:04</text:p>
          </table:table-cell>
          <table:table-cell table:style-name="ACE-1" office:value-type="float" office:value="3921.5">
            <text:p>3922</text:p>
          </table:table-cell>
          <table:table-cell table:style-name="ACE-1" office:value-type="float" office:value="224">
            <text:p>2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5M09S">
            <text:p>02:05:09</text:p>
          </table:table-cell>
          <table:table-cell table:style-name="ACE-1" office:value-type="float" office:value="3898.4000000000001">
            <text:p>3898</text:p>
          </table:table-cell>
          <table:table-cell table:style-name="ACE-1" office:value-type="float" office:value="282">
            <text:p>28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5M14S">
            <text:p>02:05:14</text:p>
          </table:table-cell>
          <table:table-cell table:style-name="ACE-1" office:value-type="float" office:value="3905">
            <text:p>3905</text:p>
          </table:table-cell>
          <table:table-cell table:style-name="ACE-1" office:value-type="float" office:value="263">
            <text:p>26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5M19S">
            <text:p>02:05:19</text:p>
          </table:table-cell>
          <table:table-cell table:style-name="ACE-1" office:value-type="float" office:value="3920.4000000000001">
            <text:p>3920</text:p>
          </table:table-cell>
          <table:table-cell table:style-name="ACE-1" office:value-type="float" office:value="217.5">
            <text:p>21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5M25S">
            <text:p>02:05:25</text:p>
          </table:table-cell>
          <table:table-cell table:style-name="ACE-1" office:value-type="float" office:value="3897.3000000000002">
            <text:p>3897</text:p>
          </table:table-cell>
          <table:table-cell table:style-name="ACE-1" office:value-type="float" office:value="285">
            <text:p>28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5M30S">
            <text:p>02:05:30</text:p>
          </table:table-cell>
          <table:table-cell table:style-name="ACE-1" office:value-type="float" office:value="3874.1999999999998">
            <text:p>3874</text:p>
          </table:table-cell>
          <table:table-cell table:style-name="ACE-1" office:value-type="float" office:value="318">
            <text:p>31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5M35S">
            <text:p>02:05:35</text:p>
          </table:table-cell>
          <table:table-cell table:style-name="ACE-1" office:value-type="float" office:value="3908.3000000000002">
            <text:p>3908</text:p>
          </table:table-cell>
          <table:table-cell table:style-name="ACE-1" office:value-type="float" office:value="249.5">
            <text:p>25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5M40S">
            <text:p>02:05:40</text:p>
          </table:table-cell>
          <table:table-cell table:style-name="ACE-1" office:value-type="float" office:value="3918.1999999999998">
            <text:p>3918</text:p>
          </table:table-cell>
          <table:table-cell table:style-name="ACE-1" office:value-type="float" office:value="215">
            <text:p>21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5M45S">
            <text:p>02:05:45</text:p>
          </table:table-cell>
          <table:table-cell table:style-name="ACE-1" office:value-type="float" office:value="3905">
            <text:p>3905</text:p>
          </table:table-cell>
          <table:table-cell table:style-name="ACE-1" office:value-type="float" office:value="258.5">
            <text:p>25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5M50S">
            <text:p>02:05:50</text:p>
          </table:table-cell>
          <table:table-cell table:style-name="ACE-1" office:value-type="float" office:value="3917.0999999999999">
            <text:p>3917</text:p>
          </table:table-cell>
          <table:table-cell table:style-name="ACE-1" office:value-type="float" office:value="213">
            <text:p>21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5M55S">
            <text:p>02:05:55</text:p>
          </table:table-cell>
          <table:table-cell table:style-name="ACE-1" office:value-type="float" office:value="3905">
            <text:p>3905</text:p>
          </table:table-cell>
          <table:table-cell table:style-name="ACE-1" office:value-type="float" office:value="246">
            <text:p>24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6M00S">
            <text:p>02:06:00</text:p>
          </table:table-cell>
          <table:table-cell table:style-name="ACE-1" office:value-type="float" office:value="3894">
            <text:p>3894</text:p>
          </table:table-cell>
          <table:table-cell table:style-name="ACE-1" office:value-type="float" office:value="242.5">
            <text:p>24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6M05S">
            <text:p>02:06:05</text:p>
          </table:table-cell>
          <table:table-cell table:style-name="ACE-1" office:value-type="float" office:value="3869.8000000000002">
            <text:p>3870</text:p>
          </table:table-cell>
          <table:table-cell table:style-name="ACE-1" office:value-type="float" office:value="337">
            <text:p>33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6M10S">
            <text:p>02:06:10</text:p>
          </table:table-cell>
          <table:table-cell table:style-name="ACE-1" office:value-type="float" office:value="3911.5999999999999">
            <text:p>3912</text:p>
          </table:table-cell>
          <table:table-cell table:style-name="ACE-1" office:value-type="float" office:value="219">
            <text:p>21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6M15S">
            <text:p>02:06:15</text:p>
          </table:table-cell>
          <table:table-cell table:style-name="ACE-1" office:value-type="float" office:value="3890.6999999999998">
            <text:p>3891</text:p>
          </table:table-cell>
          <table:table-cell table:style-name="ACE-1" office:value-type="float" office:value="283">
            <text:p>28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6M20S">
            <text:p>02:06:20</text:p>
          </table:table-cell>
          <table:table-cell table:style-name="ACE-1" office:value-type="float" office:value="3892.9000000000001">
            <text:p>3893</text:p>
          </table:table-cell>
          <table:table-cell table:style-name="ACE-1" office:value-type="float" office:value="274">
            <text:p>27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6M26S">
            <text:p>02:06:26</text:p>
          </table:table-cell>
          <table:table-cell table:style-name="ACE-1" office:value-type="float" office:value="3909.4000000000001">
            <text:p>3909</text:p>
          </table:table-cell>
          <table:table-cell table:style-name="ACE-1" office:value-type="float" office:value="217">
            <text:p>21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6M31S">
            <text:p>02:06:31</text:p>
          </table:table-cell>
          <table:table-cell table:style-name="ACE-1" office:value-type="float" office:value="3895.0999999999999">
            <text:p>3895</text:p>
          </table:table-cell>
          <table:table-cell table:style-name="ACE-1" office:value-type="float" office:value="263.5">
            <text:p>26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6M36S">
            <text:p>02:06:36</text:p>
          </table:table-cell>
          <table:table-cell table:style-name="ACE-1" office:value-type="float" office:value="3883">
            <text:p>3883</text:p>
          </table:table-cell>
          <table:table-cell table:style-name="ACE-1" office:value-type="float" office:value="284.5">
            <text:p>28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6M41S">
            <text:p>02:06:41</text:p>
          </table:table-cell>
          <table:table-cell table:style-name="ACE-1" office:value-type="float" office:value="3897.3000000000002">
            <text:p>3897</text:p>
          </table:table-cell>
          <table:table-cell table:style-name="ACE-1" office:value-type="float" office:value="247.5">
            <text:p>24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6M46S">
            <text:p>02:06:46</text:p>
          </table:table-cell>
          <table:table-cell table:style-name="ACE-1" office:value-type="float" office:value="3879.6999999999998">
            <text:p>3880</text:p>
          </table:table-cell>
          <table:table-cell table:style-name="ACE-1" office:value-type="float" office:value="292">
            <text:p>29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6M51S">
            <text:p>02:06:51</text:p>
          </table:table-cell>
          <table:table-cell table:style-name="ACE-1" office:value-type="float" office:value="3902.8000000000002">
            <text:p>3903</text:p>
          </table:table-cell>
          <table:table-cell table:style-name="ACE-1" office:value-type="float" office:value="221">
            <text:p>22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6M56S">
            <text:p>02:06:56</text:p>
          </table:table-cell>
          <table:table-cell table:style-name="ACE-1" office:value-type="float" office:value="3905">
            <text:p>3905</text:p>
          </table:table-cell>
          <table:table-cell table:style-name="ACE-1" office:value-type="float" office:value="217.5">
            <text:p>21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7M01S">
            <text:p>02:07:01</text:p>
          </table:table-cell>
          <table:table-cell table:style-name="ACE-1" office:value-type="float" office:value="3902.8000000000002">
            <text:p>3903</text:p>
          </table:table-cell>
          <table:table-cell table:style-name="ACE-1" office:value-type="float" office:value="223.5">
            <text:p>2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7M06S">
            <text:p>02:07:06</text:p>
          </table:table-cell>
          <table:table-cell table:style-name="ACE-1" office:value-type="float" office:value="3887.4000000000001">
            <text:p>3887</text:p>
          </table:table-cell>
          <table:table-cell table:style-name="ACE-1" office:value-type="float" office:value="264.5">
            <text:p>26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7M11S">
            <text:p>02:07:11</text:p>
          </table:table-cell>
          <table:table-cell table:style-name="ACE-1" office:value-type="float" office:value="3863.1999999999998">
            <text:p>3863</text:p>
          </table:table-cell>
          <table:table-cell table:style-name="ACE-1" office:value-type="float" office:value="321.5">
            <text:p>32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7M16S">
            <text:p>02:07:16</text:p>
          </table:table-cell>
          <table:table-cell table:style-name="ACE-1" office:value-type="float" office:value="3902.8000000000002">
            <text:p>3903</text:p>
          </table:table-cell>
          <table:table-cell table:style-name="ACE-1" office:value-type="float" office:value="222.5">
            <text:p>2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7M22S">
            <text:p>02:07:22</text:p>
          </table:table-cell>
          <table:table-cell table:style-name="ACE-1" office:value-type="float" office:value="3900.5999999999999">
            <text:p>3901</text:p>
          </table:table-cell>
          <table:table-cell table:style-name="ACE-1" office:value-type="float" office:value="227">
            <text:p>2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7M27S">
            <text:p>02:07:27</text:p>
          </table:table-cell>
          <table:table-cell table:style-name="ACE-1" office:value-type="float" office:value="3903.9000000000001">
            <text:p>3904</text:p>
          </table:table-cell>
          <table:table-cell table:style-name="ACE-1" office:value-type="float" office:value="219">
            <text:p>21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7M32S">
            <text:p>02:07:32</text:p>
          </table:table-cell>
          <table:table-cell table:style-name="ACE-1" office:value-type="float" office:value="3903.9000000000001">
            <text:p>3904</text:p>
          </table:table-cell>
          <table:table-cell table:style-name="ACE-1" office:value-type="float" office:value="219">
            <text:p>21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7M37S">
            <text:p>02:07:37</text:p>
          </table:table-cell>
          <table:table-cell table:style-name="ACE-1" office:value-type="float" office:value="3875.3000000000002">
            <text:p>3875</text:p>
          </table:table-cell>
          <table:table-cell table:style-name="ACE-1" office:value-type="float" office:value="282.5">
            <text:p>28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7M42S">
            <text:p>02:07:42</text:p>
          </table:table-cell>
          <table:table-cell table:style-name="ACE-1" office:value-type="float" office:value="3866.5">
            <text:p>3867</text:p>
          </table:table-cell>
          <table:table-cell table:style-name="ACE-1" office:value-type="float" office:value="310">
            <text:p>31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7M47S">
            <text:p>02:07:47</text:p>
          </table:table-cell>
          <table:table-cell table:style-name="ACE-1" office:value-type="float" office:value="3878.5999999999999">
            <text:p>3879</text:p>
          </table:table-cell>
          <table:table-cell table:style-name="ACE-1" office:value-type="float" office:value="279">
            <text:p>27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7M52S">
            <text:p>02:07:52</text:p>
          </table:table-cell>
          <table:table-cell table:style-name="ACE-1" office:value-type="float" office:value="3875.3000000000002">
            <text:p>3875</text:p>
          </table:table-cell>
          <table:table-cell table:style-name="ACE-1" office:value-type="float" office:value="282.5">
            <text:p>28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7M57S">
            <text:p>02:07:57</text:p>
          </table:table-cell>
          <table:table-cell table:style-name="ACE-1" office:value-type="float" office:value="3878.5999999999999">
            <text:p>3879</text:p>
          </table:table-cell>
          <table:table-cell table:style-name="ACE-1" office:value-type="float" office:value="272">
            <text:p>27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8M02S">
            <text:p>02:08:02</text:p>
          </table:table-cell>
          <table:table-cell table:style-name="ACE-1" office:value-type="float" office:value="3895.0999999999999">
            <text:p>3895</text:p>
          </table:table-cell>
          <table:table-cell table:style-name="ACE-1" office:value-type="float" office:value="223.5">
            <text:p>2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8M07S">
            <text:p>02:08:07</text:p>
          </table:table-cell>
          <table:table-cell table:style-name="ACE-1" office:value-type="float" office:value="3894">
            <text:p>3894</text:p>
          </table:table-cell>
          <table:table-cell table:style-name="ACE-1" office:value-type="float" office:value="222.5">
            <text:p>2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8M12S">
            <text:p>02:08:12</text:p>
          </table:table-cell>
          <table:table-cell table:style-name="ACE-1" office:value-type="float" office:value="3892.9000000000001">
            <text:p>3893</text:p>
          </table:table-cell>
          <table:table-cell table:style-name="ACE-1" office:value-type="float" office:value="225.5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8M17S">
            <text:p>02:08:17</text:p>
          </table:table-cell>
          <table:table-cell table:style-name="ACE-1" office:value-type="float" office:value="3852.1999999999998">
            <text:p>3852</text:p>
          </table:table-cell>
          <table:table-cell table:style-name="ACE-1" office:value-type="float" office:value="335">
            <text:p>3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8M23S">
            <text:p>02:08:23</text:p>
          </table:table-cell>
          <table:table-cell table:style-name="ACE-1" office:value-type="float" office:value="3891.8000000000002">
            <text:p>3892</text:p>
          </table:table-cell>
          <table:table-cell table:style-name="ACE-1" office:value-type="float" office:value="230.5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8M28S">
            <text:p>02:08:28</text:p>
          </table:table-cell>
          <table:table-cell table:style-name="ACE-1" office:value-type="float" office:value="3891.8000000000002">
            <text:p>3892</text:p>
          </table:table-cell>
          <table:table-cell table:style-name="ACE-1" office:value-type="float" office:value="230.5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8M33S">
            <text:p>02:08:33</text:p>
          </table:table-cell>
          <table:table-cell table:style-name="ACE-1" office:value-type="float" office:value="3873.0999999999999">
            <text:p>3873</text:p>
          </table:table-cell>
          <table:table-cell table:style-name="ACE-1" office:value-type="float" office:value="265">
            <text:p>26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8M38S">
            <text:p>02:08:38</text:p>
          </table:table-cell>
          <table:table-cell table:style-name="ACE-1" office:value-type="float" office:value="3892.9000000000001">
            <text:p>3893</text:p>
          </table:table-cell>
          <table:table-cell table:style-name="ACE-1" office:value-type="float" office:value="224">
            <text:p>2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8M43S">
            <text:p>02:08:43</text:p>
          </table:table-cell>
          <table:table-cell table:style-name="ACE-1" office:value-type="float" office:value="3862.0999999999999">
            <text:p>3862</text:p>
          </table:table-cell>
          <table:table-cell table:style-name="ACE-1" office:value-type="float" office:value="285">
            <text:p>28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8M48S">
            <text:p>02:08:48</text:p>
          </table:table-cell>
          <table:table-cell table:style-name="ACE-1" office:value-type="float" office:value="3854.4000000000001">
            <text:p>3854</text:p>
          </table:table-cell>
          <table:table-cell table:style-name="ACE-1" office:value-type="float" office:value="301.5">
            <text:p>30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8M53S">
            <text:p>02:08:53</text:p>
          </table:table-cell>
          <table:table-cell table:style-name="ACE-1" office:value-type="float" office:value="3859.9000000000001">
            <text:p>3860</text:p>
          </table:table-cell>
          <table:table-cell table:style-name="ACE-1" office:value-type="float" office:value="287">
            <text:p>28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8M58S">
            <text:p>02:08:58</text:p>
          </table:table-cell>
          <table:table-cell table:style-name="ACE-1" office:value-type="float" office:value="3858.8000000000002">
            <text:p>3859</text:p>
          </table:table-cell>
          <table:table-cell table:style-name="ACE-1" office:value-type="float" office:value="287">
            <text:p>28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9M03S">
            <text:p>02:09:03</text:p>
          </table:table-cell>
          <table:table-cell table:style-name="ACE-1" office:value-type="float" office:value="3887.4000000000001">
            <text:p>3887</text:p>
          </table:table-cell>
          <table:table-cell table:style-name="ACE-1" office:value-type="float" office:value="219">
            <text:p>21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9M08S">
            <text:p>02:09:08</text:p>
          </table:table-cell>
          <table:table-cell table:style-name="ACE-1" office:value-type="float" office:value="3864.3000000000002">
            <text:p>3864</text:p>
          </table:table-cell>
          <table:table-cell table:style-name="ACE-1" office:value-type="float" office:value="272">
            <text:p>27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9M14S">
            <text:p>02:09:14</text:p>
          </table:table-cell>
          <table:table-cell table:style-name="ACE-1" office:value-type="float" office:value="3883">
            <text:p>3883</text:p>
          </table:table-cell>
          <table:table-cell table:style-name="ACE-1" office:value-type="float" office:value="223.5">
            <text:p>2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9M19S">
            <text:p>02:09:19</text:p>
          </table:table-cell>
          <table:table-cell table:style-name="ACE-1" office:value-type="float" office:value="3886.3000000000002">
            <text:p>3886</text:p>
          </table:table-cell>
          <table:table-cell table:style-name="ACE-1" office:value-type="float" office:value="221.5">
            <text:p>22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9M24S">
            <text:p>02:09:24</text:p>
          </table:table-cell>
          <table:table-cell table:style-name="ACE-1" office:value-type="float" office:value="3862.0999999999999">
            <text:p>3862</text:p>
          </table:table-cell>
          <table:table-cell table:style-name="ACE-1" office:value-type="float" office:value="272">
            <text:p>27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9M29S">
            <text:p>02:09:29</text:p>
          </table:table-cell>
          <table:table-cell table:style-name="ACE-1" office:value-type="float" office:value="3863.1999999999998">
            <text:p>3863</text:p>
          </table:table-cell>
          <table:table-cell table:style-name="ACE-1" office:value-type="float" office:value="293.5">
            <text:p>29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9M34S">
            <text:p>02:09:34</text:p>
          </table:table-cell>
          <table:table-cell table:style-name="ACE-1" office:value-type="float" office:value="3884.0999999999999">
            <text:p>3884</text:p>
          </table:table-cell>
          <table:table-cell table:style-name="ACE-1" office:value-type="float" office:value="222.5">
            <text:p>2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9M39S">
            <text:p>02:09:39</text:p>
          </table:table-cell>
          <table:table-cell table:style-name="ACE-1" office:value-type="float" office:value="3870.9000000000001">
            <text:p>3871</text:p>
          </table:table-cell>
          <table:table-cell table:style-name="ACE-1" office:value-type="float" office:value="248.5">
            <text:p>24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9M44S">
            <text:p>02:09:44</text:p>
          </table:table-cell>
          <table:table-cell table:style-name="ACE-1" office:value-type="float" office:value="3854.4000000000001">
            <text:p>3854</text:p>
          </table:table-cell>
          <table:table-cell table:style-name="ACE-1" office:value-type="float" office:value="286">
            <text:p>28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9M49S">
            <text:p>02:09:49</text:p>
          </table:table-cell>
          <table:table-cell table:style-name="ACE-1" office:value-type="float" office:value="3880.8000000000002">
            <text:p>3881</text:p>
          </table:table-cell>
          <table:table-cell table:style-name="ACE-1" office:value-type="float" office:value="225">
            <text:p>22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9M54S">
            <text:p>02:09:54</text:p>
          </table:table-cell>
          <table:table-cell table:style-name="ACE-1" office:value-type="float" office:value="3868.6999999999998">
            <text:p>3869</text:p>
          </table:table-cell>
          <table:table-cell table:style-name="ACE-1" office:value-type="float" office:value="280">
            <text:p>28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09M59S">
            <text:p>02:09:59</text:p>
          </table:table-cell>
          <table:table-cell table:style-name="ACE-1" office:value-type="float" office:value="3826.9000000000001">
            <text:p>3827</text:p>
          </table:table-cell>
          <table:table-cell table:style-name="ACE-1" office:value-type="float" office:value="349.5">
            <text:p>35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0M04S">
            <text:p>02:10:04</text:p>
          </table:table-cell>
          <table:table-cell table:style-name="ACE-1" office:value-type="float" office:value="3878.5999999999999">
            <text:p>3879</text:p>
          </table:table-cell>
          <table:table-cell table:style-name="ACE-1" office:value-type="float" office:value="245">
            <text:p>24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0M10S">
            <text:p>02:10:10</text:p>
          </table:table-cell>
          <table:table-cell table:style-name="ACE-1" office:value-type="float" office:value="3865.4000000000001">
            <text:p>3865</text:p>
          </table:table-cell>
          <table:table-cell table:style-name="ACE-1" office:value-type="float" office:value="255.5">
            <text:p>25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0M15S">
            <text:p>02:10:15</text:p>
          </table:table-cell>
          <table:table-cell table:style-name="ACE-1" office:value-type="float" office:value="3859.9000000000001">
            <text:p>3860</text:p>
          </table:table-cell>
          <table:table-cell table:style-name="ACE-1" office:value-type="float" office:value="264.5">
            <text:p>26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0M20S">
            <text:p>02:10:20</text:p>
          </table:table-cell>
          <table:table-cell table:style-name="ACE-1" office:value-type="float" office:value="3874.1999999999998">
            <text:p>3874</text:p>
          </table:table-cell>
          <table:table-cell table:style-name="ACE-1" office:value-type="float" office:value="231.5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0M25S">
            <text:p>02:10:25</text:p>
          </table:table-cell>
          <table:table-cell table:style-name="ACE-1" office:value-type="float" office:value="3850">
            <text:p>3850</text:p>
          </table:table-cell>
          <table:table-cell table:style-name="ACE-1" office:value-type="float" office:value="282.5">
            <text:p>28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0M30S">
            <text:p>02:10:30</text:p>
          </table:table-cell>
          <table:table-cell table:style-name="ACE-1" office:value-type="float" office:value="3858.8000000000002">
            <text:p>3859</text:p>
          </table:table-cell>
          <table:table-cell table:style-name="ACE-1" office:value-type="float" office:value="263">
            <text:p>26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0M35S">
            <text:p>02:10:35</text:p>
          </table:table-cell>
          <table:table-cell table:style-name="ACE-1" office:value-type="float" office:value="3832.4000000000001">
            <text:p>3832</text:p>
          </table:table-cell>
          <table:table-cell table:style-name="ACE-1" office:value-type="float" office:value="337">
            <text:p>33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0M40S">
            <text:p>02:10:40</text:p>
          </table:table-cell>
          <table:table-cell table:style-name="ACE-1" office:value-type="float" office:value="3848.9000000000001">
            <text:p>3849</text:p>
          </table:table-cell>
          <table:table-cell table:style-name="ACE-1" office:value-type="float" office:value="284">
            <text:p>28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0M45S">
            <text:p>02:10:45</text:p>
          </table:table-cell>
          <table:table-cell table:style-name="ACE-1" office:value-type="float" office:value="3846.6999999999998">
            <text:p>3847</text:p>
          </table:table-cell>
          <table:table-cell table:style-name="ACE-1" office:value-type="float" office:value="287">
            <text:p>28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0M50S">
            <text:p>02:10:50</text:p>
          </table:table-cell>
          <table:table-cell table:style-name="ACE-1" office:value-type="float" office:value="3843.4000000000001">
            <text:p>3843</text:p>
          </table:table-cell>
          <table:table-cell table:style-name="ACE-1" office:value-type="float" office:value="284">
            <text:p>28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0M55S">
            <text:p>02:10:55</text:p>
          </table:table-cell>
          <table:table-cell table:style-name="ACE-1" office:value-type="float" office:value="3863.1999999999998">
            <text:p>3863</text:p>
          </table:table-cell>
          <table:table-cell table:style-name="ACE-1" office:value-type="float" office:value="246">
            <text:p>24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1M00S">
            <text:p>02:11:00</text:p>
          </table:table-cell>
          <table:table-cell table:style-name="ACE-1" office:value-type="float" office:value="3842.3000000000002">
            <text:p>3842</text:p>
          </table:table-cell>
          <table:table-cell table:style-name="ACE-1" office:value-type="float" office:value="295">
            <text:p>29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1M05S">
            <text:p>02:11:05</text:p>
          </table:table-cell>
          <table:table-cell table:style-name="ACE-1" office:value-type="float" office:value="3866.5">
            <text:p>3867</text:p>
          </table:table-cell>
          <table:table-cell table:style-name="ACE-1" office:value-type="float" office:value="238">
            <text:p>2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1M11S">
            <text:p>02:11:11</text:p>
          </table:table-cell>
          <table:table-cell table:style-name="ACE-1" office:value-type="float" office:value="3873.0999999999999">
            <text:p>3873</text:p>
          </table:table-cell>
          <table:table-cell table:style-name="ACE-1" office:value-type="float" office:value="220">
            <text:p>22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1M16S">
            <text:p>02:11:16</text:p>
          </table:table-cell>
          <table:table-cell table:style-name="ACE-1" office:value-type="float" office:value="3874.1999999999998">
            <text:p>3874</text:p>
          </table:table-cell>
          <table:table-cell table:style-name="ACE-1" office:value-type="float" office:value="218.5">
            <text:p>21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1M21S">
            <text:p>02:11:21</text:p>
          </table:table-cell>
          <table:table-cell table:style-name="ACE-1" office:value-type="float" office:value="3854.4000000000001">
            <text:p>3854</text:p>
          </table:table-cell>
          <table:table-cell table:style-name="ACE-1" office:value-type="float" office:value="259.5">
            <text:p>26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1M26S">
            <text:p>02:11:26</text:p>
          </table:table-cell>
          <table:table-cell table:style-name="ACE-1" office:value-type="float" office:value="3870.9000000000001">
            <text:p>3871</text:p>
          </table:table-cell>
          <table:table-cell table:style-name="ACE-1" office:value-type="float" office:value="224">
            <text:p>2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1M31S">
            <text:p>02:11:31</text:p>
          </table:table-cell>
          <table:table-cell table:style-name="ACE-1" office:value-type="float" office:value="3853.3000000000002">
            <text:p>3853</text:p>
          </table:table-cell>
          <table:table-cell table:style-name="ACE-1" office:value-type="float" office:value="269.5">
            <text:p>27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1M36S">
            <text:p>02:11:36</text:p>
          </table:table-cell>
          <table:table-cell table:style-name="ACE-1" office:value-type="float" office:value="3852.1999999999998">
            <text:p>3852</text:p>
          </table:table-cell>
          <table:table-cell table:style-name="ACE-1" office:value-type="float" office:value="270.5">
            <text:p>27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1M41S">
            <text:p>02:11:41</text:p>
          </table:table-cell>
          <table:table-cell table:style-name="ACE-1" office:value-type="float" office:value="3870.9000000000001">
            <text:p>3871</text:p>
          </table:table-cell>
          <table:table-cell table:style-name="ACE-1" office:value-type="float" office:value="222">
            <text:p>22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1M46S">
            <text:p>02:11:46</text:p>
          </table:table-cell>
          <table:table-cell table:style-name="ACE-1" office:value-type="float" office:value="3870.9000000000001">
            <text:p>3871</text:p>
          </table:table-cell>
          <table:table-cell table:style-name="ACE-1" office:value-type="float" office:value="223.5">
            <text:p>2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1M51S">
            <text:p>02:11:51</text:p>
          </table:table-cell>
          <table:table-cell table:style-name="ACE-1" office:value-type="float" office:value="3872">
            <text:p>3872</text:p>
          </table:table-cell>
          <table:table-cell table:style-name="ACE-1" office:value-type="float" office:value="216">
            <text:p>21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1M56S">
            <text:p>02:11:56</text:p>
          </table:table-cell>
          <table:table-cell table:style-name="ACE-1" office:value-type="float" office:value="3866.5">
            <text:p>3867</text:p>
          </table:table-cell>
          <table:table-cell table:style-name="ACE-1" office:value-type="float" office:value="227.5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2M01S">
            <text:p>02:12:01</text:p>
          </table:table-cell>
          <table:table-cell table:style-name="ACE-1" office:value-type="float" office:value="3856.5999999999999">
            <text:p>3857</text:p>
          </table:table-cell>
          <table:table-cell table:style-name="ACE-1" office:value-type="float" office:value="236.5">
            <text:p>23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2M06S">
            <text:p>02:12:06</text:p>
          </table:table-cell>
          <table:table-cell table:style-name="ACE-1" office:value-type="float" office:value="3844.5">
            <text:p>3845</text:p>
          </table:table-cell>
          <table:table-cell table:style-name="ACE-1" office:value-type="float" office:value="282">
            <text:p>28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2M12S">
            <text:p>02:12:12</text:p>
          </table:table-cell>
          <table:table-cell table:style-name="ACE-1" office:value-type="float" office:value="3861">
            <text:p>3861</text:p>
          </table:table-cell>
          <table:table-cell table:style-name="ACE-1" office:value-type="float" office:value="233.5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2M17S">
            <text:p>02:12:17</text:p>
          </table:table-cell>
          <table:table-cell table:style-name="ACE-1" office:value-type="float" office:value="3864.3000000000002">
            <text:p>3864</text:p>
          </table:table-cell>
          <table:table-cell table:style-name="ACE-1" office:value-type="float" office:value="221.5">
            <text:p>22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2M22S">
            <text:p>02:12:22</text:p>
          </table:table-cell>
          <table:table-cell table:style-name="ACE-1" office:value-type="float" office:value="3864.3000000000002">
            <text:p>3864</text:p>
          </table:table-cell>
          <table:table-cell table:style-name="ACE-1" office:value-type="float" office:value="220">
            <text:p>22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2M27S">
            <text:p>02:12:27</text:p>
          </table:table-cell>
          <table:table-cell table:style-name="ACE-1" office:value-type="float" office:value="3864.3000000000002">
            <text:p>3864</text:p>
          </table:table-cell>
          <table:table-cell table:style-name="ACE-1" office:value-type="float" office:value="221">
            <text:p>22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2M32S">
            <text:p>02:12:32</text:p>
          </table:table-cell>
          <table:table-cell table:style-name="ACE-1" office:value-type="float" office:value="3862.0999999999999">
            <text:p>3862</text:p>
          </table:table-cell>
          <table:table-cell table:style-name="ACE-1" office:value-type="float" office:value="225">
            <text:p>22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2M37S">
            <text:p>02:12:37</text:p>
          </table:table-cell>
          <table:table-cell table:style-name="ACE-1" office:value-type="float" office:value="3846.6999999999998">
            <text:p>3847</text:p>
          </table:table-cell>
          <table:table-cell table:style-name="ACE-1" office:value-type="float" office:value="277.5">
            <text:p>27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2M42S">
            <text:p>02:12:42</text:p>
          </table:table-cell>
          <table:table-cell table:style-name="ACE-1" office:value-type="float" office:value="3844.5">
            <text:p>3845</text:p>
          </table:table-cell>
          <table:table-cell table:style-name="ACE-1" office:value-type="float" office:value="278.5">
            <text:p>27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2M47S">
            <text:p>02:12:47</text:p>
          </table:table-cell>
          <table:table-cell table:style-name="ACE-1" office:value-type="float" office:value="3861">
            <text:p>3861</text:p>
          </table:table-cell>
          <table:table-cell table:style-name="ACE-1" office:value-type="float" office:value="216.5">
            <text:p>21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2M53S">
            <text:p>02:12:53</text:p>
          </table:table-cell>
          <table:table-cell table:style-name="ACE-1" office:value-type="float" office:value="3856.5999999999999">
            <text:p>3857</text:p>
          </table:table-cell>
          <table:table-cell table:style-name="ACE-1" office:value-type="float" office:value="230.5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2M58S">
            <text:p>02:12:58</text:p>
          </table:table-cell>
          <table:table-cell table:style-name="ACE-1" office:value-type="float" office:value="3861">
            <text:p>3861</text:p>
          </table:table-cell>
          <table:table-cell table:style-name="ACE-1" office:value-type="float" office:value="217.5">
            <text:p>21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3M03S">
            <text:p>02:13:03</text:p>
          </table:table-cell>
          <table:table-cell table:style-name="ACE-1" office:value-type="float" office:value="3858.8000000000002">
            <text:p>3859</text:p>
          </table:table-cell>
          <table:table-cell table:style-name="ACE-1" office:value-type="float" office:value="220">
            <text:p>22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3M08S">
            <text:p>02:13:08</text:p>
          </table:table-cell>
          <table:table-cell table:style-name="ACE-1" office:value-type="float" office:value="3848.9000000000001">
            <text:p>3849</text:p>
          </table:table-cell>
          <table:table-cell table:style-name="ACE-1" office:value-type="float" office:value="240.5">
            <text:p>24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3M13S">
            <text:p>02:13:13</text:p>
          </table:table-cell>
          <table:table-cell table:style-name="ACE-1" office:value-type="float" office:value="3834.5999999999999">
            <text:p>3835</text:p>
          </table:table-cell>
          <table:table-cell table:style-name="ACE-1" office:value-type="float" office:value="289.5">
            <text:p>29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3M18S">
            <text:p>02:13:18</text:p>
          </table:table-cell>
          <table:table-cell table:style-name="ACE-1" office:value-type="float" office:value="3852.1999999999998">
            <text:p>3852</text:p>
          </table:table-cell>
          <table:table-cell table:style-name="ACE-1" office:value-type="float" office:value="241">
            <text:p>24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3M23S">
            <text:p>02:13:23</text:p>
          </table:table-cell>
          <table:table-cell table:style-name="ACE-1" office:value-type="float" office:value="3858.8000000000002">
            <text:p>3859</text:p>
          </table:table-cell>
          <table:table-cell table:style-name="ACE-1" office:value-type="float" office:value="219.5">
            <text:p>22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3M28S">
            <text:p>02:13:28</text:p>
          </table:table-cell>
          <table:table-cell table:style-name="ACE-1" office:value-type="float" office:value="3857.6999999999998">
            <text:p>3858</text:p>
          </table:table-cell>
          <table:table-cell table:style-name="ACE-1" office:value-type="float" office:value="220.5">
            <text:p>22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3M33S">
            <text:p>02:13:33</text:p>
          </table:table-cell>
          <table:table-cell table:style-name="ACE-1" office:value-type="float" office:value="3858.8000000000002">
            <text:p>3859</text:p>
          </table:table-cell>
          <table:table-cell table:style-name="ACE-1" office:value-type="float" office:value="219">
            <text:p>21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3M38S">
            <text:p>02:13:38</text:p>
          </table:table-cell>
          <table:table-cell table:style-name="ACE-1" office:value-type="float" office:value="3856.5999999999999">
            <text:p>3857</text:p>
          </table:table-cell>
          <table:table-cell table:style-name="ACE-1" office:value-type="float" office:value="222">
            <text:p>22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3M43S">
            <text:p>02:13:43</text:p>
          </table:table-cell>
          <table:table-cell table:style-name="ACE-1" office:value-type="float" office:value="3841.1999999999998">
            <text:p>3841</text:p>
          </table:table-cell>
          <table:table-cell table:style-name="ACE-1" office:value-type="float" office:value="268.5">
            <text:p>26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3M48S">
            <text:p>02:13:48</text:p>
          </table:table-cell>
          <table:table-cell table:style-name="ACE-1" office:value-type="float" office:value="3839">
            <text:p>3839</text:p>
          </table:table-cell>
          <table:table-cell table:style-name="ACE-1" office:value-type="float" office:value="274.5">
            <text:p>27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3M54S">
            <text:p>02:13:54</text:p>
          </table:table-cell>
          <table:table-cell table:style-name="ACE-1" office:value-type="float" office:value="3854.4000000000001">
            <text:p>3854</text:p>
          </table:table-cell>
          <table:table-cell table:style-name="ACE-1" office:value-type="float" office:value="222.5">
            <text:p>2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3M59S">
            <text:p>02:13:59</text:p>
          </table:table-cell>
          <table:table-cell table:style-name="ACE-1" office:value-type="float" office:value="3855.5">
            <text:p>3856</text:p>
          </table:table-cell>
          <table:table-cell table:style-name="ACE-1" office:value-type="float" office:value="223.5">
            <text:p>2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4M04S">
            <text:p>02:14:04</text:p>
          </table:table-cell>
          <table:table-cell table:style-name="ACE-1" office:value-type="float" office:value="3855.5">
            <text:p>3856</text:p>
          </table:table-cell>
          <table:table-cell table:style-name="ACE-1" office:value-type="float" office:value="219.5">
            <text:p>22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4M09S">
            <text:p>02:14:09</text:p>
          </table:table-cell>
          <table:table-cell table:style-name="ACE-1" office:value-type="float" office:value="3854.4000000000001">
            <text:p>3854</text:p>
          </table:table-cell>
          <table:table-cell table:style-name="ACE-1" office:value-type="float" office:value="218.5">
            <text:p>21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4M14S">
            <text:p>02:14:14</text:p>
          </table:table-cell>
          <table:table-cell table:style-name="ACE-1" office:value-type="float" office:value="3854.4000000000001">
            <text:p>3854</text:p>
          </table:table-cell>
          <table:table-cell table:style-name="ACE-1" office:value-type="float" office:value="219.5">
            <text:p>22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4M19S">
            <text:p>02:14:19</text:p>
          </table:table-cell>
          <table:table-cell table:style-name="ACE-1" office:value-type="float" office:value="3831.3000000000002">
            <text:p>3831</text:p>
          </table:table-cell>
          <table:table-cell table:style-name="ACE-1" office:value-type="float" office:value="286">
            <text:p>28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4M24S">
            <text:p>02:14:24</text:p>
          </table:table-cell>
          <table:table-cell table:style-name="ACE-1" office:value-type="float" office:value="3845.5999999999999">
            <text:p>3846</text:p>
          </table:table-cell>
          <table:table-cell table:style-name="ACE-1" office:value-type="float" office:value="251.5">
            <text:p>25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4M29S">
            <text:p>02:14:29</text:p>
          </table:table-cell>
          <table:table-cell table:style-name="ACE-1" office:value-type="float" office:value="3854.4000000000001">
            <text:p>3854</text:p>
          </table:table-cell>
          <table:table-cell table:style-name="ACE-1" office:value-type="float" office:value="217">
            <text:p>21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4M34S">
            <text:p>02:14:34</text:p>
          </table:table-cell>
          <table:table-cell table:style-name="ACE-1" office:value-type="float" office:value="3852.1999999999998">
            <text:p>3852</text:p>
          </table:table-cell>
          <table:table-cell table:style-name="ACE-1" office:value-type="float" office:value="221.5">
            <text:p>22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4M39S">
            <text:p>02:14:39</text:p>
          </table:table-cell>
          <table:table-cell table:style-name="ACE-1" office:value-type="float" office:value="3853.3000000000002">
            <text:p>3853</text:p>
          </table:table-cell>
          <table:table-cell table:style-name="ACE-1" office:value-type="float" office:value="217">
            <text:p>21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4M44S">
            <text:p>02:14:44</text:p>
          </table:table-cell>
          <table:table-cell table:style-name="ACE-1" office:value-type="float" office:value="3825.8000000000002">
            <text:p>3826</text:p>
          </table:table-cell>
          <table:table-cell table:style-name="ACE-1" office:value-type="float" office:value="291">
            <text:p>29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4M50S">
            <text:p>02:14:50</text:p>
          </table:table-cell>
          <table:table-cell table:style-name="ACE-1" office:value-type="float" office:value="3835.6999999999998">
            <text:p>3836</text:p>
          </table:table-cell>
          <table:table-cell table:style-name="ACE-1" office:value-type="float" office:value="219.5">
            <text:p>22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4M55S">
            <text:p>02:14:55</text:p>
          </table:table-cell>
          <table:table-cell table:style-name="ACE-1" office:value-type="float" office:value="3829.0999999999999">
            <text:p>3829</text:p>
          </table:table-cell>
          <table:table-cell table:style-name="ACE-1" office:value-type="float" office:value="272.5">
            <text:p>27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5M00S">
            <text:p>02:15:00</text:p>
          </table:table-cell>
          <table:table-cell table:style-name="ACE-1" office:value-type="float" office:value="3848.9000000000001">
            <text:p>3849</text:p>
          </table:table-cell>
          <table:table-cell table:style-name="ACE-1" office:value-type="float" office:value="224.5">
            <text:p>22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5M05S">
            <text:p>02:15:05</text:p>
          </table:table-cell>
          <table:table-cell table:style-name="ACE-1" office:value-type="float" office:value="3851.0999999999999">
            <text:p>3851</text:p>
          </table:table-cell>
          <table:table-cell table:style-name="ACE-1" office:value-type="float" office:value="216">
            <text:p>21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5M10S">
            <text:p>02:15:10</text:p>
          </table:table-cell>
          <table:table-cell table:style-name="ACE-1" office:value-type="float" office:value="3847.8000000000002">
            <text:p>3848</text:p>
          </table:table-cell>
          <table:table-cell table:style-name="ACE-1" office:value-type="float" office:value="224.5">
            <text:p>22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5M15S">
            <text:p>02:15:15</text:p>
          </table:table-cell>
          <table:table-cell table:style-name="ACE-1" office:value-type="float" office:value="3846.6999999999998">
            <text:p>3847</text:p>
          </table:table-cell>
          <table:table-cell table:style-name="ACE-1" office:value-type="float" office:value="222">
            <text:p>22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5M20S">
            <text:p>02:15:20</text:p>
          </table:table-cell>
          <table:table-cell table:style-name="ACE-1" office:value-type="float" office:value="3843.4000000000001">
            <text:p>3843</text:p>
          </table:table-cell>
          <table:table-cell table:style-name="ACE-1" office:value-type="float" office:value="226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5M25S">
            <text:p>02:15:25</text:p>
          </table:table-cell>
          <table:table-cell table:style-name="ACE-1" office:value-type="float" office:value="3825.8000000000002">
            <text:p>3826</text:p>
          </table:table-cell>
          <table:table-cell table:style-name="ACE-1" office:value-type="float" office:value="248.5">
            <text:p>24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5M30S">
            <text:p>02:15:30</text:p>
          </table:table-cell>
          <table:table-cell table:style-name="ACE-1" office:value-type="float" office:value="3842.3000000000002">
            <text:p>3842</text:p>
          </table:table-cell>
          <table:table-cell table:style-name="ACE-1" office:value-type="float" office:value="246">
            <text:p>24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5M35S">
            <text:p>02:15:35</text:p>
          </table:table-cell>
          <table:table-cell table:style-name="ACE-1" office:value-type="float" office:value="3847.8000000000002">
            <text:p>3848</text:p>
          </table:table-cell>
          <table:table-cell table:style-name="ACE-1" office:value-type="float" office:value="221.5">
            <text:p>22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5M40S">
            <text:p>02:15:40</text:p>
          </table:table-cell>
          <table:table-cell table:style-name="ACE-1" office:value-type="float" office:value="3845.5999999999999">
            <text:p>3846</text:p>
          </table:table-cell>
          <table:table-cell table:style-name="ACE-1" office:value-type="float" office:value="222">
            <text:p>22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5M46S">
            <text:p>02:15:46</text:p>
          </table:table-cell>
          <table:table-cell table:style-name="ACE-1" office:value-type="float" office:value="3845.5999999999999">
            <text:p>3846</text:p>
          </table:table-cell>
          <table:table-cell table:style-name="ACE-1" office:value-type="float" office:value="219">
            <text:p>21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5M51S">
            <text:p>02:15:51</text:p>
          </table:table-cell>
          <table:table-cell table:style-name="ACE-1" office:value-type="float" office:value="3846.6999999999998">
            <text:p>3847</text:p>
          </table:table-cell>
          <table:table-cell table:style-name="ACE-1" office:value-type="float" office:value="215">
            <text:p>21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5M56S">
            <text:p>02:15:56</text:p>
          </table:table-cell>
          <table:table-cell table:style-name="ACE-1" office:value-type="float" office:value="3844.5">
            <text:p>3845</text:p>
          </table:table-cell>
          <table:table-cell table:style-name="ACE-1" office:value-type="float" office:value="218">
            <text:p>21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6M01S">
            <text:p>02:16:01</text:p>
          </table:table-cell>
          <table:table-cell table:style-name="ACE-1" office:value-type="float" office:value="3821.4000000000001">
            <text:p>3821</text:p>
          </table:table-cell>
          <table:table-cell table:style-name="ACE-1" office:value-type="float" office:value="285">
            <text:p>28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6M06S">
            <text:p>02:16:06</text:p>
          </table:table-cell>
          <table:table-cell table:style-name="ACE-1" office:value-type="float" office:value="3845.5999999999999">
            <text:p>3846</text:p>
          </table:table-cell>
          <table:table-cell table:style-name="ACE-1" office:value-type="float" office:value="217.5">
            <text:p>21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6M11S">
            <text:p>02:16:11</text:p>
          </table:table-cell>
          <table:table-cell table:style-name="ACE-1" office:value-type="float" office:value="3841.1999999999998">
            <text:p>3841</text:p>
          </table:table-cell>
          <table:table-cell table:style-name="ACE-1" office:value-type="float" office:value="224.5">
            <text:p>22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6M16S">
            <text:p>02:16:16</text:p>
          </table:table-cell>
          <table:table-cell table:style-name="ACE-1" office:value-type="float" office:value="3842.3000000000002">
            <text:p>3842</text:p>
          </table:table-cell>
          <table:table-cell table:style-name="ACE-1" office:value-type="float" office:value="221">
            <text:p>22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6M21S">
            <text:p>02:16:21</text:p>
          </table:table-cell>
          <table:table-cell table:style-name="ACE-1" office:value-type="float" office:value="3841.1999999999998">
            <text:p>3841</text:p>
          </table:table-cell>
          <table:table-cell table:style-name="ACE-1" office:value-type="float" office:value="222">
            <text:p>22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6M26S">
            <text:p>02:16:26</text:p>
          </table:table-cell>
          <table:table-cell table:style-name="ACE-1" office:value-type="float" office:value="3842.3000000000002">
            <text:p>3842</text:p>
          </table:table-cell>
          <table:table-cell table:style-name="ACE-1" office:value-type="float" office:value="223">
            <text:p>2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6M31S">
            <text:p>02:16:31</text:p>
          </table:table-cell>
          <table:table-cell table:style-name="ACE-1" office:value-type="float" office:value="3833.5">
            <text:p>3834</text:p>
          </table:table-cell>
          <table:table-cell table:style-name="ACE-1" office:value-type="float" office:value="247.5">
            <text:p>24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6M36S">
            <text:p>02:16:36</text:p>
          </table:table-cell>
          <table:table-cell table:style-name="ACE-1" office:value-type="float" office:value="3819.1999999999998">
            <text:p>3819</text:p>
          </table:table-cell>
          <table:table-cell table:style-name="ACE-1" office:value-type="float" office:value="287.5">
            <text:p>28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6M42S">
            <text:p>02:16:42</text:p>
          </table:table-cell>
          <table:table-cell table:style-name="ACE-1" office:value-type="float" office:value="3842.3000000000002">
            <text:p>3842</text:p>
          </table:table-cell>
          <table:table-cell table:style-name="ACE-1" office:value-type="float" office:value="245.5">
            <text:p>24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6M47S">
            <text:p>02:16:47</text:p>
          </table:table-cell>
          <table:table-cell table:style-name="ACE-1" office:value-type="float" office:value="3824.6999999999998">
            <text:p>3825</text:p>
          </table:table-cell>
          <table:table-cell table:style-name="ACE-1" office:value-type="float" office:value="265">
            <text:p>26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6M52S">
            <text:p>02:16:52</text:p>
          </table:table-cell>
          <table:table-cell table:style-name="ACE-1" office:value-type="float" office:value="3837.9000000000001">
            <text:p>3838</text:p>
          </table:table-cell>
          <table:table-cell table:style-name="ACE-1" office:value-type="float" office:value="223">
            <text:p>2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6M57S">
            <text:p>02:16:57</text:p>
          </table:table-cell>
          <table:table-cell table:style-name="ACE-1" office:value-type="float" office:value="3839">
            <text:p>3839</text:p>
          </table:table-cell>
          <table:table-cell table:style-name="ACE-1" office:value-type="float" office:value="221">
            <text:p>22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7M02S">
            <text:p>02:17:02</text:p>
          </table:table-cell>
          <table:table-cell table:style-name="ACE-1" office:value-type="float" office:value="3832.4000000000001">
            <text:p>3832</text:p>
          </table:table-cell>
          <table:table-cell table:style-name="ACE-1" office:value-type="float" office:value="241.5">
            <text:p>24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7M07S">
            <text:p>02:17:07</text:p>
          </table:table-cell>
          <table:table-cell table:style-name="ACE-1" office:value-type="float" office:value="3819.1999999999998">
            <text:p>3819</text:p>
          </table:table-cell>
          <table:table-cell table:style-name="ACE-1" office:value-type="float" office:value="272">
            <text:p>27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7M12S">
            <text:p>02:17:12</text:p>
          </table:table-cell>
          <table:table-cell table:style-name="ACE-1" office:value-type="float" office:value="3819.1999999999998">
            <text:p>3819</text:p>
          </table:table-cell>
          <table:table-cell table:style-name="ACE-1" office:value-type="float" office:value="272.5">
            <text:p>27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7M17S">
            <text:p>02:17:17</text:p>
          </table:table-cell>
          <table:table-cell table:style-name="ACE-1" office:value-type="float" office:value="3836.8000000000002">
            <text:p>3837</text:p>
          </table:table-cell>
          <table:table-cell table:style-name="ACE-1" office:value-type="float" office:value="222.5">
            <text:p>2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7M22S">
            <text:p>02:17:22</text:p>
          </table:table-cell>
          <table:table-cell table:style-name="ACE-1" office:value-type="float" office:value="3837.9000000000001">
            <text:p>3838</text:p>
          </table:table-cell>
          <table:table-cell table:style-name="ACE-1" office:value-type="float" office:value="222.5">
            <text:p>2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7M27S">
            <text:p>02:17:27</text:p>
          </table:table-cell>
          <table:table-cell table:style-name="ACE-1" office:value-type="float" office:value="3837.9000000000001">
            <text:p>3838</text:p>
          </table:table-cell>
          <table:table-cell table:style-name="ACE-1" office:value-type="float" office:value="216.5">
            <text:p>21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7M33S">
            <text:p>02:17:33</text:p>
          </table:table-cell>
          <table:table-cell table:style-name="ACE-1" office:value-type="float" office:value="3834.5999999999999">
            <text:p>3835</text:p>
          </table:table-cell>
          <table:table-cell table:style-name="ACE-1" office:value-type="float" office:value="223">
            <text:p>2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7M38S">
            <text:p>02:17:38</text:p>
          </table:table-cell>
          <table:table-cell table:style-name="ACE-1" office:value-type="float" office:value="3826.9000000000001">
            <text:p>3827</text:p>
          </table:table-cell>
          <table:table-cell table:style-name="ACE-1" office:value-type="float" office:value="245.5">
            <text:p>24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7M43S">
            <text:p>02:17:43</text:p>
          </table:table-cell>
          <table:table-cell table:style-name="ACE-1" office:value-type="float" office:value="3813.6999999999998">
            <text:p>3814</text:p>
          </table:table-cell>
          <table:table-cell table:style-name="ACE-1" office:value-type="float" office:value="289.5">
            <text:p>29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7M48S">
            <text:p>02:17:48</text:p>
          </table:table-cell>
          <table:table-cell table:style-name="ACE-1" office:value-type="float" office:value="3828">
            <text:p>3828</text:p>
          </table:table-cell>
          <table:table-cell table:style-name="ACE-1" office:value-type="float" office:value="235.5">
            <text:p>2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7M53S">
            <text:p>02:17:53</text:p>
          </table:table-cell>
          <table:table-cell table:style-name="ACE-1" office:value-type="float" office:value="3834.5999999999999">
            <text:p>3835</text:p>
          </table:table-cell>
          <table:table-cell table:style-name="ACE-1" office:value-type="float" office:value="220">
            <text:p>22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7M58S">
            <text:p>02:17:58</text:p>
          </table:table-cell>
          <table:table-cell table:style-name="ACE-1" office:value-type="float" office:value="3832.4000000000001">
            <text:p>3832</text:p>
          </table:table-cell>
          <table:table-cell table:style-name="ACE-1" office:value-type="float" office:value="223.5">
            <text:p>2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8M03S">
            <text:p>02:18:03</text:p>
          </table:table-cell>
          <table:table-cell table:style-name="ACE-1" office:value-type="float" office:value="3835.6999999999998">
            <text:p>3836</text:p>
          </table:table-cell>
          <table:table-cell table:style-name="ACE-1" office:value-type="float" office:value="217.5">
            <text:p>21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8M08S">
            <text:p>02:18:08</text:p>
          </table:table-cell>
          <table:table-cell table:style-name="ACE-1" office:value-type="float" office:value="3834.5999999999999">
            <text:p>3835</text:p>
          </table:table-cell>
          <table:table-cell table:style-name="ACE-1" office:value-type="float" office:value="220">
            <text:p>22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8M13S">
            <text:p>02:18:13</text:p>
          </table:table-cell>
          <table:table-cell table:style-name="ACE-1" office:value-type="float" office:value="3815.9000000000001">
            <text:p>3816</text:p>
          </table:table-cell>
          <table:table-cell table:style-name="ACE-1" office:value-type="float" office:value="282">
            <text:p>28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8M18S">
            <text:p>02:18:18</text:p>
          </table:table-cell>
          <table:table-cell table:style-name="ACE-1" office:value-type="float" office:value="3817">
            <text:p>3817</text:p>
          </table:table-cell>
          <table:table-cell table:style-name="ACE-1" office:value-type="float" office:value="272.5">
            <text:p>27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8M24S">
            <text:p>02:18:24</text:p>
          </table:table-cell>
          <table:table-cell table:style-name="ACE-1" office:value-type="float" office:value="3835.6999999999998">
            <text:p>3836</text:p>
          </table:table-cell>
          <table:table-cell table:style-name="ACE-1" office:value-type="float" office:value="224">
            <text:p>2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8M29S">
            <text:p>02:18:29</text:p>
          </table:table-cell>
          <table:table-cell table:style-name="ACE-1" office:value-type="float" office:value="3832.4000000000001">
            <text:p>3832</text:p>
          </table:table-cell>
          <table:table-cell table:style-name="ACE-1" office:value-type="float" office:value="227.5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8M34S">
            <text:p>02:18:34</text:p>
          </table:table-cell>
          <table:table-cell table:style-name="ACE-1" office:value-type="float" office:value="3835.6999999999998">
            <text:p>3836</text:p>
          </table:table-cell>
          <table:table-cell table:style-name="ACE-1" office:value-type="float" office:value="218">
            <text:p>21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8M39S">
            <text:p>02:18:39</text:p>
          </table:table-cell>
          <table:table-cell table:style-name="ACE-1" office:value-type="float" office:value="3833.5">
            <text:p>3834</text:p>
          </table:table-cell>
          <table:table-cell table:style-name="ACE-1" office:value-type="float" office:value="222">
            <text:p>22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8M44S">
            <text:p>02:18:44</text:p>
          </table:table-cell>
          <table:table-cell table:style-name="ACE-1" office:value-type="float" office:value="3815.9000000000001">
            <text:p>3816</text:p>
          </table:table-cell>
          <table:table-cell table:style-name="ACE-1" office:value-type="float" office:value="271">
            <text:p>27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8M49S">
            <text:p>02:18:49</text:p>
          </table:table-cell>
          <table:table-cell table:style-name="ACE-1" office:value-type="float" office:value="3800.5">
            <text:p>3801</text:p>
          </table:table-cell>
          <table:table-cell table:style-name="ACE-1" office:value-type="float" office:value="301.5">
            <text:p>30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8M54S">
            <text:p>02:18:54</text:p>
          </table:table-cell>
          <table:table-cell table:style-name="ACE-1" office:value-type="float" office:value="3828">
            <text:p>3828</text:p>
          </table:table-cell>
          <table:table-cell table:style-name="ACE-1" office:value-type="float" office:value="231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8M59S">
            <text:p>02:18:59</text:p>
          </table:table-cell>
          <table:table-cell table:style-name="ACE-1" office:value-type="float" office:value="3831.3000000000002">
            <text:p>3831</text:p>
          </table:table-cell>
          <table:table-cell table:style-name="ACE-1" office:value-type="float" office:value="226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9M04S">
            <text:p>02:19:04</text:p>
          </table:table-cell>
          <table:table-cell table:style-name="ACE-1" office:value-type="float" office:value="3831.3000000000002">
            <text:p>3831</text:p>
          </table:table-cell>
          <table:table-cell table:style-name="ACE-1" office:value-type="float" office:value="221.5">
            <text:p>22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9M09S">
            <text:p>02:19:09</text:p>
          </table:table-cell>
          <table:table-cell table:style-name="ACE-1" office:value-type="float" office:value="3832.4000000000001">
            <text:p>3832</text:p>
          </table:table-cell>
          <table:table-cell table:style-name="ACE-1" office:value-type="float" office:value="217">
            <text:p>21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9M14S">
            <text:p>02:19:14</text:p>
          </table:table-cell>
          <table:table-cell table:style-name="ACE-1" office:value-type="float" office:value="3830.1999999999998">
            <text:p>3830</text:p>
          </table:table-cell>
          <table:table-cell table:style-name="ACE-1" office:value-type="float" office:value="223">
            <text:p>2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9M20S">
            <text:p>02:19:20</text:p>
          </table:table-cell>
          <table:table-cell table:style-name="ACE-1" office:value-type="float" office:value="3803.8000000000002">
            <text:p>3804</text:p>
          </table:table-cell>
          <table:table-cell table:style-name="ACE-1" office:value-type="float" office:value="288.5">
            <text:p>28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9M25S">
            <text:p>02:19:25</text:p>
          </table:table-cell>
          <table:table-cell table:style-name="ACE-1" office:value-type="float" office:value="3807.0999999999999">
            <text:p>3807</text:p>
          </table:table-cell>
          <table:table-cell table:style-name="ACE-1" office:value-type="float" office:value="271">
            <text:p>27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9M30S">
            <text:p>02:19:30</text:p>
          </table:table-cell>
          <table:table-cell table:style-name="ACE-1" office:value-type="float" office:value="3829.0999999999999">
            <text:p>3829</text:p>
          </table:table-cell>
          <table:table-cell table:style-name="ACE-1" office:value-type="float" office:value="221.5">
            <text:p>22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9M35S">
            <text:p>02:19:35</text:p>
          </table:table-cell>
          <table:table-cell table:style-name="ACE-1" office:value-type="float" office:value="3829.0999999999999">
            <text:p>3829</text:p>
          </table:table-cell>
          <table:table-cell table:style-name="ACE-1" office:value-type="float" office:value="222">
            <text:p>22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9M40S">
            <text:p>02:19:40</text:p>
          </table:table-cell>
          <table:table-cell table:style-name="ACE-1" office:value-type="float" office:value="3828">
            <text:p>3828</text:p>
          </table:table-cell>
          <table:table-cell table:style-name="ACE-1" office:value-type="float" office:value="225.5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9M45S">
            <text:p>02:19:45</text:p>
          </table:table-cell>
          <table:table-cell table:style-name="ACE-1" office:value-type="float" office:value="3824.6999999999998">
            <text:p>3825</text:p>
          </table:table-cell>
          <table:table-cell table:style-name="ACE-1" office:value-type="float" office:value="221.5">
            <text:p>22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9M50S">
            <text:p>02:19:50</text:p>
          </table:table-cell>
          <table:table-cell table:style-name="ACE-1" office:value-type="float" office:value="3817">
            <text:p>3817</text:p>
          </table:table-cell>
          <table:table-cell table:style-name="ACE-1" office:value-type="float" office:value="222.5">
            <text:p>2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19M55S">
            <text:p>02:19:55</text:p>
          </table:table-cell>
          <table:table-cell table:style-name="ACE-1" office:value-type="float" office:value="3800.5">
            <text:p>3801</text:p>
          </table:table-cell>
          <table:table-cell table:style-name="ACE-1" office:value-type="float" office:value="290">
            <text:p>29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0M00S">
            <text:p>02:20:00</text:p>
          </table:table-cell>
          <table:table-cell table:style-name="ACE-1" office:value-type="float" office:value="3820.3000000000002">
            <text:p>3820</text:p>
          </table:table-cell>
          <table:table-cell table:style-name="ACE-1" office:value-type="float" office:value="242.5">
            <text:p>24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0M05S">
            <text:p>02:20:05</text:p>
          </table:table-cell>
          <table:table-cell table:style-name="ACE-1" office:value-type="float" office:value="3823.5999999999999">
            <text:p>3824</text:p>
          </table:table-cell>
          <table:table-cell table:style-name="ACE-1" office:value-type="float" office:value="221.5">
            <text:p>22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0M10S">
            <text:p>02:20:10</text:p>
          </table:table-cell>
          <table:table-cell table:style-name="ACE-1" office:value-type="float" office:value="3824.6999999999998">
            <text:p>3825</text:p>
          </table:table-cell>
          <table:table-cell table:style-name="ACE-1" office:value-type="float" office:value="223.5">
            <text:p>2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0M16S">
            <text:p>02:20:16</text:p>
          </table:table-cell>
          <table:table-cell table:style-name="ACE-1" office:value-type="float" office:value="3823.5999999999999">
            <text:p>3824</text:p>
          </table:table-cell>
          <table:table-cell table:style-name="ACE-1" office:value-type="float" office:value="227">
            <text:p>2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0M21S">
            <text:p>02:20:21</text:p>
          </table:table-cell>
          <table:table-cell table:style-name="ACE-1" office:value-type="float" office:value="3821.4000000000001">
            <text:p>3821</text:p>
          </table:table-cell>
          <table:table-cell table:style-name="ACE-1" office:value-type="float" office:value="229.5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0M26S">
            <text:p>02:20:26</text:p>
          </table:table-cell>
          <table:table-cell table:style-name="ACE-1" office:value-type="float" office:value="3820.3000000000002">
            <text:p>3820</text:p>
          </table:table-cell>
          <table:table-cell table:style-name="ACE-1" office:value-type="float" office:value="232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0M31S">
            <text:p>02:20:31</text:p>
          </table:table-cell>
          <table:table-cell table:style-name="ACE-1" office:value-type="float" office:value="3814.8000000000002">
            <text:p>3815</text:p>
          </table:table-cell>
          <table:table-cell table:style-name="ACE-1" office:value-type="float" office:value="245.5">
            <text:p>24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0M36S">
            <text:p>02:20:36</text:p>
          </table:table-cell>
          <table:table-cell table:style-name="ACE-1" office:value-type="float" office:value="3808.1999999999998">
            <text:p>3808</text:p>
          </table:table-cell>
          <table:table-cell table:style-name="ACE-1" office:value-type="float" office:value="253.5">
            <text:p>25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0M41S">
            <text:p>02:20:41</text:p>
          </table:table-cell>
          <table:table-cell table:style-name="ACE-1" office:value-type="float" office:value="3801.5999999999999">
            <text:p>3802</text:p>
          </table:table-cell>
          <table:table-cell table:style-name="ACE-1" office:value-type="float" office:value="264">
            <text:p>26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0M46S">
            <text:p>02:20:46</text:p>
          </table:table-cell>
          <table:table-cell table:style-name="ACE-1" office:value-type="float" office:value="3779.5999999999999">
            <text:p>3780</text:p>
          </table:table-cell>
          <table:table-cell table:style-name="ACE-1" office:value-type="float" office:value="322.5">
            <text:p>3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0M52S">
            <text:p>02:20:52</text:p>
          </table:table-cell>
          <table:table-cell table:style-name="ACE-1" office:value-type="float" office:value="3811.5">
            <text:p>3812</text:p>
          </table:table-cell>
          <table:table-cell table:style-name="ACE-1" office:value-type="float" office:value="241">
            <text:p>24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0M57S">
            <text:p>02:20:57</text:p>
          </table:table-cell>
          <table:table-cell table:style-name="ACE-1" office:value-type="float" office:value="3804.9000000000001">
            <text:p>3805</text:p>
          </table:table-cell>
          <table:table-cell table:style-name="ACE-1" office:value-type="float" office:value="260">
            <text:p>26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1M02S">
            <text:p>02:21:02</text:p>
          </table:table-cell>
          <table:table-cell table:style-name="ACE-1" office:value-type="float" office:value="3792.8000000000002">
            <text:p>3793</text:p>
          </table:table-cell>
          <table:table-cell table:style-name="ACE-1" office:value-type="float" office:value="275">
            <text:p>27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1M07S">
            <text:p>02:21:07</text:p>
          </table:table-cell>
          <table:table-cell table:style-name="ACE-1" office:value-type="float" office:value="3797.1999999999998">
            <text:p>3797</text:p>
          </table:table-cell>
          <table:table-cell table:style-name="ACE-1" office:value-type="float" office:value="280.5">
            <text:p>28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1M12S">
            <text:p>02:21:12</text:p>
          </table:table-cell>
          <table:table-cell table:style-name="ACE-1" office:value-type="float" office:value="3793.9000000000001">
            <text:p>3794</text:p>
          </table:table-cell>
          <table:table-cell table:style-name="ACE-1" office:value-type="float" office:value="294">
            <text:p>29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1M17S">
            <text:p>02:21:17</text:p>
          </table:table-cell>
          <table:table-cell table:style-name="ACE-1" office:value-type="float" office:value="3788.4000000000001">
            <text:p>3788</text:p>
          </table:table-cell>
          <table:table-cell table:style-name="ACE-1" office:value-type="float" office:value="288">
            <text:p>28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1M22S">
            <text:p>02:21:22</text:p>
          </table:table-cell>
          <table:table-cell table:style-name="ACE-1" office:value-type="float" office:value="3790.5999999999999">
            <text:p>3791</text:p>
          </table:table-cell>
          <table:table-cell table:style-name="ACE-1" office:value-type="float" office:value="282">
            <text:p>28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1M27S">
            <text:p>02:21:27</text:p>
          </table:table-cell>
          <table:table-cell table:style-name="ACE-1" office:value-type="float" office:value="3788.4000000000001">
            <text:p>3788</text:p>
          </table:table-cell>
          <table:table-cell table:style-name="ACE-1" office:value-type="float" office:value="287.5">
            <text:p>28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1M32S">
            <text:p>02:21:32</text:p>
          </table:table-cell>
          <table:table-cell table:style-name="ACE-1" office:value-type="float" office:value="3789.5">
            <text:p>3790</text:p>
          </table:table-cell>
          <table:table-cell table:style-name="ACE-1" office:value-type="float" office:value="283.5">
            <text:p>28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1M37S">
            <text:p>02:21:37</text:p>
          </table:table-cell>
          <table:table-cell table:style-name="ACE-1" office:value-type="float" office:value="3790.5999999999999">
            <text:p>3791</text:p>
          </table:table-cell>
          <table:table-cell table:style-name="ACE-1" office:value-type="float" office:value="293.5">
            <text:p>29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1M42S">
            <text:p>02:21:42</text:p>
          </table:table-cell>
          <table:table-cell table:style-name="ACE-1" office:value-type="float" office:value="3792.8000000000002">
            <text:p>3793</text:p>
          </table:table-cell>
          <table:table-cell table:style-name="ACE-1" office:value-type="float" office:value="281">
            <text:p>28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1M47S">
            <text:p>02:21:47</text:p>
          </table:table-cell>
          <table:table-cell table:style-name="ACE-1" office:value-type="float" office:value="3797.1999999999998">
            <text:p>3797</text:p>
          </table:table-cell>
          <table:table-cell table:style-name="ACE-1" office:value-type="float" office:value="257.5">
            <text:p>25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1M53S">
            <text:p>02:21:53</text:p>
          </table:table-cell>
          <table:table-cell table:style-name="ACE-1" office:value-type="float" office:value="3800.5">
            <text:p>3801</text:p>
          </table:table-cell>
          <table:table-cell table:style-name="ACE-1" office:value-type="float" office:value="257">
            <text:p>25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1M58S">
            <text:p>02:21:58</text:p>
          </table:table-cell>
          <table:table-cell table:style-name="ACE-1" office:value-type="float" office:value="3786.1999999999998">
            <text:p>3786</text:p>
          </table:table-cell>
          <table:table-cell table:style-name="ACE-1" office:value-type="float" office:value="296.5">
            <text:p>29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2M03S">
            <text:p>02:22:03</text:p>
          </table:table-cell>
          <table:table-cell table:style-name="ACE-1" office:value-type="float" office:value="3792.8000000000002">
            <text:p>3793</text:p>
          </table:table-cell>
          <table:table-cell table:style-name="ACE-1" office:value-type="float" office:value="265.5">
            <text:p>26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2M08S">
            <text:p>02:22:08</text:p>
          </table:table-cell>
          <table:table-cell table:style-name="ACE-1" office:value-type="float" office:value="3796.0999999999999">
            <text:p>3796</text:p>
          </table:table-cell>
          <table:table-cell table:style-name="ACE-1" office:value-type="float" office:value="256">
            <text:p>25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2M13S">
            <text:p>02:22:13</text:p>
          </table:table-cell>
          <table:table-cell table:style-name="ACE-1" office:value-type="float" office:value="3803.8000000000002">
            <text:p>3804</text:p>
          </table:table-cell>
          <table:table-cell table:style-name="ACE-1" office:value-type="float" office:value="250">
            <text:p>25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2M18S">
            <text:p>02:22:18</text:p>
          </table:table-cell>
          <table:table-cell table:style-name="ACE-1" office:value-type="float" office:value="3808.1999999999998">
            <text:p>3808</text:p>
          </table:table-cell>
          <table:table-cell table:style-name="ACE-1" office:value-type="float" office:value="230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2M23S">
            <text:p>02:22:23</text:p>
          </table:table-cell>
          <table:table-cell table:style-name="ACE-1" office:value-type="float" office:value="3808.1999999999998">
            <text:p>3808</text:p>
          </table:table-cell>
          <table:table-cell table:style-name="ACE-1" office:value-type="float" office:value="228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2M28S">
            <text:p>02:22:28</text:p>
          </table:table-cell>
          <table:table-cell table:style-name="ACE-1" office:value-type="float" office:value="3797.1999999999998">
            <text:p>3797</text:p>
          </table:table-cell>
          <table:table-cell table:style-name="ACE-1" office:value-type="float" office:value="229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2M33S">
            <text:p>02:22:33</text:p>
          </table:table-cell>
          <table:table-cell table:style-name="ACE-1" office:value-type="float" office:value="3801.5999999999999">
            <text:p>3802</text:p>
          </table:table-cell>
          <table:table-cell table:style-name="ACE-1" office:value-type="float" office:value="243.5">
            <text:p>24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2M38S">
            <text:p>02:22:38</text:p>
          </table:table-cell>
          <table:table-cell table:style-name="ACE-1" office:value-type="float" office:value="3809.3000000000002">
            <text:p>3809</text:p>
          </table:table-cell>
          <table:table-cell table:style-name="ACE-1" office:value-type="float" office:value="224.5">
            <text:p>22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2M43S">
            <text:p>02:22:43</text:p>
          </table:table-cell>
          <table:table-cell table:style-name="ACE-1" office:value-type="float" office:value="3807.0999999999999">
            <text:p>3807</text:p>
          </table:table-cell>
          <table:table-cell table:style-name="ACE-1" office:value-type="float" office:value="230.5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2M48S">
            <text:p>02:22:48</text:p>
          </table:table-cell>
          <table:table-cell table:style-name="ACE-1" office:value-type="float" office:value="3808.1999999999998">
            <text:p>3808</text:p>
          </table:table-cell>
          <table:table-cell table:style-name="ACE-1" office:value-type="float" office:value="221">
            <text:p>22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2M53S">
            <text:p>02:22:53</text:p>
          </table:table-cell>
          <table:table-cell table:style-name="ACE-1" office:value-type="float" office:value="3808.1999999999998">
            <text:p>3808</text:p>
          </table:table-cell>
          <table:table-cell table:style-name="ACE-1" office:value-type="float" office:value="221.5">
            <text:p>22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2M59S">
            <text:p>02:22:59</text:p>
          </table:table-cell>
          <table:table-cell table:style-name="ACE-1" office:value-type="float" office:value="3793.9000000000001">
            <text:p>3794</text:p>
          </table:table-cell>
          <table:table-cell table:style-name="ACE-1" office:value-type="float" office:value="259">
            <text:p>25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3M04S">
            <text:p>02:23:04</text:p>
          </table:table-cell>
          <table:table-cell table:style-name="ACE-1" office:value-type="float" office:value="3798.3000000000002">
            <text:p>3798</text:p>
          </table:table-cell>
          <table:table-cell table:style-name="ACE-1" office:value-type="float" office:value="240">
            <text:p>2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3M09S">
            <text:p>02:23:09</text:p>
          </table:table-cell>
          <table:table-cell table:style-name="ACE-1" office:value-type="float" office:value="3803.8000000000002">
            <text:p>3804</text:p>
          </table:table-cell>
          <table:table-cell table:style-name="ACE-1" office:value-type="float" office:value="231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3M14S">
            <text:p>02:23:14</text:p>
          </table:table-cell>
          <table:table-cell table:style-name="ACE-1" office:value-type="float" office:value="3808.1999999999998">
            <text:p>3808</text:p>
          </table:table-cell>
          <table:table-cell table:style-name="ACE-1" office:value-type="float" office:value="219">
            <text:p>21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3M19S">
            <text:p>02:23:19</text:p>
          </table:table-cell>
          <table:table-cell table:style-name="ACE-1" office:value-type="float" office:value="3807.0999999999999">
            <text:p>3807</text:p>
          </table:table-cell>
          <table:table-cell table:style-name="ACE-1" office:value-type="float" office:value="221">
            <text:p>22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3M24S">
            <text:p>02:23:24</text:p>
          </table:table-cell>
          <table:table-cell table:style-name="ACE-1" office:value-type="float" office:value="3806">
            <text:p>3806</text:p>
          </table:table-cell>
          <table:table-cell table:style-name="ACE-1" office:value-type="float" office:value="224">
            <text:p>2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3M29S">
            <text:p>02:23:29</text:p>
          </table:table-cell>
          <table:table-cell table:style-name="ACE-1" office:value-type="float" office:value="3806">
            <text:p>3806</text:p>
          </table:table-cell>
          <table:table-cell table:style-name="ACE-1" office:value-type="float" office:value="223">
            <text:p>2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3M34S">
            <text:p>02:23:34</text:p>
          </table:table-cell>
          <table:table-cell table:style-name="ACE-1" office:value-type="float" office:value="3806">
            <text:p>3806</text:p>
          </table:table-cell>
          <table:table-cell table:style-name="ACE-1" office:value-type="float" office:value="220">
            <text:p>22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3M39S">
            <text:p>02:23:39</text:p>
          </table:table-cell>
          <table:table-cell table:style-name="ACE-1" office:value-type="float" office:value="3796.0999999999999">
            <text:p>3796</text:p>
          </table:table-cell>
          <table:table-cell table:style-name="ACE-1" office:value-type="float" office:value="224.5">
            <text:p>22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3M44S">
            <text:p>02:23:44</text:p>
          </table:table-cell>
          <table:table-cell table:style-name="ACE-1" office:value-type="float" office:value="3776.3000000000002">
            <text:p>3776</text:p>
          </table:table-cell>
          <table:table-cell table:style-name="ACE-1" office:value-type="float" office:value="300">
            <text:p>30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3M50S">
            <text:p>02:23:50</text:p>
          </table:table-cell>
          <table:table-cell table:style-name="ACE-1" office:value-type="float" office:value="3796.0999999999999">
            <text:p>3796</text:p>
          </table:table-cell>
          <table:table-cell table:style-name="ACE-1" office:value-type="float" office:value="239.5">
            <text:p>2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3M55S">
            <text:p>02:23:55</text:p>
          </table:table-cell>
          <table:table-cell table:style-name="ACE-1" office:value-type="float" office:value="3804.9000000000001">
            <text:p>3805</text:p>
          </table:table-cell>
          <table:table-cell table:style-name="ACE-1" office:value-type="float" office:value="219">
            <text:p>21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4M00S">
            <text:p>02:24:00</text:p>
          </table:table-cell>
          <table:table-cell table:style-name="ACE-1" office:value-type="float" office:value="3802.6999999999998">
            <text:p>3803</text:p>
          </table:table-cell>
          <table:table-cell table:style-name="ACE-1" office:value-type="float" office:value="226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4M05S">
            <text:p>02:24:05</text:p>
          </table:table-cell>
          <table:table-cell table:style-name="ACE-1" office:value-type="float" office:value="3786.1999999999998">
            <text:p>3786</text:p>
          </table:table-cell>
          <table:table-cell table:style-name="ACE-1" office:value-type="float" office:value="260">
            <text:p>26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4M10S">
            <text:p>02:24:10</text:p>
          </table:table-cell>
          <table:table-cell table:style-name="ACE-1" office:value-type="float" office:value="3801.5999999999999">
            <text:p>3802</text:p>
          </table:table-cell>
          <table:table-cell table:style-name="ACE-1" office:value-type="float" office:value="224">
            <text:p>2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4M15S">
            <text:p>02:24:15</text:p>
          </table:table-cell>
          <table:table-cell table:style-name="ACE-1" office:value-type="float" office:value="3799.4000000000001">
            <text:p>3799</text:p>
          </table:table-cell>
          <table:table-cell table:style-name="ACE-1" office:value-type="float" office:value="227">
            <text:p>2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4M20S">
            <text:p>02:24:20</text:p>
          </table:table-cell>
          <table:table-cell table:style-name="ACE-1" office:value-type="float" office:value="3778.5">
            <text:p>3779</text:p>
          </table:table-cell>
          <table:table-cell table:style-name="ACE-1" office:value-type="float" office:value="289">
            <text:p>28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4M25S">
            <text:p>02:24:25</text:p>
          </table:table-cell>
          <table:table-cell table:style-name="ACE-1" office:value-type="float" office:value="3799.4000000000001">
            <text:p>3799</text:p>
          </table:table-cell>
          <table:table-cell table:style-name="ACE-1" office:value-type="float" office:value="228.5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4M30S">
            <text:p>02:24:30</text:p>
          </table:table-cell>
          <table:table-cell table:style-name="ACE-1" office:value-type="float" office:value="3798.3000000000002">
            <text:p>3798</text:p>
          </table:table-cell>
          <table:table-cell table:style-name="ACE-1" office:value-type="float" office:value="223">
            <text:p>2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4M35S">
            <text:p>02:24:35</text:p>
          </table:table-cell>
          <table:table-cell table:style-name="ACE-1" office:value-type="float" office:value="3793.9000000000001">
            <text:p>3794</text:p>
          </table:table-cell>
          <table:table-cell table:style-name="ACE-1" office:value-type="float" office:value="231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4M40S">
            <text:p>02:24:40</text:p>
          </table:table-cell>
          <table:table-cell table:style-name="ACE-1" office:value-type="float" office:value="3797.1999999999998">
            <text:p>3797</text:p>
          </table:table-cell>
          <table:table-cell table:style-name="ACE-1" office:value-type="float" office:value="218.5">
            <text:p>21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4M46S">
            <text:p>02:24:46</text:p>
          </table:table-cell>
          <table:table-cell table:style-name="ACE-1" office:value-type="float" office:value="3765.3000000000002">
            <text:p>3765</text:p>
          </table:table-cell>
          <table:table-cell table:style-name="ACE-1" office:value-type="float" office:value="293">
            <text:p>29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4M51S">
            <text:p>02:24:51</text:p>
          </table:table-cell>
          <table:table-cell table:style-name="ACE-1" office:value-type="float" office:value="3780.6999999999998">
            <text:p>3781</text:p>
          </table:table-cell>
          <table:table-cell table:style-name="ACE-1" office:value-type="float" office:value="257">
            <text:p>25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4M56S">
            <text:p>02:24:56</text:p>
          </table:table-cell>
          <table:table-cell table:style-name="ACE-1" office:value-type="float" office:value="3788.4000000000001">
            <text:p>3788</text:p>
          </table:table-cell>
          <table:table-cell table:style-name="ACE-1" office:value-type="float" office:value="290.5">
            <text:p>29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5M01S">
            <text:p>02:25:01</text:p>
          </table:table-cell>
          <table:table-cell table:style-name="ACE-1" office:value-type="float" office:value="3792.8000000000002">
            <text:p>3793</text:p>
          </table:table-cell>
          <table:table-cell table:style-name="ACE-1" office:value-type="float" office:value="225">
            <text:p>22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5M06S">
            <text:p>02:25:06</text:p>
          </table:table-cell>
          <table:table-cell table:style-name="ACE-1" office:value-type="float" office:value="3792.8000000000002">
            <text:p>3793</text:p>
          </table:table-cell>
          <table:table-cell table:style-name="ACE-1" office:value-type="float" office:value="223">
            <text:p>2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5M11S">
            <text:p>02:25:11</text:p>
          </table:table-cell>
          <table:table-cell table:style-name="ACE-1" office:value-type="float" office:value="3792.8000000000002">
            <text:p>3793</text:p>
          </table:table-cell>
          <table:table-cell table:style-name="ACE-1" office:value-type="float" office:value="217.5">
            <text:p>21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5M16S">
            <text:p>02:25:16</text:p>
          </table:table-cell>
          <table:table-cell table:style-name="ACE-1" office:value-type="float" office:value="3790.5999999999999">
            <text:p>3791</text:p>
          </table:table-cell>
          <table:table-cell table:style-name="ACE-1" office:value-type="float" office:value="223.5">
            <text:p>2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5M21S">
            <text:p>02:25:21</text:p>
          </table:table-cell>
          <table:table-cell table:style-name="ACE-1" office:value-type="float" office:value="3784">
            <text:p>3784</text:p>
          </table:table-cell>
          <table:table-cell table:style-name="ACE-1" office:value-type="float" office:value="236">
            <text:p>2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5M26S">
            <text:p>02:25:26</text:p>
          </table:table-cell>
          <table:table-cell table:style-name="ACE-1" office:value-type="float" office:value="3764.1999999999998">
            <text:p>3764</text:p>
          </table:table-cell>
          <table:table-cell table:style-name="ACE-1" office:value-type="float" office:value="286.5">
            <text:p>28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5M31S">
            <text:p>02:25:31</text:p>
          </table:table-cell>
          <table:table-cell table:style-name="ACE-1" office:value-type="float" office:value="3790.5999999999999">
            <text:p>3791</text:p>
          </table:table-cell>
          <table:table-cell table:style-name="ACE-1" office:value-type="float" office:value="260.5">
            <text:p>26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5M36S">
            <text:p>02:25:36</text:p>
          </table:table-cell>
          <table:table-cell table:style-name="ACE-1" office:value-type="float" office:value="3789.5">
            <text:p>3790</text:p>
          </table:table-cell>
          <table:table-cell table:style-name="ACE-1" office:value-type="float" office:value="225.5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5M42S">
            <text:p>02:25:42</text:p>
          </table:table-cell>
          <table:table-cell table:style-name="ACE-1" office:value-type="float" office:value="3789.5">
            <text:p>3790</text:p>
          </table:table-cell>
          <table:table-cell table:style-name="ACE-1" office:value-type="float" office:value="221.5">
            <text:p>22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5M47S">
            <text:p>02:25:47</text:p>
          </table:table-cell>
          <table:table-cell table:style-name="ACE-1" office:value-type="float" office:value="3790.5999999999999">
            <text:p>3791</text:p>
          </table:table-cell>
          <table:table-cell table:style-name="ACE-1" office:value-type="float" office:value="218">
            <text:p>21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5M52S">
            <text:p>02:25:52</text:p>
          </table:table-cell>
          <table:table-cell table:style-name="ACE-1" office:value-type="float" office:value="3787.3000000000002">
            <text:p>3787</text:p>
          </table:table-cell>
          <table:table-cell table:style-name="ACE-1" office:value-type="float" office:value="223.5">
            <text:p>2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5M57S">
            <text:p>02:25:57</text:p>
          </table:table-cell>
          <table:table-cell table:style-name="ACE-1" office:value-type="float" office:value="3773">
            <text:p>3773</text:p>
          </table:table-cell>
          <table:table-cell table:style-name="ACE-1" office:value-type="float" office:value="265.5">
            <text:p>26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6M02S">
            <text:p>02:26:02</text:p>
          </table:table-cell>
          <table:table-cell table:style-name="ACE-1" office:value-type="float" office:value="3765.3000000000002">
            <text:p>3765</text:p>
          </table:table-cell>
          <table:table-cell table:style-name="ACE-1" office:value-type="float" office:value="297.5">
            <text:p>29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6M07S">
            <text:p>02:26:07</text:p>
          </table:table-cell>
          <table:table-cell table:style-name="ACE-1" office:value-type="float" office:value="3786.1999999999998">
            <text:p>3786</text:p>
          </table:table-cell>
          <table:table-cell table:style-name="ACE-1" office:value-type="float" office:value="225">
            <text:p>22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6M12S">
            <text:p>02:26:12</text:p>
          </table:table-cell>
          <table:table-cell table:style-name="ACE-1" office:value-type="float" office:value="3787.3000000000002">
            <text:p>3787</text:p>
          </table:table-cell>
          <table:table-cell table:style-name="ACE-1" office:value-type="float" office:value="225">
            <text:p>22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6M17S">
            <text:p>02:26:17</text:p>
          </table:table-cell>
          <table:table-cell table:style-name="ACE-1" office:value-type="float" office:value="3784">
            <text:p>3784</text:p>
          </table:table-cell>
          <table:table-cell table:style-name="ACE-1" office:value-type="float" office:value="224">
            <text:p>2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6M22S">
            <text:p>02:26:22</text:p>
          </table:table-cell>
          <table:table-cell table:style-name="ACE-1" office:value-type="float" office:value="3763.0999999999999">
            <text:p>3763</text:p>
          </table:table-cell>
          <table:table-cell table:style-name="ACE-1" office:value-type="float" office:value="282.5">
            <text:p>28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6M27S">
            <text:p>02:26:27</text:p>
          </table:table-cell>
          <table:table-cell table:style-name="ACE-1" office:value-type="float" office:value="3784">
            <text:p>3784</text:p>
          </table:table-cell>
          <table:table-cell table:style-name="ACE-1" office:value-type="float" office:value="227">
            <text:p>2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6M32S">
            <text:p>02:26:32</text:p>
          </table:table-cell>
          <table:table-cell table:style-name="ACE-1" office:value-type="float" office:value="3760.9000000000001">
            <text:p>3761</text:p>
          </table:table-cell>
          <table:table-cell table:style-name="ACE-1" office:value-type="float" office:value="284.5">
            <text:p>28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6M38S">
            <text:p>02:26:38</text:p>
          </table:table-cell>
          <table:table-cell table:style-name="ACE-1" office:value-type="float" office:value="3769.6999999999998">
            <text:p>3770</text:p>
          </table:table-cell>
          <table:table-cell table:style-name="ACE-1" office:value-type="float" office:value="265">
            <text:p>26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6M43S">
            <text:p>02:26:43</text:p>
          </table:table-cell>
          <table:table-cell table:style-name="ACE-1" office:value-type="float" office:value="3784">
            <text:p>3784</text:p>
          </table:table-cell>
          <table:table-cell table:style-name="ACE-1" office:value-type="float" office:value="219.5">
            <text:p>22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6M48S">
            <text:p>02:26:48</text:p>
          </table:table-cell>
          <table:table-cell table:style-name="ACE-1" office:value-type="float" office:value="3758.6999999999998">
            <text:p>3759</text:p>
          </table:table-cell>
          <table:table-cell table:style-name="ACE-1" office:value-type="float" office:value="290">
            <text:p>29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6M53S">
            <text:p>02:26:53</text:p>
          </table:table-cell>
          <table:table-cell table:style-name="ACE-1" office:value-type="float" office:value="3781.8000000000002">
            <text:p>3782</text:p>
          </table:table-cell>
          <table:table-cell table:style-name="ACE-1" office:value-type="float" office:value="223.5">
            <text:p>2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6M58S">
            <text:p>02:26:58</text:p>
          </table:table-cell>
          <table:table-cell table:style-name="ACE-1" office:value-type="float" office:value="3780.6999999999998">
            <text:p>3781</text:p>
          </table:table-cell>
          <table:table-cell table:style-name="ACE-1" office:value-type="float" office:value="225">
            <text:p>22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7M03S">
            <text:p>02:27:03</text:p>
          </table:table-cell>
          <table:table-cell table:style-name="ACE-1" office:value-type="float" office:value="3767.5">
            <text:p>3768</text:p>
          </table:table-cell>
          <table:table-cell table:style-name="ACE-1" office:value-type="float" office:value="256">
            <text:p>25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7M08S">
            <text:p>02:27:08</text:p>
          </table:table-cell>
          <table:table-cell table:style-name="ACE-1" office:value-type="float" office:value="3758.6999999999998">
            <text:p>3759</text:p>
          </table:table-cell>
          <table:table-cell table:style-name="ACE-1" office:value-type="float" office:value="294.5">
            <text:p>29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7M13S">
            <text:p>02:27:13</text:p>
          </table:table-cell>
          <table:table-cell table:style-name="ACE-1" office:value-type="float" office:value="3779.5999999999999">
            <text:p>3780</text:p>
          </table:table-cell>
          <table:table-cell table:style-name="ACE-1" office:value-type="float" office:value="227">
            <text:p>2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7M18S">
            <text:p>02:27:18</text:p>
          </table:table-cell>
          <table:table-cell table:style-name="ACE-1" office:value-type="float" office:value="3780.6999999999998">
            <text:p>3781</text:p>
          </table:table-cell>
          <table:table-cell table:style-name="ACE-1" office:value-type="float" office:value="220">
            <text:p>22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7M23S">
            <text:p>02:27:23</text:p>
          </table:table-cell>
          <table:table-cell table:style-name="ACE-1" office:value-type="float" office:value="3780.6999999999998">
            <text:p>3781</text:p>
          </table:table-cell>
          <table:table-cell table:style-name="ACE-1" office:value-type="float" office:value="230.5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7M28S">
            <text:p>02:27:28</text:p>
          </table:table-cell>
          <table:table-cell table:style-name="ACE-1" office:value-type="float" office:value="3779.5999999999999">
            <text:p>3780</text:p>
          </table:table-cell>
          <table:table-cell table:style-name="ACE-1" office:value-type="float" office:value="223.5">
            <text:p>2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7M34S">
            <text:p>02:27:34</text:p>
          </table:table-cell>
          <table:table-cell table:style-name="ACE-1" office:value-type="float" office:value="3751">
            <text:p>3751</text:p>
          </table:table-cell>
          <table:table-cell table:style-name="ACE-1" office:value-type="float" office:value="302">
            <text:p>30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7M39S">
            <text:p>02:27:39</text:p>
          </table:table-cell>
          <table:table-cell table:style-name="ACE-1" office:value-type="float" office:value="3754.3000000000002">
            <text:p>3754</text:p>
          </table:table-cell>
          <table:table-cell table:style-name="ACE-1" office:value-type="float" office:value="290.5">
            <text:p>29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7M44S">
            <text:p>02:27:44</text:p>
          </table:table-cell>
          <table:table-cell table:style-name="ACE-1" office:value-type="float" office:value="3736.6999999999998">
            <text:p>3737</text:p>
          </table:table-cell>
          <table:table-cell table:style-name="ACE-1" office:value-type="float" office:value="331.5">
            <text:p>3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7M49S">
            <text:p>02:27:49</text:p>
          </table:table-cell>
          <table:table-cell table:style-name="ACE-1" office:value-type="float" office:value="3771.9000000000001">
            <text:p>3772</text:p>
          </table:table-cell>
          <table:table-cell table:style-name="ACE-1" office:value-type="float" office:value="241.5">
            <text:p>24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7M54S">
            <text:p>02:27:54</text:p>
          </table:table-cell>
          <table:table-cell table:style-name="ACE-1" office:value-type="float" office:value="3747.6999999999998">
            <text:p>3748</text:p>
          </table:table-cell>
          <table:table-cell table:style-name="ACE-1" office:value-type="float" office:value="255">
            <text:p>25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7M59S">
            <text:p>02:27:59</text:p>
          </table:table-cell>
          <table:table-cell table:style-name="ACE-1" office:value-type="float" office:value="3764.1999999999998">
            <text:p>3764</text:p>
          </table:table-cell>
          <table:table-cell table:style-name="ACE-1" office:value-type="float" office:value="257">
            <text:p>25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8M04S">
            <text:p>02:28:04</text:p>
          </table:table-cell>
          <table:table-cell table:style-name="ACE-1" office:value-type="float" office:value="3774.0999999999999">
            <text:p>3774</text:p>
          </table:table-cell>
          <table:table-cell table:style-name="ACE-1" office:value-type="float" office:value="225.5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8M09S">
            <text:p>02:28:09</text:p>
          </table:table-cell>
          <table:table-cell table:style-name="ACE-1" office:value-type="float" office:value="3773">
            <text:p>3773</text:p>
          </table:table-cell>
          <table:table-cell table:style-name="ACE-1" office:value-type="float" office:value="227.5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8M14S">
            <text:p>02:28:14</text:p>
          </table:table-cell>
          <table:table-cell table:style-name="ACE-1" office:value-type="float" office:value="3774.0999999999999">
            <text:p>3774</text:p>
          </table:table-cell>
          <table:table-cell table:style-name="ACE-1" office:value-type="float" office:value="224.5">
            <text:p>22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8M19S">
            <text:p>02:28:19</text:p>
          </table:table-cell>
          <table:table-cell table:style-name="ACE-1" office:value-type="float" office:value="3773">
            <text:p>3773</text:p>
          </table:table-cell>
          <table:table-cell table:style-name="ACE-1" office:value-type="float" office:value="226.5">
            <text:p>2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8M24S">
            <text:p>02:28:24</text:p>
          </table:table-cell>
          <table:table-cell table:style-name="ACE-1" office:value-type="float" office:value="3774.0999999999999">
            <text:p>3774</text:p>
          </table:table-cell>
          <table:table-cell table:style-name="ACE-1" office:value-type="float" office:value="224">
            <text:p>2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8M29S">
            <text:p>02:28:29</text:p>
          </table:table-cell>
          <table:table-cell table:style-name="ACE-1" office:value-type="float" office:value="3755.4000000000001">
            <text:p>3755</text:p>
          </table:table-cell>
          <table:table-cell table:style-name="ACE-1" office:value-type="float" office:value="283">
            <text:p>28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8M35S">
            <text:p>02:28:35</text:p>
          </table:table-cell>
          <table:table-cell table:style-name="ACE-1" office:value-type="float" office:value="3751">
            <text:p>3751</text:p>
          </table:table-cell>
          <table:table-cell table:style-name="ACE-1" office:value-type="float" office:value="293.5">
            <text:p>29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8M40S">
            <text:p>02:28:40</text:p>
          </table:table-cell>
          <table:table-cell table:style-name="ACE-1" office:value-type="float" office:value="3746.5999999999999">
            <text:p>3747</text:p>
          </table:table-cell>
          <table:table-cell table:style-name="ACE-1" office:value-type="float" office:value="298.5">
            <text:p>29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8M45S">
            <text:p>02:28:45</text:p>
          </table:table-cell>
          <table:table-cell table:style-name="ACE-1" office:value-type="float" office:value="3720.1999999999998">
            <text:p>3720</text:p>
          </table:table-cell>
          <table:table-cell table:style-name="ACE-1" office:value-type="float" office:value="359.5">
            <text:p>36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8M50S">
            <text:p>02:28:50</text:p>
          </table:table-cell>
          <table:table-cell table:style-name="ACE-1" office:value-type="float" office:value="3747.6999999999998">
            <text:p>3748</text:p>
          </table:table-cell>
          <table:table-cell table:style-name="ACE-1" office:value-type="float" office:value="292.5">
            <text:p>29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8M55S">
            <text:p>02:28:55</text:p>
          </table:table-cell>
          <table:table-cell table:style-name="ACE-1" office:value-type="float" office:value="3748.8000000000002">
            <text:p>3749</text:p>
          </table:table-cell>
          <table:table-cell table:style-name="ACE-1" office:value-type="float" office:value="282">
            <text:p>28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9M00S">
            <text:p>02:29:00</text:p>
          </table:table-cell>
          <table:table-cell table:style-name="ACE-1" office:value-type="float" office:value="3768.5999999999999">
            <text:p>3769</text:p>
          </table:table-cell>
          <table:table-cell table:style-name="ACE-1" office:value-type="float" office:value="228.5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9M05S">
            <text:p>02:29:05</text:p>
          </table:table-cell>
          <table:table-cell table:style-name="ACE-1" office:value-type="float" office:value="3769.6999999999998">
            <text:p>3770</text:p>
          </table:table-cell>
          <table:table-cell table:style-name="ACE-1" office:value-type="float" office:value="225">
            <text:p>22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9M10S">
            <text:p>02:29:10</text:p>
          </table:table-cell>
          <table:table-cell table:style-name="ACE-1" office:value-type="float" office:value="3768.5999999999999">
            <text:p>3769</text:p>
          </table:table-cell>
          <table:table-cell table:style-name="ACE-1" office:value-type="float" office:value="226.5">
            <text:p>2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9M15S">
            <text:p>02:29:15</text:p>
          </table:table-cell>
          <table:table-cell table:style-name="ACE-1" office:value-type="float" office:value="3767.5">
            <text:p>3768</text:p>
          </table:table-cell>
          <table:table-cell table:style-name="ACE-1" office:value-type="float" office:value="227.5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9M20S">
            <text:p>02:29:20</text:p>
          </table:table-cell>
          <table:table-cell table:style-name="ACE-1" office:value-type="float" office:value="3759.8000000000002">
            <text:p>3760</text:p>
          </table:table-cell>
          <table:table-cell table:style-name="ACE-1" office:value-type="float" office:value="246">
            <text:p>24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9M25S">
            <text:p>02:29:25</text:p>
          </table:table-cell>
          <table:table-cell table:style-name="ACE-1" office:value-type="float" office:value="3747.6999999999998">
            <text:p>3748</text:p>
          </table:table-cell>
          <table:table-cell table:style-name="ACE-1" office:value-type="float" office:value="292">
            <text:p>29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9M30S">
            <text:p>02:29:30</text:p>
          </table:table-cell>
          <table:table-cell table:style-name="ACE-1" office:value-type="float" office:value="3756.5">
            <text:p>3757</text:p>
          </table:table-cell>
          <table:table-cell table:style-name="ACE-1" office:value-type="float" office:value="252">
            <text:p>25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9M36S">
            <text:p>02:29:36</text:p>
          </table:table-cell>
          <table:table-cell table:style-name="ACE-1" office:value-type="float" office:value="3766.4000000000001">
            <text:p>3766</text:p>
          </table:table-cell>
          <table:table-cell table:style-name="ACE-1" office:value-type="float" office:value="230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9M41S">
            <text:p>02:29:41</text:p>
          </table:table-cell>
          <table:table-cell table:style-name="ACE-1" office:value-type="float" office:value="3768.5999999999999">
            <text:p>3769</text:p>
          </table:table-cell>
          <table:table-cell table:style-name="ACE-1" office:value-type="float" office:value="223">
            <text:p>2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9M46S">
            <text:p>02:29:46</text:p>
          </table:table-cell>
          <table:table-cell table:style-name="ACE-1" office:value-type="float" office:value="3764.1999999999998">
            <text:p>3764</text:p>
          </table:table-cell>
          <table:table-cell table:style-name="ACE-1" office:value-type="float" office:value="233.5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9M51S">
            <text:p>02:29:51</text:p>
          </table:table-cell>
          <table:table-cell table:style-name="ACE-1" office:value-type="float" office:value="3766.4000000000001">
            <text:p>3766</text:p>
          </table:table-cell>
          <table:table-cell table:style-name="ACE-1" office:value-type="float" office:value="222.5">
            <text:p>2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29M56S">
            <text:p>02:29:56</text:p>
          </table:table-cell>
          <table:table-cell table:style-name="ACE-1" office:value-type="float" office:value="3748.8000000000002">
            <text:p>3749</text:p>
          </table:table-cell>
          <table:table-cell table:style-name="ACE-1" office:value-type="float" office:value="272">
            <text:p>27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0M01S">
            <text:p>02:30:01</text:p>
          </table:table-cell>
          <table:table-cell table:style-name="ACE-1" office:value-type="float" office:value="3740">
            <text:p>3740</text:p>
          </table:table-cell>
          <table:table-cell table:style-name="ACE-1" office:value-type="float" office:value="281">
            <text:p>28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0M06S">
            <text:p>02:30:06</text:p>
          </table:table-cell>
          <table:table-cell table:style-name="ACE-1" office:value-type="float" office:value="3765.3000000000002">
            <text:p>3765</text:p>
          </table:table-cell>
          <table:table-cell table:style-name="ACE-1" office:value-type="float" office:value="220.5">
            <text:p>22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0M11S">
            <text:p>02:30:11</text:p>
          </table:table-cell>
          <table:table-cell table:style-name="ACE-1" office:value-type="float" office:value="3762">
            <text:p>3762</text:p>
          </table:table-cell>
          <table:table-cell table:style-name="ACE-1" office:value-type="float" office:value="238">
            <text:p>2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0M16S">
            <text:p>02:30:16</text:p>
          </table:table-cell>
          <table:table-cell table:style-name="ACE-1" office:value-type="float" office:value="3760.9000000000001">
            <text:p>3761</text:p>
          </table:table-cell>
          <table:table-cell table:style-name="ACE-1" office:value-type="float" office:value="231.5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0M21S">
            <text:p>02:30:21</text:p>
          </table:table-cell>
          <table:table-cell table:style-name="ACE-1" office:value-type="float" office:value="3764.1999999999998">
            <text:p>3764</text:p>
          </table:table-cell>
          <table:table-cell table:style-name="ACE-1" office:value-type="float" office:value="222">
            <text:p>22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0M26S">
            <text:p>02:30:26</text:p>
          </table:table-cell>
          <table:table-cell table:style-name="ACE-1" office:value-type="float" office:value="3759.8000000000002">
            <text:p>3760</text:p>
          </table:table-cell>
          <table:table-cell table:style-name="ACE-1" office:value-type="float" office:value="237.5">
            <text:p>2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0M31S">
            <text:p>02:30:31</text:p>
          </table:table-cell>
          <table:table-cell table:style-name="ACE-1" office:value-type="float" office:value="3740">
            <text:p>3740</text:p>
          </table:table-cell>
          <table:table-cell table:style-name="ACE-1" office:value-type="float" office:value="286">
            <text:p>28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0M37S">
            <text:p>02:30:37</text:p>
          </table:table-cell>
          <table:table-cell table:style-name="ACE-1" office:value-type="float" office:value="3753.1999999999998">
            <text:p>3753</text:p>
          </table:table-cell>
          <table:table-cell table:style-name="ACE-1" office:value-type="float" office:value="257.5">
            <text:p>25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0M42S">
            <text:p>02:30:42</text:p>
          </table:table-cell>
          <table:table-cell table:style-name="ACE-1" office:value-type="float" office:value="3763.0999999999999">
            <text:p>3763</text:p>
          </table:table-cell>
          <table:table-cell table:style-name="ACE-1" office:value-type="float" office:value="224.5">
            <text:p>22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0M47S">
            <text:p>02:30:47</text:p>
          </table:table-cell>
          <table:table-cell table:style-name="ACE-1" office:value-type="float" office:value="3758.6999999999998">
            <text:p>3759</text:p>
          </table:table-cell>
          <table:table-cell table:style-name="ACE-1" office:value-type="float" office:value="239.5">
            <text:p>2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0M52S">
            <text:p>02:30:52</text:p>
          </table:table-cell>
          <table:table-cell table:style-name="ACE-1" office:value-type="float" office:value="3763.0999999999999">
            <text:p>3763</text:p>
          </table:table-cell>
          <table:table-cell table:style-name="ACE-1" office:value-type="float" office:value="226.5">
            <text:p>2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0M57S">
            <text:p>02:30:57</text:p>
          </table:table-cell>
          <table:table-cell table:style-name="ACE-1" office:value-type="float" office:value="3760.9000000000001">
            <text:p>3761</text:p>
          </table:table-cell>
          <table:table-cell table:style-name="ACE-1" office:value-type="float" office:value="227">
            <text:p>2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1M02S">
            <text:p>02:31:02</text:p>
          </table:table-cell>
          <table:table-cell table:style-name="ACE-1" office:value-type="float" office:value="3742.1999999999998">
            <text:p>3742</text:p>
          </table:table-cell>
          <table:table-cell table:style-name="ACE-1" office:value-type="float" office:value="279.5">
            <text:p>28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1M07S">
            <text:p>02:31:07</text:p>
          </table:table-cell>
          <table:table-cell table:style-name="ACE-1" office:value-type="float" office:value="3740">
            <text:p>3740</text:p>
          </table:table-cell>
          <table:table-cell table:style-name="ACE-1" office:value-type="float" office:value="284">
            <text:p>28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1M12S">
            <text:p>02:31:12</text:p>
          </table:table-cell>
          <table:table-cell table:style-name="ACE-1" office:value-type="float" office:value="3764.1999999999998">
            <text:p>3764</text:p>
          </table:table-cell>
          <table:table-cell table:style-name="ACE-1" office:value-type="float" office:value="221.5">
            <text:p>22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1M17S">
            <text:p>02:31:17</text:p>
          </table:table-cell>
          <table:table-cell table:style-name="ACE-1" office:value-type="float" office:value="3763.0999999999999">
            <text:p>3763</text:p>
          </table:table-cell>
          <table:table-cell table:style-name="ACE-1" office:value-type="float" office:value="220.5">
            <text:p>22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1M22S">
            <text:p>02:31:22</text:p>
          </table:table-cell>
          <table:table-cell table:style-name="ACE-1" office:value-type="float" office:value="3762">
            <text:p>3762</text:p>
          </table:table-cell>
          <table:table-cell table:style-name="ACE-1" office:value-type="float" office:value="226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1M27S">
            <text:p>02:31:27</text:p>
          </table:table-cell>
          <table:table-cell table:style-name="ACE-1" office:value-type="float" office:value="3763.0999999999999">
            <text:p>3763</text:p>
          </table:table-cell>
          <table:table-cell table:style-name="ACE-1" office:value-type="float" office:value="222.5">
            <text:p>2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1M33S">
            <text:p>02:31:33</text:p>
          </table:table-cell>
          <table:table-cell table:style-name="ACE-1" office:value-type="float" office:value="3755.4000000000001">
            <text:p>3755</text:p>
          </table:table-cell>
          <table:table-cell table:style-name="ACE-1" office:value-type="float" office:value="240.5">
            <text:p>24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1M38S">
            <text:p>02:31:38</text:p>
          </table:table-cell>
          <table:table-cell table:style-name="ACE-1" office:value-type="float" office:value="3730.0999999999999">
            <text:p>3730</text:p>
          </table:table-cell>
          <table:table-cell table:style-name="ACE-1" office:value-type="float" office:value="297.5">
            <text:p>29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1M43S">
            <text:p>02:31:43</text:p>
          </table:table-cell>
          <table:table-cell table:style-name="ACE-1" office:value-type="float" office:value="3754.3000000000002">
            <text:p>3754</text:p>
          </table:table-cell>
          <table:table-cell table:style-name="ACE-1" office:value-type="float" office:value="249">
            <text:p>24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1M48S">
            <text:p>02:31:48</text:p>
          </table:table-cell>
          <table:table-cell table:style-name="ACE-1" office:value-type="float" office:value="3760.9000000000001">
            <text:p>3761</text:p>
          </table:table-cell>
          <table:table-cell table:style-name="ACE-1" office:value-type="float" office:value="226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1M53S">
            <text:p>02:31:53</text:p>
          </table:table-cell>
          <table:table-cell table:style-name="ACE-1" office:value-type="float" office:value="3758.6999999999998">
            <text:p>3759</text:p>
          </table:table-cell>
          <table:table-cell table:style-name="ACE-1" office:value-type="float" office:value="224">
            <text:p>2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1M58S">
            <text:p>02:31:58</text:p>
          </table:table-cell>
          <table:table-cell table:style-name="ACE-1" office:value-type="float" office:value="3762">
            <text:p>3762</text:p>
          </table:table-cell>
          <table:table-cell table:style-name="ACE-1" office:value-type="float" office:value="223">
            <text:p>2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2M03S">
            <text:p>02:32:03</text:p>
          </table:table-cell>
          <table:table-cell table:style-name="ACE-1" office:value-type="float" office:value="3762">
            <text:p>3762</text:p>
          </table:table-cell>
          <table:table-cell table:style-name="ACE-1" office:value-type="float" office:value="223">
            <text:p>2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2M08S">
            <text:p>02:32:08</text:p>
          </table:table-cell>
          <table:table-cell table:style-name="ACE-1" office:value-type="float" office:value="3738.9000000000001">
            <text:p>3739</text:p>
          </table:table-cell>
          <table:table-cell table:style-name="ACE-1" office:value-type="float" office:value="278.5">
            <text:p>27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2M13S">
            <text:p>02:32:13</text:p>
          </table:table-cell>
          <table:table-cell table:style-name="ACE-1" office:value-type="float" office:value="3735.5999999999999">
            <text:p>3736</text:p>
          </table:table-cell>
          <table:table-cell table:style-name="ACE-1" office:value-type="float" office:value="288">
            <text:p>28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2M18S">
            <text:p>02:32:18</text:p>
          </table:table-cell>
          <table:table-cell table:style-name="ACE-1" office:value-type="float" office:value="3758.6999999999998">
            <text:p>3759</text:p>
          </table:table-cell>
          <table:table-cell table:style-name="ACE-1" office:value-type="float" office:value="226.5">
            <text:p>2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2M24S">
            <text:p>02:32:24</text:p>
          </table:table-cell>
          <table:table-cell table:style-name="ACE-1" office:value-type="float" office:value="3759.8000000000002">
            <text:p>3760</text:p>
          </table:table-cell>
          <table:table-cell table:style-name="ACE-1" office:value-type="float" office:value="221">
            <text:p>22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2M29S">
            <text:p>02:32:29</text:p>
          </table:table-cell>
          <table:table-cell table:style-name="ACE-1" office:value-type="float" office:value="3759.8000000000002">
            <text:p>3760</text:p>
          </table:table-cell>
          <table:table-cell table:style-name="ACE-1" office:value-type="float" office:value="228.5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2M34S">
            <text:p>02:32:34</text:p>
          </table:table-cell>
          <table:table-cell table:style-name="ACE-1" office:value-type="float" office:value="3758.6999999999998">
            <text:p>3759</text:p>
          </table:table-cell>
          <table:table-cell table:style-name="ACE-1" office:value-type="float" office:value="222">
            <text:p>22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2M39S">
            <text:p>02:32:39</text:p>
          </table:table-cell>
          <table:table-cell table:style-name="ACE-1" office:value-type="float" office:value="3747.6999999999998">
            <text:p>3748</text:p>
          </table:table-cell>
          <table:table-cell table:style-name="ACE-1" office:value-type="float" office:value="242">
            <text:p>24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2M44S">
            <text:p>02:32:44</text:p>
          </table:table-cell>
          <table:table-cell table:style-name="ACE-1" office:value-type="float" office:value="3718">
            <text:p>3718</text:p>
          </table:table-cell>
          <table:table-cell table:style-name="ACE-1" office:value-type="float" office:value="324.5">
            <text:p>32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2M49S">
            <text:p>02:32:49</text:p>
          </table:table-cell>
          <table:table-cell table:style-name="ACE-1" office:value-type="float" office:value="3746.5999999999999">
            <text:p>3747</text:p>
          </table:table-cell>
          <table:table-cell table:style-name="ACE-1" office:value-type="float" office:value="243.5">
            <text:p>24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2M54S">
            <text:p>02:32:54</text:p>
          </table:table-cell>
          <table:table-cell table:style-name="ACE-1" office:value-type="float" office:value="3754.3000000000002">
            <text:p>3754</text:p>
          </table:table-cell>
          <table:table-cell table:style-name="ACE-1" office:value-type="float" office:value="229.5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2M59S">
            <text:p>02:32:59</text:p>
          </table:table-cell>
          <table:table-cell table:style-name="ACE-1" office:value-type="float" office:value="3754.3000000000002">
            <text:p>3754</text:p>
          </table:table-cell>
          <table:table-cell table:style-name="ACE-1" office:value-type="float" office:value="228.5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3M04S">
            <text:p>02:33:04</text:p>
          </table:table-cell>
          <table:table-cell table:style-name="ACE-1" office:value-type="float" office:value="3751">
            <text:p>3751</text:p>
          </table:table-cell>
          <table:table-cell table:style-name="ACE-1" office:value-type="float" office:value="237">
            <text:p>23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3M09S">
            <text:p>02:33:09</text:p>
          </table:table-cell>
          <table:table-cell table:style-name="ACE-1" office:value-type="float" office:value="3753.1999999999998">
            <text:p>3753</text:p>
          </table:table-cell>
          <table:table-cell table:style-name="ACE-1" office:value-type="float" office:value="226.5">
            <text:p>2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3M14S">
            <text:p>02:33:14</text:p>
          </table:table-cell>
          <table:table-cell table:style-name="ACE-1" office:value-type="float" office:value="3735.5999999999999">
            <text:p>3736</text:p>
          </table:table-cell>
          <table:table-cell table:style-name="ACE-1" office:value-type="float" office:value="273">
            <text:p>27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3M20S">
            <text:p>02:33:20</text:p>
          </table:table-cell>
          <table:table-cell table:style-name="ACE-1" office:value-type="float" office:value="3726.8000000000002">
            <text:p>3727</text:p>
          </table:table-cell>
          <table:table-cell table:style-name="ACE-1" office:value-type="float" office:value="294.5">
            <text:p>29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3M25S">
            <text:p>02:33:25</text:p>
          </table:table-cell>
          <table:table-cell table:style-name="ACE-1" office:value-type="float" office:value="3753.1999999999998">
            <text:p>3753</text:p>
          </table:table-cell>
          <table:table-cell table:style-name="ACE-1" office:value-type="float" office:value="226.5">
            <text:p>2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3M30S">
            <text:p>02:33:30</text:p>
          </table:table-cell>
          <table:table-cell table:style-name="ACE-1" office:value-type="float" office:value="3755.4000000000001">
            <text:p>3755</text:p>
          </table:table-cell>
          <table:table-cell table:style-name="ACE-1" office:value-type="float" office:value="220.5">
            <text:p>22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3M35S">
            <text:p>02:33:35</text:p>
          </table:table-cell>
          <table:table-cell table:style-name="ACE-1" office:value-type="float" office:value="3754.3000000000002">
            <text:p>3754</text:p>
          </table:table-cell>
          <table:table-cell table:style-name="ACE-1" office:value-type="float" office:value="229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3M40S">
            <text:p>02:33:40</text:p>
          </table:table-cell>
          <table:table-cell table:style-name="ACE-1" office:value-type="float" office:value="3752.0999999999999">
            <text:p>3752</text:p>
          </table:table-cell>
          <table:table-cell table:style-name="ACE-1" office:value-type="float" office:value="225.5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3M45S">
            <text:p>02:33:45</text:p>
          </table:table-cell>
          <table:table-cell table:style-name="ACE-1" office:value-type="float" office:value="3749.9000000000001">
            <text:p>3750</text:p>
          </table:table-cell>
          <table:table-cell table:style-name="ACE-1" office:value-type="float" office:value="227.5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3M50S">
            <text:p>02:33:50</text:p>
          </table:table-cell>
          <table:table-cell table:style-name="ACE-1" office:value-type="float" office:value="3742.1999999999998">
            <text:p>3742</text:p>
          </table:table-cell>
          <table:table-cell table:style-name="ACE-1" office:value-type="float" office:value="245.5">
            <text:p>24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3M55S">
            <text:p>02:33:55</text:p>
          </table:table-cell>
          <table:table-cell table:style-name="ACE-1" office:value-type="float" office:value="3738.9000000000001">
            <text:p>3739</text:p>
          </table:table-cell>
          <table:table-cell table:style-name="ACE-1" office:value-type="float" office:value="260.5">
            <text:p>26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4M00S">
            <text:p>02:34:00</text:p>
          </table:table-cell>
          <table:table-cell table:style-name="ACE-1" office:value-type="float" office:value="3748.8000000000002">
            <text:p>3749</text:p>
          </table:table-cell>
          <table:table-cell table:style-name="ACE-1" office:value-type="float" office:value="231.5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4M05S">
            <text:p>02:34:05</text:p>
          </table:table-cell>
          <table:table-cell table:style-name="ACE-1" office:value-type="float" office:value="3749.9000000000001">
            <text:p>3750</text:p>
          </table:table-cell>
          <table:table-cell table:style-name="ACE-1" office:value-type="float" office:value="228.5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4M11S">
            <text:p>02:34:11</text:p>
          </table:table-cell>
          <table:table-cell table:style-name="ACE-1" office:value-type="float" office:value="3751">
            <text:p>3751</text:p>
          </table:table-cell>
          <table:table-cell table:style-name="ACE-1" office:value-type="float" office:value="225.5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4M16S">
            <text:p>02:34:16</text:p>
          </table:table-cell>
          <table:table-cell table:style-name="ACE-1" office:value-type="float" office:value="3749.9000000000001">
            <text:p>3750</text:p>
          </table:table-cell>
          <table:table-cell table:style-name="ACE-1" office:value-type="float" office:value="227">
            <text:p>2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4M21S">
            <text:p>02:34:21</text:p>
          </table:table-cell>
          <table:table-cell table:style-name="ACE-1" office:value-type="float" office:value="3749.9000000000001">
            <text:p>3750</text:p>
          </table:table-cell>
          <table:table-cell table:style-name="ACE-1" office:value-type="float" office:value="222.5">
            <text:p>2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4M26S">
            <text:p>02:34:26</text:p>
          </table:table-cell>
          <table:table-cell table:style-name="ACE-1" office:value-type="float" office:value="3722.4000000000001">
            <text:p>3722</text:p>
          </table:table-cell>
          <table:table-cell table:style-name="ACE-1" office:value-type="float" office:value="283.5">
            <text:p>28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4M31S">
            <text:p>02:34:31</text:p>
          </table:table-cell>
          <table:table-cell table:style-name="ACE-1" office:value-type="float" office:value="3749.9000000000001">
            <text:p>3750</text:p>
          </table:table-cell>
          <table:table-cell table:style-name="ACE-1" office:value-type="float" office:value="225.5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4M36S">
            <text:p>02:34:36</text:p>
          </table:table-cell>
          <table:table-cell table:style-name="ACE-1" office:value-type="float" office:value="3749.9000000000001">
            <text:p>3750</text:p>
          </table:table-cell>
          <table:table-cell table:style-name="ACE-1" office:value-type="float" office:value="227.5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4M41S">
            <text:p>02:34:41</text:p>
          </table:table-cell>
          <table:table-cell table:style-name="ACE-1" office:value-type="float" office:value="3747.6999999999998">
            <text:p>3748</text:p>
          </table:table-cell>
          <table:table-cell table:style-name="ACE-1" office:value-type="float" office:value="228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4M46S">
            <text:p>02:34:46</text:p>
          </table:table-cell>
          <table:table-cell table:style-name="ACE-1" office:value-type="float" office:value="3722.4000000000001">
            <text:p>3722</text:p>
          </table:table-cell>
          <table:table-cell table:style-name="ACE-1" office:value-type="float" office:value="287.5">
            <text:p>28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4M51S">
            <text:p>02:34:51</text:p>
          </table:table-cell>
          <table:table-cell table:style-name="ACE-1" office:value-type="float" office:value="3745.5">
            <text:p>3746</text:p>
          </table:table-cell>
          <table:table-cell table:style-name="ACE-1" office:value-type="float" office:value="224">
            <text:p>2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4M56S">
            <text:p>02:34:56</text:p>
          </table:table-cell>
          <table:table-cell table:style-name="ACE-1" office:value-type="float" office:value="3735.5999999999999">
            <text:p>3736</text:p>
          </table:table-cell>
          <table:table-cell table:style-name="ACE-1" office:value-type="float" office:value="244">
            <text:p>24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5M02S">
            <text:p>02:35:02</text:p>
          </table:table-cell>
          <table:table-cell table:style-name="ACE-1" office:value-type="float" office:value="3719.0999999999999">
            <text:p>3719</text:p>
          </table:table-cell>
          <table:table-cell table:style-name="ACE-1" office:value-type="float" office:value="297.5">
            <text:p>29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5M07S">
            <text:p>02:35:07</text:p>
          </table:table-cell>
          <table:table-cell table:style-name="ACE-1" office:value-type="float" office:value="3746.5999999999999">
            <text:p>3747</text:p>
          </table:table-cell>
          <table:table-cell table:style-name="ACE-1" office:value-type="float" office:value="251">
            <text:p>25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5M12S">
            <text:p>02:35:12</text:p>
          </table:table-cell>
          <table:table-cell table:style-name="ACE-1" office:value-type="float" office:value="3745.5">
            <text:p>3746</text:p>
          </table:table-cell>
          <table:table-cell table:style-name="ACE-1" office:value-type="float" office:value="225">
            <text:p>22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5M17S">
            <text:p>02:35:17</text:p>
          </table:table-cell>
          <table:table-cell table:style-name="ACE-1" office:value-type="float" office:value="3745.5">
            <text:p>3746</text:p>
          </table:table-cell>
          <table:table-cell table:style-name="ACE-1" office:value-type="float" office:value="223">
            <text:p>2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5M22S">
            <text:p>02:35:22</text:p>
          </table:table-cell>
          <table:table-cell table:style-name="ACE-1" office:value-type="float" office:value="3744.4000000000001">
            <text:p>3744</text:p>
          </table:table-cell>
          <table:table-cell table:style-name="ACE-1" office:value-type="float" office:value="226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5M27S">
            <text:p>02:35:27</text:p>
          </table:table-cell>
          <table:table-cell table:style-name="ACE-1" office:value-type="float" office:value="3744.4000000000001">
            <text:p>3744</text:p>
          </table:table-cell>
          <table:table-cell table:style-name="ACE-1" office:value-type="float" office:value="225.5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5M32S">
            <text:p>02:35:32</text:p>
          </table:table-cell>
          <table:table-cell table:style-name="ACE-1" office:value-type="float" office:value="3724.5999999999999">
            <text:p>3725</text:p>
          </table:table-cell>
          <table:table-cell table:style-name="ACE-1" office:value-type="float" office:value="286.5">
            <text:p>28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5M37S">
            <text:p>02:35:37</text:p>
          </table:table-cell>
          <table:table-cell table:style-name="ACE-1" office:value-type="float" office:value="3722.4000000000001">
            <text:p>3722</text:p>
          </table:table-cell>
          <table:table-cell table:style-name="ACE-1" office:value-type="float" office:value="278">
            <text:p>27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5M42S">
            <text:p>02:35:42</text:p>
          </table:table-cell>
          <table:table-cell table:style-name="ACE-1" office:value-type="float" office:value="3744.4000000000001">
            <text:p>3744</text:p>
          </table:table-cell>
          <table:table-cell table:style-name="ACE-1" office:value-type="float" office:value="227.5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5M47S">
            <text:p>02:35:47</text:p>
          </table:table-cell>
          <table:table-cell table:style-name="ACE-1" office:value-type="float" office:value="3743.3000000000002">
            <text:p>3743</text:p>
          </table:table-cell>
          <table:table-cell table:style-name="ACE-1" office:value-type="float" office:value="230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5M52S">
            <text:p>02:35:52</text:p>
          </table:table-cell>
          <table:table-cell table:style-name="ACE-1" office:value-type="float" office:value="3744.4000000000001">
            <text:p>3744</text:p>
          </table:table-cell>
          <table:table-cell table:style-name="ACE-1" office:value-type="float" office:value="222">
            <text:p>22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5M57S">
            <text:p>02:35:57</text:p>
          </table:table-cell>
          <table:table-cell table:style-name="ACE-1" office:value-type="float" office:value="3743.3000000000002">
            <text:p>3743</text:p>
          </table:table-cell>
          <table:table-cell table:style-name="ACE-1" office:value-type="float" office:value="225">
            <text:p>22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6M03S">
            <text:p>02:36:03</text:p>
          </table:table-cell>
          <table:table-cell table:style-name="ACE-1" office:value-type="float" office:value="3730.0999999999999">
            <text:p>3730</text:p>
          </table:table-cell>
          <table:table-cell table:style-name="ACE-1" office:value-type="float" office:value="252.5">
            <text:p>25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6M08S">
            <text:p>02:36:08</text:p>
          </table:table-cell>
          <table:table-cell table:style-name="ACE-1" office:value-type="float" office:value="3710.3000000000002">
            <text:p>3710</text:p>
          </table:table-cell>
          <table:table-cell table:style-name="ACE-1" office:value-type="float" office:value="302.5">
            <text:p>30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6M13S">
            <text:p>02:36:13</text:p>
          </table:table-cell>
          <table:table-cell table:style-name="ACE-1" office:value-type="float" office:value="3730.0999999999999">
            <text:p>3730</text:p>
          </table:table-cell>
          <table:table-cell table:style-name="ACE-1" office:value-type="float" office:value="250">
            <text:p>25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6M18S">
            <text:p>02:36:18</text:p>
          </table:table-cell>
          <table:table-cell table:style-name="ACE-1" office:value-type="float" office:value="3741.0999999999999">
            <text:p>3741</text:p>
          </table:table-cell>
          <table:table-cell table:style-name="ACE-1" office:value-type="float" office:value="228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6M23S">
            <text:p>02:36:23</text:p>
          </table:table-cell>
          <table:table-cell table:style-name="ACE-1" office:value-type="float" office:value="3741.0999999999999">
            <text:p>3741</text:p>
          </table:table-cell>
          <table:table-cell table:style-name="ACE-1" office:value-type="float" office:value="224">
            <text:p>2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6M28S">
            <text:p>02:36:28</text:p>
          </table:table-cell>
          <table:table-cell table:style-name="ACE-1" office:value-type="float" office:value="3737.8000000000002">
            <text:p>3738</text:p>
          </table:table-cell>
          <table:table-cell table:style-name="ACE-1" office:value-type="float" office:value="228.5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6M33S">
            <text:p>02:36:33</text:p>
          </table:table-cell>
          <table:table-cell table:style-name="ACE-1" office:value-type="float" office:value="3741.0999999999999">
            <text:p>3741</text:p>
          </table:table-cell>
          <table:table-cell table:style-name="ACE-1" office:value-type="float" office:value="223">
            <text:p>2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6M38S">
            <text:p>02:36:38</text:p>
          </table:table-cell>
          <table:table-cell table:style-name="ACE-1" office:value-type="float" office:value="3720.1999999999998">
            <text:p>3720</text:p>
          </table:table-cell>
          <table:table-cell table:style-name="ACE-1" office:value-type="float" office:value="265">
            <text:p>26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6M43S">
            <text:p>02:36:43</text:p>
          </table:table-cell>
          <table:table-cell table:style-name="ACE-1" office:value-type="float" office:value="3709.1999999999998">
            <text:p>3709</text:p>
          </table:table-cell>
          <table:table-cell table:style-name="ACE-1" office:value-type="float" office:value="297.5">
            <text:p>29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6M49S">
            <text:p>02:36:49</text:p>
          </table:table-cell>
          <table:table-cell table:style-name="ACE-1" office:value-type="float" office:value="3738.9000000000001">
            <text:p>3739</text:p>
          </table:table-cell>
          <table:table-cell table:style-name="ACE-1" office:value-type="float" office:value="223.5">
            <text:p>2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6M54S">
            <text:p>02:36:54</text:p>
          </table:table-cell>
          <table:table-cell table:style-name="ACE-1" office:value-type="float" office:value="3733.4000000000001">
            <text:p>3733</text:p>
          </table:table-cell>
          <table:table-cell table:style-name="ACE-1" office:value-type="float" office:value="230.5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6M59S">
            <text:p>02:36:59</text:p>
          </table:table-cell>
          <table:table-cell table:style-name="ACE-1" office:value-type="float" office:value="3738.9000000000001">
            <text:p>3739</text:p>
          </table:table-cell>
          <table:table-cell table:style-name="ACE-1" office:value-type="float" office:value="223.5">
            <text:p>2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7M04S">
            <text:p>02:37:04</text:p>
          </table:table-cell>
          <table:table-cell table:style-name="ACE-1" office:value-type="float" office:value="3737.8000000000002">
            <text:p>3738</text:p>
          </table:table-cell>
          <table:table-cell table:style-name="ACE-1" office:value-type="float" office:value="228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7M09S">
            <text:p>02:37:09</text:p>
          </table:table-cell>
          <table:table-cell table:style-name="ACE-1" office:value-type="float" office:value="3733.4000000000001">
            <text:p>3733</text:p>
          </table:table-cell>
          <table:table-cell table:style-name="ACE-1" office:value-type="float" office:value="233.5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7M14S">
            <text:p>02:37:14</text:p>
          </table:table-cell>
          <table:table-cell table:style-name="ACE-1" office:value-type="float" office:value="3708.0999999999999">
            <text:p>3708</text:p>
          </table:table-cell>
          <table:table-cell table:style-name="ACE-1" office:value-type="float" office:value="302">
            <text:p>30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7M19S">
            <text:p>02:37:19</text:p>
          </table:table-cell>
          <table:table-cell table:style-name="ACE-1" office:value-type="float" office:value="3722.4000000000001">
            <text:p>3722</text:p>
          </table:table-cell>
          <table:table-cell table:style-name="ACE-1" office:value-type="float" office:value="258.5">
            <text:p>25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7M24S">
            <text:p>02:37:24</text:p>
          </table:table-cell>
          <table:table-cell table:style-name="ACE-1" office:value-type="float" office:value="3736.6999999999998">
            <text:p>3737</text:p>
          </table:table-cell>
          <table:table-cell table:style-name="ACE-1" office:value-type="float" office:value="224">
            <text:p>2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7M29S">
            <text:p>02:37:29</text:p>
          </table:table-cell>
          <table:table-cell table:style-name="ACE-1" office:value-type="float" office:value="3734.5">
            <text:p>3735</text:p>
          </table:table-cell>
          <table:table-cell table:style-name="ACE-1" office:value-type="float" office:value="229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7M34S">
            <text:p>02:37:34</text:p>
          </table:table-cell>
          <table:table-cell table:style-name="ACE-1" office:value-type="float" office:value="3735.5999999999999">
            <text:p>3736</text:p>
          </table:table-cell>
          <table:table-cell table:style-name="ACE-1" office:value-type="float" office:value="228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7M39S">
            <text:p>02:37:39</text:p>
          </table:table-cell>
          <table:table-cell table:style-name="ACE-1" office:value-type="float" office:value="3734.5">
            <text:p>3735</text:p>
          </table:table-cell>
          <table:table-cell table:style-name="ACE-1" office:value-type="float" office:value="229.5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7M44S">
            <text:p>02:37:44</text:p>
          </table:table-cell>
          <table:table-cell table:style-name="ACE-1" office:value-type="float" office:value="3713.5999999999999">
            <text:p>3714</text:p>
          </table:table-cell>
          <table:table-cell table:style-name="ACE-1" office:value-type="float" office:value="272">
            <text:p>27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7M50S">
            <text:p>02:37:50</text:p>
          </table:table-cell>
          <table:table-cell table:style-name="ACE-1" office:value-type="float" office:value="3707">
            <text:p>3707</text:p>
          </table:table-cell>
          <table:table-cell table:style-name="ACE-1" office:value-type="float" office:value="296.5">
            <text:p>29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7M55S">
            <text:p>02:37:55</text:p>
          </table:table-cell>
          <table:table-cell table:style-name="ACE-1" office:value-type="float" office:value="3734.5">
            <text:p>3735</text:p>
          </table:table-cell>
          <table:table-cell table:style-name="ACE-1" office:value-type="float" office:value="227">
            <text:p>2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8M00S">
            <text:p>02:38:00</text:p>
          </table:table-cell>
          <table:table-cell table:style-name="ACE-1" office:value-type="float" office:value="3734.5">
            <text:p>3735</text:p>
          </table:table-cell>
          <table:table-cell table:style-name="ACE-1" office:value-type="float" office:value="227.5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8M05S">
            <text:p>02:38:05</text:p>
          </table:table-cell>
          <table:table-cell table:style-name="ACE-1" office:value-type="float" office:value="3733.4000000000001">
            <text:p>3733</text:p>
          </table:table-cell>
          <table:table-cell table:style-name="ACE-1" office:value-type="float" office:value="226.5">
            <text:p>2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8M10S">
            <text:p>02:38:10</text:p>
          </table:table-cell>
          <table:table-cell table:style-name="ACE-1" office:value-type="float" office:value="3734.5">
            <text:p>3735</text:p>
          </table:table-cell>
          <table:table-cell table:style-name="ACE-1" office:value-type="float" office:value="230.5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8M15S">
            <text:p>02:38:15</text:p>
          </table:table-cell>
          <table:table-cell table:style-name="ACE-1" office:value-type="float" office:value="3731.1999999999998">
            <text:p>3731</text:p>
          </table:table-cell>
          <table:table-cell table:style-name="ACE-1" office:value-type="float" office:value="232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8M20S">
            <text:p>02:38:20</text:p>
          </table:table-cell>
          <table:table-cell table:style-name="ACE-1" office:value-type="float" office:value="3708.0999999999999">
            <text:p>3708</text:p>
          </table:table-cell>
          <table:table-cell table:style-name="ACE-1" office:value-type="float" office:value="295">
            <text:p>29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8M25S">
            <text:p>02:38:25</text:p>
          </table:table-cell>
          <table:table-cell table:style-name="ACE-1" office:value-type="float" office:value="3718">
            <text:p>3718</text:p>
          </table:table-cell>
          <table:table-cell table:style-name="ACE-1" office:value-type="float" office:value="268">
            <text:p>26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8M30S">
            <text:p>02:38:30</text:p>
          </table:table-cell>
          <table:table-cell table:style-name="ACE-1" office:value-type="float" office:value="3730.0999999999999">
            <text:p>3730</text:p>
          </table:table-cell>
          <table:table-cell table:style-name="ACE-1" office:value-type="float" office:value="230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8M35S">
            <text:p>02:38:35</text:p>
          </table:table-cell>
          <table:table-cell table:style-name="ACE-1" office:value-type="float" office:value="3732.3000000000002">
            <text:p>3732</text:p>
          </table:table-cell>
          <table:table-cell table:style-name="ACE-1" office:value-type="float" office:value="228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8M41S">
            <text:p>02:38:41</text:p>
          </table:table-cell>
          <table:table-cell table:style-name="ACE-1" office:value-type="float" office:value="3732.3000000000002">
            <text:p>3732</text:p>
          </table:table-cell>
          <table:table-cell table:style-name="ACE-1" office:value-type="float" office:value="223">
            <text:p>2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8M46S">
            <text:p>02:38:46</text:p>
          </table:table-cell>
          <table:table-cell table:style-name="ACE-1" office:value-type="float" office:value="3700.4000000000001">
            <text:p>3700</text:p>
          </table:table-cell>
          <table:table-cell table:style-name="ACE-1" office:value-type="float" office:value="321">
            <text:p>32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8M51S">
            <text:p>02:38:51</text:p>
          </table:table-cell>
          <table:table-cell table:style-name="ACE-1" office:value-type="float" office:value="3712.5">
            <text:p>3713</text:p>
          </table:table-cell>
          <table:table-cell table:style-name="ACE-1" office:value-type="float" office:value="268.5">
            <text:p>26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8M56S">
            <text:p>02:38:56</text:p>
          </table:table-cell>
          <table:table-cell table:style-name="ACE-1" office:value-type="float" office:value="3702.5999999999999">
            <text:p>3703</text:p>
          </table:table-cell>
          <table:table-cell table:style-name="ACE-1" office:value-type="float" office:value="292">
            <text:p>29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9M01S">
            <text:p>02:39:01</text:p>
          </table:table-cell>
          <table:table-cell table:style-name="ACE-1" office:value-type="float" office:value="3726.8000000000002">
            <text:p>3727</text:p>
          </table:table-cell>
          <table:table-cell table:style-name="ACE-1" office:value-type="float" office:value="240">
            <text:p>2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9M06S">
            <text:p>02:39:06</text:p>
          </table:table-cell>
          <table:table-cell table:style-name="ACE-1" office:value-type="float" office:value="3730.0999999999999">
            <text:p>3730</text:p>
          </table:table-cell>
          <table:table-cell table:style-name="ACE-1" office:value-type="float" office:value="223">
            <text:p>2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9M11S">
            <text:p>02:39:11</text:p>
          </table:table-cell>
          <table:table-cell table:style-name="ACE-1" office:value-type="float" office:value="3726.8000000000002">
            <text:p>3727</text:p>
          </table:table-cell>
          <table:table-cell table:style-name="ACE-1" office:value-type="float" office:value="228.5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9M16S">
            <text:p>02:39:16</text:p>
          </table:table-cell>
          <table:table-cell table:style-name="ACE-1" office:value-type="float" office:value="3727.9000000000001">
            <text:p>3728</text:p>
          </table:table-cell>
          <table:table-cell table:style-name="ACE-1" office:value-type="float" office:value="223">
            <text:p>2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9M21S">
            <text:p>02:39:21</text:p>
          </table:table-cell>
          <table:table-cell table:style-name="ACE-1" office:value-type="float" office:value="3723.5">
            <text:p>3724</text:p>
          </table:table-cell>
          <table:table-cell table:style-name="ACE-1" office:value-type="float" office:value="230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9M26S">
            <text:p>02:39:26</text:p>
          </table:table-cell>
          <table:table-cell table:style-name="ACE-1" office:value-type="float" office:value="3697.0999999999999">
            <text:p>3697</text:p>
          </table:table-cell>
          <table:table-cell table:style-name="ACE-1" office:value-type="float" office:value="295">
            <text:p>29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9M31S">
            <text:p>02:39:31</text:p>
          </table:table-cell>
          <table:table-cell table:style-name="ACE-1" office:value-type="float" office:value="3712.5">
            <text:p>3713</text:p>
          </table:table-cell>
          <table:table-cell table:style-name="ACE-1" office:value-type="float" office:value="258">
            <text:p>25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9M37S">
            <text:p>02:39:37</text:p>
          </table:table-cell>
          <table:table-cell table:style-name="ACE-1" office:value-type="float" office:value="3705.9000000000001">
            <text:p>3706</text:p>
          </table:table-cell>
          <table:table-cell table:style-name="ACE-1" office:value-type="float" office:value="274">
            <text:p>27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9M42S">
            <text:p>02:39:42</text:p>
          </table:table-cell>
          <table:table-cell table:style-name="ACE-1" office:value-type="float" office:value="3701.5">
            <text:p>3702</text:p>
          </table:table-cell>
          <table:table-cell table:style-name="ACE-1" office:value-type="float" office:value="286.5">
            <text:p>28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9M47S">
            <text:p>02:39:47</text:p>
          </table:table-cell>
          <table:table-cell table:style-name="ACE-1" office:value-type="float" office:value="3700.4000000000001">
            <text:p>3700</text:p>
          </table:table-cell>
          <table:table-cell table:style-name="ACE-1" office:value-type="float" office:value="295.5">
            <text:p>29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9M52S">
            <text:p>02:39:52</text:p>
          </table:table-cell>
          <table:table-cell table:style-name="ACE-1" office:value-type="float" office:value="3698.1999999999998">
            <text:p>3698</text:p>
          </table:table-cell>
          <table:table-cell table:style-name="ACE-1" office:value-type="float" office:value="295.5">
            <text:p>29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39M57S">
            <text:p>02:39:57</text:p>
          </table:table-cell>
          <table:table-cell table:style-name="ACE-1" office:value-type="float" office:value="3700.4000000000001">
            <text:p>3700</text:p>
          </table:table-cell>
          <table:table-cell table:style-name="ACE-1" office:value-type="float" office:value="289.5">
            <text:p>29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0M02S">
            <text:p>02:40:02</text:p>
          </table:table-cell>
          <table:table-cell table:style-name="ACE-1" office:value-type="float" office:value="3700.4000000000001">
            <text:p>3700</text:p>
          </table:table-cell>
          <table:table-cell table:style-name="ACE-1" office:value-type="float" office:value="296.5">
            <text:p>29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0M07S">
            <text:p>02:40:07</text:p>
          </table:table-cell>
          <table:table-cell table:style-name="ACE-1" office:value-type="float" office:value="3697.0999999999999">
            <text:p>3697</text:p>
          </table:table-cell>
          <table:table-cell table:style-name="ACE-1" office:value-type="float" office:value="297.5">
            <text:p>29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0M12S">
            <text:p>02:40:12</text:p>
          </table:table-cell>
          <table:table-cell table:style-name="ACE-1" office:value-type="float" office:value="3698.1999999999998">
            <text:p>3698</text:p>
          </table:table-cell>
          <table:table-cell table:style-name="ACE-1" office:value-type="float" office:value="298">
            <text:p>29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0M17S">
            <text:p>02:40:17</text:p>
          </table:table-cell>
          <table:table-cell table:style-name="ACE-1" office:value-type="float" office:value="3698.1999999999998">
            <text:p>3698</text:p>
          </table:table-cell>
          <table:table-cell table:style-name="ACE-1" office:value-type="float" office:value="285.5">
            <text:p>28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0M22S">
            <text:p>02:40:22</text:p>
          </table:table-cell>
          <table:table-cell table:style-name="ACE-1" office:value-type="float" office:value="3698.1999999999998">
            <text:p>3698</text:p>
          </table:table-cell>
          <table:table-cell table:style-name="ACE-1" office:value-type="float" office:value="278.5">
            <text:p>27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0M27S">
            <text:p>02:40:27</text:p>
          </table:table-cell>
          <table:table-cell table:style-name="ACE-1" office:value-type="float" office:value="3698.1999999999998">
            <text:p>3698</text:p>
          </table:table-cell>
          <table:table-cell table:style-name="ACE-1" office:value-type="float" office:value="294">
            <text:p>29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0M32S">
            <text:p>02:40:32</text:p>
          </table:table-cell>
          <table:table-cell table:style-name="ACE-1" office:value-type="float" office:value="3698.1999999999998">
            <text:p>3698</text:p>
          </table:table-cell>
          <table:table-cell table:style-name="ACE-1" office:value-type="float" office:value="293.5">
            <text:p>29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0M37S">
            <text:p>02:40:37</text:p>
          </table:table-cell>
          <table:table-cell table:style-name="ACE-1" office:value-type="float" office:value="3701.5">
            <text:p>3702</text:p>
          </table:table-cell>
          <table:table-cell table:style-name="ACE-1" office:value-type="float" office:value="281.5">
            <text:p>28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0M43S">
            <text:p>02:40:43</text:p>
          </table:table-cell>
          <table:table-cell table:style-name="ACE-1" office:value-type="float" office:value="3704.8000000000002">
            <text:p>3705</text:p>
          </table:table-cell>
          <table:table-cell table:style-name="ACE-1" office:value-type="float" office:value="273.5">
            <text:p>27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0M48S">
            <text:p>02:40:48</text:p>
          </table:table-cell>
          <table:table-cell table:style-name="ACE-1" office:value-type="float" office:value="3705.9000000000001">
            <text:p>3706</text:p>
          </table:table-cell>
          <table:table-cell table:style-name="ACE-1" office:value-type="float" office:value="254">
            <text:p>25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0M53S">
            <text:p>02:40:53</text:p>
          </table:table-cell>
          <table:table-cell table:style-name="ACE-1" office:value-type="float" office:value="3707">
            <text:p>3707</text:p>
          </table:table-cell>
          <table:table-cell table:style-name="ACE-1" office:value-type="float" office:value="244.5">
            <text:p>24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0M58S">
            <text:p>02:40:58</text:p>
          </table:table-cell>
          <table:table-cell table:style-name="ACE-1" office:value-type="float" office:value="3702.5999999999999">
            <text:p>3703</text:p>
          </table:table-cell>
          <table:table-cell table:style-name="ACE-1" office:value-type="float" office:value="228.5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1M03S">
            <text:p>02:41:03</text:p>
          </table:table-cell>
          <table:table-cell table:style-name="ACE-1" office:value-type="float" office:value="3703.6999999999998">
            <text:p>3704</text:p>
          </table:table-cell>
          <table:table-cell table:style-name="ACE-1" office:value-type="float" office:value="261">
            <text:p>26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1M08S">
            <text:p>02:41:08</text:p>
          </table:table-cell>
          <table:table-cell table:style-name="ACE-1" office:value-type="float" office:value="3708.0999999999999">
            <text:p>3708</text:p>
          </table:table-cell>
          <table:table-cell table:style-name="ACE-1" office:value-type="float" office:value="249.5">
            <text:p>25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1M13S">
            <text:p>02:41:13</text:p>
          </table:table-cell>
          <table:table-cell table:style-name="ACE-1" office:value-type="float" office:value="3711.4000000000001">
            <text:p>3711</text:p>
          </table:table-cell>
          <table:table-cell table:style-name="ACE-1" office:value-type="float" office:value="240">
            <text:p>2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1M18S">
            <text:p>02:41:18</text:p>
          </table:table-cell>
          <table:table-cell table:style-name="ACE-1" office:value-type="float" office:value="3711.4000000000001">
            <text:p>3711</text:p>
          </table:table-cell>
          <table:table-cell table:style-name="ACE-1" office:value-type="float" office:value="234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1M23S">
            <text:p>02:41:23</text:p>
          </table:table-cell>
          <table:table-cell table:style-name="ACE-1" office:value-type="float" office:value="3675.0999999999999">
            <text:p>3675</text:p>
          </table:table-cell>
          <table:table-cell table:style-name="ACE-1" office:value-type="float" office:value="345">
            <text:p>34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1M28S">
            <text:p>02:41:28</text:p>
          </table:table-cell>
          <table:table-cell table:style-name="ACE-1" office:value-type="float" office:value="3714.6999999999998">
            <text:p>3715</text:p>
          </table:table-cell>
          <table:table-cell table:style-name="ACE-1" office:value-type="float" office:value="228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1M33S">
            <text:p>02:41:33</text:p>
          </table:table-cell>
          <table:table-cell table:style-name="ACE-1" office:value-type="float" office:value="3713.5999999999999">
            <text:p>3714</text:p>
          </table:table-cell>
          <table:table-cell table:style-name="ACE-1" office:value-type="float" office:value="231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1M38S">
            <text:p>02:41:38</text:p>
          </table:table-cell>
          <table:table-cell table:style-name="ACE-1" office:value-type="float" office:value="3713.5999999999999">
            <text:p>3714</text:p>
          </table:table-cell>
          <table:table-cell table:style-name="ACE-1" office:value-type="float" office:value="231.5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1M44S">
            <text:p>02:41:44</text:p>
          </table:table-cell>
          <table:table-cell table:style-name="ACE-1" office:value-type="float" office:value="3714.6999999999998">
            <text:p>3715</text:p>
          </table:table-cell>
          <table:table-cell table:style-name="ACE-1" office:value-type="float" office:value="228.5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1M49S">
            <text:p>02:41:49</text:p>
          </table:table-cell>
          <table:table-cell table:style-name="ACE-1" office:value-type="float" office:value="3714.6999999999998">
            <text:p>3715</text:p>
          </table:table-cell>
          <table:table-cell table:style-name="ACE-1" office:value-type="float" office:value="229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1M54S">
            <text:p>02:41:54</text:p>
          </table:table-cell>
          <table:table-cell table:style-name="ACE-1" office:value-type="float" office:value="3715.8000000000002">
            <text:p>3716</text:p>
          </table:table-cell>
          <table:table-cell table:style-name="ACE-1" office:value-type="float" office:value="225.5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1M59S">
            <text:p>02:41:59</text:p>
          </table:table-cell>
          <table:table-cell table:style-name="ACE-1" office:value-type="float" office:value="3713.5999999999999">
            <text:p>3714</text:p>
          </table:table-cell>
          <table:table-cell table:style-name="ACE-1" office:value-type="float" office:value="230.5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2M04S">
            <text:p>02:42:04</text:p>
          </table:table-cell>
          <table:table-cell table:style-name="ACE-1" office:value-type="float" office:value="3713.5999999999999">
            <text:p>3714</text:p>
          </table:table-cell>
          <table:table-cell table:style-name="ACE-1" office:value-type="float" office:value="230.5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2M09S">
            <text:p>02:42:09</text:p>
          </table:table-cell>
          <table:table-cell table:style-name="ACE-1" office:value-type="float" office:value="3700.4000000000001">
            <text:p>3700</text:p>
          </table:table-cell>
          <table:table-cell table:style-name="ACE-1" office:value-type="float" office:value="259.5">
            <text:p>26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2M14S">
            <text:p>02:42:14</text:p>
          </table:table-cell>
          <table:table-cell table:style-name="ACE-1" office:value-type="float" office:value="3704.8000000000002">
            <text:p>3705</text:p>
          </table:table-cell>
          <table:table-cell table:style-name="ACE-1" office:value-type="float" office:value="251">
            <text:p>25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2M19S">
            <text:p>02:42:19</text:p>
          </table:table-cell>
          <table:table-cell table:style-name="ACE-1" office:value-type="float" office:value="3708.0999999999999">
            <text:p>3708</text:p>
          </table:table-cell>
          <table:table-cell table:style-name="ACE-1" office:value-type="float" office:value="239">
            <text:p>23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2M24S">
            <text:p>02:42:24</text:p>
          </table:table-cell>
          <table:table-cell table:style-name="ACE-1" office:value-type="float" office:value="3688.3000000000002">
            <text:p>3688</text:p>
          </table:table-cell>
          <table:table-cell table:style-name="ACE-1" office:value-type="float" office:value="295">
            <text:p>29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2M29S">
            <text:p>02:42:29</text:p>
          </table:table-cell>
          <table:table-cell table:style-name="ACE-1" office:value-type="float" office:value="3687.1999999999998">
            <text:p>3687</text:p>
          </table:table-cell>
          <table:table-cell table:style-name="ACE-1" office:value-type="float" office:value="305">
            <text:p>30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2M34S">
            <text:p>02:42:34</text:p>
          </table:table-cell>
          <table:table-cell table:style-name="ACE-1" office:value-type="float" office:value="3699.3000000000002">
            <text:p>3699</text:p>
          </table:table-cell>
          <table:table-cell table:style-name="ACE-1" office:value-type="float" office:value="265.5">
            <text:p>26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2M40S">
            <text:p>02:42:40</text:p>
          </table:table-cell>
          <table:table-cell table:style-name="ACE-1" office:value-type="float" office:value="3710.3000000000002">
            <text:p>3710</text:p>
          </table:table-cell>
          <table:table-cell table:style-name="ACE-1" office:value-type="float" office:value="233">
            <text:p>23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2M45S">
            <text:p>02:42:45</text:p>
          </table:table-cell>
          <table:table-cell table:style-name="ACE-1" office:value-type="float" office:value="3693.8000000000002">
            <text:p>3694</text:p>
          </table:table-cell>
          <table:table-cell table:style-name="ACE-1" office:value-type="float" office:value="295.5">
            <text:p>29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2M50S">
            <text:p>02:42:50</text:p>
          </table:table-cell>
          <table:table-cell table:style-name="ACE-1" office:value-type="float" office:value="3708.0999999999999">
            <text:p>3708</text:p>
          </table:table-cell>
          <table:table-cell table:style-name="ACE-1" office:value-type="float" office:value="230.5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2M55S">
            <text:p>02:42:55</text:p>
          </table:table-cell>
          <table:table-cell table:style-name="ACE-1" office:value-type="float" office:value="3707">
            <text:p>3707</text:p>
          </table:table-cell>
          <table:table-cell table:style-name="ACE-1" office:value-type="float" office:value="231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3M00S">
            <text:p>02:43:00</text:p>
          </table:table-cell>
          <table:table-cell table:style-name="ACE-1" office:value-type="float" office:value="3711.4000000000001">
            <text:p>3711</text:p>
          </table:table-cell>
          <table:table-cell table:style-name="ACE-1" office:value-type="float" office:value="223.5">
            <text:p>2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3M05S">
            <text:p>02:43:05</text:p>
          </table:table-cell>
          <table:table-cell table:style-name="ACE-1" office:value-type="float" office:value="3702.5999999999999">
            <text:p>3703</text:p>
          </table:table-cell>
          <table:table-cell table:style-name="ACE-1" office:value-type="float" office:value="247">
            <text:p>24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3M10S">
            <text:p>02:43:10</text:p>
          </table:table-cell>
          <table:table-cell table:style-name="ACE-1" office:value-type="float" office:value="3687.1999999999998">
            <text:p>3687</text:p>
          </table:table-cell>
          <table:table-cell table:style-name="ACE-1" office:value-type="float" office:value="301.5">
            <text:p>30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3M15S">
            <text:p>02:43:15</text:p>
          </table:table-cell>
          <table:table-cell table:style-name="ACE-1" office:value-type="float" office:value="3701.5">
            <text:p>3702</text:p>
          </table:table-cell>
          <table:table-cell table:style-name="ACE-1" office:value-type="float" office:value="245">
            <text:p>24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3M20S">
            <text:p>02:43:20</text:p>
          </table:table-cell>
          <table:table-cell table:style-name="ACE-1" office:value-type="float" office:value="3707">
            <text:p>3707</text:p>
          </table:table-cell>
          <table:table-cell table:style-name="ACE-1" office:value-type="float" office:value="234.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3M25S">
            <text:p>02:43:25</text:p>
          </table:table-cell>
          <table:table-cell table:style-name="ACE-1" office:value-type="float" office:value="3708.0999999999999">
            <text:p>3708</text:p>
          </table:table-cell>
          <table:table-cell table:style-name="ACE-1" office:value-type="float" office:value="230.5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3M30S">
            <text:p>02:43:30</text:p>
          </table:table-cell>
          <table:table-cell table:style-name="ACE-1" office:value-type="float" office:value="3710.3000000000002">
            <text:p>3710</text:p>
          </table:table-cell>
          <table:table-cell table:style-name="ACE-1" office:value-type="float" office:value="229.5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3M36S">
            <text:p>02:43:36</text:p>
          </table:table-cell>
          <table:table-cell table:style-name="ACE-1" office:value-type="float" office:value="3707">
            <text:p>3707</text:p>
          </table:table-cell>
          <table:table-cell table:style-name="ACE-1" office:value-type="float" office:value="230.5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3M41S">
            <text:p>02:43:41</text:p>
          </table:table-cell>
          <table:table-cell table:style-name="ACE-1" office:value-type="float" office:value="3687.1999999999998">
            <text:p>3687</text:p>
          </table:table-cell>
          <table:table-cell table:style-name="ACE-1" office:value-type="float" office:value="284">
            <text:p>28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3M46S">
            <text:p>02:43:46</text:p>
          </table:table-cell>
          <table:table-cell table:style-name="ACE-1" office:value-type="float" office:value="3685">
            <text:p>3685</text:p>
          </table:table-cell>
          <table:table-cell table:style-name="ACE-1" office:value-type="float" office:value="291.5">
            <text:p>29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3M51S">
            <text:p>02:43:51</text:p>
          </table:table-cell>
          <table:table-cell table:style-name="ACE-1" office:value-type="float" office:value="3709.1999999999998">
            <text:p>3709</text:p>
          </table:table-cell>
          <table:table-cell table:style-name="ACE-1" office:value-type="float" office:value="224.5">
            <text:p>22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3M56S">
            <text:p>02:43:56</text:p>
          </table:table-cell>
          <table:table-cell table:style-name="ACE-1" office:value-type="float" office:value="3707">
            <text:p>3707</text:p>
          </table:table-cell>
          <table:table-cell table:style-name="ACE-1" office:value-type="float" office:value="231.5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4M01S">
            <text:p>02:44:01</text:p>
          </table:table-cell>
          <table:table-cell table:style-name="ACE-1" office:value-type="float" office:value="3708.0999999999999">
            <text:p>3708</text:p>
          </table:table-cell>
          <table:table-cell table:style-name="ACE-1" office:value-type="float" office:value="224.5">
            <text:p>22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4M06S">
            <text:p>02:44:06</text:p>
          </table:table-cell>
          <table:table-cell table:style-name="ACE-1" office:value-type="float" office:value="3708.0999999999999">
            <text:p>3708</text:p>
          </table:table-cell>
          <table:table-cell table:style-name="ACE-1" office:value-type="float" office:value="226.5">
            <text:p>2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4M11S">
            <text:p>02:44:11</text:p>
          </table:table-cell>
          <table:table-cell table:style-name="ACE-1" office:value-type="float" office:value="3699.3000000000002">
            <text:p>3699</text:p>
          </table:table-cell>
          <table:table-cell table:style-name="ACE-1" office:value-type="float" office:value="245.5">
            <text:p>24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4M16S">
            <text:p>02:44:16</text:p>
          </table:table-cell>
          <table:table-cell table:style-name="ACE-1" office:value-type="float" office:value="3682.8000000000002">
            <text:p>3683</text:p>
          </table:table-cell>
          <table:table-cell table:style-name="ACE-1" office:value-type="float" office:value="297">
            <text:p>29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4M21S">
            <text:p>02:44:21</text:p>
          </table:table-cell>
          <table:table-cell table:style-name="ACE-1" office:value-type="float" office:value="3698.1999999999998">
            <text:p>3698</text:p>
          </table:table-cell>
          <table:table-cell table:style-name="ACE-1" office:value-type="float" office:value="250.5">
            <text:p>25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4M27S">
            <text:p>02:44:27</text:p>
          </table:table-cell>
          <table:table-cell table:style-name="ACE-1" office:value-type="float" office:value="3708.0999999999999">
            <text:p>3708</text:p>
          </table:table-cell>
          <table:table-cell table:style-name="ACE-1" office:value-type="float" office:value="225.5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4M32S">
            <text:p>02:44:32</text:p>
          </table:table-cell>
          <table:table-cell table:style-name="ACE-1" office:value-type="float" office:value="3704.8000000000002">
            <text:p>3705</text:p>
          </table:table-cell>
          <table:table-cell table:style-name="ACE-1" office:value-type="float" office:value="228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4M37S">
            <text:p>02:44:37</text:p>
          </table:table-cell>
          <table:table-cell table:style-name="ACE-1" office:value-type="float" office:value="3703.6999999999998">
            <text:p>3704</text:p>
          </table:table-cell>
          <table:table-cell table:style-name="ACE-1" office:value-type="float" office:value="226.5">
            <text:p>2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4M42S">
            <text:p>02:44:42</text:p>
          </table:table-cell>
          <table:table-cell table:style-name="ACE-1" office:value-type="float" office:value="3702.5999999999999">
            <text:p>3703</text:p>
          </table:table-cell>
          <table:table-cell table:style-name="ACE-1" office:value-type="float" office:value="228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4M47S">
            <text:p>02:44:47</text:p>
          </table:table-cell>
          <table:table-cell table:style-name="ACE-1" office:value-type="float" office:value="3671.8000000000002">
            <text:p>3672</text:p>
          </table:table-cell>
          <table:table-cell table:style-name="ACE-1" office:value-type="float" office:value="313">
            <text:p>31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4M52S">
            <text:p>02:44:52</text:p>
          </table:table-cell>
          <table:table-cell table:style-name="ACE-1" office:value-type="float" office:value="3686.0999999999999">
            <text:p>3686</text:p>
          </table:table-cell>
          <table:table-cell table:style-name="ACE-1" office:value-type="float" office:value="288.5">
            <text:p>28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4M57S">
            <text:p>02:44:57</text:p>
          </table:table-cell>
          <table:table-cell table:style-name="ACE-1" office:value-type="float" office:value="3703.6999999999998">
            <text:p>3704</text:p>
          </table:table-cell>
          <table:table-cell table:style-name="ACE-1" office:value-type="float" office:value="227.5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5M02S">
            <text:p>02:45:02</text:p>
          </table:table-cell>
          <table:table-cell table:style-name="ACE-1" office:value-type="float" office:value="3700.4000000000001">
            <text:p>3700</text:p>
          </table:table-cell>
          <table:table-cell table:style-name="ACE-1" office:value-type="float" office:value="231.5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5M07S">
            <text:p>02:45:07</text:p>
          </table:table-cell>
          <table:table-cell table:style-name="ACE-1" office:value-type="float" office:value="3701.5">
            <text:p>3702</text:p>
          </table:table-cell>
          <table:table-cell table:style-name="ACE-1" office:value-type="float" office:value="229.5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5M12S">
            <text:p>02:45:12</text:p>
          </table:table-cell>
          <table:table-cell table:style-name="ACE-1" office:value-type="float" office:value="3702.5999999999999">
            <text:p>3703</text:p>
          </table:table-cell>
          <table:table-cell table:style-name="ACE-1" office:value-type="float" office:value="224.5">
            <text:p>22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5M17S">
            <text:p>02:45:17</text:p>
          </table:table-cell>
          <table:table-cell table:style-name="ACE-1" office:value-type="float" office:value="3694.9000000000001">
            <text:p>3695</text:p>
          </table:table-cell>
          <table:table-cell table:style-name="ACE-1" office:value-type="float" office:value="239.5">
            <text:p>2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5M23S">
            <text:p>02:45:23</text:p>
          </table:table-cell>
          <table:table-cell table:style-name="ACE-1" office:value-type="float" office:value="3676.1999999999998">
            <text:p>3676</text:p>
          </table:table-cell>
          <table:table-cell table:style-name="ACE-1" office:value-type="float" office:value="305.5">
            <text:p>30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5M28S">
            <text:p>02:45:28</text:p>
          </table:table-cell>
          <table:table-cell table:style-name="ACE-1" office:value-type="float" office:value="3694.9000000000001">
            <text:p>3695</text:p>
          </table:table-cell>
          <table:table-cell table:style-name="ACE-1" office:value-type="float" office:value="248">
            <text:p>24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5M33S">
            <text:p>02:45:33</text:p>
          </table:table-cell>
          <table:table-cell table:style-name="ACE-1" office:value-type="float" office:value="3701.5">
            <text:p>3702</text:p>
          </table:table-cell>
          <table:table-cell table:style-name="ACE-1" office:value-type="float" office:value="227">
            <text:p>2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5M38S">
            <text:p>02:45:38</text:p>
          </table:table-cell>
          <table:table-cell table:style-name="ACE-1" office:value-type="float" office:value="3700.4000000000001">
            <text:p>3700</text:p>
          </table:table-cell>
          <table:table-cell table:style-name="ACE-1" office:value-type="float" office:value="231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5M43S">
            <text:p>02:45:43</text:p>
          </table:table-cell>
          <table:table-cell table:style-name="ACE-1" office:value-type="float" office:value="3700.4000000000001">
            <text:p>3700</text:p>
          </table:table-cell>
          <table:table-cell table:style-name="ACE-1" office:value-type="float" office:value="226.5">
            <text:p>2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5M48S">
            <text:p>02:45:48</text:p>
          </table:table-cell>
          <table:table-cell table:style-name="ACE-1" office:value-type="float" office:value="3701.5">
            <text:p>3702</text:p>
          </table:table-cell>
          <table:table-cell table:style-name="ACE-1" office:value-type="float" office:value="232.5">
            <text:p>23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5M53S">
            <text:p>02:45:53</text:p>
          </table:table-cell>
          <table:table-cell table:style-name="ACE-1" office:value-type="float" office:value="3682.8000000000002">
            <text:p>3683</text:p>
          </table:table-cell>
          <table:table-cell table:style-name="ACE-1" office:value-type="float" office:value="286">
            <text:p>28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5M58S">
            <text:p>02:45:58</text:p>
          </table:table-cell>
          <table:table-cell table:style-name="ACE-1" office:value-type="float" office:value="3679.5">
            <text:p>3680</text:p>
          </table:table-cell>
          <table:table-cell table:style-name="ACE-1" office:value-type="float" office:value="288">
            <text:p>28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6M03S">
            <text:p>02:46:03</text:p>
          </table:table-cell>
          <table:table-cell table:style-name="ACE-1" office:value-type="float" office:value="3700.4000000000001">
            <text:p>3700</text:p>
          </table:table-cell>
          <table:table-cell table:style-name="ACE-1" office:value-type="float" office:value="224">
            <text:p>2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6M08S">
            <text:p>02:46:08</text:p>
          </table:table-cell>
          <table:table-cell table:style-name="ACE-1" office:value-type="float" office:value="3699.3000000000002">
            <text:p>3699</text:p>
          </table:table-cell>
          <table:table-cell table:style-name="ACE-1" office:value-type="float" office:value="226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6M13S">
            <text:p>02:46:13</text:p>
          </table:table-cell>
          <table:table-cell table:style-name="ACE-1" office:value-type="float" office:value="3698.1999999999998">
            <text:p>3698</text:p>
          </table:table-cell>
          <table:table-cell table:style-name="ACE-1" office:value-type="float" office:value="232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6M19S">
            <text:p>02:46:19</text:p>
          </table:table-cell>
          <table:table-cell table:style-name="ACE-1" office:value-type="float" office:value="3699.3000000000002">
            <text:p>3699</text:p>
          </table:table-cell>
          <table:table-cell table:style-name="ACE-1" office:value-type="float" office:value="228.5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6M24S">
            <text:p>02:46:24</text:p>
          </table:table-cell>
          <table:table-cell table:style-name="ACE-1" office:value-type="float" office:value="3696">
            <text:p>3696</text:p>
          </table:table-cell>
          <table:table-cell table:style-name="ACE-1" office:value-type="float" office:value="234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6M29S">
            <text:p>02:46:29</text:p>
          </table:table-cell>
          <table:table-cell table:style-name="ACE-1" office:value-type="float" office:value="3674">
            <text:p>3674</text:p>
          </table:table-cell>
          <table:table-cell table:style-name="ACE-1" office:value-type="float" office:value="299.5">
            <text:p>30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6M34S">
            <text:p>02:46:34</text:p>
          </table:table-cell>
          <table:table-cell table:style-name="ACE-1" office:value-type="float" office:value="3687.1999999999998">
            <text:p>3687</text:p>
          </table:table-cell>
          <table:table-cell table:style-name="ACE-1" office:value-type="float" office:value="262.5">
            <text:p>26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6M39S">
            <text:p>02:46:39</text:p>
          </table:table-cell>
          <table:table-cell table:style-name="ACE-1" office:value-type="float" office:value="3697.0999999999999">
            <text:p>3697</text:p>
          </table:table-cell>
          <table:table-cell table:style-name="ACE-1" office:value-type="float" office:value="232.5">
            <text:p>23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6M44S">
            <text:p>02:46:44</text:p>
          </table:table-cell>
          <table:table-cell table:style-name="ACE-1" office:value-type="float" office:value="3685">
            <text:p>3685</text:p>
          </table:table-cell>
          <table:table-cell table:style-name="ACE-1" office:value-type="float" office:value="261.5">
            <text:p>26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6M49S">
            <text:p>02:46:49</text:p>
          </table:table-cell>
          <table:table-cell table:style-name="ACE-1" office:value-type="float" office:value="3697.0999999999999">
            <text:p>3697</text:p>
          </table:table-cell>
          <table:table-cell table:style-name="ACE-1" office:value-type="float" office:value="229.5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6M54S">
            <text:p>02:46:54</text:p>
          </table:table-cell>
          <table:table-cell table:style-name="ACE-1" office:value-type="float" office:value="3697.0999999999999">
            <text:p>3697</text:p>
          </table:table-cell>
          <table:table-cell table:style-name="ACE-1" office:value-type="float" office:value="226.5">
            <text:p>2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6M59S">
            <text:p>02:46:59</text:p>
          </table:table-cell>
          <table:table-cell table:style-name="ACE-1" office:value-type="float" office:value="3678.4000000000001">
            <text:p>3678</text:p>
          </table:table-cell>
          <table:table-cell table:style-name="ACE-1" office:value-type="float" office:value="268.5">
            <text:p>26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7M04S">
            <text:p>02:47:04</text:p>
          </table:table-cell>
          <table:table-cell table:style-name="ACE-1" office:value-type="float" office:value="3674">
            <text:p>3674</text:p>
          </table:table-cell>
          <table:table-cell table:style-name="ACE-1" office:value-type="float" office:value="304.5">
            <text:p>30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7M10S">
            <text:p>02:47:10</text:p>
          </table:table-cell>
          <table:table-cell table:style-name="ACE-1" office:value-type="float" office:value="3698.1999999999998">
            <text:p>3698</text:p>
          </table:table-cell>
          <table:table-cell table:style-name="ACE-1" office:value-type="float" office:value="224">
            <text:p>2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7M15S">
            <text:p>02:47:15</text:p>
          </table:table-cell>
          <table:table-cell table:style-name="ACE-1" office:value-type="float" office:value="3696">
            <text:p>3696</text:p>
          </table:table-cell>
          <table:table-cell table:style-name="ACE-1" office:value-type="float" office:value="230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7M20S">
            <text:p>02:47:20</text:p>
          </table:table-cell>
          <table:table-cell table:style-name="ACE-1" office:value-type="float" office:value="3697.0999999999999">
            <text:p>3697</text:p>
          </table:table-cell>
          <table:table-cell table:style-name="ACE-1" office:value-type="float" office:value="224.5">
            <text:p>22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7M25S">
            <text:p>02:47:25</text:p>
          </table:table-cell>
          <table:table-cell table:style-name="ACE-1" office:value-type="float" office:value="3694.9000000000001">
            <text:p>3695</text:p>
          </table:table-cell>
          <table:table-cell table:style-name="ACE-1" office:value-type="float" office:value="226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7M30S">
            <text:p>02:47:30</text:p>
          </table:table-cell>
          <table:table-cell table:style-name="ACE-1" office:value-type="float" office:value="3691.5999999999999">
            <text:p>3692</text:p>
          </table:table-cell>
          <table:table-cell table:style-name="ACE-1" office:value-type="float" office:value="237.5">
            <text:p>2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7M35S">
            <text:p>02:47:35</text:p>
          </table:table-cell>
          <table:table-cell table:style-name="ACE-1" office:value-type="float" office:value="3685">
            <text:p>3685</text:p>
          </table:table-cell>
          <table:table-cell table:style-name="ACE-1" office:value-type="float" office:value="254.5">
            <text:p>25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7M40S">
            <text:p>02:47:40</text:p>
          </table:table-cell>
          <table:table-cell table:style-name="ACE-1" office:value-type="float" office:value="3681.6999999999998">
            <text:p>3682</text:p>
          </table:table-cell>
          <table:table-cell table:style-name="ACE-1" office:value-type="float" office:value="258">
            <text:p>25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7M45S">
            <text:p>02:47:45</text:p>
          </table:table-cell>
          <table:table-cell table:style-name="ACE-1" office:value-type="float" office:value="3693.8000000000002">
            <text:p>3694</text:p>
          </table:table-cell>
          <table:table-cell table:style-name="ACE-1" office:value-type="float" office:value="228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7M50S">
            <text:p>02:47:50</text:p>
          </table:table-cell>
          <table:table-cell table:style-name="ACE-1" office:value-type="float" office:value="3691.5999999999999">
            <text:p>3692</text:p>
          </table:table-cell>
          <table:table-cell table:style-name="ACE-1" office:value-type="float" office:value="230.5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7M55S">
            <text:p>02:47:55</text:p>
          </table:table-cell>
          <table:table-cell table:style-name="ACE-1" office:value-type="float" office:value="3693.8000000000002">
            <text:p>3694</text:p>
          </table:table-cell>
          <table:table-cell table:style-name="ACE-1" office:value-type="float" office:value="230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8M00S">
            <text:p>02:48:00</text:p>
          </table:table-cell>
          <table:table-cell table:style-name="ACE-1" office:value-type="float" office:value="3694.9000000000001">
            <text:p>3695</text:p>
          </table:table-cell>
          <table:table-cell table:style-name="ACE-1" office:value-type="float" office:value="224">
            <text:p>2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8M05S">
            <text:p>02:48:05</text:p>
          </table:table-cell>
          <table:table-cell table:style-name="ACE-1" office:value-type="float" office:value="3692.6999999999998">
            <text:p>3693</text:p>
          </table:table-cell>
          <table:table-cell table:style-name="ACE-1" office:value-type="float" office:value="226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8M11S">
            <text:p>02:48:11</text:p>
          </table:table-cell>
          <table:table-cell table:style-name="ACE-1" office:value-type="float" office:value="3667.4000000000001">
            <text:p>3667</text:p>
          </table:table-cell>
          <table:table-cell table:style-name="ACE-1" office:value-type="float" office:value="293">
            <text:p>29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8M16S">
            <text:p>02:48:16</text:p>
          </table:table-cell>
          <table:table-cell table:style-name="ACE-1" office:value-type="float" office:value="3693.8000000000002">
            <text:p>3694</text:p>
          </table:table-cell>
          <table:table-cell table:style-name="ACE-1" office:value-type="float" office:value="227">
            <text:p>2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8M21S">
            <text:p>02:48:21</text:p>
          </table:table-cell>
          <table:table-cell table:style-name="ACE-1" office:value-type="float" office:value="3692.6999999999998">
            <text:p>3693</text:p>
          </table:table-cell>
          <table:table-cell table:style-name="ACE-1" office:value-type="float" office:value="229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8M26S">
            <text:p>02:48:26</text:p>
          </table:table-cell>
          <table:table-cell table:style-name="ACE-1" office:value-type="float" office:value="3690.5">
            <text:p>3691</text:p>
          </table:table-cell>
          <table:table-cell table:style-name="ACE-1" office:value-type="float" office:value="235.5">
            <text:p>2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8M31S">
            <text:p>02:48:31</text:p>
          </table:table-cell>
          <table:table-cell table:style-name="ACE-1" office:value-type="float" office:value="3692.6999999999998">
            <text:p>3693</text:p>
          </table:table-cell>
          <table:table-cell table:style-name="ACE-1" office:value-type="float" office:value="228.5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8M36S">
            <text:p>02:48:36</text:p>
          </table:table-cell>
          <table:table-cell table:style-name="ACE-1" office:value-type="float" office:value="3691.5999999999999">
            <text:p>3692</text:p>
          </table:table-cell>
          <table:table-cell table:style-name="ACE-1" office:value-type="float" office:value="231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8M41S">
            <text:p>02:48:41</text:p>
          </table:table-cell>
          <table:table-cell table:style-name="ACE-1" office:value-type="float" office:value="3689.4000000000001">
            <text:p>3689</text:p>
          </table:table-cell>
          <table:table-cell table:style-name="ACE-1" office:value-type="float" office:value="239.5">
            <text:p>2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8M46S">
            <text:p>02:48:46</text:p>
          </table:table-cell>
          <table:table-cell table:style-name="ACE-1" office:value-type="float" office:value="3647.5999999999999">
            <text:p>3648</text:p>
          </table:table-cell>
          <table:table-cell table:style-name="ACE-1" office:value-type="float" office:value="344.5">
            <text:p>34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8M51S">
            <text:p>02:48:51</text:p>
          </table:table-cell>
          <table:table-cell table:style-name="ACE-1" office:value-type="float" office:value="3690.5">
            <text:p>3691</text:p>
          </table:table-cell>
          <table:table-cell table:style-name="ACE-1" office:value-type="float" office:value="243.5">
            <text:p>24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8M57S">
            <text:p>02:48:57</text:p>
          </table:table-cell>
          <table:table-cell table:style-name="ACE-1" office:value-type="float" office:value="3690.5">
            <text:p>3691</text:p>
          </table:table-cell>
          <table:table-cell table:style-name="ACE-1" office:value-type="float" office:value="223.5">
            <text:p>2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9M02S">
            <text:p>02:49:02</text:p>
          </table:table-cell>
          <table:table-cell table:style-name="ACE-1" office:value-type="float" office:value="3694.9000000000001">
            <text:p>3695</text:p>
          </table:table-cell>
          <table:table-cell table:style-name="ACE-1" office:value-type="float" office:value="224.5">
            <text:p>22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9M07S">
            <text:p>02:49:07</text:p>
          </table:table-cell>
          <table:table-cell table:style-name="ACE-1" office:value-type="float" office:value="3690.5">
            <text:p>3691</text:p>
          </table:table-cell>
          <table:table-cell table:style-name="ACE-1" office:value-type="float" office:value="229.5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9M12S">
            <text:p>02:49:12</text:p>
          </table:table-cell>
          <table:table-cell table:style-name="ACE-1" office:value-type="float" office:value="3691.5999999999999">
            <text:p>3692</text:p>
          </table:table-cell>
          <table:table-cell table:style-name="ACE-1" office:value-type="float" office:value="231.5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9M17S">
            <text:p>02:49:17</text:p>
          </table:table-cell>
          <table:table-cell table:style-name="ACE-1" office:value-type="float" office:value="3671.8000000000002">
            <text:p>3672</text:p>
          </table:table-cell>
          <table:table-cell table:style-name="ACE-1" office:value-type="float" office:value="283">
            <text:p>28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9M22S">
            <text:p>02:49:22</text:p>
          </table:table-cell>
          <table:table-cell table:style-name="ACE-1" office:value-type="float" office:value="3672.9000000000001">
            <text:p>3673</text:p>
          </table:table-cell>
          <table:table-cell table:style-name="ACE-1" office:value-type="float" office:value="282">
            <text:p>28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9M27S">
            <text:p>02:49:27</text:p>
          </table:table-cell>
          <table:table-cell table:style-name="ACE-1" office:value-type="float" office:value="3691.5999999999999">
            <text:p>3692</text:p>
          </table:table-cell>
          <table:table-cell table:style-name="ACE-1" office:value-type="float" office:value="230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9M32S">
            <text:p>02:49:32</text:p>
          </table:table-cell>
          <table:table-cell table:style-name="ACE-1" office:value-type="float" office:value="3689.4000000000001">
            <text:p>3689</text:p>
          </table:table-cell>
          <table:table-cell table:style-name="ACE-1" office:value-type="float" office:value="231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9M37S">
            <text:p>02:49:37</text:p>
          </table:table-cell>
          <table:table-cell table:style-name="ACE-1" office:value-type="float" office:value="3691.5999999999999">
            <text:p>3692</text:p>
          </table:table-cell>
          <table:table-cell table:style-name="ACE-1" office:value-type="float" office:value="228.5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9M42S">
            <text:p>02:49:42</text:p>
          </table:table-cell>
          <table:table-cell table:style-name="ACE-1" office:value-type="float" office:value="3692.6999999999998">
            <text:p>3693</text:p>
          </table:table-cell>
          <table:table-cell table:style-name="ACE-1" office:value-type="float" office:value="225">
            <text:p>22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9M47S">
            <text:p>02:49:47</text:p>
          </table:table-cell>
          <table:table-cell table:style-name="ACE-1" office:value-type="float" office:value="3682.8000000000002">
            <text:p>3683</text:p>
          </table:table-cell>
          <table:table-cell table:style-name="ACE-1" office:value-type="float" office:value="252.5">
            <text:p>25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9M52S">
            <text:p>02:49:52</text:p>
          </table:table-cell>
          <table:table-cell table:style-name="ACE-1" office:value-type="float" office:value="3664.0999999999999">
            <text:p>3664</text:p>
          </table:table-cell>
          <table:table-cell table:style-name="ACE-1" office:value-type="float" office:value="299">
            <text:p>29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49M58S">
            <text:p>02:49:58</text:p>
          </table:table-cell>
          <table:table-cell table:style-name="ACE-1" office:value-type="float" office:value="3678.4000000000001">
            <text:p>3678</text:p>
          </table:table-cell>
          <table:table-cell table:style-name="ACE-1" office:value-type="float" office:value="260.5">
            <text:p>26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0M03S">
            <text:p>02:50:03</text:p>
          </table:table-cell>
          <table:table-cell table:style-name="ACE-1" office:value-type="float" office:value="3690.5">
            <text:p>3691</text:p>
          </table:table-cell>
          <table:table-cell table:style-name="ACE-1" office:value-type="float" office:value="230.5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0M08S">
            <text:p>02:50:08</text:p>
          </table:table-cell>
          <table:table-cell table:style-name="ACE-1" office:value-type="float" office:value="3690.5">
            <text:p>3691</text:p>
          </table:table-cell>
          <table:table-cell table:style-name="ACE-1" office:value-type="float" office:value="228.5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0M13S">
            <text:p>02:50:13</text:p>
          </table:table-cell>
          <table:table-cell table:style-name="ACE-1" office:value-type="float" office:value="3690.5">
            <text:p>3691</text:p>
          </table:table-cell>
          <table:table-cell table:style-name="ACE-1" office:value-type="float" office:value="226.5">
            <text:p>2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0M18S">
            <text:p>02:50:18</text:p>
          </table:table-cell>
          <table:table-cell table:style-name="ACE-1" office:value-type="float" office:value="3689.4000000000001">
            <text:p>3689</text:p>
          </table:table-cell>
          <table:table-cell table:style-name="ACE-1" office:value-type="float" office:value="228.5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0M23S">
            <text:p>02:50:23</text:p>
          </table:table-cell>
          <table:table-cell table:style-name="ACE-1" office:value-type="float" office:value="3670.6999999999998">
            <text:p>3671</text:p>
          </table:table-cell>
          <table:table-cell table:style-name="ACE-1" office:value-type="float" office:value="272">
            <text:p>27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0M28S">
            <text:p>02:50:28</text:p>
          </table:table-cell>
          <table:table-cell table:style-name="ACE-1" office:value-type="float" office:value="3667.4000000000001">
            <text:p>3667</text:p>
          </table:table-cell>
          <table:table-cell table:style-name="ACE-1" office:value-type="float" office:value="289.5">
            <text:p>29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0M33S">
            <text:p>02:50:33</text:p>
          </table:table-cell>
          <table:table-cell table:style-name="ACE-1" office:value-type="float" office:value="3685">
            <text:p>3685</text:p>
          </table:table-cell>
          <table:table-cell table:style-name="ACE-1" office:value-type="float" office:value="237">
            <text:p>23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0M38S">
            <text:p>02:50:38</text:p>
          </table:table-cell>
          <table:table-cell table:style-name="ACE-1" office:value-type="float" office:value="3687.1999999999998">
            <text:p>3687</text:p>
          </table:table-cell>
          <table:table-cell table:style-name="ACE-1" office:value-type="float" office:value="233.5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0M43S">
            <text:p>02:50:43</text:p>
          </table:table-cell>
          <table:table-cell table:style-name="ACE-1" office:value-type="float" office:value="3689.4000000000001">
            <text:p>3689</text:p>
          </table:table-cell>
          <table:table-cell table:style-name="ACE-1" office:value-type="float" office:value="255.5">
            <text:p>25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0M49S">
            <text:p>02:50:49</text:p>
          </table:table-cell>
          <table:table-cell table:style-name="ACE-1" office:value-type="float" office:value="3685">
            <text:p>3685</text:p>
          </table:table-cell>
          <table:table-cell table:style-name="ACE-1" office:value-type="float" office:value="234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0M54S">
            <text:p>02:50:54</text:p>
          </table:table-cell>
          <table:table-cell table:style-name="ACE-1" office:value-type="float" office:value="3682.8000000000002">
            <text:p>3683</text:p>
          </table:table-cell>
          <table:table-cell table:style-name="ACE-1" office:value-type="float" office:value="245">
            <text:p>24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0M59S">
            <text:p>02:50:59</text:p>
          </table:table-cell>
          <table:table-cell table:style-name="ACE-1" office:value-type="float" office:value="3654.1999999999998">
            <text:p>3654</text:p>
          </table:table-cell>
          <table:table-cell table:style-name="ACE-1" office:value-type="float" office:value="313">
            <text:p>31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1M04S">
            <text:p>02:51:04</text:p>
          </table:table-cell>
          <table:table-cell table:style-name="ACE-1" office:value-type="float" office:value="3676.1999999999998">
            <text:p>3676</text:p>
          </table:table-cell>
          <table:table-cell table:style-name="ACE-1" office:value-type="float" office:value="254.5">
            <text:p>25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1M09S">
            <text:p>02:51:09</text:p>
          </table:table-cell>
          <table:table-cell table:style-name="ACE-1" office:value-type="float" office:value="3688.3000000000002">
            <text:p>3688</text:p>
          </table:table-cell>
          <table:table-cell table:style-name="ACE-1" office:value-type="float" office:value="226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1M14S">
            <text:p>02:51:14</text:p>
          </table:table-cell>
          <table:table-cell table:style-name="ACE-1" office:value-type="float" office:value="3686.0999999999999">
            <text:p>3686</text:p>
          </table:table-cell>
          <table:table-cell table:style-name="ACE-1" office:value-type="float" office:value="229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1M19S">
            <text:p>02:51:19</text:p>
          </table:table-cell>
          <table:table-cell table:style-name="ACE-1" office:value-type="float" office:value="3687.1999999999998">
            <text:p>3687</text:p>
          </table:table-cell>
          <table:table-cell table:style-name="ACE-1" office:value-type="float" office:value="229.5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1M24S">
            <text:p>02:51:24</text:p>
          </table:table-cell>
          <table:table-cell table:style-name="ACE-1" office:value-type="float" office:value="3685">
            <text:p>3685</text:p>
          </table:table-cell>
          <table:table-cell table:style-name="ACE-1" office:value-type="float" office:value="231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1M29S">
            <text:p>02:51:29</text:p>
          </table:table-cell>
          <table:table-cell table:style-name="ACE-1" office:value-type="float" office:value="3667.4000000000001">
            <text:p>3667</text:p>
          </table:table-cell>
          <table:table-cell table:style-name="ACE-1" office:value-type="float" office:value="273.5">
            <text:p>27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1M34S">
            <text:p>02:51:34</text:p>
          </table:table-cell>
          <table:table-cell table:style-name="ACE-1" office:value-type="float" office:value="3659.6999999999998">
            <text:p>3660</text:p>
          </table:table-cell>
          <table:table-cell table:style-name="ACE-1" office:value-type="float" office:value="290.5">
            <text:p>29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1M40S">
            <text:p>02:51:40</text:p>
          </table:table-cell>
          <table:table-cell table:style-name="ACE-1" office:value-type="float" office:value="3686.0999999999999">
            <text:p>3686</text:p>
          </table:table-cell>
          <table:table-cell table:style-name="ACE-1" office:value-type="float" office:value="225.5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1M45S">
            <text:p>02:51:45</text:p>
          </table:table-cell>
          <table:table-cell table:style-name="ACE-1" office:value-type="float" office:value="3683.9000000000001">
            <text:p>3684</text:p>
          </table:table-cell>
          <table:table-cell table:style-name="ACE-1" office:value-type="float" office:value="233">
            <text:p>23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1M50S">
            <text:p>02:51:50</text:p>
          </table:table-cell>
          <table:table-cell table:style-name="ACE-1" office:value-type="float" office:value="3683.9000000000001">
            <text:p>3684</text:p>
          </table:table-cell>
          <table:table-cell table:style-name="ACE-1" office:value-type="float" office:value="229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1M55S">
            <text:p>02:51:55</text:p>
          </table:table-cell>
          <table:table-cell table:style-name="ACE-1" office:value-type="float" office:value="3683.9000000000001">
            <text:p>3684</text:p>
          </table:table-cell>
          <table:table-cell table:style-name="ACE-1" office:value-type="float" office:value="229.5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2M00S">
            <text:p>02:52:00</text:p>
          </table:table-cell>
          <table:table-cell table:style-name="ACE-1" office:value-type="float" office:value="3677.3000000000002">
            <text:p>3677</text:p>
          </table:table-cell>
          <table:table-cell table:style-name="ACE-1" office:value-type="float" office:value="231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2M05S">
            <text:p>02:52:05</text:p>
          </table:table-cell>
          <table:table-cell table:style-name="ACE-1" office:value-type="float" office:value="3653.0999999999999">
            <text:p>3653</text:p>
          </table:table-cell>
          <table:table-cell table:style-name="ACE-1" office:value-type="float" office:value="308">
            <text:p>30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2M10S">
            <text:p>02:52:10</text:p>
          </table:table-cell>
          <table:table-cell table:style-name="ACE-1" office:value-type="float" office:value="3672.9000000000001">
            <text:p>3673</text:p>
          </table:table-cell>
          <table:table-cell table:style-name="ACE-1" office:value-type="float" office:value="256">
            <text:p>25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2M15S">
            <text:p>02:52:15</text:p>
          </table:table-cell>
          <table:table-cell table:style-name="ACE-1" office:value-type="float" office:value="3685">
            <text:p>3685</text:p>
          </table:table-cell>
          <table:table-cell table:style-name="ACE-1" office:value-type="float" office:value="229.5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2M20S">
            <text:p>02:52:20</text:p>
          </table:table-cell>
          <table:table-cell table:style-name="ACE-1" office:value-type="float" office:value="3680.5999999999999">
            <text:p>3681</text:p>
          </table:table-cell>
          <table:table-cell table:style-name="ACE-1" office:value-type="float" office:value="238.5">
            <text:p>23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2M25S">
            <text:p>02:52:25</text:p>
          </table:table-cell>
          <table:table-cell table:style-name="ACE-1" office:value-type="float" office:value="3683.9000000000001">
            <text:p>3684</text:p>
          </table:table-cell>
          <table:table-cell table:style-name="ACE-1" office:value-type="float" office:value="228.5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2M30S">
            <text:p>02:52:30</text:p>
          </table:table-cell>
          <table:table-cell table:style-name="ACE-1" office:value-type="float" office:value="3681.6999999999998">
            <text:p>3682</text:p>
          </table:table-cell>
          <table:table-cell table:style-name="ACE-1" office:value-type="float" office:value="233">
            <text:p>23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2M35S">
            <text:p>02:52:35</text:p>
          </table:table-cell>
          <table:table-cell table:style-name="ACE-1" office:value-type="float" office:value="3664.0999999999999">
            <text:p>3664</text:p>
          </table:table-cell>
          <table:table-cell table:style-name="ACE-1" office:value-type="float" office:value="277.5">
            <text:p>27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2M41S">
            <text:p>02:52:41</text:p>
          </table:table-cell>
          <table:table-cell table:style-name="ACE-1" office:value-type="float" office:value="3654.1999999999998">
            <text:p>3654</text:p>
          </table:table-cell>
          <table:table-cell table:style-name="ACE-1" office:value-type="float" office:value="292">
            <text:p>29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2M46S">
            <text:p>02:52:46</text:p>
          </table:table-cell>
          <table:table-cell table:style-name="ACE-1" office:value-type="float" office:value="3646.5">
            <text:p>3647</text:p>
          </table:table-cell>
          <table:table-cell table:style-name="ACE-1" office:value-type="float" office:value="304.5">
            <text:p>30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2M51S">
            <text:p>02:52:51</text:p>
          </table:table-cell>
          <table:table-cell table:style-name="ACE-1" office:value-type="float" office:value="3680.5999999999999">
            <text:p>3681</text:p>
          </table:table-cell>
          <table:table-cell table:style-name="ACE-1" office:value-type="float" office:value="230.5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2M56S">
            <text:p>02:52:56</text:p>
          </table:table-cell>
          <table:table-cell table:style-name="ACE-1" office:value-type="float" office:value="3678.4000000000001">
            <text:p>3678</text:p>
          </table:table-cell>
          <table:table-cell table:style-name="ACE-1" office:value-type="float" office:value="234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3M01S">
            <text:p>02:53:01</text:p>
          </table:table-cell>
          <table:table-cell table:style-name="ACE-1" office:value-type="float" office:value="3677.3000000000002">
            <text:p>3677</text:p>
          </table:table-cell>
          <table:table-cell table:style-name="ACE-1" office:value-type="float" office:value="237.5">
            <text:p>2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3M06S">
            <text:p>02:53:06</text:p>
          </table:table-cell>
          <table:table-cell table:style-name="ACE-1" office:value-type="float" office:value="3679.5">
            <text:p>3680</text:p>
          </table:table-cell>
          <table:table-cell table:style-name="ACE-1" office:value-type="float" office:value="230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3M11S">
            <text:p>02:53:11</text:p>
          </table:table-cell>
          <table:table-cell table:style-name="ACE-1" office:value-type="float" office:value="3670.6999999999998">
            <text:p>3671</text:p>
          </table:table-cell>
          <table:table-cell table:style-name="ACE-1" office:value-type="float" office:value="248">
            <text:p>24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3M16S">
            <text:p>02:53:16</text:p>
          </table:table-cell>
          <table:table-cell table:style-name="ACE-1" office:value-type="float" office:value="3667.4000000000001">
            <text:p>3667</text:p>
          </table:table-cell>
          <table:table-cell table:style-name="ACE-1" office:value-type="float" office:value="257">
            <text:p>25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3M21S">
            <text:p>02:53:21</text:p>
          </table:table-cell>
          <table:table-cell table:style-name="ACE-1" office:value-type="float" office:value="3681.6999999999998">
            <text:p>3682</text:p>
          </table:table-cell>
          <table:table-cell table:style-name="ACE-1" office:value-type="float" office:value="225.5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3M27S">
            <text:p>02:53:27</text:p>
          </table:table-cell>
          <table:table-cell table:style-name="ACE-1" office:value-type="float" office:value="3679.5">
            <text:p>3680</text:p>
          </table:table-cell>
          <table:table-cell table:style-name="ACE-1" office:value-type="float" office:value="231.5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3M32S">
            <text:p>02:53:32</text:p>
          </table:table-cell>
          <table:table-cell table:style-name="ACE-1" office:value-type="float" office:value="3680.5999999999999">
            <text:p>3681</text:p>
          </table:table-cell>
          <table:table-cell table:style-name="ACE-1" office:value-type="float" office:value="225.5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3M37S">
            <text:p>02:53:37</text:p>
          </table:table-cell>
          <table:table-cell table:style-name="ACE-1" office:value-type="float" office:value="3678.4000000000001">
            <text:p>3678</text:p>
          </table:table-cell>
          <table:table-cell table:style-name="ACE-1" office:value-type="float" office:value="229.5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3M42S">
            <text:p>02:53:42</text:p>
          </table:table-cell>
          <table:table-cell table:style-name="ACE-1" office:value-type="float" office:value="3679.5">
            <text:p>3680</text:p>
          </table:table-cell>
          <table:table-cell table:style-name="ACE-1" office:value-type="float" office:value="228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3M47S">
            <text:p>02:53:47</text:p>
          </table:table-cell>
          <table:table-cell table:style-name="ACE-1" office:value-type="float" office:value="3654.1999999999998">
            <text:p>3654</text:p>
          </table:table-cell>
          <table:table-cell table:style-name="ACE-1" office:value-type="float" office:value="294.5">
            <text:p>29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3M52S">
            <text:p>02:53:52</text:p>
          </table:table-cell>
          <table:table-cell table:style-name="ACE-1" office:value-type="float" office:value="3677.3000000000002">
            <text:p>3677</text:p>
          </table:table-cell>
          <table:table-cell table:style-name="ACE-1" office:value-type="float" office:value="283.5">
            <text:p>28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3M57S">
            <text:p>02:53:57</text:p>
          </table:table-cell>
          <table:table-cell table:style-name="ACE-1" office:value-type="float" office:value="3680.5999999999999">
            <text:p>3681</text:p>
          </table:table-cell>
          <table:table-cell table:style-name="ACE-1" office:value-type="float" office:value="226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4M02S">
            <text:p>02:54:02</text:p>
          </table:table-cell>
          <table:table-cell table:style-name="ACE-1" office:value-type="float" office:value="3676.1999999999998">
            <text:p>3676</text:p>
          </table:table-cell>
          <table:table-cell table:style-name="ACE-1" office:value-type="float" office:value="231.5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4M07S">
            <text:p>02:54:07</text:p>
          </table:table-cell>
          <table:table-cell table:style-name="ACE-1" office:value-type="float" office:value="3678.4000000000001">
            <text:p>3678</text:p>
          </table:table-cell>
          <table:table-cell table:style-name="ACE-1" office:value-type="float" office:value="232.5">
            <text:p>23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4M12S">
            <text:p>02:54:12</text:p>
          </table:table-cell>
          <table:table-cell table:style-name="ACE-1" office:value-type="float" office:value="3677.3000000000002">
            <text:p>3677</text:p>
          </table:table-cell>
          <table:table-cell table:style-name="ACE-1" office:value-type="float" office:value="231.5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4M17S">
            <text:p>02:54:17</text:p>
          </table:table-cell>
          <table:table-cell table:style-name="ACE-1" office:value-type="float" office:value="3669.5999999999999">
            <text:p>3670</text:p>
          </table:table-cell>
          <table:table-cell table:style-name="ACE-1" office:value-type="float" office:value="245.5">
            <text:p>24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4M23S">
            <text:p>02:54:23</text:p>
          </table:table-cell>
          <table:table-cell table:style-name="ACE-1" office:value-type="float" office:value="3650.9000000000001">
            <text:p>3651</text:p>
          </table:table-cell>
          <table:table-cell table:style-name="ACE-1" office:value-type="float" office:value="296">
            <text:p>29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4M28S">
            <text:p>02:54:28</text:p>
          </table:table-cell>
          <table:table-cell table:style-name="ACE-1" office:value-type="float" office:value="3675.0999999999999">
            <text:p>3675</text:p>
          </table:table-cell>
          <table:table-cell table:style-name="ACE-1" office:value-type="float" office:value="253.5">
            <text:p>25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4M33S">
            <text:p>02:54:33</text:p>
          </table:table-cell>
          <table:table-cell table:style-name="ACE-1" office:value-type="float" office:value="3676.1999999999998">
            <text:p>3676</text:p>
          </table:table-cell>
          <table:table-cell table:style-name="ACE-1" office:value-type="float" office:value="228.5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4M38S">
            <text:p>02:54:38</text:p>
          </table:table-cell>
          <table:table-cell table:style-name="ACE-1" office:value-type="float" office:value="3675.0999999999999">
            <text:p>3675</text:p>
          </table:table-cell>
          <table:table-cell table:style-name="ACE-1" office:value-type="float" office:value="233">
            <text:p>23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4M43S">
            <text:p>02:54:43</text:p>
          </table:table-cell>
          <table:table-cell table:style-name="ACE-1" office:value-type="float" office:value="3663">
            <text:p>3663</text:p>
          </table:table-cell>
          <table:table-cell table:style-name="ACE-1" office:value-type="float" office:value="258">
            <text:p>25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4M48S">
            <text:p>02:54:48</text:p>
          </table:table-cell>
          <table:table-cell table:style-name="ACE-1" office:value-type="float" office:value="3676.1999999999998">
            <text:p>3676</text:p>
          </table:table-cell>
          <table:table-cell table:style-name="ACE-1" office:value-type="float" office:value="224.5">
            <text:p>22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4M53S">
            <text:p>02:54:53</text:p>
          </table:table-cell>
          <table:table-cell table:style-name="ACE-1" office:value-type="float" office:value="3650.9000000000001">
            <text:p>3651</text:p>
          </table:table-cell>
          <table:table-cell table:style-name="ACE-1" office:value-type="float" office:value="283">
            <text:p>28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4M58S">
            <text:p>02:54:58</text:p>
          </table:table-cell>
          <table:table-cell table:style-name="ACE-1" office:value-type="float" office:value="3624.5">
            <text:p>3625</text:p>
          </table:table-cell>
          <table:table-cell table:style-name="ACE-1" office:value-type="float" office:value="360.5">
            <text:p>36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5M03S">
            <text:p>02:55:03</text:p>
          </table:table-cell>
          <table:table-cell table:style-name="ACE-1" office:value-type="float" office:value="3644.3000000000002">
            <text:p>3644</text:p>
          </table:table-cell>
          <table:table-cell table:style-name="ACE-1" office:value-type="float" office:value="296">
            <text:p>29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5M08S">
            <text:p>02:55:08</text:p>
          </table:table-cell>
          <table:table-cell table:style-name="ACE-1" office:value-type="float" office:value="3643.1999999999998">
            <text:p>3643</text:p>
          </table:table-cell>
          <table:table-cell table:style-name="ACE-1" office:value-type="float" office:value="292.5">
            <text:p>29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5M13S">
            <text:p>02:55:13</text:p>
          </table:table-cell>
          <table:table-cell table:style-name="ACE-1" office:value-type="float" office:value="3672.9000000000001">
            <text:p>3673</text:p>
          </table:table-cell>
          <table:table-cell table:style-name="ACE-1" office:value-type="float" office:value="227">
            <text:p>2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5M19S">
            <text:p>02:55:19</text:p>
          </table:table-cell>
          <table:table-cell table:style-name="ACE-1" office:value-type="float" office:value="3671.8000000000002">
            <text:p>3672</text:p>
          </table:table-cell>
          <table:table-cell table:style-name="ACE-1" office:value-type="float" office:value="229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5M24S">
            <text:p>02:55:24</text:p>
          </table:table-cell>
          <table:table-cell table:style-name="ACE-1" office:value-type="float" office:value="3664.0999999999999">
            <text:p>3664</text:p>
          </table:table-cell>
          <table:table-cell table:style-name="ACE-1" office:value-type="float" office:value="250.5">
            <text:p>25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5M29S">
            <text:p>02:55:29</text:p>
          </table:table-cell>
          <table:table-cell table:style-name="ACE-1" office:value-type="float" office:value="3642.0999999999999">
            <text:p>3642</text:p>
          </table:table-cell>
          <table:table-cell table:style-name="ACE-1" office:value-type="float" office:value="307">
            <text:p>30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5M34S">
            <text:p>02:55:34</text:p>
          </table:table-cell>
          <table:table-cell table:style-name="ACE-1" office:value-type="float" office:value="3665.1999999999998">
            <text:p>3665</text:p>
          </table:table-cell>
          <table:table-cell table:style-name="ACE-1" office:value-type="float" office:value="251">
            <text:p>25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5M39S">
            <text:p>02:55:39</text:p>
          </table:table-cell>
          <table:table-cell table:style-name="ACE-1" office:value-type="float" office:value="3671.8000000000002">
            <text:p>3672</text:p>
          </table:table-cell>
          <table:table-cell table:style-name="ACE-1" office:value-type="float" office:value="234.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5M44S">
            <text:p>02:55:44</text:p>
          </table:table-cell>
          <table:table-cell table:style-name="ACE-1" office:value-type="float" office:value="3670.6999999999998">
            <text:p>3671</text:p>
          </table:table-cell>
          <table:table-cell table:style-name="ACE-1" office:value-type="float" office:value="227">
            <text:p>2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5M49S">
            <text:p>02:55:49</text:p>
          </table:table-cell>
          <table:table-cell table:style-name="ACE-1" office:value-type="float" office:value="3672.9000000000001">
            <text:p>3673</text:p>
          </table:table-cell>
          <table:table-cell table:style-name="ACE-1" office:value-type="float" office:value="226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5M54S">
            <text:p>02:55:54</text:p>
          </table:table-cell>
          <table:table-cell table:style-name="ACE-1" office:value-type="float" office:value="3669.5999999999999">
            <text:p>3670</text:p>
          </table:table-cell>
          <table:table-cell table:style-name="ACE-1" office:value-type="float" office:value="231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5M59S">
            <text:p>02:55:59</text:p>
          </table:table-cell>
          <table:table-cell table:style-name="ACE-1" office:value-type="float" office:value="3655.3000000000002">
            <text:p>3655</text:p>
          </table:table-cell>
          <table:table-cell table:style-name="ACE-1" office:value-type="float" office:value="276">
            <text:p>27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6M04S">
            <text:p>02:56:04</text:p>
          </table:table-cell>
          <table:table-cell table:style-name="ACE-1" office:value-type="float" office:value="3648.6999999999998">
            <text:p>3649</text:p>
          </table:table-cell>
          <table:table-cell table:style-name="ACE-1" office:value-type="float" office:value="296.5">
            <text:p>29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6M10S">
            <text:p>02:56:10</text:p>
          </table:table-cell>
          <table:table-cell table:style-name="ACE-1" office:value-type="float" office:value="3672.9000000000001">
            <text:p>3673</text:p>
          </table:table-cell>
          <table:table-cell table:style-name="ACE-1" office:value-type="float" office:value="230.5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6M15S">
            <text:p>02:56:15</text:p>
          </table:table-cell>
          <table:table-cell table:style-name="ACE-1" office:value-type="float" office:value="3671.8000000000002">
            <text:p>3672</text:p>
          </table:table-cell>
          <table:table-cell table:style-name="ACE-1" office:value-type="float" office:value="225">
            <text:p>22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6M20S">
            <text:p>02:56:20</text:p>
          </table:table-cell>
          <table:table-cell table:style-name="ACE-1" office:value-type="float" office:value="3670.6999999999998">
            <text:p>3671</text:p>
          </table:table-cell>
          <table:table-cell table:style-name="ACE-1" office:value-type="float" office:value="232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6M25S">
            <text:p>02:56:25</text:p>
          </table:table-cell>
          <table:table-cell table:style-name="ACE-1" office:value-type="float" office:value="3636.5999999999999">
            <text:p>3637</text:p>
          </table:table-cell>
          <table:table-cell table:style-name="ACE-1" office:value-type="float" office:value="308.5">
            <text:p>30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6M30S">
            <text:p>02:56:30</text:p>
          </table:table-cell>
          <table:table-cell table:style-name="ACE-1" office:value-type="float" office:value="3664.0999999999999">
            <text:p>3664</text:p>
          </table:table-cell>
          <table:table-cell table:style-name="ACE-1" office:value-type="float" office:value="243">
            <text:p>24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6M35S">
            <text:p>02:56:35</text:p>
          </table:table-cell>
          <table:table-cell table:style-name="ACE-1" office:value-type="float" office:value="3639.9000000000001">
            <text:p>3640</text:p>
          </table:table-cell>
          <table:table-cell table:style-name="ACE-1" office:value-type="float" office:value="309">
            <text:p>30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6M40S">
            <text:p>02:56:40</text:p>
          </table:table-cell>
          <table:table-cell table:style-name="ACE-1" office:value-type="float" office:value="3660.8000000000002">
            <text:p>3661</text:p>
          </table:table-cell>
          <table:table-cell table:style-name="ACE-1" office:value-type="float" office:value="256">
            <text:p>25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6M45S">
            <text:p>02:56:45</text:p>
          </table:table-cell>
          <table:table-cell table:style-name="ACE-1" office:value-type="float" office:value="3638.8000000000002">
            <text:p>3639</text:p>
          </table:table-cell>
          <table:table-cell table:style-name="ACE-1" office:value-type="float" office:value="304.5">
            <text:p>30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6M50S">
            <text:p>02:56:50</text:p>
          </table:table-cell>
          <table:table-cell table:style-name="ACE-1" office:value-type="float" office:value="3669.5999999999999">
            <text:p>3670</text:p>
          </table:table-cell>
          <table:table-cell table:style-name="ACE-1" office:value-type="float" office:value="227.5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6M55S">
            <text:p>02:56:55</text:p>
          </table:table-cell>
          <table:table-cell table:style-name="ACE-1" office:value-type="float" office:value="3667.4000000000001">
            <text:p>3667</text:p>
          </table:table-cell>
          <table:table-cell table:style-name="ACE-1" office:value-type="float" office:value="226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7M00S">
            <text:p>02:57:00</text:p>
          </table:table-cell>
          <table:table-cell table:style-name="ACE-1" office:value-type="float" office:value="3666.3000000000002">
            <text:p>3666</text:p>
          </table:table-cell>
          <table:table-cell table:style-name="ACE-1" office:value-type="float" office:value="234.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7M06S">
            <text:p>02:57:06</text:p>
          </table:table-cell>
          <table:table-cell table:style-name="ACE-1" office:value-type="float" office:value="3650.9000000000001">
            <text:p>3651</text:p>
          </table:table-cell>
          <table:table-cell table:style-name="ACE-1" office:value-type="float" office:value="274.5">
            <text:p>27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7M11S">
            <text:p>02:57:11</text:p>
          </table:table-cell>
          <table:table-cell table:style-name="ACE-1" office:value-type="float" office:value="3646.5">
            <text:p>3647</text:p>
          </table:table-cell>
          <table:table-cell table:style-name="ACE-1" office:value-type="float" office:value="287">
            <text:p>28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7M16S">
            <text:p>02:57:16</text:p>
          </table:table-cell>
          <table:table-cell table:style-name="ACE-1" office:value-type="float" office:value="3667.4000000000001">
            <text:p>3667</text:p>
          </table:table-cell>
          <table:table-cell table:style-name="ACE-1" office:value-type="float" office:value="236">
            <text:p>2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7M21S">
            <text:p>02:57:21</text:p>
          </table:table-cell>
          <table:table-cell table:style-name="ACE-1" office:value-type="float" office:value="3668.5">
            <text:p>3669</text:p>
          </table:table-cell>
          <table:table-cell table:style-name="ACE-1" office:value-type="float" office:value="234.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7M26S">
            <text:p>02:57:26</text:p>
          </table:table-cell>
          <table:table-cell table:style-name="ACE-1" office:value-type="float" office:value="3664.0999999999999">
            <text:p>3664</text:p>
          </table:table-cell>
          <table:table-cell table:style-name="ACE-1" office:value-type="float" office:value="239.5">
            <text:p>2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7M31S">
            <text:p>02:57:31</text:p>
          </table:table-cell>
          <table:table-cell table:style-name="ACE-1" office:value-type="float" office:value="3667.4000000000001">
            <text:p>3667</text:p>
          </table:table-cell>
          <table:table-cell table:style-name="ACE-1" office:value-type="float" office:value="231.5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7M36S">
            <text:p>02:57:36</text:p>
          </table:table-cell>
          <table:table-cell table:style-name="ACE-1" office:value-type="float" office:value="3661.9000000000001">
            <text:p>3662</text:p>
          </table:table-cell>
          <table:table-cell table:style-name="ACE-1" office:value-type="float" office:value="246.5">
            <text:p>24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7M41S">
            <text:p>02:57:41</text:p>
          </table:table-cell>
          <table:table-cell table:style-name="ACE-1" office:value-type="float" office:value="3643.1999999999998">
            <text:p>3643</text:p>
          </table:table-cell>
          <table:table-cell table:style-name="ACE-1" office:value-type="float" office:value="302">
            <text:p>30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7M46S">
            <text:p>02:57:46</text:p>
          </table:table-cell>
          <table:table-cell table:style-name="ACE-1" office:value-type="float" office:value="3654.1999999999998">
            <text:p>3654</text:p>
          </table:table-cell>
          <table:table-cell table:style-name="ACE-1" office:value-type="float" office:value="261">
            <text:p>26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7M51S">
            <text:p>02:57:51</text:p>
          </table:table-cell>
          <table:table-cell table:style-name="ACE-1" office:value-type="float" office:value="3667.4000000000001">
            <text:p>3667</text:p>
          </table:table-cell>
          <table:table-cell table:style-name="ACE-1" office:value-type="float" office:value="227">
            <text:p>2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7M57S">
            <text:p>02:57:57</text:p>
          </table:table-cell>
          <table:table-cell table:style-name="ACE-1" office:value-type="float" office:value="3664.0999999999999">
            <text:p>3664</text:p>
          </table:table-cell>
          <table:table-cell table:style-name="ACE-1" office:value-type="float" office:value="231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8M02S">
            <text:p>02:58:02</text:p>
          </table:table-cell>
          <table:table-cell table:style-name="ACE-1" office:value-type="float" office:value="3664.0999999999999">
            <text:p>3664</text:p>
          </table:table-cell>
          <table:table-cell table:style-name="ACE-1" office:value-type="float" office:value="236.5">
            <text:p>23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8M07S">
            <text:p>02:58:07</text:p>
          </table:table-cell>
          <table:table-cell table:style-name="ACE-1" office:value-type="float" office:value="3665.1999999999998">
            <text:p>3665</text:p>
          </table:table-cell>
          <table:table-cell table:style-name="ACE-1" office:value-type="float" office:value="237.5">
            <text:p>2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8M12S">
            <text:p>02:58:12</text:p>
          </table:table-cell>
          <table:table-cell table:style-name="ACE-1" office:value-type="float" office:value="3663">
            <text:p>3663</text:p>
          </table:table-cell>
          <table:table-cell table:style-name="ACE-1" office:value-type="float" office:value="239">
            <text:p>23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8M17S">
            <text:p>02:58:17</text:p>
          </table:table-cell>
          <table:table-cell table:style-name="ACE-1" office:value-type="float" office:value="3667.4000000000001">
            <text:p>3667</text:p>
          </table:table-cell>
          <table:table-cell table:style-name="ACE-1" office:value-type="float" office:value="228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8M22S">
            <text:p>02:58:22</text:p>
          </table:table-cell>
          <table:table-cell table:style-name="ACE-1" office:value-type="float" office:value="3663">
            <text:p>3663</text:p>
          </table:table-cell>
          <table:table-cell table:style-name="ACE-1" office:value-type="float" office:value="240">
            <text:p>2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8M27S">
            <text:p>02:58:27</text:p>
          </table:table-cell>
          <table:table-cell table:style-name="ACE-1" office:value-type="float" office:value="3665.1999999999998">
            <text:p>3665</text:p>
          </table:table-cell>
          <table:table-cell table:style-name="ACE-1" office:value-type="float" office:value="230.5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8M32S">
            <text:p>02:58:32</text:p>
          </table:table-cell>
          <table:table-cell table:style-name="ACE-1" office:value-type="float" office:value="3665.1999999999998">
            <text:p>3665</text:p>
          </table:table-cell>
          <table:table-cell table:style-name="ACE-1" office:value-type="float" office:value="232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8M37S">
            <text:p>02:58:37</text:p>
          </table:table-cell>
          <table:table-cell table:style-name="ACE-1" office:value-type="float" office:value="3664.0999999999999">
            <text:p>3664</text:p>
          </table:table-cell>
          <table:table-cell table:style-name="ACE-1" office:value-type="float" office:value="233.5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8M42S">
            <text:p>02:58:42</text:p>
          </table:table-cell>
          <table:table-cell table:style-name="ACE-1" office:value-type="float" office:value="3663">
            <text:p>3663</text:p>
          </table:table-cell>
          <table:table-cell table:style-name="ACE-1" office:value-type="float" office:value="233.5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8M47S">
            <text:p>02:58:47</text:p>
          </table:table-cell>
          <table:table-cell table:style-name="ACE-1" office:value-type="float" office:value="3656.4000000000001">
            <text:p>3656</text:p>
          </table:table-cell>
          <table:table-cell table:style-name="ACE-1" office:value-type="float" office:value="247">
            <text:p>24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8M52S">
            <text:p>02:58:52</text:p>
          </table:table-cell>
          <table:table-cell table:style-name="ACE-1" office:value-type="float" office:value="3665.1999999999998">
            <text:p>3665</text:p>
          </table:table-cell>
          <table:table-cell table:style-name="ACE-1" office:value-type="float" office:value="228.5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8M58S">
            <text:p>02:58:58</text:p>
          </table:table-cell>
          <table:table-cell table:style-name="ACE-1" office:value-type="float" office:value="3663">
            <text:p>3663</text:p>
          </table:table-cell>
          <table:table-cell table:style-name="ACE-1" office:value-type="float" office:value="232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9M03S">
            <text:p>02:59:03</text:p>
          </table:table-cell>
          <table:table-cell table:style-name="ACE-1" office:value-type="float" office:value="3665.1999999999998">
            <text:p>3665</text:p>
          </table:table-cell>
          <table:table-cell table:style-name="ACE-1" office:value-type="float" office:value="230.5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9M08S">
            <text:p>02:59:08</text:p>
          </table:table-cell>
          <table:table-cell table:style-name="ACE-1" office:value-type="float" office:value="3661.9000000000001">
            <text:p>3662</text:p>
          </table:table-cell>
          <table:table-cell table:style-name="ACE-1" office:value-type="float" office:value="232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9M13S">
            <text:p>02:59:13</text:p>
          </table:table-cell>
          <table:table-cell table:style-name="ACE-1" office:value-type="float" office:value="3661.9000000000001">
            <text:p>3662</text:p>
          </table:table-cell>
          <table:table-cell table:style-name="ACE-1" office:value-type="float" office:value="232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9M18S">
            <text:p>02:59:18</text:p>
          </table:table-cell>
          <table:table-cell table:style-name="ACE-1" office:value-type="float" office:value="3660.8000000000002">
            <text:p>3661</text:p>
          </table:table-cell>
          <table:table-cell table:style-name="ACE-1" office:value-type="float" office:value="237.5">
            <text:p>2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9M23S">
            <text:p>02:59:23</text:p>
          </table:table-cell>
          <table:table-cell table:style-name="ACE-1" office:value-type="float" office:value="3664.0999999999999">
            <text:p>3664</text:p>
          </table:table-cell>
          <table:table-cell table:style-name="ACE-1" office:value-type="float" office:value="226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9M28S">
            <text:p>02:59:28</text:p>
          </table:table-cell>
          <table:table-cell table:style-name="ACE-1" office:value-type="float" office:value="3661.9000000000001">
            <text:p>3662</text:p>
          </table:table-cell>
          <table:table-cell table:style-name="ACE-1" office:value-type="float" office:value="233">
            <text:p>23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9M33S">
            <text:p>02:59:33</text:p>
          </table:table-cell>
          <table:table-cell table:style-name="ACE-1" office:value-type="float" office:value="3660.8000000000002">
            <text:p>3661</text:p>
          </table:table-cell>
          <table:table-cell table:style-name="ACE-1" office:value-type="float" office:value="240">
            <text:p>2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9M38S">
            <text:p>02:59:38</text:p>
          </table:table-cell>
          <table:table-cell table:style-name="ACE-1" office:value-type="float" office:value="3660.8000000000002">
            <text:p>3661</text:p>
          </table:table-cell>
          <table:table-cell table:style-name="ACE-1" office:value-type="float" office:value="232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9M43S">
            <text:p>02:59:43</text:p>
          </table:table-cell>
          <table:table-cell table:style-name="ACE-1" office:value-type="float" office:value="3659.6999999999998">
            <text:p>3660</text:p>
          </table:table-cell>
          <table:table-cell table:style-name="ACE-1" office:value-type="float" office:value="232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9M48S">
            <text:p>02:59:48</text:p>
          </table:table-cell>
          <table:table-cell table:style-name="ACE-1" office:value-type="float" office:value="3660.8000000000002">
            <text:p>3661</text:p>
          </table:table-cell>
          <table:table-cell table:style-name="ACE-1" office:value-type="float" office:value="230.5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9M53S">
            <text:p>02:59:53</text:p>
          </table:table-cell>
          <table:table-cell table:style-name="ACE-1" office:value-type="float" office:value="3663">
            <text:p>3663</text:p>
          </table:table-cell>
          <table:table-cell table:style-name="ACE-1" office:value-type="float" office:value="226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2H59M59S">
            <text:p>02:59:59</text:p>
          </table:table-cell>
          <table:table-cell table:style-name="ACE-1" office:value-type="float" office:value="3660.8000000000002">
            <text:p>3661</text:p>
          </table:table-cell>
          <table:table-cell table:style-name="ACE-1" office:value-type="float" office:value="230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0M04S">
            <text:p>03:00:04</text:p>
          </table:table-cell>
          <table:table-cell table:style-name="ACE-1" office:value-type="float" office:value="3663">
            <text:p>3663</text:p>
          </table:table-cell>
          <table:table-cell table:style-name="ACE-1" office:value-type="float" office:value="226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0M09S">
            <text:p>03:00:09</text:p>
          </table:table-cell>
          <table:table-cell table:style-name="ACE-1" office:value-type="float" office:value="3660.8000000000002">
            <text:p>3661</text:p>
          </table:table-cell>
          <table:table-cell table:style-name="ACE-1" office:value-type="float" office:value="233.5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0M14S">
            <text:p>03:00:14</text:p>
          </table:table-cell>
          <table:table-cell table:style-name="ACE-1" office:value-type="float" office:value="3658.5999999999999">
            <text:p>3659</text:p>
          </table:table-cell>
          <table:table-cell table:style-name="ACE-1" office:value-type="float" office:value="236">
            <text:p>2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0M19S">
            <text:p>03:00:19</text:p>
          </table:table-cell>
          <table:table-cell table:style-name="ACE-1" office:value-type="float" office:value="3657.5">
            <text:p>3658</text:p>
          </table:table-cell>
          <table:table-cell table:style-name="ACE-1" office:value-type="float" office:value="236">
            <text:p>2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0M24S">
            <text:p>03:00:24</text:p>
          </table:table-cell>
          <table:table-cell table:style-name="ACE-1" office:value-type="float" office:value="3660.8000000000002">
            <text:p>3661</text:p>
          </table:table-cell>
          <table:table-cell table:style-name="ACE-1" office:value-type="float" office:value="227.5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0M29S">
            <text:p>03:00:29</text:p>
          </table:table-cell>
          <table:table-cell table:style-name="ACE-1" office:value-type="float" office:value="3659.6999999999998">
            <text:p>3660</text:p>
          </table:table-cell>
          <table:table-cell table:style-name="ACE-1" office:value-type="float" office:value="230.5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0M34S">
            <text:p>03:00:34</text:p>
          </table:table-cell>
          <table:table-cell table:style-name="ACE-1" office:value-type="float" office:value="3659.6999999999998">
            <text:p>3660</text:p>
          </table:table-cell>
          <table:table-cell table:style-name="ACE-1" office:value-type="float" office:value="234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0M39S">
            <text:p>03:00:39</text:p>
          </table:table-cell>
          <table:table-cell table:style-name="ACE-1" office:value-type="float" office:value="3657.5">
            <text:p>3658</text:p>
          </table:table-cell>
          <table:table-cell table:style-name="ACE-1" office:value-type="float" office:value="232.5">
            <text:p>23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0M44S">
            <text:p>03:00:44</text:p>
          </table:table-cell>
          <table:table-cell table:style-name="ACE-1" office:value-type="float" office:value="3632.1999999999998">
            <text:p>3632</text:p>
          </table:table-cell>
          <table:table-cell table:style-name="ACE-1" office:value-type="float" office:value="293">
            <text:p>29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0M50S">
            <text:p>03:00:50</text:p>
          </table:table-cell>
          <table:table-cell table:style-name="ACE-1" office:value-type="float" office:value="3655.3000000000002">
            <text:p>3655</text:p>
          </table:table-cell>
          <table:table-cell table:style-name="ACE-1" office:value-type="float" office:value="227.5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0M55S">
            <text:p>03:00:55</text:p>
          </table:table-cell>
          <table:table-cell table:style-name="ACE-1" office:value-type="float" office:value="3655.3000000000002">
            <text:p>3655</text:p>
          </table:table-cell>
          <table:table-cell table:style-name="ACE-1" office:value-type="float" office:value="227">
            <text:p>2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1M00S">
            <text:p>03:01:00</text:p>
          </table:table-cell>
          <table:table-cell table:style-name="ACE-1" office:value-type="float" office:value="3654.1999999999998">
            <text:p>3654</text:p>
          </table:table-cell>
          <table:table-cell table:style-name="ACE-1" office:value-type="float" office:value="234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1M05S">
            <text:p>03:01:05</text:p>
          </table:table-cell>
          <table:table-cell table:style-name="ACE-1" office:value-type="float" office:value="3655.3000000000002">
            <text:p>3655</text:p>
          </table:table-cell>
          <table:table-cell table:style-name="ACE-1" office:value-type="float" office:value="230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1M10S">
            <text:p>03:01:10</text:p>
          </table:table-cell>
          <table:table-cell table:style-name="ACE-1" office:value-type="float" office:value="3656.4000000000001">
            <text:p>3656</text:p>
          </table:table-cell>
          <table:table-cell table:style-name="ACE-1" office:value-type="float" office:value="226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1M15S">
            <text:p>03:01:15</text:p>
          </table:table-cell>
          <table:table-cell table:style-name="ACE-1" office:value-type="float" office:value="3652">
            <text:p>3652</text:p>
          </table:table-cell>
          <table:table-cell table:style-name="ACE-1" office:value-type="float" office:value="237">
            <text:p>23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1M20S">
            <text:p>03:01:20</text:p>
          </table:table-cell>
          <table:table-cell table:style-name="ACE-1" office:value-type="float" office:value="3653.0999999999999">
            <text:p>3653</text:p>
          </table:table-cell>
          <table:table-cell table:style-name="ACE-1" office:value-type="float" office:value="229.5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1M25S">
            <text:p>03:01:25</text:p>
          </table:table-cell>
          <table:table-cell table:style-name="ACE-1" office:value-type="float" office:value="3650.9000000000001">
            <text:p>3651</text:p>
          </table:table-cell>
          <table:table-cell table:style-name="ACE-1" office:value-type="float" office:value="234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1M30S">
            <text:p>03:01:30</text:p>
          </table:table-cell>
          <table:table-cell table:style-name="ACE-1" office:value-type="float" office:value="3652">
            <text:p>3652</text:p>
          </table:table-cell>
          <table:table-cell table:style-name="ACE-1" office:value-type="float" office:value="23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1M35S">
            <text:p>03:01:35</text:p>
          </table:table-cell>
          <table:table-cell table:style-name="ACE-1" office:value-type="float" office:value="3652">
            <text:p>3652</text:p>
          </table:table-cell>
          <table:table-cell table:style-name="ACE-1" office:value-type="float" office:value="234.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1M41S">
            <text:p>03:01:41</text:p>
          </table:table-cell>
          <table:table-cell table:style-name="ACE-1" office:value-type="float" office:value="3654.1999999999998">
            <text:p>3654</text:p>
          </table:table-cell>
          <table:table-cell table:style-name="ACE-1" office:value-type="float" office:value="229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1M46S">
            <text:p>03:01:46</text:p>
          </table:table-cell>
          <table:table-cell table:style-name="ACE-1" office:value-type="float" office:value="3652">
            <text:p>3652</text:p>
          </table:table-cell>
          <table:table-cell table:style-name="ACE-1" office:value-type="float" office:value="232.5">
            <text:p>23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1M51S">
            <text:p>03:01:51</text:p>
          </table:table-cell>
          <table:table-cell table:style-name="ACE-1" office:value-type="float" office:value="3650.9000000000001">
            <text:p>3651</text:p>
          </table:table-cell>
          <table:table-cell table:style-name="ACE-1" office:value-type="float" office:value="23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1M56S">
            <text:p>03:01:56</text:p>
          </table:table-cell>
          <table:table-cell table:style-name="ACE-1" office:value-type="float" office:value="3649.8000000000002">
            <text:p>3650</text:p>
          </table:table-cell>
          <table:table-cell table:style-name="ACE-1" office:value-type="float" office:value="236">
            <text:p>2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2M01S">
            <text:p>03:02:01</text:p>
          </table:table-cell>
          <table:table-cell table:style-name="ACE-1" office:value-type="float" office:value="3638.8000000000002">
            <text:p>3639</text:p>
          </table:table-cell>
          <table:table-cell table:style-name="ACE-1" office:value-type="float" office:value="267.5">
            <text:p>26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2M06S">
            <text:p>03:02:06</text:p>
          </table:table-cell>
          <table:table-cell table:style-name="ACE-1" office:value-type="float" office:value="3626.6999999999998">
            <text:p>3627</text:p>
          </table:table-cell>
          <table:table-cell table:style-name="ACE-1" office:value-type="float" office:value="305.5">
            <text:p>30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2M11S">
            <text:p>03:02:11</text:p>
          </table:table-cell>
          <table:table-cell table:style-name="ACE-1" office:value-type="float" office:value="3648.6999999999998">
            <text:p>3649</text:p>
          </table:table-cell>
          <table:table-cell table:style-name="ACE-1" office:value-type="float" office:value="240">
            <text:p>2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2M16S">
            <text:p>03:02:16</text:p>
          </table:table-cell>
          <table:table-cell table:style-name="ACE-1" office:value-type="float" office:value="3650.9000000000001">
            <text:p>3651</text:p>
          </table:table-cell>
          <table:table-cell table:style-name="ACE-1" office:value-type="float" office:value="23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2M21S">
            <text:p>03:02:21</text:p>
          </table:table-cell>
          <table:table-cell table:style-name="ACE-1" office:value-type="float" office:value="3653.0999999999999">
            <text:p>3653</text:p>
          </table:table-cell>
          <table:table-cell table:style-name="ACE-1" office:value-type="float" office:value="226.5">
            <text:p>2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2M26S">
            <text:p>03:02:26</text:p>
          </table:table-cell>
          <table:table-cell table:style-name="ACE-1" office:value-type="float" office:value="3649.8000000000002">
            <text:p>3650</text:p>
          </table:table-cell>
          <table:table-cell table:style-name="ACE-1" office:value-type="float" office:value="232.5">
            <text:p>23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2M31S">
            <text:p>03:02:31</text:p>
          </table:table-cell>
          <table:table-cell table:style-name="ACE-1" office:value-type="float" office:value="3648.6999999999998">
            <text:p>3649</text:p>
          </table:table-cell>
          <table:table-cell table:style-name="ACE-1" office:value-type="float" office:value="237.5">
            <text:p>2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2M36S">
            <text:p>03:02:36</text:p>
          </table:table-cell>
          <table:table-cell table:style-name="ACE-1" office:value-type="float" office:value="3626.6999999999998">
            <text:p>3627</text:p>
          </table:table-cell>
          <table:table-cell table:style-name="ACE-1" office:value-type="float" office:value="300">
            <text:p>30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2M42S">
            <text:p>03:02:42</text:p>
          </table:table-cell>
          <table:table-cell table:style-name="ACE-1" office:value-type="float" office:value="3634.4000000000001">
            <text:p>3634</text:p>
          </table:table-cell>
          <table:table-cell table:style-name="ACE-1" office:value-type="float" office:value="277">
            <text:p>27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2M47S">
            <text:p>03:02:47</text:p>
          </table:table-cell>
          <table:table-cell table:style-name="ACE-1" office:value-type="float" office:value="3637.6999999999998">
            <text:p>3638</text:p>
          </table:table-cell>
          <table:table-cell table:style-name="ACE-1" office:value-type="float" office:value="260.5">
            <text:p>26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2M52S">
            <text:p>03:02:52</text:p>
          </table:table-cell>
          <table:table-cell table:style-name="ACE-1" office:value-type="float" office:value="3648.6999999999998">
            <text:p>3649</text:p>
          </table:table-cell>
          <table:table-cell table:style-name="ACE-1" office:value-type="float" office:value="231.5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2M57S">
            <text:p>03:02:57</text:p>
          </table:table-cell>
          <table:table-cell table:style-name="ACE-1" office:value-type="float" office:value="3650.9000000000001">
            <text:p>3651</text:p>
          </table:table-cell>
          <table:table-cell table:style-name="ACE-1" office:value-type="float" office:value="226.5">
            <text:p>2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3M02S">
            <text:p>03:03:02</text:p>
          </table:table-cell>
          <table:table-cell table:style-name="ACE-1" office:value-type="float" office:value="3648.6999999999998">
            <text:p>3649</text:p>
          </table:table-cell>
          <table:table-cell table:style-name="ACE-1" office:value-type="float" office:value="234.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3M07S">
            <text:p>03:03:07</text:p>
          </table:table-cell>
          <table:table-cell table:style-name="ACE-1" office:value-type="float" office:value="3638.8000000000002">
            <text:p>3639</text:p>
          </table:table-cell>
          <table:table-cell table:style-name="ACE-1" office:value-type="float" office:value="258">
            <text:p>25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3M12S">
            <text:p>03:03:12</text:p>
          </table:table-cell>
          <table:table-cell table:style-name="ACE-1" office:value-type="float" office:value="3626.6999999999998">
            <text:p>3627</text:p>
          </table:table-cell>
          <table:table-cell table:style-name="ACE-1" office:value-type="float" office:value="289">
            <text:p>28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3M17S">
            <text:p>03:03:17</text:p>
          </table:table-cell>
          <table:table-cell table:style-name="ACE-1" office:value-type="float" office:value="3642.0999999999999">
            <text:p>3642</text:p>
          </table:table-cell>
          <table:table-cell table:style-name="ACE-1" office:value-type="float" office:value="248.5">
            <text:p>24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3M22S">
            <text:p>03:03:22</text:p>
          </table:table-cell>
          <table:table-cell table:style-name="ACE-1" office:value-type="float" office:value="3647.5999999999999">
            <text:p>3648</text:p>
          </table:table-cell>
          <table:table-cell table:style-name="ACE-1" office:value-type="float" office:value="236.5">
            <text:p>23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3M27S">
            <text:p>03:03:27</text:p>
          </table:table-cell>
          <table:table-cell table:style-name="ACE-1" office:value-type="float" office:value="3647.5999999999999">
            <text:p>3648</text:p>
          </table:table-cell>
          <table:table-cell table:style-name="ACE-1" office:value-type="float" office:value="231.5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3M33S">
            <text:p>03:03:33</text:p>
          </table:table-cell>
          <table:table-cell table:style-name="ACE-1" office:value-type="float" office:value="3645.4000000000001">
            <text:p>3645</text:p>
          </table:table-cell>
          <table:table-cell table:style-name="ACE-1" office:value-type="float" office:value="240.5">
            <text:p>24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3M38S">
            <text:p>03:03:38</text:p>
          </table:table-cell>
          <table:table-cell table:style-name="ACE-1" office:value-type="float" office:value="3646.5">
            <text:p>3647</text:p>
          </table:table-cell>
          <table:table-cell table:style-name="ACE-1" office:value-type="float" office:value="239">
            <text:p>23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3M43S">
            <text:p>03:03:43</text:p>
          </table:table-cell>
          <table:table-cell table:style-name="ACE-1" office:value-type="float" office:value="3623.4000000000001">
            <text:p>3623</text:p>
          </table:table-cell>
          <table:table-cell table:style-name="ACE-1" office:value-type="float" office:value="299">
            <text:p>29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3M48S">
            <text:p>03:03:48</text:p>
          </table:table-cell>
          <table:table-cell table:style-name="ACE-1" office:value-type="float" office:value="3631.0999999999999">
            <text:p>3631</text:p>
          </table:table-cell>
          <table:table-cell table:style-name="ACE-1" office:value-type="float" office:value="280">
            <text:p>28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3M53S">
            <text:p>03:03:53</text:p>
          </table:table-cell>
          <table:table-cell table:style-name="ACE-1" office:value-type="float" office:value="3648.6999999999998">
            <text:p>3649</text:p>
          </table:table-cell>
          <table:table-cell table:style-name="ACE-1" office:value-type="float" office:value="229.5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3M58S">
            <text:p>03:03:58</text:p>
          </table:table-cell>
          <table:table-cell table:style-name="ACE-1" office:value-type="float" office:value="3646.5">
            <text:p>3647</text:p>
          </table:table-cell>
          <table:table-cell table:style-name="ACE-1" office:value-type="float" office:value="233.5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4M03S">
            <text:p>03:04:03</text:p>
          </table:table-cell>
          <table:table-cell table:style-name="ACE-1" office:value-type="float" office:value="3647.5999999999999">
            <text:p>3648</text:p>
          </table:table-cell>
          <table:table-cell table:style-name="ACE-1" office:value-type="float" office:value="229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4M08S">
            <text:p>03:04:08</text:p>
          </table:table-cell>
          <table:table-cell table:style-name="ACE-1" office:value-type="float" office:value="3647.5999999999999">
            <text:p>3648</text:p>
          </table:table-cell>
          <table:table-cell table:style-name="ACE-1" office:value-type="float" office:value="228.5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4M13S">
            <text:p>03:04:13</text:p>
          </table:table-cell>
          <table:table-cell table:style-name="ACE-1" office:value-type="float" office:value="3637.6999999999998">
            <text:p>3638</text:p>
          </table:table-cell>
          <table:table-cell table:style-name="ACE-1" office:value-type="float" office:value="258.5">
            <text:p>25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4M18S">
            <text:p>03:04:18</text:p>
          </table:table-cell>
          <table:table-cell table:style-name="ACE-1" office:value-type="float" office:value="3624.5">
            <text:p>3625</text:p>
          </table:table-cell>
          <table:table-cell table:style-name="ACE-1" office:value-type="float" office:value="296.5">
            <text:p>29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4M23S">
            <text:p>03:04:23</text:p>
          </table:table-cell>
          <table:table-cell table:style-name="ACE-1" office:value-type="float" office:value="3638.8000000000002">
            <text:p>3639</text:p>
          </table:table-cell>
          <table:table-cell table:style-name="ACE-1" office:value-type="float" office:value="251.5">
            <text:p>25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4M29S">
            <text:p>03:04:29</text:p>
          </table:table-cell>
          <table:table-cell table:style-name="ACE-1" office:value-type="float" office:value="3645.4000000000001">
            <text:p>3645</text:p>
          </table:table-cell>
          <table:table-cell table:style-name="ACE-1" office:value-type="float" office:value="232.5">
            <text:p>23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4M34S">
            <text:p>03:04:34</text:p>
          </table:table-cell>
          <table:table-cell table:style-name="ACE-1" office:value-type="float" office:value="3644.3000000000002">
            <text:p>3644</text:p>
          </table:table-cell>
          <table:table-cell table:style-name="ACE-1" office:value-type="float" office:value="236.5">
            <text:p>23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4M39S">
            <text:p>03:04:39</text:p>
          </table:table-cell>
          <table:table-cell table:style-name="ACE-1" office:value-type="float" office:value="3645.4000000000001">
            <text:p>3645</text:p>
          </table:table-cell>
          <table:table-cell table:style-name="ACE-1" office:value-type="float" office:value="228.5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4M44S">
            <text:p>03:04:44</text:p>
          </table:table-cell>
          <table:table-cell table:style-name="ACE-1" office:value-type="float" office:value="3643.1999999999998">
            <text:p>3643</text:p>
          </table:table-cell>
          <table:table-cell table:style-name="ACE-1" office:value-type="float" office:value="278">
            <text:p>27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4M49S">
            <text:p>03:04:49</text:p>
          </table:table-cell>
          <table:table-cell table:style-name="ACE-1" office:value-type="float" office:value="3623.4000000000001">
            <text:p>3623</text:p>
          </table:table-cell>
          <table:table-cell table:style-name="ACE-1" office:value-type="float" office:value="294.5">
            <text:p>29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4M54S">
            <text:p>03:04:54</text:p>
          </table:table-cell>
          <table:table-cell table:style-name="ACE-1" office:value-type="float" office:value="3619">
            <text:p>3619</text:p>
          </table:table-cell>
          <table:table-cell table:style-name="ACE-1" office:value-type="float" office:value="296">
            <text:p>29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4M59S">
            <text:p>03:04:59</text:p>
          </table:table-cell>
          <table:table-cell table:style-name="ACE-1" office:value-type="float" office:value="3645.4000000000001">
            <text:p>3645</text:p>
          </table:table-cell>
          <table:table-cell table:style-name="ACE-1" office:value-type="float" office:value="230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5M04S">
            <text:p>03:05:04</text:p>
          </table:table-cell>
          <table:table-cell table:style-name="ACE-1" office:value-type="float" office:value="3643.1999999999998">
            <text:p>3643</text:p>
          </table:table-cell>
          <table:table-cell table:style-name="ACE-1" office:value-type="float" office:value="235.5">
            <text:p>2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5M09S">
            <text:p>03:05:09</text:p>
          </table:table-cell>
          <table:table-cell table:style-name="ACE-1" office:value-type="float" office:value="3644.3000000000002">
            <text:p>3644</text:p>
          </table:table-cell>
          <table:table-cell table:style-name="ACE-1" office:value-type="float" office:value="234.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5M14S">
            <text:p>03:05:14</text:p>
          </table:table-cell>
          <table:table-cell table:style-name="ACE-1" office:value-type="float" office:value="3645.4000000000001">
            <text:p>3645</text:p>
          </table:table-cell>
          <table:table-cell table:style-name="ACE-1" office:value-type="float" office:value="228.5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5M19S">
            <text:p>03:05:19</text:p>
          </table:table-cell>
          <table:table-cell table:style-name="ACE-1" office:value-type="float" office:value="3634.4000000000001">
            <text:p>3634</text:p>
          </table:table-cell>
          <table:table-cell table:style-name="ACE-1" office:value-type="float" office:value="240.5">
            <text:p>24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5M25S">
            <text:p>03:05:25</text:p>
          </table:table-cell>
          <table:table-cell table:style-name="ACE-1" office:value-type="float" office:value="3620.0999999999999">
            <text:p>3620</text:p>
          </table:table-cell>
          <table:table-cell table:style-name="ACE-1" office:value-type="float" office:value="292">
            <text:p>29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5M30S">
            <text:p>03:05:30</text:p>
          </table:table-cell>
          <table:table-cell table:style-name="ACE-1" office:value-type="float" office:value="3633.3000000000002">
            <text:p>3633</text:p>
          </table:table-cell>
          <table:table-cell table:style-name="ACE-1" office:value-type="float" office:value="259.5">
            <text:p>26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5M35S">
            <text:p>03:05:35</text:p>
          </table:table-cell>
          <table:table-cell table:style-name="ACE-1" office:value-type="float" office:value="3644.3000000000002">
            <text:p>3644</text:p>
          </table:table-cell>
          <table:table-cell table:style-name="ACE-1" office:value-type="float" office:value="231.5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5M40S">
            <text:p>03:05:40</text:p>
          </table:table-cell>
          <table:table-cell table:style-name="ACE-1" office:value-type="float" office:value="3639.9000000000001">
            <text:p>3640</text:p>
          </table:table-cell>
          <table:table-cell table:style-name="ACE-1" office:value-type="float" office:value="238.5">
            <text:p>23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5M45S">
            <text:p>03:05:45</text:p>
          </table:table-cell>
          <table:table-cell table:style-name="ACE-1" office:value-type="float" office:value="3643.1999999999998">
            <text:p>3643</text:p>
          </table:table-cell>
          <table:table-cell table:style-name="ACE-1" office:value-type="float" office:value="232.5">
            <text:p>23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5M50S">
            <text:p>03:05:50</text:p>
          </table:table-cell>
          <table:table-cell table:style-name="ACE-1" office:value-type="float" office:value="3644.3000000000002">
            <text:p>3644</text:p>
          </table:table-cell>
          <table:table-cell table:style-name="ACE-1" office:value-type="float" office:value="227.5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5M55S">
            <text:p>03:05:55</text:p>
          </table:table-cell>
          <table:table-cell table:style-name="ACE-1" office:value-type="float" office:value="3624.5">
            <text:p>3625</text:p>
          </table:table-cell>
          <table:table-cell table:style-name="ACE-1" office:value-type="float" office:value="238">
            <text:p>2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6M00S">
            <text:p>03:06:00</text:p>
          </table:table-cell>
          <table:table-cell table:style-name="ACE-1" office:value-type="float" office:value="3620.0999999999999">
            <text:p>3620</text:p>
          </table:table-cell>
          <table:table-cell table:style-name="ACE-1" office:value-type="float" office:value="290">
            <text:p>29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6M05S">
            <text:p>03:06:05</text:p>
          </table:table-cell>
          <table:table-cell table:style-name="ACE-1" office:value-type="float" office:value="3643.1999999999998">
            <text:p>3643</text:p>
          </table:table-cell>
          <table:table-cell table:style-name="ACE-1" office:value-type="float" office:value="230.5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6M11S">
            <text:p>03:06:11</text:p>
          </table:table-cell>
          <table:table-cell table:style-name="ACE-1" office:value-type="float" office:value="3642.0999999999999">
            <text:p>3642</text:p>
          </table:table-cell>
          <table:table-cell table:style-name="ACE-1" office:value-type="float" office:value="230.5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6M16S">
            <text:p>03:06:16</text:p>
          </table:table-cell>
          <table:table-cell table:style-name="ACE-1" office:value-type="float" office:value="3642.0999999999999">
            <text:p>3642</text:p>
          </table:table-cell>
          <table:table-cell table:style-name="ACE-1" office:value-type="float" office:value="230.5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6M21S">
            <text:p>03:06:21</text:p>
          </table:table-cell>
          <table:table-cell table:style-name="ACE-1" office:value-type="float" office:value="3639.9000000000001">
            <text:p>3640</text:p>
          </table:table-cell>
          <table:table-cell table:style-name="ACE-1" office:value-type="float" office:value="23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6M26S">
            <text:p>03:06:26</text:p>
          </table:table-cell>
          <table:table-cell table:style-name="ACE-1" office:value-type="float" office:value="3641">
            <text:p>3641</text:p>
          </table:table-cell>
          <table:table-cell table:style-name="ACE-1" office:value-type="float" office:value="232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6M31S">
            <text:p>03:06:31</text:p>
          </table:table-cell>
          <table:table-cell table:style-name="ACE-1" office:value-type="float" office:value="3631.0999999999999">
            <text:p>3631</text:p>
          </table:table-cell>
          <table:table-cell table:style-name="ACE-1" office:value-type="float" office:value="266">
            <text:p>26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6M36S">
            <text:p>03:06:36</text:p>
          </table:table-cell>
          <table:table-cell table:style-name="ACE-1" office:value-type="float" office:value="3613.5">
            <text:p>3614</text:p>
          </table:table-cell>
          <table:table-cell table:style-name="ACE-1" office:value-type="float" office:value="297.5">
            <text:p>29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6M41S">
            <text:p>03:06:41</text:p>
          </table:table-cell>
          <table:table-cell table:style-name="ACE-1" office:value-type="float" office:value="3641">
            <text:p>3641</text:p>
          </table:table-cell>
          <table:table-cell table:style-name="ACE-1" office:value-type="float" office:value="231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6M46S">
            <text:p>03:06:46</text:p>
          </table:table-cell>
          <table:table-cell table:style-name="ACE-1" office:value-type="float" office:value="3617.9000000000001">
            <text:p>3618</text:p>
          </table:table-cell>
          <table:table-cell table:style-name="ACE-1" office:value-type="float" office:value="294.5">
            <text:p>29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6M51S">
            <text:p>03:06:51</text:p>
          </table:table-cell>
          <table:table-cell table:style-name="ACE-1" office:value-type="float" office:value="3639.9000000000001">
            <text:p>3640</text:p>
          </table:table-cell>
          <table:table-cell table:style-name="ACE-1" office:value-type="float" office:value="228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6M56S">
            <text:p>03:06:56</text:p>
          </table:table-cell>
          <table:table-cell table:style-name="ACE-1" office:value-type="float" office:value="3637.6999999999998">
            <text:p>3638</text:p>
          </table:table-cell>
          <table:table-cell table:style-name="ACE-1" office:value-type="float" office:value="234.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7M01S">
            <text:p>03:07:01</text:p>
          </table:table-cell>
          <table:table-cell table:style-name="ACE-1" office:value-type="float" office:value="3638.8000000000002">
            <text:p>3639</text:p>
          </table:table-cell>
          <table:table-cell table:style-name="ACE-1" office:value-type="float" office:value="230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7M07S">
            <text:p>03:07:07</text:p>
          </table:table-cell>
          <table:table-cell table:style-name="ACE-1" office:value-type="float" office:value="3615.6999999999998">
            <text:p>3616</text:p>
          </table:table-cell>
          <table:table-cell table:style-name="ACE-1" office:value-type="float" office:value="303">
            <text:p>30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7M12S">
            <text:p>03:07:12</text:p>
          </table:table-cell>
          <table:table-cell table:style-name="ACE-1" office:value-type="float" office:value="3623.4000000000001">
            <text:p>3623</text:p>
          </table:table-cell>
          <table:table-cell table:style-name="ACE-1" office:value-type="float" office:value="282.5">
            <text:p>28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7M17S">
            <text:p>03:07:17</text:p>
          </table:table-cell>
          <table:table-cell table:style-name="ACE-1" office:value-type="float" office:value="3638.8000000000002">
            <text:p>3639</text:p>
          </table:table-cell>
          <table:table-cell table:style-name="ACE-1" office:value-type="float" office:value="229.5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7M22S">
            <text:p>03:07:22</text:p>
          </table:table-cell>
          <table:table-cell table:style-name="ACE-1" office:value-type="float" office:value="3638.8000000000002">
            <text:p>3639</text:p>
          </table:table-cell>
          <table:table-cell table:style-name="ACE-1" office:value-type="float" office:value="230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7M27S">
            <text:p>03:07:27</text:p>
          </table:table-cell>
          <table:table-cell table:style-name="ACE-1" office:value-type="float" office:value="3639.9000000000001">
            <text:p>3640</text:p>
          </table:table-cell>
          <table:table-cell table:style-name="ACE-1" office:value-type="float" office:value="229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7M32S">
            <text:p>03:07:32</text:p>
          </table:table-cell>
          <table:table-cell table:style-name="ACE-1" office:value-type="float" office:value="3634.4000000000001">
            <text:p>3634</text:p>
          </table:table-cell>
          <table:table-cell table:style-name="ACE-1" office:value-type="float" office:value="247.5">
            <text:p>24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7M37S">
            <text:p>03:07:37</text:p>
          </table:table-cell>
          <table:table-cell table:style-name="ACE-1" office:value-type="float" office:value="3624.5">
            <text:p>3625</text:p>
          </table:table-cell>
          <table:table-cell table:style-name="ACE-1" office:value-type="float" office:value="275.5">
            <text:p>27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7M42S">
            <text:p>03:07:42</text:p>
          </table:table-cell>
          <table:table-cell table:style-name="ACE-1" office:value-type="float" office:value="3612.4000000000001">
            <text:p>3612</text:p>
          </table:table-cell>
          <table:table-cell table:style-name="ACE-1" office:value-type="float" office:value="303">
            <text:p>30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7M47S">
            <text:p>03:07:47</text:p>
          </table:table-cell>
          <table:table-cell table:style-name="ACE-1" office:value-type="float" office:value="3630">
            <text:p>3630</text:p>
          </table:table-cell>
          <table:table-cell table:style-name="ACE-1" office:value-type="float" office:value="255">
            <text:p>25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7M53S">
            <text:p>03:07:53</text:p>
          </table:table-cell>
          <table:table-cell table:style-name="ACE-1" office:value-type="float" office:value="3639.9000000000001">
            <text:p>3640</text:p>
          </table:table-cell>
          <table:table-cell table:style-name="ACE-1" office:value-type="float" office:value="228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7M58S">
            <text:p>03:07:58</text:p>
          </table:table-cell>
          <table:table-cell table:style-name="ACE-1" office:value-type="float" office:value="3639.9000000000001">
            <text:p>3640</text:p>
          </table:table-cell>
          <table:table-cell table:style-name="ACE-1" office:value-type="float" office:value="225.5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8M03S">
            <text:p>03:08:03</text:p>
          </table:table-cell>
          <table:table-cell table:style-name="ACE-1" office:value-type="float" office:value="3636.5999999999999">
            <text:p>3637</text:p>
          </table:table-cell>
          <table:table-cell table:style-name="ACE-1" office:value-type="float" office:value="234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8M08S">
            <text:p>03:08:08</text:p>
          </table:table-cell>
          <table:table-cell table:style-name="ACE-1" office:value-type="float" office:value="3634.4000000000001">
            <text:p>3634</text:p>
          </table:table-cell>
          <table:table-cell table:style-name="ACE-1" office:value-type="float" office:value="237.5">
            <text:p>2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8M13S">
            <text:p>03:08:13</text:p>
          </table:table-cell>
          <table:table-cell table:style-name="ACE-1" office:value-type="float" office:value="3613.5">
            <text:p>3614</text:p>
          </table:table-cell>
          <table:table-cell table:style-name="ACE-1" office:value-type="float" office:value="292.5">
            <text:p>29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8M18S">
            <text:p>03:08:18</text:p>
          </table:table-cell>
          <table:table-cell table:style-name="ACE-1" office:value-type="float" office:value="3616.8000000000002">
            <text:p>3617</text:p>
          </table:table-cell>
          <table:table-cell table:style-name="ACE-1" office:value-type="float" office:value="284.5">
            <text:p>28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8M23S">
            <text:p>03:08:23</text:p>
          </table:table-cell>
          <table:table-cell table:style-name="ACE-1" office:value-type="float" office:value="3637.6999999999998">
            <text:p>3638</text:p>
          </table:table-cell>
          <table:table-cell table:style-name="ACE-1" office:value-type="float" office:value="227.5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8M28S">
            <text:p>03:08:28</text:p>
          </table:table-cell>
          <table:table-cell table:style-name="ACE-1" office:value-type="float" office:value="3633.3000000000002">
            <text:p>3633</text:p>
          </table:table-cell>
          <table:table-cell table:style-name="ACE-1" office:value-type="float" office:value="240.5">
            <text:p>24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8M33S">
            <text:p>03:08:33</text:p>
          </table:table-cell>
          <table:table-cell table:style-name="ACE-1" office:value-type="float" office:value="3635.5">
            <text:p>3636</text:p>
          </table:table-cell>
          <table:table-cell table:style-name="ACE-1" office:value-type="float" office:value="233.5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8M38S">
            <text:p>03:08:38</text:p>
          </table:table-cell>
          <table:table-cell table:style-name="ACE-1" office:value-type="float" office:value="3635.5">
            <text:p>3636</text:p>
          </table:table-cell>
          <table:table-cell table:style-name="ACE-1" office:value-type="float" office:value="231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8M43S">
            <text:p>03:08:43</text:p>
          </table:table-cell>
          <table:table-cell table:style-name="ACE-1" office:value-type="float" office:value="3628.9000000000001">
            <text:p>3629</text:p>
          </table:table-cell>
          <table:table-cell table:style-name="ACE-1" office:value-type="float" office:value="251">
            <text:p>25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8M48S">
            <text:p>03:08:48</text:p>
          </table:table-cell>
          <table:table-cell table:style-name="ACE-1" office:value-type="float" office:value="3609.0999999999999">
            <text:p>3609</text:p>
          </table:table-cell>
          <table:table-cell table:style-name="ACE-1" office:value-type="float" office:value="305.5">
            <text:p>30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8M54S">
            <text:p>03:08:54</text:p>
          </table:table-cell>
          <table:table-cell table:style-name="ACE-1" office:value-type="float" office:value="3627.8000000000002">
            <text:p>3628</text:p>
          </table:table-cell>
          <table:table-cell table:style-name="ACE-1" office:value-type="float" office:value="251.5">
            <text:p>25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8M59S">
            <text:p>03:08:59</text:p>
          </table:table-cell>
          <table:table-cell table:style-name="ACE-1" office:value-type="float" office:value="3633.3000000000002">
            <text:p>3633</text:p>
          </table:table-cell>
          <table:table-cell table:style-name="ACE-1" office:value-type="float" office:value="230.5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9M04S">
            <text:p>03:09:04</text:p>
          </table:table-cell>
          <table:table-cell table:style-name="ACE-1" office:value-type="float" office:value="3634.4000000000001">
            <text:p>3634</text:p>
          </table:table-cell>
          <table:table-cell table:style-name="ACE-1" office:value-type="float" office:value="23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9M09S">
            <text:p>03:09:09</text:p>
          </table:table-cell>
          <table:table-cell table:style-name="ACE-1" office:value-type="float" office:value="3634.4000000000001">
            <text:p>3634</text:p>
          </table:table-cell>
          <table:table-cell table:style-name="ACE-1" office:value-type="float" office:value="233">
            <text:p>23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9M14S">
            <text:p>03:09:14</text:p>
          </table:table-cell>
          <table:table-cell table:style-name="ACE-1" office:value-type="float" office:value="3633.3000000000002">
            <text:p>3633</text:p>
          </table:table-cell>
          <table:table-cell table:style-name="ACE-1" office:value-type="float" office:value="232.5">
            <text:p>23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9M19S">
            <text:p>03:09:19</text:p>
          </table:table-cell>
          <table:table-cell table:style-name="ACE-1" office:value-type="float" office:value="3608">
            <text:p>3608</text:p>
          </table:table-cell>
          <table:table-cell table:style-name="ACE-1" office:value-type="float" office:value="299.5">
            <text:p>30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9M24S">
            <text:p>03:09:24</text:p>
          </table:table-cell>
          <table:table-cell table:style-name="ACE-1" office:value-type="float" office:value="3609.0999999999999">
            <text:p>3609</text:p>
          </table:table-cell>
          <table:table-cell table:style-name="ACE-1" office:value-type="float" office:value="306.5">
            <text:p>30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9M29S">
            <text:p>03:09:29</text:p>
          </table:table-cell>
          <table:table-cell table:style-name="ACE-1" office:value-type="float" office:value="3631.0999999999999">
            <text:p>3631</text:p>
          </table:table-cell>
          <table:table-cell table:style-name="ACE-1" office:value-type="float" office:value="236">
            <text:p>2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9M34S">
            <text:p>03:09:34</text:p>
          </table:table-cell>
          <table:table-cell table:style-name="ACE-1" office:value-type="float" office:value="3634.4000000000001">
            <text:p>3634</text:p>
          </table:table-cell>
          <table:table-cell table:style-name="ACE-1" office:value-type="float" office:value="231.5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9M39S">
            <text:p>03:09:39</text:p>
          </table:table-cell>
          <table:table-cell table:style-name="ACE-1" office:value-type="float" office:value="3632.1999999999998">
            <text:p>3632</text:p>
          </table:table-cell>
          <table:table-cell table:style-name="ACE-1" office:value-type="float" office:value="23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9M45S">
            <text:p>03:09:45</text:p>
          </table:table-cell>
          <table:table-cell table:style-name="ACE-1" office:value-type="float" office:value="3630">
            <text:p>3630</text:p>
          </table:table-cell>
          <table:table-cell table:style-name="ACE-1" office:value-type="float" office:value="234.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9M50S">
            <text:p>03:09:50</text:p>
          </table:table-cell>
          <table:table-cell table:style-name="ACE-1" office:value-type="float" office:value="3622.3000000000002">
            <text:p>3622</text:p>
          </table:table-cell>
          <table:table-cell table:style-name="ACE-1" office:value-type="float" office:value="249">
            <text:p>24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09M55S">
            <text:p>03:09:55</text:p>
          </table:table-cell>
          <table:table-cell table:style-name="ACE-1" office:value-type="float" office:value="3600.3000000000002">
            <text:p>3600</text:p>
          </table:table-cell>
          <table:table-cell table:style-name="ACE-1" office:value-type="float" office:value="306.5">
            <text:p>30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0M00S">
            <text:p>03:10:00</text:p>
          </table:table-cell>
          <table:table-cell table:style-name="ACE-1" office:value-type="float" office:value="3623.4000000000001">
            <text:p>3623</text:p>
          </table:table-cell>
          <table:table-cell table:style-name="ACE-1" office:value-type="float" office:value="252.5">
            <text:p>25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0M05S">
            <text:p>03:10:05</text:p>
          </table:table-cell>
          <table:table-cell table:style-name="ACE-1" office:value-type="float" office:value="3630">
            <text:p>3630</text:p>
          </table:table-cell>
          <table:table-cell table:style-name="ACE-1" office:value-type="float" office:value="237">
            <text:p>23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0M10S">
            <text:p>03:10:10</text:p>
          </table:table-cell>
          <table:table-cell table:style-name="ACE-1" office:value-type="float" office:value="3633.3000000000002">
            <text:p>3633</text:p>
          </table:table-cell>
          <table:table-cell table:style-name="ACE-1" office:value-type="float" office:value="227.5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0M15S">
            <text:p>03:10:15</text:p>
          </table:table-cell>
          <table:table-cell table:style-name="ACE-1" office:value-type="float" office:value="3630">
            <text:p>3630</text:p>
          </table:table-cell>
          <table:table-cell table:style-name="ACE-1" office:value-type="float" office:value="237">
            <text:p>23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0M20S">
            <text:p>03:10:20</text:p>
          </table:table-cell>
          <table:table-cell table:style-name="ACE-1" office:value-type="float" office:value="3628.9000000000001">
            <text:p>3629</text:p>
          </table:table-cell>
          <table:table-cell table:style-name="ACE-1" office:value-type="float" office:value="236.5">
            <text:p>23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0M25S">
            <text:p>03:10:25</text:p>
          </table:table-cell>
          <table:table-cell table:style-name="ACE-1" office:value-type="float" office:value="3613.5">
            <text:p>3614</text:p>
          </table:table-cell>
          <table:table-cell table:style-name="ACE-1" office:value-type="float" office:value="279.5">
            <text:p>28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0M30S">
            <text:p>03:10:30</text:p>
          </table:table-cell>
          <table:table-cell table:style-name="ACE-1" office:value-type="float" office:value="3604.6999999999998">
            <text:p>3605</text:p>
          </table:table-cell>
          <table:table-cell table:style-name="ACE-1" office:value-type="float" office:value="308">
            <text:p>30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0M36S">
            <text:p>03:10:36</text:p>
          </table:table-cell>
          <table:table-cell table:style-name="ACE-1" office:value-type="float" office:value="3631.0999999999999">
            <text:p>3631</text:p>
          </table:table-cell>
          <table:table-cell table:style-name="ACE-1" office:value-type="float" office:value="23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0M41S">
            <text:p>03:10:41</text:p>
          </table:table-cell>
          <table:table-cell table:style-name="ACE-1" office:value-type="float" office:value="3632.1999999999998">
            <text:p>3632</text:p>
          </table:table-cell>
          <table:table-cell table:style-name="ACE-1" office:value-type="float" office:value="228.5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0M46S">
            <text:p>03:10:46</text:p>
          </table:table-cell>
          <table:table-cell table:style-name="ACE-1" office:value-type="float" office:value="3603.5999999999999">
            <text:p>3604</text:p>
          </table:table-cell>
          <table:table-cell table:style-name="ACE-1" office:value-type="float" office:value="299.5">
            <text:p>30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0M51S">
            <text:p>03:10:51</text:p>
          </table:table-cell>
          <table:table-cell table:style-name="ACE-1" office:value-type="float" office:value="3631.0999999999999">
            <text:p>3631</text:p>
          </table:table-cell>
          <table:table-cell table:style-name="ACE-1" office:value-type="float" office:value="225.5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0M56S">
            <text:p>03:10:56</text:p>
          </table:table-cell>
          <table:table-cell table:style-name="ACE-1" office:value-type="float" office:value="3623.4000000000001">
            <text:p>3623</text:p>
          </table:table-cell>
          <table:table-cell table:style-name="ACE-1" office:value-type="float" office:value="238.5">
            <text:p>23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1M01S">
            <text:p>03:11:01</text:p>
          </table:table-cell>
          <table:table-cell table:style-name="ACE-1" office:value-type="float" office:value="3601.4000000000001">
            <text:p>3601</text:p>
          </table:table-cell>
          <table:table-cell table:style-name="ACE-1" office:value-type="float" office:value="318.5">
            <text:p>31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1M06S">
            <text:p>03:11:06</text:p>
          </table:table-cell>
          <table:table-cell table:style-name="ACE-1" office:value-type="float" office:value="3620.0999999999999">
            <text:p>3620</text:p>
          </table:table-cell>
          <table:table-cell table:style-name="ACE-1" office:value-type="float" office:value="257.5">
            <text:p>25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1M11S">
            <text:p>03:11:11</text:p>
          </table:table-cell>
          <table:table-cell table:style-name="ACE-1" office:value-type="float" office:value="3630">
            <text:p>3630</text:p>
          </table:table-cell>
          <table:table-cell table:style-name="ACE-1" office:value-type="float" office:value="237.5">
            <text:p>2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1M16S">
            <text:p>03:11:16</text:p>
          </table:table-cell>
          <table:table-cell table:style-name="ACE-1" office:value-type="float" office:value="3630">
            <text:p>3630</text:p>
          </table:table-cell>
          <table:table-cell table:style-name="ACE-1" office:value-type="float" office:value="226.5">
            <text:p>2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1M21S">
            <text:p>03:11:21</text:p>
          </table:table-cell>
          <table:table-cell table:style-name="ACE-1" office:value-type="float" office:value="3627.8000000000002">
            <text:p>3628</text:p>
          </table:table-cell>
          <table:table-cell table:style-name="ACE-1" office:value-type="float" office:value="232.5">
            <text:p>23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1M26S">
            <text:p>03:11:26</text:p>
          </table:table-cell>
          <table:table-cell table:style-name="ACE-1" office:value-type="float" office:value="3609.0999999999999">
            <text:p>3609</text:p>
          </table:table-cell>
          <table:table-cell table:style-name="ACE-1" office:value-type="float" office:value="287">
            <text:p>28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1M32S">
            <text:p>03:11:32</text:p>
          </table:table-cell>
          <table:table-cell table:style-name="ACE-1" office:value-type="float" office:value="3611.3000000000002">
            <text:p>3611</text:p>
          </table:table-cell>
          <table:table-cell table:style-name="ACE-1" office:value-type="float" office:value="275.5">
            <text:p>27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1M37S">
            <text:p>03:11:37</text:p>
          </table:table-cell>
          <table:table-cell table:style-name="ACE-1" office:value-type="float" office:value="3604.6999999999998">
            <text:p>3605</text:p>
          </table:table-cell>
          <table:table-cell table:style-name="ACE-1" office:value-type="float" office:value="294.5">
            <text:p>29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1M42S">
            <text:p>03:11:42</text:p>
          </table:table-cell>
          <table:table-cell table:style-name="ACE-1" office:value-type="float" office:value="3630">
            <text:p>3630</text:p>
          </table:table-cell>
          <table:table-cell table:style-name="ACE-1" office:value-type="float" office:value="229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1M47S">
            <text:p>03:11:47</text:p>
          </table:table-cell>
          <table:table-cell table:style-name="ACE-1" office:value-type="float" office:value="3628.9000000000001">
            <text:p>3629</text:p>
          </table:table-cell>
          <table:table-cell table:style-name="ACE-1" office:value-type="float" office:value="229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1M52S">
            <text:p>03:11:52</text:p>
          </table:table-cell>
          <table:table-cell table:style-name="ACE-1" office:value-type="float" office:value="3624.5">
            <text:p>3625</text:p>
          </table:table-cell>
          <table:table-cell table:style-name="ACE-1" office:value-type="float" office:value="240">
            <text:p>2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1M57S">
            <text:p>03:11:57</text:p>
          </table:table-cell>
          <table:table-cell table:style-name="ACE-1" office:value-type="float" office:value="3625.5999999999999">
            <text:p>3626</text:p>
          </table:table-cell>
          <table:table-cell table:style-name="ACE-1" office:value-type="float" office:value="232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2M02S">
            <text:p>03:12:02</text:p>
          </table:table-cell>
          <table:table-cell table:style-name="ACE-1" office:value-type="float" office:value="3623.4000000000001">
            <text:p>3623</text:p>
          </table:table-cell>
          <table:table-cell table:style-name="ACE-1" office:value-type="float" office:value="236">
            <text:p>2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2M07S">
            <text:p>03:12:07</text:p>
          </table:table-cell>
          <table:table-cell table:style-name="ACE-1" office:value-type="float" office:value="3595.9000000000001">
            <text:p>3596</text:p>
          </table:table-cell>
          <table:table-cell table:style-name="ACE-1" office:value-type="float" office:value="260">
            <text:p>26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2M12S">
            <text:p>03:12:12</text:p>
          </table:table-cell>
          <table:table-cell table:style-name="ACE-1" office:value-type="float" office:value="3616.8000000000002">
            <text:p>3617</text:p>
          </table:table-cell>
          <table:table-cell table:style-name="ACE-1" office:value-type="float" office:value="264">
            <text:p>26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2M17S">
            <text:p>03:12:17</text:p>
          </table:table-cell>
          <table:table-cell table:style-name="ACE-1" office:value-type="float" office:value="3626.6999999999998">
            <text:p>3627</text:p>
          </table:table-cell>
          <table:table-cell table:style-name="ACE-1" office:value-type="float" office:value="236.5">
            <text:p>23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2M23S">
            <text:p>03:12:23</text:p>
          </table:table-cell>
          <table:table-cell table:style-name="ACE-1" office:value-type="float" office:value="3625.5999999999999">
            <text:p>3626</text:p>
          </table:table-cell>
          <table:table-cell table:style-name="ACE-1" office:value-type="float" office:value="233.5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2M28S">
            <text:p>03:12:28</text:p>
          </table:table-cell>
          <table:table-cell table:style-name="ACE-1" office:value-type="float" office:value="3627.8000000000002">
            <text:p>3628</text:p>
          </table:table-cell>
          <table:table-cell table:style-name="ACE-1" office:value-type="float" office:value="228.5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2M33S">
            <text:p>03:12:33</text:p>
          </table:table-cell>
          <table:table-cell table:style-name="ACE-1" office:value-type="float" office:value="3623.4000000000001">
            <text:p>3623</text:p>
          </table:table-cell>
          <table:table-cell table:style-name="ACE-1" office:value-type="float" office:value="241">
            <text:p>24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2M38S">
            <text:p>03:12:38</text:p>
          </table:table-cell>
          <table:table-cell table:style-name="ACE-1" office:value-type="float" office:value="3626.6999999999998">
            <text:p>3627</text:p>
          </table:table-cell>
          <table:table-cell table:style-name="ACE-1" office:value-type="float" office:value="228.5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2M43S">
            <text:p>03:12:43</text:p>
          </table:table-cell>
          <table:table-cell table:style-name="ACE-1" office:value-type="float" office:value="3593.6999999999998">
            <text:p>3594</text:p>
          </table:table-cell>
          <table:table-cell table:style-name="ACE-1" office:value-type="float" office:value="309.5">
            <text:p>31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2M48S">
            <text:p>03:12:48</text:p>
          </table:table-cell>
          <table:table-cell table:style-name="ACE-1" office:value-type="float" office:value="3603.5999999999999">
            <text:p>3604</text:p>
          </table:table-cell>
          <table:table-cell table:style-name="ACE-1" office:value-type="float" office:value="346.5">
            <text:p>34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2M53S">
            <text:p>03:12:53</text:p>
          </table:table-cell>
          <table:table-cell table:style-name="ACE-1" office:value-type="float" office:value="3623.4000000000001">
            <text:p>3623</text:p>
          </table:table-cell>
          <table:table-cell table:style-name="ACE-1" office:value-type="float" office:value="229.5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2M58S">
            <text:p>03:12:58</text:p>
          </table:table-cell>
          <table:table-cell table:style-name="ACE-1" office:value-type="float" office:value="3624.5">
            <text:p>3625</text:p>
          </table:table-cell>
          <table:table-cell table:style-name="ACE-1" office:value-type="float" office:value="227">
            <text:p>2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3M03S">
            <text:p>03:13:03</text:p>
          </table:table-cell>
          <table:table-cell table:style-name="ACE-1" office:value-type="float" office:value="3624.5">
            <text:p>3625</text:p>
          </table:table-cell>
          <table:table-cell table:style-name="ACE-1" office:value-type="float" office:value="229.5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3M08S">
            <text:p>03:13:08</text:p>
          </table:table-cell>
          <table:table-cell table:style-name="ACE-1" office:value-type="float" office:value="3622.3000000000002">
            <text:p>3622</text:p>
          </table:table-cell>
          <table:table-cell table:style-name="ACE-1" office:value-type="float" office:value="234.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3M13S">
            <text:p>03:13:13</text:p>
          </table:table-cell>
          <table:table-cell table:style-name="ACE-1" office:value-type="float" office:value="3613.5">
            <text:p>3614</text:p>
          </table:table-cell>
          <table:table-cell table:style-name="ACE-1" office:value-type="float" office:value="261.5">
            <text:p>26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3M19S">
            <text:p>03:13:19</text:p>
          </table:table-cell>
          <table:table-cell table:style-name="ACE-1" office:value-type="float" office:value="3593.6999999999998">
            <text:p>3594</text:p>
          </table:table-cell>
          <table:table-cell table:style-name="ACE-1" office:value-type="float" office:value="312.5">
            <text:p>31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3M24S">
            <text:p>03:13:24</text:p>
          </table:table-cell>
          <table:table-cell table:style-name="ACE-1" office:value-type="float" office:value="3615.6999999999998">
            <text:p>3616</text:p>
          </table:table-cell>
          <table:table-cell table:style-name="ACE-1" office:value-type="float" office:value="253.5">
            <text:p>25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3M29S">
            <text:p>03:13:29</text:p>
          </table:table-cell>
          <table:table-cell table:style-name="ACE-1" office:value-type="float" office:value="3624.5">
            <text:p>3625</text:p>
          </table:table-cell>
          <table:table-cell table:style-name="ACE-1" office:value-type="float" office:value="230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3M34S">
            <text:p>03:13:34</text:p>
          </table:table-cell>
          <table:table-cell table:style-name="ACE-1" office:value-type="float" office:value="3622.3000000000002">
            <text:p>3622</text:p>
          </table:table-cell>
          <table:table-cell table:style-name="ACE-1" office:value-type="float" office:value="236.5">
            <text:p>23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3M39S">
            <text:p>03:13:39</text:p>
          </table:table-cell>
          <table:table-cell table:style-name="ACE-1" office:value-type="float" office:value="3622.3000000000002">
            <text:p>3622</text:p>
          </table:table-cell>
          <table:table-cell table:style-name="ACE-1" office:value-type="float" office:value="232.5">
            <text:p>23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3M44S">
            <text:p>03:13:44</text:p>
          </table:table-cell>
          <table:table-cell table:style-name="ACE-1" office:value-type="float" office:value="3621.1999999999998">
            <text:p>3621</text:p>
          </table:table-cell>
          <table:table-cell table:style-name="ACE-1" office:value-type="float" office:value="237">
            <text:p>23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3M49S">
            <text:p>03:13:49</text:p>
          </table:table-cell>
          <table:table-cell table:style-name="ACE-1" office:value-type="float" office:value="3601.4000000000001">
            <text:p>3601</text:p>
          </table:table-cell>
          <table:table-cell table:style-name="ACE-1" office:value-type="float" office:value="300.5">
            <text:p>30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3M54S">
            <text:p>03:13:54</text:p>
          </table:table-cell>
          <table:table-cell table:style-name="ACE-1" office:value-type="float" office:value="3603.5999999999999">
            <text:p>3604</text:p>
          </table:table-cell>
          <table:table-cell table:style-name="ACE-1" office:value-type="float" office:value="282">
            <text:p>28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3M59S">
            <text:p>03:13:59</text:p>
          </table:table-cell>
          <table:table-cell table:style-name="ACE-1" office:value-type="float" office:value="3623.4000000000001">
            <text:p>3623</text:p>
          </table:table-cell>
          <table:table-cell table:style-name="ACE-1" office:value-type="float" office:value="231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4M04S">
            <text:p>03:14:04</text:p>
          </table:table-cell>
          <table:table-cell table:style-name="ACE-1" office:value-type="float" office:value="3621.1999999999998">
            <text:p>3621</text:p>
          </table:table-cell>
          <table:table-cell table:style-name="ACE-1" office:value-type="float" office:value="237.5">
            <text:p>2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4M10S">
            <text:p>03:14:10</text:p>
          </table:table-cell>
          <table:table-cell table:style-name="ACE-1" office:value-type="float" office:value="3624.5">
            <text:p>3625</text:p>
          </table:table-cell>
          <table:table-cell table:style-name="ACE-1" office:value-type="float" office:value="229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4M15S">
            <text:p>03:14:15</text:p>
          </table:table-cell>
          <table:table-cell table:style-name="ACE-1" office:value-type="float" office:value="3623.4000000000001">
            <text:p>3623</text:p>
          </table:table-cell>
          <table:table-cell table:style-name="ACE-1" office:value-type="float" office:value="229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4M20S">
            <text:p>03:14:20</text:p>
          </table:table-cell>
          <table:table-cell table:style-name="ACE-1" office:value-type="float" office:value="3609.0999999999999">
            <text:p>3609</text:p>
          </table:table-cell>
          <table:table-cell table:style-name="ACE-1" office:value-type="float" office:value="267">
            <text:p>26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4M25S">
            <text:p>03:14:25</text:p>
          </table:table-cell>
          <table:table-cell table:style-name="ACE-1" office:value-type="float" office:value="3597">
            <text:p>3597</text:p>
          </table:table-cell>
          <table:table-cell table:style-name="ACE-1" office:value-type="float" office:value="311">
            <text:p>31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4M30S">
            <text:p>03:14:30</text:p>
          </table:table-cell>
          <table:table-cell table:style-name="ACE-1" office:value-type="float" office:value="3617.9000000000001">
            <text:p>3618</text:p>
          </table:table-cell>
          <table:table-cell table:style-name="ACE-1" office:value-type="float" office:value="251">
            <text:p>25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4M35S">
            <text:p>03:14:35</text:p>
          </table:table-cell>
          <table:table-cell table:style-name="ACE-1" office:value-type="float" office:value="3622.3000000000002">
            <text:p>3622</text:p>
          </table:table-cell>
          <table:table-cell table:style-name="ACE-1" office:value-type="float" office:value="234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4M40S">
            <text:p>03:14:40</text:p>
          </table:table-cell>
          <table:table-cell table:style-name="ACE-1" office:value-type="float" office:value="3620.0999999999999">
            <text:p>3620</text:p>
          </table:table-cell>
          <table:table-cell table:style-name="ACE-1" office:value-type="float" office:value="241">
            <text:p>24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4M45S">
            <text:p>03:14:45</text:p>
          </table:table-cell>
          <table:table-cell table:style-name="ACE-1" office:value-type="float" office:value="3594.8000000000002">
            <text:p>3595</text:p>
          </table:table-cell>
          <table:table-cell table:style-name="ACE-1" office:value-type="float" office:value="299.5">
            <text:p>30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4M50S">
            <text:p>03:14:50</text:p>
          </table:table-cell>
          <table:table-cell table:style-name="ACE-1" office:value-type="float" office:value="3624.5">
            <text:p>3625</text:p>
          </table:table-cell>
          <table:table-cell table:style-name="ACE-1" office:value-type="float" office:value="228.5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4M55S">
            <text:p>03:14:55</text:p>
          </table:table-cell>
          <table:table-cell table:style-name="ACE-1" office:value-type="float" office:value="3598.0999999999999">
            <text:p>3598</text:p>
          </table:table-cell>
          <table:table-cell table:style-name="ACE-1" office:value-type="float" office:value="299.5">
            <text:p>30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5M00S">
            <text:p>03:15:00</text:p>
          </table:table-cell>
          <table:table-cell table:style-name="ACE-1" office:value-type="float" office:value="3604.6999999999998">
            <text:p>3605</text:p>
          </table:table-cell>
          <table:table-cell table:style-name="ACE-1" office:value-type="float" office:value="285">
            <text:p>28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5M06S">
            <text:p>03:15:06</text:p>
          </table:table-cell>
          <table:table-cell table:style-name="ACE-1" office:value-type="float" office:value="3623.4000000000001">
            <text:p>3623</text:p>
          </table:table-cell>
          <table:table-cell table:style-name="ACE-1" office:value-type="float" office:value="229.5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5M11S">
            <text:p>03:15:11</text:p>
          </table:table-cell>
          <table:table-cell table:style-name="ACE-1" office:value-type="float" office:value="3609.0999999999999">
            <text:p>3609</text:p>
          </table:table-cell>
          <table:table-cell table:style-name="ACE-1" office:value-type="float" office:value="270">
            <text:p>27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5M16S">
            <text:p>03:15:16</text:p>
          </table:table-cell>
          <table:table-cell table:style-name="ACE-1" office:value-type="float" office:value="3622.3000000000002">
            <text:p>3622</text:p>
          </table:table-cell>
          <table:table-cell table:style-name="ACE-1" office:value-type="float" office:value="231.5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5M21S">
            <text:p>03:15:21</text:p>
          </table:table-cell>
          <table:table-cell table:style-name="ACE-1" office:value-type="float" office:value="3622.3000000000002">
            <text:p>3622</text:p>
          </table:table-cell>
          <table:table-cell table:style-name="ACE-1" office:value-type="float" office:value="233">
            <text:p>23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5M26S">
            <text:p>03:15:26</text:p>
          </table:table-cell>
          <table:table-cell table:style-name="ACE-1" office:value-type="float" office:value="3610.1999999999998">
            <text:p>3610</text:p>
          </table:table-cell>
          <table:table-cell table:style-name="ACE-1" office:value-type="float" office:value="262">
            <text:p>26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5M31S">
            <text:p>03:15:31</text:p>
          </table:table-cell>
          <table:table-cell table:style-name="ACE-1" office:value-type="float" office:value="3589.3000000000002">
            <text:p>3589</text:p>
          </table:table-cell>
          <table:table-cell table:style-name="ACE-1" office:value-type="float" office:value="312">
            <text:p>31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5M36S">
            <text:p>03:15:36</text:p>
          </table:table-cell>
          <table:table-cell table:style-name="ACE-1" office:value-type="float" office:value="3616.8000000000002">
            <text:p>3617</text:p>
          </table:table-cell>
          <table:table-cell table:style-name="ACE-1" office:value-type="float" office:value="245.5">
            <text:p>24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5M41S">
            <text:p>03:15:41</text:p>
          </table:table-cell>
          <table:table-cell table:style-name="ACE-1" office:value-type="float" office:value="3622.3000000000002">
            <text:p>3622</text:p>
          </table:table-cell>
          <table:table-cell table:style-name="ACE-1" office:value-type="float" office:value="232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5M46S">
            <text:p>03:15:46</text:p>
          </table:table-cell>
          <table:table-cell table:style-name="ACE-1" office:value-type="float" office:value="3620.0999999999999">
            <text:p>3620</text:p>
          </table:table-cell>
          <table:table-cell table:style-name="ACE-1" office:value-type="float" office:value="241">
            <text:p>24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5M51S">
            <text:p>03:15:51</text:p>
          </table:table-cell>
          <table:table-cell table:style-name="ACE-1" office:value-type="float" office:value="3623.4000000000001">
            <text:p>3623</text:p>
          </table:table-cell>
          <table:table-cell table:style-name="ACE-1" office:value-type="float" office:value="227">
            <text:p>2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5M56S">
            <text:p>03:15:56</text:p>
          </table:table-cell>
          <table:table-cell table:style-name="ACE-1" office:value-type="float" office:value="3615.6999999999998">
            <text:p>3616</text:p>
          </table:table-cell>
          <table:table-cell table:style-name="ACE-1" office:value-type="float" office:value="245.5">
            <text:p>24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6M02S">
            <text:p>03:16:02</text:p>
          </table:table-cell>
          <table:table-cell table:style-name="ACE-1" office:value-type="float" office:value="3592.5999999999999">
            <text:p>3593</text:p>
          </table:table-cell>
          <table:table-cell table:style-name="ACE-1" office:value-type="float" office:value="240">
            <text:p>2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6M07S">
            <text:p>03:16:07</text:p>
          </table:table-cell>
          <table:table-cell table:style-name="ACE-1" office:value-type="float" office:value="3599.1999999999998">
            <text:p>3599</text:p>
          </table:table-cell>
          <table:table-cell table:style-name="ACE-1" office:value-type="float" office:value="283.5">
            <text:p>28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6M12S">
            <text:p>03:16:12</text:p>
          </table:table-cell>
          <table:table-cell table:style-name="ACE-1" office:value-type="float" office:value="3622.3000000000002">
            <text:p>3622</text:p>
          </table:table-cell>
          <table:table-cell table:style-name="ACE-1" office:value-type="float" office:value="230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6M17S">
            <text:p>03:16:17</text:p>
          </table:table-cell>
          <table:table-cell table:style-name="ACE-1" office:value-type="float" office:value="3617.9000000000001">
            <text:p>3618</text:p>
          </table:table-cell>
          <table:table-cell table:style-name="ACE-1" office:value-type="float" office:value="240.5">
            <text:p>24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6M22S">
            <text:p>03:16:22</text:p>
          </table:table-cell>
          <table:table-cell table:style-name="ACE-1" office:value-type="float" office:value="3622.3000000000002">
            <text:p>3622</text:p>
          </table:table-cell>
          <table:table-cell table:style-name="ACE-1" office:value-type="float" office:value="228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6M27S">
            <text:p>03:16:27</text:p>
          </table:table-cell>
          <table:table-cell table:style-name="ACE-1" office:value-type="float" office:value="3620.0999999999999">
            <text:p>3620</text:p>
          </table:table-cell>
          <table:table-cell table:style-name="ACE-1" office:value-type="float" office:value="234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6M32S">
            <text:p>03:16:32</text:p>
          </table:table-cell>
          <table:table-cell table:style-name="ACE-1" office:value-type="float" office:value="3620.0999999999999">
            <text:p>3620</text:p>
          </table:table-cell>
          <table:table-cell table:style-name="ACE-1" office:value-type="float" office:value="23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6M37S">
            <text:p>03:16:37</text:p>
          </table:table-cell>
          <table:table-cell table:style-name="ACE-1" office:value-type="float" office:value="3592.5999999999999">
            <text:p>3593</text:p>
          </table:table-cell>
          <table:table-cell table:style-name="ACE-1" office:value-type="float" office:value="280">
            <text:p>28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6M42S">
            <text:p>03:16:42</text:p>
          </table:table-cell>
          <table:table-cell table:style-name="ACE-1" office:value-type="float" office:value="3614.5999999999999">
            <text:p>3615</text:p>
          </table:table-cell>
          <table:table-cell table:style-name="ACE-1" office:value-type="float" office:value="311">
            <text:p>31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6M47S">
            <text:p>03:16:47</text:p>
          </table:table-cell>
          <table:table-cell table:style-name="ACE-1" office:value-type="float" office:value="3613.5">
            <text:p>3614</text:p>
          </table:table-cell>
          <table:table-cell table:style-name="ACE-1" office:value-type="float" office:value="240">
            <text:p>2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6M53S">
            <text:p>03:16:53</text:p>
          </table:table-cell>
          <table:table-cell table:style-name="ACE-1" office:value-type="float" office:value="3619">
            <text:p>3619</text:p>
          </table:table-cell>
          <table:table-cell table:style-name="ACE-1" office:value-type="float" office:value="229.5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6M58S">
            <text:p>03:16:58</text:p>
          </table:table-cell>
          <table:table-cell table:style-name="ACE-1" office:value-type="float" office:value="3617.9000000000001">
            <text:p>3618</text:p>
          </table:table-cell>
          <table:table-cell table:style-name="ACE-1" office:value-type="float" office:value="236">
            <text:p>2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7M03S">
            <text:p>03:17:03</text:p>
          </table:table-cell>
          <table:table-cell table:style-name="ACE-1" office:value-type="float" office:value="3604.6999999999998">
            <text:p>3605</text:p>
          </table:table-cell>
          <table:table-cell table:style-name="ACE-1" office:value-type="float" office:value="261.5">
            <text:p>26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7M08S">
            <text:p>03:17:08</text:p>
          </table:table-cell>
          <table:table-cell table:style-name="ACE-1" office:value-type="float" office:value="3614.5999999999999">
            <text:p>3615</text:p>
          </table:table-cell>
          <table:table-cell table:style-name="ACE-1" office:value-type="float" office:value="23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7M13S">
            <text:p>03:17:13</text:p>
          </table:table-cell>
          <table:table-cell table:style-name="ACE-1" office:value-type="float" office:value="3588.1999999999998">
            <text:p>3588</text:p>
          </table:table-cell>
          <table:table-cell table:style-name="ACE-1" office:value-type="float" office:value="309">
            <text:p>30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7M18S">
            <text:p>03:17:18</text:p>
          </table:table-cell>
          <table:table-cell table:style-name="ACE-1" office:value-type="float" office:value="3615.6999999999998">
            <text:p>3616</text:p>
          </table:table-cell>
          <table:table-cell table:style-name="ACE-1" office:value-type="float" office:value="266">
            <text:p>26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7M23S">
            <text:p>03:17:23</text:p>
          </table:table-cell>
          <table:table-cell table:style-name="ACE-1" office:value-type="float" office:value="3616.8000000000002">
            <text:p>3617</text:p>
          </table:table-cell>
          <table:table-cell table:style-name="ACE-1" office:value-type="float" office:value="23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7M28S">
            <text:p>03:17:28</text:p>
          </table:table-cell>
          <table:table-cell table:style-name="ACE-1" office:value-type="float" office:value="3616.8000000000002">
            <text:p>3617</text:p>
          </table:table-cell>
          <table:table-cell table:style-name="ACE-1" office:value-type="float" office:value="233">
            <text:p>23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7M33S">
            <text:p>03:17:33</text:p>
          </table:table-cell>
          <table:table-cell table:style-name="ACE-1" office:value-type="float" office:value="3616.8000000000002">
            <text:p>3617</text:p>
          </table:table-cell>
          <table:table-cell table:style-name="ACE-1" office:value-type="float" office:value="231.5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7M38S">
            <text:p>03:17:38</text:p>
          </table:table-cell>
          <table:table-cell table:style-name="ACE-1" office:value-type="float" office:value="3615.6999999999998">
            <text:p>3616</text:p>
          </table:table-cell>
          <table:table-cell table:style-name="ACE-1" office:value-type="float" office:value="236.5">
            <text:p>23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7M44S">
            <text:p>03:17:44</text:p>
          </table:table-cell>
          <table:table-cell table:style-name="ACE-1" office:value-type="float" office:value="3614.5999999999999">
            <text:p>3615</text:p>
          </table:table-cell>
          <table:table-cell table:style-name="ACE-1" office:value-type="float" office:value="231.5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7M49S">
            <text:p>03:17:49</text:p>
          </table:table-cell>
          <table:table-cell table:style-name="ACE-1" office:value-type="float" office:value="3615.6999999999998">
            <text:p>3616</text:p>
          </table:table-cell>
          <table:table-cell table:style-name="ACE-1" office:value-type="float" office:value="236">
            <text:p>2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7M54S">
            <text:p>03:17:54</text:p>
          </table:table-cell>
          <table:table-cell table:style-name="ACE-1" office:value-type="float" office:value="3615.6999999999998">
            <text:p>3616</text:p>
          </table:table-cell>
          <table:table-cell table:style-name="ACE-1" office:value-type="float" office:value="239.5">
            <text:p>2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7M59S">
            <text:p>03:17:59</text:p>
          </table:table-cell>
          <table:table-cell table:style-name="ACE-1" office:value-type="float" office:value="3608">
            <text:p>3608</text:p>
          </table:table-cell>
          <table:table-cell table:style-name="ACE-1" office:value-type="float" office:value="253">
            <text:p>25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8M04S">
            <text:p>03:18:04</text:p>
          </table:table-cell>
          <table:table-cell table:style-name="ACE-1" office:value-type="float" office:value="3599.1999999999998">
            <text:p>3599</text:p>
          </table:table-cell>
          <table:table-cell table:style-name="ACE-1" office:value-type="float" office:value="269.5">
            <text:p>27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8M09S">
            <text:p>03:18:09</text:p>
          </table:table-cell>
          <table:table-cell table:style-name="ACE-1" office:value-type="float" office:value="3597">
            <text:p>3597</text:p>
          </table:table-cell>
          <table:table-cell table:style-name="ACE-1" office:value-type="float" office:value="276.5">
            <text:p>27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8M14S">
            <text:p>03:18:14</text:p>
          </table:table-cell>
          <table:table-cell table:style-name="ACE-1" office:value-type="float" office:value="3588.1999999999998">
            <text:p>3588</text:p>
          </table:table-cell>
          <table:table-cell table:style-name="ACE-1" office:value-type="float" office:value="299">
            <text:p>29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8M20S">
            <text:p>03:18:20</text:p>
          </table:table-cell>
          <table:table-cell table:style-name="ACE-1" office:value-type="float" office:value="3601.4000000000001">
            <text:p>3601</text:p>
          </table:table-cell>
          <table:table-cell table:style-name="ACE-1" office:value-type="float" office:value="307">
            <text:p>30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8M25S">
            <text:p>03:18:25</text:p>
          </table:table-cell>
          <table:table-cell table:style-name="ACE-1" office:value-type="float" office:value="3600.3000000000002">
            <text:p>3600</text:p>
          </table:table-cell>
          <table:table-cell table:style-name="ACE-1" office:value-type="float" office:value="267">
            <text:p>26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8M30S">
            <text:p>03:18:30</text:p>
          </table:table-cell>
          <table:table-cell table:style-name="ACE-1" office:value-type="float" office:value="3593.6999999999998">
            <text:p>3594</text:p>
          </table:table-cell>
          <table:table-cell table:style-name="ACE-1" office:value-type="float" office:value="291">
            <text:p>29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8M35S">
            <text:p>03:18:35</text:p>
          </table:table-cell>
          <table:table-cell table:style-name="ACE-1" office:value-type="float" office:value="3584.9000000000001">
            <text:p>3585</text:p>
          </table:table-cell>
          <table:table-cell table:style-name="ACE-1" office:value-type="float" office:value="310.5">
            <text:p>31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8M40S">
            <text:p>03:18:40</text:p>
          </table:table-cell>
          <table:table-cell table:style-name="ACE-1" office:value-type="float" office:value="3583.8000000000002">
            <text:p>3584</text:p>
          </table:table-cell>
          <table:table-cell table:style-name="ACE-1" office:value-type="float" office:value="313">
            <text:p>31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8M45S">
            <text:p>03:18:45</text:p>
          </table:table-cell>
          <table:table-cell table:style-name="ACE-1" office:value-type="float" office:value="3557.4000000000001">
            <text:p>3557</text:p>
          </table:table-cell>
          <table:table-cell table:style-name="ACE-1" office:value-type="float" office:value="372">
            <text:p>37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8M50S">
            <text:p>03:18:50</text:p>
          </table:table-cell>
          <table:table-cell table:style-name="ACE-1" office:value-type="float" office:value="3582.6999999999998">
            <text:p>3583</text:p>
          </table:table-cell>
          <table:table-cell table:style-name="ACE-1" office:value-type="float" office:value="303">
            <text:p>30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8M55S">
            <text:p>03:18:55</text:p>
          </table:table-cell>
          <table:table-cell table:style-name="ACE-1" office:value-type="float" office:value="3582.6999999999998">
            <text:p>3583</text:p>
          </table:table-cell>
          <table:table-cell table:style-name="ACE-1" office:value-type="float" office:value="287">
            <text:p>28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9M00S">
            <text:p>03:19:00</text:p>
          </table:table-cell>
          <table:table-cell table:style-name="ACE-1" office:value-type="float" office:value="3582.6999999999998">
            <text:p>3583</text:p>
          </table:table-cell>
          <table:table-cell table:style-name="ACE-1" office:value-type="float" office:value="301">
            <text:p>30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9M05S">
            <text:p>03:19:05</text:p>
          </table:table-cell>
          <table:table-cell table:style-name="ACE-1" office:value-type="float" office:value="3580.5">
            <text:p>3581</text:p>
          </table:table-cell>
          <table:table-cell table:style-name="ACE-1" office:value-type="float" office:value="308.5">
            <text:p>30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9M10S">
            <text:p>03:19:10</text:p>
          </table:table-cell>
          <table:table-cell table:style-name="ACE-1" office:value-type="float" office:value="3586">
            <text:p>3586</text:p>
          </table:table-cell>
          <table:table-cell table:style-name="ACE-1" office:value-type="float" office:value="292">
            <text:p>29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9M16S">
            <text:p>03:19:16</text:p>
          </table:table-cell>
          <table:table-cell table:style-name="ACE-1" office:value-type="float" office:value="3593.6999999999998">
            <text:p>3594</text:p>
          </table:table-cell>
          <table:table-cell table:style-name="ACE-1" office:value-type="float" office:value="283">
            <text:p>28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9M21S">
            <text:p>03:19:21</text:p>
          </table:table-cell>
          <table:table-cell table:style-name="ACE-1" office:value-type="float" office:value="3597">
            <text:p>3597</text:p>
          </table:table-cell>
          <table:table-cell table:style-name="ACE-1" office:value-type="float" office:value="270.5">
            <text:p>27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9M26S">
            <text:p>03:19:26</text:p>
          </table:table-cell>
          <table:table-cell table:style-name="ACE-1" office:value-type="float" office:value="3606.9000000000001">
            <text:p>3607</text:p>
          </table:table-cell>
          <table:table-cell table:style-name="ACE-1" office:value-type="float" office:value="249">
            <text:p>24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9M31S">
            <text:p>03:19:31</text:p>
          </table:table-cell>
          <table:table-cell table:style-name="ACE-1" office:value-type="float" office:value="3587.0999999999999">
            <text:p>3587</text:p>
          </table:table-cell>
          <table:table-cell table:style-name="ACE-1" office:value-type="float" office:value="298">
            <text:p>29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9M36S">
            <text:p>03:19:36</text:p>
          </table:table-cell>
          <table:table-cell table:style-name="ACE-1" office:value-type="float" office:value="3597">
            <text:p>3597</text:p>
          </table:table-cell>
          <table:table-cell table:style-name="ACE-1" office:value-type="float" office:value="274.5">
            <text:p>27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9M41S">
            <text:p>03:19:41</text:p>
          </table:table-cell>
          <table:table-cell table:style-name="ACE-1" office:value-type="float" office:value="3601.4000000000001">
            <text:p>3601</text:p>
          </table:table-cell>
          <table:table-cell table:style-name="ACE-1" office:value-type="float" office:value="259.5">
            <text:p>26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9M46S">
            <text:p>03:19:46</text:p>
          </table:table-cell>
          <table:table-cell table:style-name="ACE-1" office:value-type="float" office:value="3603.5999999999999">
            <text:p>3604</text:p>
          </table:table-cell>
          <table:table-cell table:style-name="ACE-1" office:value-type="float" office:value="253">
            <text:p>25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9M51S">
            <text:p>03:19:51</text:p>
          </table:table-cell>
          <table:table-cell table:style-name="ACE-1" office:value-type="float" office:value="3608">
            <text:p>3608</text:p>
          </table:table-cell>
          <table:table-cell table:style-name="ACE-1" office:value-type="float" office:value="240">
            <text:p>2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19M56S">
            <text:p>03:19:56</text:p>
          </table:table-cell>
          <table:table-cell table:style-name="ACE-1" office:value-type="float" office:value="3603.5999999999999">
            <text:p>3604</text:p>
          </table:table-cell>
          <table:table-cell table:style-name="ACE-1" office:value-type="float" office:value="245">
            <text:p>24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0M01S">
            <text:p>03:20:01</text:p>
          </table:table-cell>
          <table:table-cell table:style-name="ACE-1" office:value-type="float" office:value="3602.5">
            <text:p>3603</text:p>
          </table:table-cell>
          <table:table-cell table:style-name="ACE-1" office:value-type="float" office:value="250.5">
            <text:p>25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0M06S">
            <text:p>03:20:06</text:p>
          </table:table-cell>
          <table:table-cell table:style-name="ACE-1" office:value-type="float" office:value="3605.8000000000002">
            <text:p>3606</text:p>
          </table:table-cell>
          <table:table-cell table:style-name="ACE-1" office:value-type="float" office:value="243">
            <text:p>24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0M11S">
            <text:p>03:20:11</text:p>
          </table:table-cell>
          <table:table-cell table:style-name="ACE-1" office:value-type="float" office:value="3608">
            <text:p>3608</text:p>
          </table:table-cell>
          <table:table-cell table:style-name="ACE-1" office:value-type="float" office:value="235.5">
            <text:p>2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0M17S">
            <text:p>03:20:17</text:p>
          </table:table-cell>
          <table:table-cell table:style-name="ACE-1" office:value-type="float" office:value="3608">
            <text:p>3608</text:p>
          </table:table-cell>
          <table:table-cell table:style-name="ACE-1" office:value-type="float" office:value="237">
            <text:p>23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0M22S">
            <text:p>03:20:22</text:p>
          </table:table-cell>
          <table:table-cell table:style-name="ACE-1" office:value-type="float" office:value="3604.6999999999998">
            <text:p>3605</text:p>
          </table:table-cell>
          <table:table-cell table:style-name="ACE-1" office:value-type="float" office:value="246.5">
            <text:p>24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0M27S">
            <text:p>03:20:27</text:p>
          </table:table-cell>
          <table:table-cell table:style-name="ACE-1" office:value-type="float" office:value="3609.0999999999999">
            <text:p>3609</text:p>
          </table:table-cell>
          <table:table-cell table:style-name="ACE-1" office:value-type="float" office:value="231.5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0M32S">
            <text:p>03:20:32</text:p>
          </table:table-cell>
          <table:table-cell table:style-name="ACE-1" office:value-type="float" office:value="3609.0999999999999">
            <text:p>3609</text:p>
          </table:table-cell>
          <table:table-cell table:style-name="ACE-1" office:value-type="float" office:value="232.5">
            <text:p>23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0M37S">
            <text:p>03:20:37</text:p>
          </table:table-cell>
          <table:table-cell table:style-name="ACE-1" office:value-type="float" office:value="3606.9000000000001">
            <text:p>3607</text:p>
          </table:table-cell>
          <table:table-cell table:style-name="ACE-1" office:value-type="float" office:value="235.5">
            <text:p>2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0M42S">
            <text:p>03:20:42</text:p>
          </table:table-cell>
          <table:table-cell table:style-name="ACE-1" office:value-type="float" office:value="3603.5999999999999">
            <text:p>3604</text:p>
          </table:table-cell>
          <table:table-cell table:style-name="ACE-1" office:value-type="float" office:value="244">
            <text:p>24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0M47S">
            <text:p>03:20:47</text:p>
          </table:table-cell>
          <table:table-cell table:style-name="ACE-1" office:value-type="float" office:value="3593.6999999999998">
            <text:p>3594</text:p>
          </table:table-cell>
          <table:table-cell table:style-name="ACE-1" office:value-type="float" office:value="260">
            <text:p>26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0M52S">
            <text:p>03:20:52</text:p>
          </table:table-cell>
          <table:table-cell table:style-name="ACE-1" office:value-type="float" office:value="3602.5">
            <text:p>3603</text:p>
          </table:table-cell>
          <table:table-cell table:style-name="ACE-1" office:value-type="float" office:value="243">
            <text:p>24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0M57S">
            <text:p>03:20:57</text:p>
          </table:table-cell>
          <table:table-cell table:style-name="ACE-1" office:value-type="float" office:value="3604.6999999999998">
            <text:p>3605</text:p>
          </table:table-cell>
          <table:table-cell table:style-name="ACE-1" office:value-type="float" office:value="23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1M02S">
            <text:p>03:21:02</text:p>
          </table:table-cell>
          <table:table-cell table:style-name="ACE-1" office:value-type="float" office:value="3580.5">
            <text:p>3581</text:p>
          </table:table-cell>
          <table:table-cell table:style-name="ACE-1" office:value-type="float" office:value="295.5">
            <text:p>29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1M07S">
            <text:p>03:21:07</text:p>
          </table:table-cell>
          <table:table-cell table:style-name="ACE-1" office:value-type="float" office:value="3577.1999999999998">
            <text:p>3577</text:p>
          </table:table-cell>
          <table:table-cell table:style-name="ACE-1" office:value-type="float" office:value="310.5">
            <text:p>31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1M13S">
            <text:p>03:21:13</text:p>
          </table:table-cell>
          <table:table-cell table:style-name="ACE-1" office:value-type="float" office:value="3602.5">
            <text:p>3603</text:p>
          </table:table-cell>
          <table:table-cell table:style-name="ACE-1" office:value-type="float" office:value="242">
            <text:p>24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1M18S">
            <text:p>03:21:18</text:p>
          </table:table-cell>
          <table:table-cell table:style-name="ACE-1" office:value-type="float" office:value="3603.5999999999999">
            <text:p>3604</text:p>
          </table:table-cell>
          <table:table-cell table:style-name="ACE-1" office:value-type="float" office:value="23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1M23S">
            <text:p>03:21:23</text:p>
          </table:table-cell>
          <table:table-cell table:style-name="ACE-1" office:value-type="float" office:value="3604.6999999999998">
            <text:p>3605</text:p>
          </table:table-cell>
          <table:table-cell table:style-name="ACE-1" office:value-type="float" office:value="237.5">
            <text:p>2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1M28S">
            <text:p>03:21:28</text:p>
          </table:table-cell>
          <table:table-cell table:style-name="ACE-1" office:value-type="float" office:value="3604.6999999999998">
            <text:p>3605</text:p>
          </table:table-cell>
          <table:table-cell table:style-name="ACE-1" office:value-type="float" office:value="235.5">
            <text:p>2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1M33S">
            <text:p>03:21:33</text:p>
          </table:table-cell>
          <table:table-cell table:style-name="ACE-1" office:value-type="float" office:value="3603.5999999999999">
            <text:p>3604</text:p>
          </table:table-cell>
          <table:table-cell table:style-name="ACE-1" office:value-type="float" office:value="236.5">
            <text:p>23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1M38S">
            <text:p>03:21:38</text:p>
          </table:table-cell>
          <table:table-cell table:style-name="ACE-1" office:value-type="float" office:value="3600.3000000000002">
            <text:p>3600</text:p>
          </table:table-cell>
          <table:table-cell table:style-name="ACE-1" office:value-type="float" office:value="244.5">
            <text:p>24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1M43S">
            <text:p>03:21:43</text:p>
          </table:table-cell>
          <table:table-cell table:style-name="ACE-1" office:value-type="float" office:value="3579.4000000000001">
            <text:p>3579</text:p>
          </table:table-cell>
          <table:table-cell table:style-name="ACE-1" office:value-type="float" office:value="315.5">
            <text:p>31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1M48S">
            <text:p>03:21:48</text:p>
          </table:table-cell>
          <table:table-cell table:style-name="ACE-1" office:value-type="float" office:value="3605.8000000000002">
            <text:p>3606</text:p>
          </table:table-cell>
          <table:table-cell table:style-name="ACE-1" office:value-type="float" office:value="266">
            <text:p>26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1M53S">
            <text:p>03:21:53</text:p>
          </table:table-cell>
          <table:table-cell table:style-name="ACE-1" office:value-type="float" office:value="3604.6999999999998">
            <text:p>3605</text:p>
          </table:table-cell>
          <table:table-cell table:style-name="ACE-1" office:value-type="float" office:value="232.5">
            <text:p>23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1M59S">
            <text:p>03:21:59</text:p>
          </table:table-cell>
          <table:table-cell table:style-name="ACE-1" office:value-type="float" office:value="3605.8000000000002">
            <text:p>3606</text:p>
          </table:table-cell>
          <table:table-cell table:style-name="ACE-1" office:value-type="float" office:value="230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2M04S">
            <text:p>03:22:04</text:p>
          </table:table-cell>
          <table:table-cell table:style-name="ACE-1" office:value-type="float" office:value="3603.5999999999999">
            <text:p>3604</text:p>
          </table:table-cell>
          <table:table-cell table:style-name="ACE-1" office:value-type="float" office:value="234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2M09S">
            <text:p>03:22:09</text:p>
          </table:table-cell>
          <table:table-cell table:style-name="ACE-1" office:value-type="float" office:value="3603.5999999999999">
            <text:p>3604</text:p>
          </table:table-cell>
          <table:table-cell table:style-name="ACE-1" office:value-type="float" office:value="236">
            <text:p>2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2M14S">
            <text:p>03:22:14</text:p>
          </table:table-cell>
          <table:table-cell table:style-name="ACE-1" office:value-type="float" office:value="3587.0999999999999">
            <text:p>3587</text:p>
          </table:table-cell>
          <table:table-cell table:style-name="ACE-1" office:value-type="float" office:value="272">
            <text:p>27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2M19S">
            <text:p>03:22:19</text:p>
          </table:table-cell>
          <table:table-cell table:style-name="ACE-1" office:value-type="float" office:value="3573.9000000000001">
            <text:p>3574</text:p>
          </table:table-cell>
          <table:table-cell table:style-name="ACE-1" office:value-type="float" office:value="311">
            <text:p>31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2M24S">
            <text:p>03:22:24</text:p>
          </table:table-cell>
          <table:table-cell table:style-name="ACE-1" office:value-type="float" office:value="3603.5999999999999">
            <text:p>3604</text:p>
          </table:table-cell>
          <table:table-cell table:style-name="ACE-1" office:value-type="float" office:value="233.5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2M29S">
            <text:p>03:22:29</text:p>
          </table:table-cell>
          <table:table-cell table:style-name="ACE-1" office:value-type="float" office:value="3602.5">
            <text:p>3603</text:p>
          </table:table-cell>
          <table:table-cell table:style-name="ACE-1" office:value-type="float" office:value="233">
            <text:p>23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2M34S">
            <text:p>03:22:34</text:p>
          </table:table-cell>
          <table:table-cell table:style-name="ACE-1" office:value-type="float" office:value="3604.6999999999998">
            <text:p>3605</text:p>
          </table:table-cell>
          <table:table-cell table:style-name="ACE-1" office:value-type="float" office:value="229.5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2M39S">
            <text:p>03:22:39</text:p>
          </table:table-cell>
          <table:table-cell table:style-name="ACE-1" office:value-type="float" office:value="3600.3000000000002">
            <text:p>3600</text:p>
          </table:table-cell>
          <table:table-cell table:style-name="ACE-1" office:value-type="float" office:value="237.5">
            <text:p>2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2M44S">
            <text:p>03:22:44</text:p>
          </table:table-cell>
          <table:table-cell table:style-name="ACE-1" office:value-type="float" office:value="3576.0999999999999">
            <text:p>3576</text:p>
          </table:table-cell>
          <table:table-cell table:style-name="ACE-1" office:value-type="float" office:value="288">
            <text:p>28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2M49S">
            <text:p>03:22:49</text:p>
          </table:table-cell>
          <table:table-cell table:style-name="ACE-1" office:value-type="float" office:value="3569.5">
            <text:p>3570</text:p>
          </table:table-cell>
          <table:table-cell table:style-name="ACE-1" office:value-type="float" office:value="311.5">
            <text:p>31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2M55S">
            <text:p>03:22:55</text:p>
          </table:table-cell>
          <table:table-cell table:style-name="ACE-1" office:value-type="float" office:value="3588.1999999999998">
            <text:p>3588</text:p>
          </table:table-cell>
          <table:table-cell table:style-name="ACE-1" office:value-type="float" office:value="266.5">
            <text:p>26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3M00S">
            <text:p>03:23:00</text:p>
          </table:table-cell>
          <table:table-cell table:style-name="ACE-1" office:value-type="float" office:value="3599.1999999999998">
            <text:p>3599</text:p>
          </table:table-cell>
          <table:table-cell table:style-name="ACE-1" office:value-type="float" office:value="234.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3M05S">
            <text:p>03:23:05</text:p>
          </table:table-cell>
          <table:table-cell table:style-name="ACE-1" office:value-type="float" office:value="3591.5">
            <text:p>3592</text:p>
          </table:table-cell>
          <table:table-cell table:style-name="ACE-1" office:value-type="float" office:value="251.5">
            <text:p>25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3M10S">
            <text:p>03:23:10</text:p>
          </table:table-cell>
          <table:table-cell table:style-name="ACE-1" office:value-type="float" office:value="3599.1999999999998">
            <text:p>3599</text:p>
          </table:table-cell>
          <table:table-cell table:style-name="ACE-1" office:value-type="float" office:value="237">
            <text:p>23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3M15S">
            <text:p>03:23:15</text:p>
          </table:table-cell>
          <table:table-cell table:style-name="ACE-1" office:value-type="float" office:value="3598.0999999999999">
            <text:p>3598</text:p>
          </table:table-cell>
          <table:table-cell table:style-name="ACE-1" office:value-type="float" office:value="236.5">
            <text:p>23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3M20S">
            <text:p>03:23:20</text:p>
          </table:table-cell>
          <table:table-cell table:style-name="ACE-1" office:value-type="float" office:value="3582.6999999999998">
            <text:p>3583</text:p>
          </table:table-cell>
          <table:table-cell table:style-name="ACE-1" office:value-type="float" office:value="271">
            <text:p>27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3M25S">
            <text:p>03:23:25</text:p>
          </table:table-cell>
          <table:table-cell table:style-name="ACE-1" office:value-type="float" office:value="3567.3000000000002">
            <text:p>3567</text:p>
          </table:table-cell>
          <table:table-cell table:style-name="ACE-1" office:value-type="float" office:value="318">
            <text:p>31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3M30S">
            <text:p>03:23:30</text:p>
          </table:table-cell>
          <table:table-cell table:style-name="ACE-1" office:value-type="float" office:value="3599.1999999999998">
            <text:p>3599</text:p>
          </table:table-cell>
          <table:table-cell table:style-name="ACE-1" office:value-type="float" office:value="236.5">
            <text:p>23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3M35S">
            <text:p>03:23:35</text:p>
          </table:table-cell>
          <table:table-cell table:style-name="ACE-1" office:value-type="float" office:value="3599.1999999999998">
            <text:p>3599</text:p>
          </table:table-cell>
          <table:table-cell table:style-name="ACE-1" office:value-type="float" office:value="234.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3M40S">
            <text:p>03:23:40</text:p>
          </table:table-cell>
          <table:table-cell table:style-name="ACE-1" office:value-type="float" office:value="3598.0999999999999">
            <text:p>3598</text:p>
          </table:table-cell>
          <table:table-cell table:style-name="ACE-1" office:value-type="float" office:value="234.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3M46S">
            <text:p>03:23:46</text:p>
          </table:table-cell>
          <table:table-cell table:style-name="ACE-1" office:value-type="float" office:value="3598.0999999999999">
            <text:p>3598</text:p>
          </table:table-cell>
          <table:table-cell table:style-name="ACE-1" office:value-type="float" office:value="236">
            <text:p>2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3M51S">
            <text:p>03:23:51</text:p>
          </table:table-cell>
          <table:table-cell table:style-name="ACE-1" office:value-type="float" office:value="3593.6999999999998">
            <text:p>3594</text:p>
          </table:table-cell>
          <table:table-cell table:style-name="ACE-1" office:value-type="float" office:value="241">
            <text:p>24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3M56S">
            <text:p>03:23:56</text:p>
          </table:table-cell>
          <table:table-cell table:style-name="ACE-1" office:value-type="float" office:value="3569.5">
            <text:p>3570</text:p>
          </table:table-cell>
          <table:table-cell table:style-name="ACE-1" office:value-type="float" office:value="305">
            <text:p>30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4M01S">
            <text:p>03:24:01</text:p>
          </table:table-cell>
          <table:table-cell table:style-name="ACE-1" office:value-type="float" office:value="3580.5">
            <text:p>3581</text:p>
          </table:table-cell>
          <table:table-cell table:style-name="ACE-1" office:value-type="float" office:value="272">
            <text:p>27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4M06S">
            <text:p>03:24:06</text:p>
          </table:table-cell>
          <table:table-cell table:style-name="ACE-1" office:value-type="float" office:value="3595.9000000000001">
            <text:p>3596</text:p>
          </table:table-cell>
          <table:table-cell table:style-name="ACE-1" office:value-type="float" office:value="238.5">
            <text:p>23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4M11S">
            <text:p>03:24:11</text:p>
          </table:table-cell>
          <table:table-cell table:style-name="ACE-1" office:value-type="float" office:value="3595.9000000000001">
            <text:p>3596</text:p>
          </table:table-cell>
          <table:table-cell table:style-name="ACE-1" office:value-type="float" office:value="237.5">
            <text:p>2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4M16S">
            <text:p>03:24:16</text:p>
          </table:table-cell>
          <table:table-cell table:style-name="ACE-1" office:value-type="float" office:value="3593.6999999999998">
            <text:p>3594</text:p>
          </table:table-cell>
          <table:table-cell table:style-name="ACE-1" office:value-type="float" office:value="238">
            <text:p>2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4M21S">
            <text:p>03:24:21</text:p>
          </table:table-cell>
          <table:table-cell table:style-name="ACE-1" office:value-type="float" office:value="3592.5999999999999">
            <text:p>3593</text:p>
          </table:table-cell>
          <table:table-cell table:style-name="ACE-1" office:value-type="float" office:value="238.5">
            <text:p>23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4M26S">
            <text:p>03:24:26</text:p>
          </table:table-cell>
          <table:table-cell table:style-name="ACE-1" office:value-type="float" office:value="3582.6999999999998">
            <text:p>3583</text:p>
          </table:table-cell>
          <table:table-cell table:style-name="ACE-1" office:value-type="float" office:value="264.5">
            <text:p>26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4M31S">
            <text:p>03:24:31</text:p>
          </table:table-cell>
          <table:table-cell table:style-name="ACE-1" office:value-type="float" office:value="3569.5">
            <text:p>3570</text:p>
          </table:table-cell>
          <table:table-cell table:style-name="ACE-1" office:value-type="float" office:value="306">
            <text:p>30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4M36S">
            <text:p>03:24:36</text:p>
          </table:table-cell>
          <table:table-cell table:style-name="ACE-1" office:value-type="float" office:value="3595.9000000000001">
            <text:p>3596</text:p>
          </table:table-cell>
          <table:table-cell table:style-name="ACE-1" office:value-type="float" office:value="234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4M42S">
            <text:p>03:24:42</text:p>
          </table:table-cell>
          <table:table-cell table:style-name="ACE-1" office:value-type="float" office:value="3595.9000000000001">
            <text:p>3596</text:p>
          </table:table-cell>
          <table:table-cell table:style-name="ACE-1" office:value-type="float" office:value="236">
            <text:p>2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4M47S">
            <text:p>03:24:47</text:p>
          </table:table-cell>
          <table:table-cell table:style-name="ACE-1" office:value-type="float" office:value="3580.5">
            <text:p>3581</text:p>
          </table:table-cell>
          <table:table-cell table:style-name="ACE-1" office:value-type="float" office:value="262">
            <text:p>26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4M52S">
            <text:p>03:24:52</text:p>
          </table:table-cell>
          <table:table-cell table:style-name="ACE-1" office:value-type="float" office:value="3594.8000000000002">
            <text:p>3595</text:p>
          </table:table-cell>
          <table:table-cell table:style-name="ACE-1" office:value-type="float" office:value="23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4M57S">
            <text:p>03:24:57</text:p>
          </table:table-cell>
          <table:table-cell table:style-name="ACE-1" office:value-type="float" office:value="3593.6999999999998">
            <text:p>3594</text:p>
          </table:table-cell>
          <table:table-cell table:style-name="ACE-1" office:value-type="float" office:value="230.5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5M02S">
            <text:p>03:25:02</text:p>
          </table:table-cell>
          <table:table-cell table:style-name="ACE-1" office:value-type="float" office:value="3568.4000000000001">
            <text:p>3568</text:p>
          </table:table-cell>
          <table:table-cell table:style-name="ACE-1" office:value-type="float" office:value="298">
            <text:p>29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5M07S">
            <text:p>03:25:07</text:p>
          </table:table-cell>
          <table:table-cell table:style-name="ACE-1" office:value-type="float" office:value="3577.1999999999998">
            <text:p>3577</text:p>
          </table:table-cell>
          <table:table-cell table:style-name="ACE-1" office:value-type="float" office:value="285">
            <text:p>28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5M12S">
            <text:p>03:25:12</text:p>
          </table:table-cell>
          <table:table-cell table:style-name="ACE-1" office:value-type="float" office:value="3592.5999999999999">
            <text:p>3593</text:p>
          </table:table-cell>
          <table:table-cell table:style-name="ACE-1" office:value-type="float" office:value="236">
            <text:p>2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5M17S">
            <text:p>03:25:17</text:p>
          </table:table-cell>
          <table:table-cell table:style-name="ACE-1" office:value-type="float" office:value="3590.4000000000001">
            <text:p>3590</text:p>
          </table:table-cell>
          <table:table-cell table:style-name="ACE-1" office:value-type="float" office:value="237">
            <text:p>23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5M22S">
            <text:p>03:25:22</text:p>
          </table:table-cell>
          <table:table-cell table:style-name="ACE-1" office:value-type="float" office:value="3592.5999999999999">
            <text:p>3593</text:p>
          </table:table-cell>
          <table:table-cell table:style-name="ACE-1" office:value-type="float" office:value="232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5M27S">
            <text:p>03:25:27</text:p>
          </table:table-cell>
          <table:table-cell table:style-name="ACE-1" office:value-type="float" office:value="3590.4000000000001">
            <text:p>3590</text:p>
          </table:table-cell>
          <table:table-cell table:style-name="ACE-1" office:value-type="float" office:value="239.5">
            <text:p>2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5M32S">
            <text:p>03:25:32</text:p>
          </table:table-cell>
          <table:table-cell table:style-name="ACE-1" office:value-type="float" office:value="3591.5">
            <text:p>3592</text:p>
          </table:table-cell>
          <table:table-cell table:style-name="ACE-1" office:value-type="float" office:value="234.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5M38S">
            <text:p>03:25:38</text:p>
          </table:table-cell>
          <table:table-cell table:style-name="ACE-1" office:value-type="float" office:value="3558.5">
            <text:p>3559</text:p>
          </table:table-cell>
          <table:table-cell table:style-name="ACE-1" office:value-type="float" office:value="285">
            <text:p>28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5M43S">
            <text:p>03:25:43</text:p>
          </table:table-cell>
          <table:table-cell table:style-name="ACE-1" office:value-type="float" office:value="3590.4000000000001">
            <text:p>3590</text:p>
          </table:table-cell>
          <table:table-cell table:style-name="ACE-1" office:value-type="float" office:value="237.5">
            <text:p>2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5M48S">
            <text:p>03:25:48</text:p>
          </table:table-cell>
          <table:table-cell table:style-name="ACE-1" office:value-type="float" office:value="3590.4000000000001">
            <text:p>3590</text:p>
          </table:table-cell>
          <table:table-cell table:style-name="ACE-1" office:value-type="float" office:value="237">
            <text:p>23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5M53S">
            <text:p>03:25:53</text:p>
          </table:table-cell>
          <table:table-cell table:style-name="ACE-1" office:value-type="float" office:value="3591.5">
            <text:p>3592</text:p>
          </table:table-cell>
          <table:table-cell table:style-name="ACE-1" office:value-type="float" office:value="232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5M58S">
            <text:p>03:25:58</text:p>
          </table:table-cell>
          <table:table-cell table:style-name="ACE-1" office:value-type="float" office:value="3590.4000000000001">
            <text:p>3590</text:p>
          </table:table-cell>
          <table:table-cell table:style-name="ACE-1" office:value-type="float" office:value="236">
            <text:p>2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6M03S">
            <text:p>03:26:03</text:p>
          </table:table-cell>
          <table:table-cell table:style-name="ACE-1" office:value-type="float" office:value="3587.0999999999999">
            <text:p>3587</text:p>
          </table:table-cell>
          <table:table-cell table:style-name="ACE-1" office:value-type="float" office:value="241.5">
            <text:p>24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6M08S">
            <text:p>03:26:08</text:p>
          </table:table-cell>
          <table:table-cell table:style-name="ACE-1" office:value-type="float" office:value="3579.4000000000001">
            <text:p>3579</text:p>
          </table:table-cell>
          <table:table-cell table:style-name="ACE-1" office:value-type="float" office:value="253">
            <text:p>25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6M13S">
            <text:p>03:26:13</text:p>
          </table:table-cell>
          <table:table-cell table:style-name="ACE-1" office:value-type="float" office:value="3560.6999999999998">
            <text:p>3561</text:p>
          </table:table-cell>
          <table:table-cell table:style-name="ACE-1" office:value-type="float" office:value="313">
            <text:p>31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6M18S">
            <text:p>03:26:18</text:p>
          </table:table-cell>
          <table:table-cell table:style-name="ACE-1" office:value-type="float" office:value="3586">
            <text:p>3586</text:p>
          </table:table-cell>
          <table:table-cell table:style-name="ACE-1" office:value-type="float" office:value="236">
            <text:p>2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6M23S">
            <text:p>03:26:23</text:p>
          </table:table-cell>
          <table:table-cell table:style-name="ACE-1" office:value-type="float" office:value="3587.0999999999999">
            <text:p>3587</text:p>
          </table:table-cell>
          <table:table-cell table:style-name="ACE-1" office:value-type="float" office:value="233">
            <text:p>23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6M29S">
            <text:p>03:26:29</text:p>
          </table:table-cell>
          <table:table-cell table:style-name="ACE-1" office:value-type="float" office:value="3580.5">
            <text:p>3581</text:p>
          </table:table-cell>
          <table:table-cell table:style-name="ACE-1" office:value-type="float" office:value="241">
            <text:p>24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6M34S">
            <text:p>03:26:34</text:p>
          </table:table-cell>
          <table:table-cell table:style-name="ACE-1" office:value-type="float" office:value="3582.6999999999998">
            <text:p>3583</text:p>
          </table:table-cell>
          <table:table-cell table:style-name="ACE-1" office:value-type="float" office:value="231.5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6M39S">
            <text:p>03:26:39</text:p>
          </table:table-cell>
          <table:table-cell table:style-name="ACE-1" office:value-type="float" office:value="3580.5">
            <text:p>3581</text:p>
          </table:table-cell>
          <table:table-cell table:style-name="ACE-1" office:value-type="float" office:value="241">
            <text:p>24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6M44S">
            <text:p>03:26:44</text:p>
          </table:table-cell>
          <table:table-cell table:style-name="ACE-1" office:value-type="float" office:value="3550.8000000000002">
            <text:p>3551</text:p>
          </table:table-cell>
          <table:table-cell table:style-name="ACE-1" office:value-type="float" office:value="315.5">
            <text:p>31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6M49S">
            <text:p>03:26:49</text:p>
          </table:table-cell>
          <table:table-cell table:style-name="ACE-1" office:value-type="float" office:value="3553">
            <text:p>3553</text:p>
          </table:table-cell>
          <table:table-cell table:style-name="ACE-1" office:value-type="float" office:value="313.5">
            <text:p>31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6M54S">
            <text:p>03:26:54</text:p>
          </table:table-cell>
          <table:table-cell table:style-name="ACE-1" office:value-type="float" office:value="3581.5999999999999">
            <text:p>3582</text:p>
          </table:table-cell>
          <table:table-cell table:style-name="ACE-1" office:value-type="float" office:value="231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6M59S">
            <text:p>03:26:59</text:p>
          </table:table-cell>
          <table:table-cell table:style-name="ACE-1" office:value-type="float" office:value="3579.4000000000001">
            <text:p>3579</text:p>
          </table:table-cell>
          <table:table-cell table:style-name="ACE-1" office:value-type="float" office:value="238">
            <text:p>2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7M04S">
            <text:p>03:27:04</text:p>
          </table:table-cell>
          <table:table-cell table:style-name="ACE-1" office:value-type="float" office:value="3580.5">
            <text:p>3581</text:p>
          </table:table-cell>
          <table:table-cell table:style-name="ACE-1" office:value-type="float" office:value="23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7M09S">
            <text:p>03:27:09</text:p>
          </table:table-cell>
          <table:table-cell table:style-name="ACE-1" office:value-type="float" office:value="3579.4000000000001">
            <text:p>3579</text:p>
          </table:table-cell>
          <table:table-cell table:style-name="ACE-1" office:value-type="float" office:value="239.5">
            <text:p>2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7M14S">
            <text:p>03:27:14</text:p>
          </table:table-cell>
          <table:table-cell table:style-name="ACE-1" office:value-type="float" office:value="3572.8000000000002">
            <text:p>3573</text:p>
          </table:table-cell>
          <table:table-cell table:style-name="ACE-1" office:value-type="float" office:value="251.5">
            <text:p>25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7M19S">
            <text:p>03:27:19</text:p>
          </table:table-cell>
          <table:table-cell table:style-name="ACE-1" office:value-type="float" office:value="3551.9000000000001">
            <text:p>3552</text:p>
          </table:table-cell>
          <table:table-cell table:style-name="ACE-1" office:value-type="float" office:value="315">
            <text:p>31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7M25S">
            <text:p>03:27:25</text:p>
          </table:table-cell>
          <table:table-cell table:style-name="ACE-1" office:value-type="float" office:value="3570.5999999999999">
            <text:p>3571</text:p>
          </table:table-cell>
          <table:table-cell table:style-name="ACE-1" office:value-type="float" office:value="260">
            <text:p>26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7M30S">
            <text:p>03:27:30</text:p>
          </table:table-cell>
          <table:table-cell table:style-name="ACE-1" office:value-type="float" office:value="3576.0999999999999">
            <text:p>3576</text:p>
          </table:table-cell>
          <table:table-cell table:style-name="ACE-1" office:value-type="float" office:value="245.5">
            <text:p>24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7M35S">
            <text:p>03:27:35</text:p>
          </table:table-cell>
          <table:table-cell table:style-name="ACE-1" office:value-type="float" office:value="3576.0999999999999">
            <text:p>3576</text:p>
          </table:table-cell>
          <table:table-cell table:style-name="ACE-1" office:value-type="float" office:value="241.5">
            <text:p>24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7M40S">
            <text:p>03:27:40</text:p>
          </table:table-cell>
          <table:table-cell table:style-name="ACE-1" office:value-type="float" office:value="3575">
            <text:p>3575</text:p>
          </table:table-cell>
          <table:table-cell table:style-name="ACE-1" office:value-type="float" office:value="234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7M45S">
            <text:p>03:27:45</text:p>
          </table:table-cell>
          <table:table-cell table:style-name="ACE-1" office:value-type="float" office:value="3575">
            <text:p>3575</text:p>
          </table:table-cell>
          <table:table-cell table:style-name="ACE-1" office:value-type="float" office:value="234.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7M50S">
            <text:p>03:27:50</text:p>
          </table:table-cell>
          <table:table-cell table:style-name="ACE-1" office:value-type="float" office:value="3562.9000000000001">
            <text:p>3563</text:p>
          </table:table-cell>
          <table:table-cell table:style-name="ACE-1" office:value-type="float" office:value="283">
            <text:p>28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7M55S">
            <text:p>03:27:55</text:p>
          </table:table-cell>
          <table:table-cell table:style-name="ACE-1" office:value-type="float" office:value="3551.9000000000001">
            <text:p>3552</text:p>
          </table:table-cell>
          <table:table-cell table:style-name="ACE-1" office:value-type="float" office:value="313.5">
            <text:p>31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8M00S">
            <text:p>03:28:00</text:p>
          </table:table-cell>
          <table:table-cell table:style-name="ACE-1" office:value-type="float" office:value="3572.8000000000002">
            <text:p>3573</text:p>
          </table:table-cell>
          <table:table-cell table:style-name="ACE-1" office:value-type="float" office:value="241.5">
            <text:p>24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8M05S">
            <text:p>03:28:05</text:p>
          </table:table-cell>
          <table:table-cell table:style-name="ACE-1" office:value-type="float" office:value="3577.1999999999998">
            <text:p>3577</text:p>
          </table:table-cell>
          <table:table-cell table:style-name="ACE-1" office:value-type="float" office:value="232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8M10S">
            <text:p>03:28:10</text:p>
          </table:table-cell>
          <table:table-cell table:style-name="ACE-1" office:value-type="float" office:value="3577.1999999999998">
            <text:p>3577</text:p>
          </table:table-cell>
          <table:table-cell table:style-name="ACE-1" office:value-type="float" office:value="231.5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8M15S">
            <text:p>03:28:15</text:p>
          </table:table-cell>
          <table:table-cell table:style-name="ACE-1" office:value-type="float" office:value="3575">
            <text:p>3575</text:p>
          </table:table-cell>
          <table:table-cell table:style-name="ACE-1" office:value-type="float" office:value="239.5">
            <text:p>2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8M21S">
            <text:p>03:28:21</text:p>
          </table:table-cell>
          <table:table-cell table:style-name="ACE-1" office:value-type="float" office:value="3568.4000000000001">
            <text:p>3568</text:p>
          </table:table-cell>
          <table:table-cell table:style-name="ACE-1" office:value-type="float" office:value="248.5">
            <text:p>24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8M26S">
            <text:p>03:28:26</text:p>
          </table:table-cell>
          <table:table-cell table:style-name="ACE-1" office:value-type="float" office:value="3548.5999999999999">
            <text:p>3549</text:p>
          </table:table-cell>
          <table:table-cell table:style-name="ACE-1" office:value-type="float" office:value="319">
            <text:p>31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8M31S">
            <text:p>03:28:31</text:p>
          </table:table-cell>
          <table:table-cell table:style-name="ACE-1" office:value-type="float" office:value="3561.8000000000002">
            <text:p>3562</text:p>
          </table:table-cell>
          <table:table-cell table:style-name="ACE-1" office:value-type="float" office:value="273">
            <text:p>27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8M36S">
            <text:p>03:28:36</text:p>
          </table:table-cell>
          <table:table-cell table:style-name="ACE-1" office:value-type="float" office:value="3575">
            <text:p>3575</text:p>
          </table:table-cell>
          <table:table-cell table:style-name="ACE-1" office:value-type="float" office:value="233.5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8M41S">
            <text:p>03:28:41</text:p>
          </table:table-cell>
          <table:table-cell table:style-name="ACE-1" office:value-type="float" office:value="3572.8000000000002">
            <text:p>3573</text:p>
          </table:table-cell>
          <table:table-cell table:style-name="ACE-1" office:value-type="float" office:value="237.5">
            <text:p>2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8M46S">
            <text:p>03:28:46</text:p>
          </table:table-cell>
          <table:table-cell table:style-name="ACE-1" office:value-type="float" office:value="3544.1999999999998">
            <text:p>3544</text:p>
          </table:table-cell>
          <table:table-cell table:style-name="ACE-1" office:value-type="float" office:value="291.5">
            <text:p>29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8M51S">
            <text:p>03:28:51</text:p>
          </table:table-cell>
          <table:table-cell table:style-name="ACE-1" office:value-type="float" office:value="3571.6999999999998">
            <text:p>3572</text:p>
          </table:table-cell>
          <table:table-cell table:style-name="ACE-1" office:value-type="float" office:value="237">
            <text:p>23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8M56S">
            <text:p>03:28:56</text:p>
          </table:table-cell>
          <table:table-cell table:style-name="ACE-1" office:value-type="float" office:value="3556.3000000000002">
            <text:p>3556</text:p>
          </table:table-cell>
          <table:table-cell table:style-name="ACE-1" office:value-type="float" office:value="279.5">
            <text:p>28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9M01S">
            <text:p>03:29:01</text:p>
          </table:table-cell>
          <table:table-cell table:style-name="ACE-1" office:value-type="float" office:value="3544.1999999999998">
            <text:p>3544</text:p>
          </table:table-cell>
          <table:table-cell table:style-name="ACE-1" office:value-type="float" office:value="306">
            <text:p>30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9M06S">
            <text:p>03:29:06</text:p>
          </table:table-cell>
          <table:table-cell table:style-name="ACE-1" office:value-type="float" office:value="3568.4000000000001">
            <text:p>3568</text:p>
          </table:table-cell>
          <table:table-cell table:style-name="ACE-1" office:value-type="float" office:value="243.5">
            <text:p>24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9M12S">
            <text:p>03:29:12</text:p>
          </table:table-cell>
          <table:table-cell table:style-name="ACE-1" office:value-type="float" office:value="3571.6999999999998">
            <text:p>3572</text:p>
          </table:table-cell>
          <table:table-cell table:style-name="ACE-1" office:value-type="float" office:value="231.5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9M17S">
            <text:p>03:29:17</text:p>
          </table:table-cell>
          <table:table-cell table:style-name="ACE-1" office:value-type="float" office:value="3568.4000000000001">
            <text:p>3568</text:p>
          </table:table-cell>
          <table:table-cell table:style-name="ACE-1" office:value-type="float" office:value="241">
            <text:p>24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9M22S">
            <text:p>03:29:22</text:p>
          </table:table-cell>
          <table:table-cell table:style-name="ACE-1" office:value-type="float" office:value="3568.4000000000001">
            <text:p>3568</text:p>
          </table:table-cell>
          <table:table-cell table:style-name="ACE-1" office:value-type="float" office:value="23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9M27S">
            <text:p>03:29:27</text:p>
          </table:table-cell>
          <table:table-cell table:style-name="ACE-1" office:value-type="float" office:value="3568.4000000000001">
            <text:p>3568</text:p>
          </table:table-cell>
          <table:table-cell table:style-name="ACE-1" office:value-type="float" office:value="236.5">
            <text:p>23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9M32S">
            <text:p>03:29:32</text:p>
          </table:table-cell>
          <table:table-cell table:style-name="ACE-1" office:value-type="float" office:value="3542">
            <text:p>3542</text:p>
          </table:table-cell>
          <table:table-cell table:style-name="ACE-1" office:value-type="float" office:value="310.5">
            <text:p>31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9M37S">
            <text:p>03:29:37</text:p>
          </table:table-cell>
          <table:table-cell table:style-name="ACE-1" office:value-type="float" office:value="3556.3000000000002">
            <text:p>3556</text:p>
          </table:table-cell>
          <table:table-cell table:style-name="ACE-1" office:value-type="float" office:value="277.5">
            <text:p>27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9M42S">
            <text:p>03:29:42</text:p>
          </table:table-cell>
          <table:table-cell table:style-name="ACE-1" office:value-type="float" office:value="3569.5">
            <text:p>3570</text:p>
          </table:table-cell>
          <table:table-cell table:style-name="ACE-1" office:value-type="float" office:value="238">
            <text:p>2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9M47S">
            <text:p>03:29:47</text:p>
          </table:table-cell>
          <table:table-cell table:style-name="ACE-1" office:value-type="float" office:value="3566.1999999999998">
            <text:p>3566</text:p>
          </table:table-cell>
          <table:table-cell table:style-name="ACE-1" office:value-type="float" office:value="238.5">
            <text:p>23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9M52S">
            <text:p>03:29:52</text:p>
          </table:table-cell>
          <table:table-cell table:style-name="ACE-1" office:value-type="float" office:value="3566.1999999999998">
            <text:p>3566</text:p>
          </table:table-cell>
          <table:table-cell table:style-name="ACE-1" office:value-type="float" office:value="240">
            <text:p>2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29M57S">
            <text:p>03:29:57</text:p>
          </table:table-cell>
          <table:table-cell table:style-name="ACE-1" office:value-type="float" office:value="3567.3000000000002">
            <text:p>3567</text:p>
          </table:table-cell>
          <table:table-cell table:style-name="ACE-1" office:value-type="float" office:value="239">
            <text:p>23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0M02S">
            <text:p>03:30:02</text:p>
          </table:table-cell>
          <table:table-cell table:style-name="ACE-1" office:value-type="float" office:value="3550.8000000000002">
            <text:p>3551</text:p>
          </table:table-cell>
          <table:table-cell table:style-name="ACE-1" office:value-type="float" office:value="269">
            <text:p>26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0M08S">
            <text:p>03:30:08</text:p>
          </table:table-cell>
          <table:table-cell table:style-name="ACE-1" office:value-type="float" office:value="3544.1999999999998">
            <text:p>3544</text:p>
          </table:table-cell>
          <table:table-cell table:style-name="ACE-1" office:value-type="float" office:value="300">
            <text:p>30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0M13S">
            <text:p>03:30:13</text:p>
          </table:table-cell>
          <table:table-cell table:style-name="ACE-1" office:value-type="float" office:value="3562.9000000000001">
            <text:p>3563</text:p>
          </table:table-cell>
          <table:table-cell table:style-name="ACE-1" office:value-type="float" office:value="250">
            <text:p>25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0M18S">
            <text:p>03:30:18</text:p>
          </table:table-cell>
          <table:table-cell table:style-name="ACE-1" office:value-type="float" office:value="3567.3000000000002">
            <text:p>3567</text:p>
          </table:table-cell>
          <table:table-cell table:style-name="ACE-1" office:value-type="float" office:value="233">
            <text:p>23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0M23S">
            <text:p>03:30:23</text:p>
          </table:table-cell>
          <table:table-cell table:style-name="ACE-1" office:value-type="float" office:value="3564">
            <text:p>3564</text:p>
          </table:table-cell>
          <table:table-cell table:style-name="ACE-1" office:value-type="float" office:value="243">
            <text:p>24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0M28S">
            <text:p>03:30:28</text:p>
          </table:table-cell>
          <table:table-cell table:style-name="ACE-1" office:value-type="float" office:value="3562.9000000000001">
            <text:p>3563</text:p>
          </table:table-cell>
          <table:table-cell table:style-name="ACE-1" office:value-type="float" office:value="236">
            <text:p>2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0M33S">
            <text:p>03:30:33</text:p>
          </table:table-cell>
          <table:table-cell table:style-name="ACE-1" office:value-type="float" office:value="3565.0999999999999">
            <text:p>3565</text:p>
          </table:table-cell>
          <table:table-cell table:style-name="ACE-1" office:value-type="float" office:value="233.5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0M38S">
            <text:p>03:30:38</text:p>
          </table:table-cell>
          <table:table-cell table:style-name="ACE-1" office:value-type="float" office:value="3542">
            <text:p>3542</text:p>
          </table:table-cell>
          <table:table-cell table:style-name="ACE-1" office:value-type="float" office:value="313">
            <text:p>31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0M43S">
            <text:p>03:30:43</text:p>
          </table:table-cell>
          <table:table-cell table:style-name="ACE-1" office:value-type="float" office:value="3548.5999999999999">
            <text:p>3549</text:p>
          </table:table-cell>
          <table:table-cell table:style-name="ACE-1" office:value-type="float" office:value="290">
            <text:p>29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0M48S">
            <text:p>03:30:48</text:p>
          </table:table-cell>
          <table:table-cell table:style-name="ACE-1" office:value-type="float" office:value="3545.3000000000002">
            <text:p>3545</text:p>
          </table:table-cell>
          <table:table-cell table:style-name="ACE-1" office:value-type="float" office:value="288">
            <text:p>28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0M53S">
            <text:p>03:30:53</text:p>
          </table:table-cell>
          <table:table-cell table:style-name="ACE-1" office:value-type="float" office:value="3561.8000000000002">
            <text:p>3562</text:p>
          </table:table-cell>
          <table:table-cell table:style-name="ACE-1" office:value-type="float" office:value="239.5">
            <text:p>2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0M59S">
            <text:p>03:30:59</text:p>
          </table:table-cell>
          <table:table-cell table:style-name="ACE-1" office:value-type="float" office:value="3562.9000000000001">
            <text:p>3563</text:p>
          </table:table-cell>
          <table:table-cell table:style-name="ACE-1" office:value-type="float" office:value="234.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1M04S">
            <text:p>03:31:04</text:p>
          </table:table-cell>
          <table:table-cell table:style-name="ACE-1" office:value-type="float" office:value="3561.8000000000002">
            <text:p>3562</text:p>
          </table:table-cell>
          <table:table-cell table:style-name="ACE-1" office:value-type="float" office:value="236">
            <text:p>2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1M09S">
            <text:p>03:31:09</text:p>
          </table:table-cell>
          <table:table-cell table:style-name="ACE-1" office:value-type="float" office:value="3561.8000000000002">
            <text:p>3562</text:p>
          </table:table-cell>
          <table:table-cell table:style-name="ACE-1" office:value-type="float" office:value="239.5">
            <text:p>2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1M14S">
            <text:p>03:31:14</text:p>
          </table:table-cell>
          <table:table-cell table:style-name="ACE-1" office:value-type="float" office:value="3536.5">
            <text:p>3537</text:p>
          </table:table-cell>
          <table:table-cell table:style-name="ACE-1" office:value-type="float" office:value="305.5">
            <text:p>30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1M19S">
            <text:p>03:31:19</text:p>
          </table:table-cell>
          <table:table-cell table:style-name="ACE-1" office:value-type="float" office:value="3557.4000000000001">
            <text:p>3557</text:p>
          </table:table-cell>
          <table:table-cell table:style-name="ACE-1" office:value-type="float" office:value="248">
            <text:p>24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1M24S">
            <text:p>03:31:24</text:p>
          </table:table-cell>
          <table:table-cell table:style-name="ACE-1" office:value-type="float" office:value="3559.5999999999999">
            <text:p>3560</text:p>
          </table:table-cell>
          <table:table-cell table:style-name="ACE-1" office:value-type="float" office:value="241.5">
            <text:p>24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1M29S">
            <text:p>03:31:29</text:p>
          </table:table-cell>
          <table:table-cell table:style-name="ACE-1" office:value-type="float" office:value="3557.4000000000001">
            <text:p>3557</text:p>
          </table:table-cell>
          <table:table-cell table:style-name="ACE-1" office:value-type="float" office:value="245">
            <text:p>24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1M34S">
            <text:p>03:31:34</text:p>
          </table:table-cell>
          <table:table-cell table:style-name="ACE-1" office:value-type="float" office:value="3560.6999999999998">
            <text:p>3561</text:p>
          </table:table-cell>
          <table:table-cell table:style-name="ACE-1" office:value-type="float" office:value="234.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1M39S">
            <text:p>03:31:39</text:p>
          </table:table-cell>
          <table:table-cell table:style-name="ACE-1" office:value-type="float" office:value="3558.5">
            <text:p>3559</text:p>
          </table:table-cell>
          <table:table-cell table:style-name="ACE-1" office:value-type="float" office:value="244.5">
            <text:p>24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1M44S">
            <text:p>03:31:44</text:p>
          </table:table-cell>
          <table:table-cell table:style-name="ACE-1" office:value-type="float" office:value="3555.1999999999998">
            <text:p>3555</text:p>
          </table:table-cell>
          <table:table-cell table:style-name="ACE-1" office:value-type="float" office:value="251">
            <text:p>25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1M49S">
            <text:p>03:31:49</text:p>
          </table:table-cell>
          <table:table-cell table:style-name="ACE-1" office:value-type="float" office:value="3533.1999999999998">
            <text:p>3533</text:p>
          </table:table-cell>
          <table:table-cell table:style-name="ACE-1" office:value-type="float" office:value="310.5">
            <text:p>31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1M55S">
            <text:p>03:31:55</text:p>
          </table:table-cell>
          <table:table-cell table:style-name="ACE-1" office:value-type="float" office:value="3557.4000000000001">
            <text:p>3557</text:p>
          </table:table-cell>
          <table:table-cell table:style-name="ACE-1" office:value-type="float" office:value="246.5">
            <text:p>24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2M00S">
            <text:p>03:32:00</text:p>
          </table:table-cell>
          <table:table-cell table:style-name="ACE-1" office:value-type="float" office:value="3560.6999999999998">
            <text:p>3561</text:p>
          </table:table-cell>
          <table:table-cell table:style-name="ACE-1" office:value-type="float" office:value="238">
            <text:p>2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2M05S">
            <text:p>03:32:05</text:p>
          </table:table-cell>
          <table:table-cell table:style-name="ACE-1" office:value-type="float" office:value="3559.5999999999999">
            <text:p>3560</text:p>
          </table:table-cell>
          <table:table-cell table:style-name="ACE-1" office:value-type="float" office:value="239.5">
            <text:p>2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2M10S">
            <text:p>03:32:10</text:p>
          </table:table-cell>
          <table:table-cell table:style-name="ACE-1" office:value-type="float" office:value="3559.5999999999999">
            <text:p>3560</text:p>
          </table:table-cell>
          <table:table-cell table:style-name="ACE-1" office:value-type="float" office:value="236">
            <text:p>2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2M15S">
            <text:p>03:32:15</text:p>
          </table:table-cell>
          <table:table-cell table:style-name="ACE-1" office:value-type="float" office:value="3556.3000000000002">
            <text:p>3556</text:p>
          </table:table-cell>
          <table:table-cell table:style-name="ACE-1" office:value-type="float" office:value="241">
            <text:p>24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2M20S">
            <text:p>03:32:20</text:p>
          </table:table-cell>
          <table:table-cell table:style-name="ACE-1" office:value-type="float" office:value="3539.8000000000002">
            <text:p>3540</text:p>
          </table:table-cell>
          <table:table-cell table:style-name="ACE-1" office:value-type="float" office:value="282.5">
            <text:p>28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2M25S">
            <text:p>03:32:25</text:p>
          </table:table-cell>
          <table:table-cell table:style-name="ACE-1" office:value-type="float" office:value="3534.3000000000002">
            <text:p>3534</text:p>
          </table:table-cell>
          <table:table-cell table:style-name="ACE-1" office:value-type="float" office:value="316">
            <text:p>31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2M30S">
            <text:p>03:32:30</text:p>
          </table:table-cell>
          <table:table-cell table:style-name="ACE-1" office:value-type="float" office:value="3557.4000000000001">
            <text:p>3557</text:p>
          </table:table-cell>
          <table:table-cell table:style-name="ACE-1" office:value-type="float" office:value="233.5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2M35S">
            <text:p>03:32:35</text:p>
          </table:table-cell>
          <table:table-cell table:style-name="ACE-1" office:value-type="float" office:value="3548.5999999999999">
            <text:p>3549</text:p>
          </table:table-cell>
          <table:table-cell table:style-name="ACE-1" office:value-type="float" office:value="255">
            <text:p>25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2M40S">
            <text:p>03:32:40</text:p>
          </table:table-cell>
          <table:table-cell table:style-name="ACE-1" office:value-type="float" office:value="3555.1999999999998">
            <text:p>3555</text:p>
          </table:table-cell>
          <table:table-cell table:style-name="ACE-1" office:value-type="float" office:value="238">
            <text:p>2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2M46S">
            <text:p>03:32:46</text:p>
          </table:table-cell>
          <table:table-cell table:style-name="ACE-1" office:value-type="float" office:value="3529.9000000000001">
            <text:p>3530</text:p>
          </table:table-cell>
          <table:table-cell table:style-name="ACE-1" office:value-type="float" office:value="309.5">
            <text:p>31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2M51S">
            <text:p>03:32:51</text:p>
          </table:table-cell>
          <table:table-cell table:style-name="ACE-1" office:value-type="float" office:value="3548.5999999999999">
            <text:p>3549</text:p>
          </table:table-cell>
          <table:table-cell table:style-name="ACE-1" office:value-type="float" office:value="253.5">
            <text:p>25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2M56S">
            <text:p>03:32:56</text:p>
          </table:table-cell>
          <table:table-cell table:style-name="ACE-1" office:value-type="float" office:value="3523.3000000000002">
            <text:p>3523</text:p>
          </table:table-cell>
          <table:table-cell table:style-name="ACE-1" office:value-type="float" office:value="316.5">
            <text:p>31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3M01S">
            <text:p>03:33:01</text:p>
          </table:table-cell>
          <table:table-cell table:style-name="ACE-1" office:value-type="float" office:value="3542">
            <text:p>3542</text:p>
          </table:table-cell>
          <table:table-cell table:style-name="ACE-1" office:value-type="float" office:value="266.5">
            <text:p>26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3M06S">
            <text:p>03:33:06</text:p>
          </table:table-cell>
          <table:table-cell table:style-name="ACE-1" office:value-type="float" office:value="3553">
            <text:p>3553</text:p>
          </table:table-cell>
          <table:table-cell table:style-name="ACE-1" office:value-type="float" office:value="242">
            <text:p>24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3M11S">
            <text:p>03:33:11</text:p>
          </table:table-cell>
          <table:table-cell table:style-name="ACE-1" office:value-type="float" office:value="3555.1999999999998">
            <text:p>3555</text:p>
          </table:table-cell>
          <table:table-cell table:style-name="ACE-1" office:value-type="float" office:value="247">
            <text:p>24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3M16S">
            <text:p>03:33:16</text:p>
          </table:table-cell>
          <table:table-cell table:style-name="ACE-1" office:value-type="float" office:value="3553">
            <text:p>3553</text:p>
          </table:table-cell>
          <table:table-cell table:style-name="ACE-1" office:value-type="float" office:value="236.5">
            <text:p>23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3M21S">
            <text:p>03:33:21</text:p>
          </table:table-cell>
          <table:table-cell table:style-name="ACE-1" office:value-type="float" office:value="3553">
            <text:p>3553</text:p>
          </table:table-cell>
          <table:table-cell table:style-name="ACE-1" office:value-type="float" office:value="237.5">
            <text:p>2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3M26S">
            <text:p>03:33:26</text:p>
          </table:table-cell>
          <table:table-cell table:style-name="ACE-1" office:value-type="float" office:value="3534.3000000000002">
            <text:p>3534</text:p>
          </table:table-cell>
          <table:table-cell table:style-name="ACE-1" office:value-type="float" office:value="293">
            <text:p>29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3M31S">
            <text:p>03:33:31</text:p>
          </table:table-cell>
          <table:table-cell table:style-name="ACE-1" office:value-type="float" office:value="3528.8000000000002">
            <text:p>3529</text:p>
          </table:table-cell>
          <table:table-cell table:style-name="ACE-1" office:value-type="float" office:value="293.5">
            <text:p>29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3M37S">
            <text:p>03:33:37</text:p>
          </table:table-cell>
          <table:table-cell table:style-name="ACE-1" office:value-type="float" office:value="3554.0999999999999">
            <text:p>3554</text:p>
          </table:table-cell>
          <table:table-cell table:style-name="ACE-1" office:value-type="float" office:value="239.5">
            <text:p>2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3M42S">
            <text:p>03:33:42</text:p>
          </table:table-cell>
          <table:table-cell table:style-name="ACE-1" office:value-type="float" office:value="3551.9000000000001">
            <text:p>3552</text:p>
          </table:table-cell>
          <table:table-cell table:style-name="ACE-1" office:value-type="float" office:value="240.5">
            <text:p>24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3M47S">
            <text:p>03:33:47</text:p>
          </table:table-cell>
          <table:table-cell table:style-name="ACE-1" office:value-type="float" office:value="3550.8000000000002">
            <text:p>3551</text:p>
          </table:table-cell>
          <table:table-cell table:style-name="ACE-1" office:value-type="float" office:value="246">
            <text:p>24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3M52S">
            <text:p>03:33:52</text:p>
          </table:table-cell>
          <table:table-cell table:style-name="ACE-1" office:value-type="float" office:value="3554.0999999999999">
            <text:p>3554</text:p>
          </table:table-cell>
          <table:table-cell table:style-name="ACE-1" office:value-type="float" office:value="233.5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3M57S">
            <text:p>03:33:57</text:p>
          </table:table-cell>
          <table:table-cell table:style-name="ACE-1" office:value-type="float" office:value="3545.3000000000002">
            <text:p>3545</text:p>
          </table:table-cell>
          <table:table-cell table:style-name="ACE-1" office:value-type="float" office:value="248">
            <text:p>24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4M02S">
            <text:p>03:34:02</text:p>
          </table:table-cell>
          <table:table-cell table:style-name="ACE-1" office:value-type="float" office:value="3524.4000000000001">
            <text:p>3524</text:p>
          </table:table-cell>
          <table:table-cell table:style-name="ACE-1" office:value-type="float" office:value="320.5">
            <text:p>32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4M07S">
            <text:p>03:34:07</text:p>
          </table:table-cell>
          <table:table-cell table:style-name="ACE-1" office:value-type="float" office:value="3538.6999999999998">
            <text:p>3539</text:p>
          </table:table-cell>
          <table:table-cell table:style-name="ACE-1" office:value-type="float" office:value="263">
            <text:p>26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4M12S">
            <text:p>03:34:12</text:p>
          </table:table-cell>
          <table:table-cell table:style-name="ACE-1" office:value-type="float" office:value="3554.0999999999999">
            <text:p>3554</text:p>
          </table:table-cell>
          <table:table-cell table:style-name="ACE-1" office:value-type="float" office:value="23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4M17S">
            <text:p>03:34:17</text:p>
          </table:table-cell>
          <table:table-cell table:style-name="ACE-1" office:value-type="float" office:value="3551.9000000000001">
            <text:p>3552</text:p>
          </table:table-cell>
          <table:table-cell table:style-name="ACE-1" office:value-type="float" office:value="238">
            <text:p>2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4M22S">
            <text:p>03:34:22</text:p>
          </table:table-cell>
          <table:table-cell table:style-name="ACE-1" office:value-type="float" office:value="3553">
            <text:p>3553</text:p>
          </table:table-cell>
          <table:table-cell table:style-name="ACE-1" office:value-type="float" office:value="233.5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4M28S">
            <text:p>03:34:28</text:p>
          </table:table-cell>
          <table:table-cell table:style-name="ACE-1" office:value-type="float" office:value="3549.6999999999998">
            <text:p>3550</text:p>
          </table:table-cell>
          <table:table-cell table:style-name="ACE-1" office:value-type="float" office:value="240.5">
            <text:p>24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4M33S">
            <text:p>03:34:33</text:p>
          </table:table-cell>
          <table:table-cell table:style-name="ACE-1" office:value-type="float" office:value="3529.9000000000001">
            <text:p>3530</text:p>
          </table:table-cell>
          <table:table-cell table:style-name="ACE-1" office:value-type="float" office:value="304">
            <text:p>30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4M38S">
            <text:p>03:34:38</text:p>
          </table:table-cell>
          <table:table-cell table:style-name="ACE-1" office:value-type="float" office:value="3526.5999999999999">
            <text:p>3527</text:p>
          </table:table-cell>
          <table:table-cell table:style-name="ACE-1" office:value-type="float" office:value="298">
            <text:p>29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4M43S">
            <text:p>03:34:43</text:p>
          </table:table-cell>
          <table:table-cell table:style-name="ACE-1" office:value-type="float" office:value="3551.9000000000001">
            <text:p>3552</text:p>
          </table:table-cell>
          <table:table-cell table:style-name="ACE-1" office:value-type="float" office:value="239.5">
            <text:p>2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4M48S">
            <text:p>03:34:48</text:p>
          </table:table-cell>
          <table:table-cell table:style-name="ACE-1" office:value-type="float" office:value="3527.6999999999998">
            <text:p>3528</text:p>
          </table:table-cell>
          <table:table-cell table:style-name="ACE-1" office:value-type="float" office:value="295.5">
            <text:p>29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4M53S">
            <text:p>03:34:53</text:p>
          </table:table-cell>
          <table:table-cell table:style-name="ACE-1" office:value-type="float" office:value="3546.4000000000001">
            <text:p>3546</text:p>
          </table:table-cell>
          <table:table-cell table:style-name="ACE-1" office:value-type="float" office:value="252.5">
            <text:p>25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4M58S">
            <text:p>03:34:58</text:p>
          </table:table-cell>
          <table:table-cell table:style-name="ACE-1" office:value-type="float" office:value="3551.9000000000001">
            <text:p>3552</text:p>
          </table:table-cell>
          <table:table-cell table:style-name="ACE-1" office:value-type="float" office:value="237">
            <text:p>23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5M03S">
            <text:p>03:35:03</text:p>
          </table:table-cell>
          <table:table-cell table:style-name="ACE-1" office:value-type="float" office:value="3548.5999999999999">
            <text:p>3549</text:p>
          </table:table-cell>
          <table:table-cell table:style-name="ACE-1" office:value-type="float" office:value="240">
            <text:p>2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5M08S">
            <text:p>03:35:08</text:p>
          </table:table-cell>
          <table:table-cell table:style-name="ACE-1" office:value-type="float" office:value="3517.8000000000002">
            <text:p>3518</text:p>
          </table:table-cell>
          <table:table-cell table:style-name="ACE-1" office:value-type="float" office:value="262.5">
            <text:p>26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5M13S">
            <text:p>03:35:13</text:p>
          </table:table-cell>
          <table:table-cell table:style-name="ACE-1" office:value-type="float" office:value="3540.9000000000001">
            <text:p>3541</text:p>
          </table:table-cell>
          <table:table-cell table:style-name="ACE-1" office:value-type="float" office:value="264">
            <text:p>26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5M18S">
            <text:p>03:35:18</text:p>
          </table:table-cell>
          <table:table-cell table:style-name="ACE-1" office:value-type="float" office:value="3550.8000000000002">
            <text:p>3551</text:p>
          </table:table-cell>
          <table:table-cell table:style-name="ACE-1" office:value-type="float" office:value="237.5">
            <text:p>2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5M24S">
            <text:p>03:35:24</text:p>
          </table:table-cell>
          <table:table-cell table:style-name="ACE-1" office:value-type="float" office:value="3548.5999999999999">
            <text:p>3549</text:p>
          </table:table-cell>
          <table:table-cell table:style-name="ACE-1" office:value-type="float" office:value="241">
            <text:p>24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5M29S">
            <text:p>03:35:29</text:p>
          </table:table-cell>
          <table:table-cell table:style-name="ACE-1" office:value-type="float" office:value="3550.8000000000002">
            <text:p>3551</text:p>
          </table:table-cell>
          <table:table-cell table:style-name="ACE-1" office:value-type="float" office:value="238.5">
            <text:p>23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5M34S">
            <text:p>03:35:34</text:p>
          </table:table-cell>
          <table:table-cell table:style-name="ACE-1" office:value-type="float" office:value="3547.5">
            <text:p>3548</text:p>
          </table:table-cell>
          <table:table-cell table:style-name="ACE-1" office:value-type="float" office:value="238.5">
            <text:p>23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5M39S">
            <text:p>03:35:39</text:p>
          </table:table-cell>
          <table:table-cell table:style-name="ACE-1" office:value-type="float" office:value="3548.5999999999999">
            <text:p>3549</text:p>
          </table:table-cell>
          <table:table-cell table:style-name="ACE-1" office:value-type="float" office:value="234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5M44S">
            <text:p>03:35:44</text:p>
          </table:table-cell>
          <table:table-cell table:style-name="ACE-1" office:value-type="float" office:value="3521.0999999999999">
            <text:p>3521</text:p>
          </table:table-cell>
          <table:table-cell table:style-name="ACE-1" office:value-type="float" office:value="303">
            <text:p>30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5M49S">
            <text:p>03:35:49</text:p>
          </table:table-cell>
          <table:table-cell table:style-name="ACE-1" office:value-type="float" office:value="3547.5">
            <text:p>3548</text:p>
          </table:table-cell>
          <table:table-cell table:style-name="ACE-1" office:value-type="float" office:value="238">
            <text:p>2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5M54S">
            <text:p>03:35:54</text:p>
          </table:table-cell>
          <table:table-cell table:style-name="ACE-1" office:value-type="float" office:value="3548.5999999999999">
            <text:p>3549</text:p>
          </table:table-cell>
          <table:table-cell table:style-name="ACE-1" office:value-type="float" office:value="237">
            <text:p>23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5M59S">
            <text:p>03:35:59</text:p>
          </table:table-cell>
          <table:table-cell table:style-name="ACE-1" office:value-type="float" office:value="3547.5">
            <text:p>3548</text:p>
          </table:table-cell>
          <table:table-cell table:style-name="ACE-1" office:value-type="float" office:value="236.5">
            <text:p>23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6M04S">
            <text:p>03:36:04</text:p>
          </table:table-cell>
          <table:table-cell table:style-name="ACE-1" office:value-type="float" office:value="3548.5999999999999">
            <text:p>3549</text:p>
          </table:table-cell>
          <table:table-cell table:style-name="ACE-1" office:value-type="float" office:value="234.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6M09S">
            <text:p>03:36:09</text:p>
          </table:table-cell>
          <table:table-cell table:style-name="ACE-1" office:value-type="float" office:value="3545.3000000000002">
            <text:p>3545</text:p>
          </table:table-cell>
          <table:table-cell table:style-name="ACE-1" office:value-type="float" office:value="237.5">
            <text:p>2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6M14S">
            <text:p>03:36:14</text:p>
          </table:table-cell>
          <table:table-cell table:style-name="ACE-1" office:value-type="float" office:value="3533.1999999999998">
            <text:p>3533</text:p>
          </table:table-cell>
          <table:table-cell table:style-name="ACE-1" office:value-type="float" office:value="262">
            <text:p>26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6M20S">
            <text:p>03:36:20</text:p>
          </table:table-cell>
          <table:table-cell table:style-name="ACE-1" office:value-type="float" office:value="3535.4000000000001">
            <text:p>3535</text:p>
          </table:table-cell>
          <table:table-cell table:style-name="ACE-1" office:value-type="float" office:value="314">
            <text:p>31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6M25S">
            <text:p>03:36:25</text:p>
          </table:table-cell>
          <table:table-cell table:style-name="ACE-1" office:value-type="float" office:value="3544.1999999999998">
            <text:p>3544</text:p>
          </table:table-cell>
          <table:table-cell table:style-name="ACE-1" office:value-type="float" office:value="242.5">
            <text:p>24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6M30S">
            <text:p>03:36:30</text:p>
          </table:table-cell>
          <table:table-cell table:style-name="ACE-1" office:value-type="float" office:value="3544.1999999999998">
            <text:p>3544</text:p>
          </table:table-cell>
          <table:table-cell table:style-name="ACE-1" office:value-type="float" office:value="23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6M35S">
            <text:p>03:36:35</text:p>
          </table:table-cell>
          <table:table-cell table:style-name="ACE-1" office:value-type="float" office:value="3540.9000000000001">
            <text:p>3541</text:p>
          </table:table-cell>
          <table:table-cell table:style-name="ACE-1" office:value-type="float" office:value="245.5">
            <text:p>24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6M40S">
            <text:p>03:36:40</text:p>
          </table:table-cell>
          <table:table-cell table:style-name="ACE-1" office:value-type="float" office:value="3543.0999999999999">
            <text:p>3543</text:p>
          </table:table-cell>
          <table:table-cell table:style-name="ACE-1" office:value-type="float" office:value="240.5">
            <text:p>24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6M45S">
            <text:p>03:36:45</text:p>
          </table:table-cell>
          <table:table-cell table:style-name="ACE-1" office:value-type="float" office:value="3511.1999999999998">
            <text:p>3511</text:p>
          </table:table-cell>
          <table:table-cell table:style-name="ACE-1" office:value-type="float" office:value="300">
            <text:p>30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6M50S">
            <text:p>03:36:50</text:p>
          </table:table-cell>
          <table:table-cell table:style-name="ACE-1" office:value-type="float" office:value="3539.8000000000002">
            <text:p>3540</text:p>
          </table:table-cell>
          <table:table-cell table:style-name="ACE-1" office:value-type="float" office:value="243">
            <text:p>24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6M55S">
            <text:p>03:36:55</text:p>
          </table:table-cell>
          <table:table-cell table:style-name="ACE-1" office:value-type="float" office:value="3540.9000000000001">
            <text:p>3541</text:p>
          </table:table-cell>
          <table:table-cell table:style-name="ACE-1" office:value-type="float" office:value="242.5">
            <text:p>24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7M00S">
            <text:p>03:37:00</text:p>
          </table:table-cell>
          <table:table-cell table:style-name="ACE-1" office:value-type="float" office:value="3540.9000000000001">
            <text:p>3541</text:p>
          </table:table-cell>
          <table:table-cell table:style-name="ACE-1" office:value-type="float" office:value="241.5">
            <text:p>24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7M05S">
            <text:p>03:37:05</text:p>
          </table:table-cell>
          <table:table-cell table:style-name="ACE-1" office:value-type="float" office:value="3539.8000000000002">
            <text:p>3540</text:p>
          </table:table-cell>
          <table:table-cell table:style-name="ACE-1" office:value-type="float" office:value="241.5">
            <text:p>24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7M10S">
            <text:p>03:37:10</text:p>
          </table:table-cell>
          <table:table-cell table:style-name="ACE-1" office:value-type="float" office:value="3535.4000000000001">
            <text:p>3535</text:p>
          </table:table-cell>
          <table:table-cell table:style-name="ACE-1" office:value-type="float" office:value="242.5">
            <text:p>24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7M16S">
            <text:p>03:37:16</text:p>
          </table:table-cell>
          <table:table-cell table:style-name="ACE-1" office:value-type="float" office:value="3538.6999999999998">
            <text:p>3539</text:p>
          </table:table-cell>
          <table:table-cell table:style-name="ACE-1" office:value-type="float" office:value="240">
            <text:p>2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7M21S">
            <text:p>03:37:21</text:p>
          </table:table-cell>
          <table:table-cell table:style-name="ACE-1" office:value-type="float" office:value="3538.6999999999998">
            <text:p>3539</text:p>
          </table:table-cell>
          <table:table-cell table:style-name="ACE-1" office:value-type="float" office:value="237">
            <text:p>23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7M26S">
            <text:p>03:37:26</text:p>
          </table:table-cell>
          <table:table-cell table:style-name="ACE-1" office:value-type="float" office:value="3536.5">
            <text:p>3537</text:p>
          </table:table-cell>
          <table:table-cell table:style-name="ACE-1" office:value-type="float" office:value="241">
            <text:p>24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7M31S">
            <text:p>03:37:31</text:p>
          </table:table-cell>
          <table:table-cell table:style-name="ACE-1" office:value-type="float" office:value="3532.0999999999999">
            <text:p>3532</text:p>
          </table:table-cell>
          <table:table-cell table:style-name="ACE-1" office:value-type="float" office:value="249.5">
            <text:p>25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7M36S">
            <text:p>03:37:36</text:p>
          </table:table-cell>
          <table:table-cell table:style-name="ACE-1" office:value-type="float" office:value="3523.3000000000002">
            <text:p>3523</text:p>
          </table:table-cell>
          <table:table-cell table:style-name="ACE-1" office:value-type="float" office:value="271.5">
            <text:p>27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7M41S">
            <text:p>03:37:41</text:p>
          </table:table-cell>
          <table:table-cell table:style-name="ACE-1" office:value-type="float" office:value="3517.8000000000002">
            <text:p>3518</text:p>
          </table:table-cell>
          <table:table-cell table:style-name="ACE-1" office:value-type="float" office:value="286.5">
            <text:p>28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7M47S">
            <text:p>03:37:47</text:p>
          </table:table-cell>
          <table:table-cell table:style-name="ACE-1" office:value-type="float" office:value="3507.9000000000001">
            <text:p>3508</text:p>
          </table:table-cell>
          <table:table-cell table:style-name="ACE-1" office:value-type="float" office:value="307.5">
            <text:p>30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7M52S">
            <text:p>03:37:52</text:p>
          </table:table-cell>
          <table:table-cell table:style-name="ACE-1" office:value-type="float" office:value="3500.1999999999998">
            <text:p>3500</text:p>
          </table:table-cell>
          <table:table-cell table:style-name="ACE-1" office:value-type="float" office:value="318.5">
            <text:p>31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7M57S">
            <text:p>03:37:57</text:p>
          </table:table-cell>
          <table:table-cell table:style-name="ACE-1" office:value-type="float" office:value="3518.9000000000001">
            <text:p>3519</text:p>
          </table:table-cell>
          <table:table-cell table:style-name="ACE-1" office:value-type="float" office:value="274.5">
            <text:p>27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8M02S">
            <text:p>03:38:02</text:p>
          </table:table-cell>
          <table:table-cell table:style-name="ACE-1" office:value-type="float" office:value="3502.4000000000001">
            <text:p>3502</text:p>
          </table:table-cell>
          <table:table-cell table:style-name="ACE-1" office:value-type="float" office:value="299">
            <text:p>29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8M07S">
            <text:p>03:38:07</text:p>
          </table:table-cell>
          <table:table-cell table:style-name="ACE-1" office:value-type="float" office:value="3504.5999999999999">
            <text:p>3505</text:p>
          </table:table-cell>
          <table:table-cell table:style-name="ACE-1" office:value-type="float" office:value="309.5">
            <text:p>31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8M12S">
            <text:p>03:38:12</text:p>
          </table:table-cell>
          <table:table-cell table:style-name="ACE-1" office:value-type="float" office:value="3498">
            <text:p>3498</text:p>
          </table:table-cell>
          <table:table-cell table:style-name="ACE-1" office:value-type="float" office:value="312.5">
            <text:p>31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8M17S">
            <text:p>03:38:17</text:p>
          </table:table-cell>
          <table:table-cell table:style-name="ACE-1" office:value-type="float" office:value="3498">
            <text:p>3498</text:p>
          </table:table-cell>
          <table:table-cell table:style-name="ACE-1" office:value-type="float" office:value="310">
            <text:p>31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8M22S">
            <text:p>03:38:22</text:p>
          </table:table-cell>
          <table:table-cell table:style-name="ACE-1" office:value-type="float" office:value="3498">
            <text:p>3498</text:p>
          </table:table-cell>
          <table:table-cell table:style-name="ACE-1" office:value-type="float" office:value="317">
            <text:p>31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8M27S">
            <text:p>03:38:27</text:p>
          </table:table-cell>
          <table:table-cell table:style-name="ACE-1" office:value-type="float" office:value="3501.3000000000002">
            <text:p>3501</text:p>
          </table:table-cell>
          <table:table-cell table:style-name="ACE-1" office:value-type="float" office:value="310.5">
            <text:p>31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8M32S">
            <text:p>03:38:32</text:p>
          </table:table-cell>
          <table:table-cell table:style-name="ACE-1" office:value-type="float" office:value="3501.3000000000002">
            <text:p>3501</text:p>
          </table:table-cell>
          <table:table-cell table:style-name="ACE-1" office:value-type="float" office:value="316">
            <text:p>31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8M37S">
            <text:p>03:38:37</text:p>
          </table:table-cell>
          <table:table-cell table:style-name="ACE-1" office:value-type="float" office:value="3496.9000000000001">
            <text:p>3497</text:p>
          </table:table-cell>
          <table:table-cell table:style-name="ACE-1" office:value-type="float" office:value="317.5">
            <text:p>31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8M42S">
            <text:p>03:38:42</text:p>
          </table:table-cell>
          <table:table-cell table:style-name="ACE-1" office:value-type="float" office:value="3496.9000000000001">
            <text:p>3497</text:p>
          </table:table-cell>
          <table:table-cell table:style-name="ACE-1" office:value-type="float" office:value="306">
            <text:p>30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8M48S">
            <text:p>03:38:48</text:p>
          </table:table-cell>
          <table:table-cell table:style-name="ACE-1" office:value-type="float" office:value="3484.8000000000002">
            <text:p>3485</text:p>
          </table:table-cell>
          <table:table-cell table:style-name="ACE-1" office:value-type="float" office:value="338.5">
            <text:p>33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8M53S">
            <text:p>03:38:53</text:p>
          </table:table-cell>
          <table:table-cell table:style-name="ACE-1" office:value-type="float" office:value="3503.5">
            <text:p>3504</text:p>
          </table:table-cell>
          <table:table-cell table:style-name="ACE-1" office:value-type="float" office:value="278.5">
            <text:p>27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8M58S">
            <text:p>03:38:58</text:p>
          </table:table-cell>
          <table:table-cell table:style-name="ACE-1" office:value-type="float" office:value="3513.4000000000001">
            <text:p>3513</text:p>
          </table:table-cell>
          <table:table-cell table:style-name="ACE-1" office:value-type="float" office:value="252.5">
            <text:p>25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9M03S">
            <text:p>03:39:03</text:p>
          </table:table-cell>
          <table:table-cell table:style-name="ACE-1" office:value-type="float" office:value="3492.5">
            <text:p>3493</text:p>
          </table:table-cell>
          <table:table-cell table:style-name="ACE-1" office:value-type="float" office:value="306">
            <text:p>30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9M08S">
            <text:p>03:39:08</text:p>
          </table:table-cell>
          <table:table-cell table:style-name="ACE-1" office:value-type="float" office:value="3498">
            <text:p>3498</text:p>
          </table:table-cell>
          <table:table-cell table:style-name="ACE-1" office:value-type="float" office:value="288.5">
            <text:p>28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9M13S">
            <text:p>03:39:13</text:p>
          </table:table-cell>
          <table:table-cell table:style-name="ACE-1" office:value-type="float" office:value="3502.4000000000001">
            <text:p>3502</text:p>
          </table:table-cell>
          <table:table-cell table:style-name="ACE-1" office:value-type="float" office:value="269">
            <text:p>26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9M18S">
            <text:p>03:39:18</text:p>
          </table:table-cell>
          <table:table-cell table:style-name="ACE-1" office:value-type="float" office:value="3507.9000000000001">
            <text:p>3508</text:p>
          </table:table-cell>
          <table:table-cell table:style-name="ACE-1" office:value-type="float" office:value="253.5">
            <text:p>25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9M23S">
            <text:p>03:39:23</text:p>
          </table:table-cell>
          <table:table-cell table:style-name="ACE-1" office:value-type="float" office:value="3511.1999999999998">
            <text:p>3511</text:p>
          </table:table-cell>
          <table:table-cell table:style-name="ACE-1" office:value-type="float" office:value="238">
            <text:p>2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9M28S">
            <text:p>03:39:28</text:p>
          </table:table-cell>
          <table:table-cell table:style-name="ACE-1" office:value-type="float" office:value="3506.8000000000002">
            <text:p>3507</text:p>
          </table:table-cell>
          <table:table-cell table:style-name="ACE-1" office:value-type="float" office:value="244">
            <text:p>24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9M33S">
            <text:p>03:39:33</text:p>
          </table:table-cell>
          <table:table-cell table:style-name="ACE-1" office:value-type="float" office:value="3501.3000000000002">
            <text:p>3501</text:p>
          </table:table-cell>
          <table:table-cell table:style-name="ACE-1" office:value-type="float" office:value="238.5">
            <text:p>23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9M38S">
            <text:p>03:39:38</text:p>
          </table:table-cell>
          <table:table-cell table:style-name="ACE-1" office:value-type="float" office:value="3504.5999999999999">
            <text:p>3505</text:p>
          </table:table-cell>
          <table:table-cell table:style-name="ACE-1" office:value-type="float" office:value="242">
            <text:p>24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9M43S">
            <text:p>03:39:43</text:p>
          </table:table-cell>
          <table:table-cell table:style-name="ACE-1" office:value-type="float" office:value="3503.5">
            <text:p>3504</text:p>
          </table:table-cell>
          <table:table-cell table:style-name="ACE-1" office:value-type="float" office:value="241.5">
            <text:p>24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9M49S">
            <text:p>03:39:49</text:p>
          </table:table-cell>
          <table:table-cell table:style-name="ACE-1" office:value-type="float" office:value="3502.4000000000001">
            <text:p>3502</text:p>
          </table:table-cell>
          <table:table-cell table:style-name="ACE-1" office:value-type="float" office:value="241">
            <text:p>24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9M54S">
            <text:p>03:39:54</text:p>
          </table:table-cell>
          <table:table-cell table:style-name="ACE-1" office:value-type="float" office:value="3498">
            <text:p>3498</text:p>
          </table:table-cell>
          <table:table-cell table:style-name="ACE-1" office:value-type="float" office:value="245">
            <text:p>24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39M59S">
            <text:p>03:39:59</text:p>
          </table:table-cell>
          <table:table-cell table:style-name="ACE-1" office:value-type="float" office:value="3487">
            <text:p>3487</text:p>
          </table:table-cell>
          <table:table-cell table:style-name="ACE-1" office:value-type="float" office:value="270">
            <text:p>27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0M04S">
            <text:p>03:40:04</text:p>
          </table:table-cell>
          <table:table-cell table:style-name="ACE-1" office:value-type="float" office:value="3488.0999999999999">
            <text:p>3488</text:p>
          </table:table-cell>
          <table:table-cell table:style-name="ACE-1" office:value-type="float" office:value="263">
            <text:p>26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0M09S">
            <text:p>03:40:09</text:p>
          </table:table-cell>
          <table:table-cell table:style-name="ACE-1" office:value-type="float" office:value="3478.1999999999998">
            <text:p>3478</text:p>
          </table:table-cell>
          <table:table-cell table:style-name="ACE-1" office:value-type="float" office:value="286">
            <text:p>28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0M14S">
            <text:p>03:40:14</text:p>
          </table:table-cell>
          <table:table-cell table:style-name="ACE-1" office:value-type="float" office:value="3493.5999999999999">
            <text:p>3494</text:p>
          </table:table-cell>
          <table:table-cell table:style-name="ACE-1" office:value-type="float" office:value="241.5">
            <text:p>24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0M19S">
            <text:p>03:40:19</text:p>
          </table:table-cell>
          <table:table-cell table:style-name="ACE-1" office:value-type="float" office:value="3491.4000000000001">
            <text:p>3491</text:p>
          </table:table-cell>
          <table:table-cell table:style-name="ACE-1" office:value-type="float" office:value="245.5">
            <text:p>24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0M24S">
            <text:p>03:40:24</text:p>
          </table:table-cell>
          <table:table-cell table:style-name="ACE-1" office:value-type="float" office:value="3489.1999999999998">
            <text:p>3489</text:p>
          </table:table-cell>
          <table:table-cell table:style-name="ACE-1" office:value-type="float" office:value="241">
            <text:p>24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0M29S">
            <text:p>03:40:29</text:p>
          </table:table-cell>
          <table:table-cell table:style-name="ACE-1" office:value-type="float" office:value="3488.0999999999999">
            <text:p>3488</text:p>
          </table:table-cell>
          <table:table-cell table:style-name="ACE-1" office:value-type="float" office:value="243">
            <text:p>24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0M34S">
            <text:p>03:40:34</text:p>
          </table:table-cell>
          <table:table-cell table:style-name="ACE-1" office:value-type="float" office:value="3484.8000000000002">
            <text:p>3485</text:p>
          </table:table-cell>
          <table:table-cell table:style-name="ACE-1" office:value-type="float" office:value="238.5">
            <text:p>23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0M39S">
            <text:p>03:40:39</text:p>
          </table:table-cell>
          <table:table-cell table:style-name="ACE-1" office:value-type="float" office:value="3483.6999999999998">
            <text:p>3484</text:p>
          </table:table-cell>
          <table:table-cell table:style-name="ACE-1" office:value-type="float" office:value="240.5">
            <text:p>24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0M45S">
            <text:p>03:40:45</text:p>
          </table:table-cell>
          <table:table-cell table:style-name="ACE-1" office:value-type="float" office:value="3461.6999999999998">
            <text:p>3462</text:p>
          </table:table-cell>
          <table:table-cell table:style-name="ACE-1" office:value-type="float" office:value="313.5">
            <text:p>31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0M50S">
            <text:p>03:40:50</text:p>
          </table:table-cell>
          <table:table-cell table:style-name="ACE-1" office:value-type="float" office:value="3448.5">
            <text:p>3449</text:p>
          </table:table-cell>
          <table:table-cell table:style-name="ACE-1" office:value-type="float" office:value="312.5">
            <text:p>31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0M55S">
            <text:p>03:40:55</text:p>
          </table:table-cell>
          <table:table-cell table:style-name="ACE-1" office:value-type="float" office:value="3459.5">
            <text:p>3460</text:p>
          </table:table-cell>
          <table:table-cell table:style-name="ACE-1" office:value-type="float" office:value="290.5">
            <text:p>29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1M00S">
            <text:p>03:41:00</text:p>
          </table:table-cell>
          <table:table-cell table:style-name="ACE-1" office:value-type="float" office:value="3474.9000000000001">
            <text:p>3475</text:p>
          </table:table-cell>
          <table:table-cell table:style-name="ACE-1" office:value-type="float" office:value="248.5">
            <text:p>24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1M05S">
            <text:p>03:41:05</text:p>
          </table:table-cell>
          <table:table-cell table:style-name="ACE-1" office:value-type="float" office:value="3469.4000000000001">
            <text:p>3469</text:p>
          </table:table-cell>
          <table:table-cell table:style-name="ACE-1" office:value-type="float" office:value="253.5">
            <text:p>25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1M10S">
            <text:p>03:41:10</text:p>
          </table:table-cell>
          <table:table-cell table:style-name="ACE-1" office:value-type="float" office:value="3468.3000000000002">
            <text:p>3468</text:p>
          </table:table-cell>
          <table:table-cell table:style-name="ACE-1" office:value-type="float" office:value="252">
            <text:p>25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1M15S">
            <text:p>03:41:15</text:p>
          </table:table-cell>
          <table:table-cell table:style-name="ACE-1" office:value-type="float" office:value="3470.5">
            <text:p>3471</text:p>
          </table:table-cell>
          <table:table-cell table:style-name="ACE-1" office:value-type="float" office:value="241">
            <text:p>24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1M20S">
            <text:p>03:41:20</text:p>
          </table:table-cell>
          <table:table-cell table:style-name="ACE-1" office:value-type="float" office:value="3449.5999999999999">
            <text:p>3450</text:p>
          </table:table-cell>
          <table:table-cell table:style-name="ACE-1" office:value-type="float" office:value="245">
            <text:p>24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1M25S">
            <text:p>03:41:25</text:p>
          </table:table-cell>
          <table:table-cell table:style-name="ACE-1" office:value-type="float" office:value="3427.5999999999999">
            <text:p>3428</text:p>
          </table:table-cell>
          <table:table-cell table:style-name="ACE-1" office:value-type="float" office:value="327.5">
            <text:p>3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1M30S">
            <text:p>03:41:30</text:p>
          </table:table-cell>
          <table:table-cell table:style-name="ACE-1" office:value-type="float" office:value="3456.1999999999998">
            <text:p>3456</text:p>
          </table:table-cell>
          <table:table-cell table:style-name="ACE-1" office:value-type="float" office:value="255.5">
            <text:p>25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1M36S">
            <text:p>03:41:36</text:p>
          </table:table-cell>
          <table:table-cell table:style-name="ACE-1" office:value-type="float" office:value="3451.8000000000002">
            <text:p>3452</text:p>
          </table:table-cell>
          <table:table-cell table:style-name="ACE-1" office:value-type="float" office:value="247">
            <text:p>24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1M41S">
            <text:p>03:41:41</text:p>
          </table:table-cell>
          <table:table-cell table:style-name="ACE-1" office:value-type="float" office:value="3449.5999999999999">
            <text:p>3450</text:p>
          </table:table-cell>
          <table:table-cell table:style-name="ACE-1" office:value-type="float" office:value="246">
            <text:p>24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1M46S">
            <text:p>03:41:46</text:p>
          </table:table-cell>
          <table:table-cell table:style-name="ACE-1" office:value-type="float" office:value="3447.4000000000001">
            <text:p>3447</text:p>
          </table:table-cell>
          <table:table-cell table:style-name="ACE-1" office:value-type="float" office:value="243.5">
            <text:p>24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1M51S">
            <text:p>03:41:51</text:p>
          </table:table-cell>
          <table:table-cell table:style-name="ACE-1" office:value-type="float" office:value="3444.0999999999999">
            <text:p>3444</text:p>
          </table:table-cell>
          <table:table-cell table:style-name="ACE-1" office:value-type="float" office:value="244">
            <text:p>24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1M56S">
            <text:p>03:41:56</text:p>
          </table:table-cell>
          <table:table-cell table:style-name="ACE-1" office:value-type="float" office:value="3433.0999999999999">
            <text:p>3433</text:p>
          </table:table-cell>
          <table:table-cell table:style-name="ACE-1" office:value-type="float" office:value="259.5">
            <text:p>26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2M01S">
            <text:p>03:42:01</text:p>
          </table:table-cell>
          <table:table-cell table:style-name="ACE-1" office:value-type="float" office:value="3422.0999999999999">
            <text:p>3422</text:p>
          </table:table-cell>
          <table:table-cell table:style-name="ACE-1" office:value-type="float" office:value="289.5">
            <text:p>29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2M06S">
            <text:p>03:42:06</text:p>
          </table:table-cell>
          <table:table-cell table:style-name="ACE-1" office:value-type="float" office:value="3429.8000000000002">
            <text:p>3430</text:p>
          </table:table-cell>
          <table:table-cell table:style-name="ACE-1" office:value-type="float" office:value="251.5">
            <text:p>25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2M11S">
            <text:p>03:42:11</text:p>
          </table:table-cell>
          <table:table-cell table:style-name="ACE-1" office:value-type="float" office:value="3429.8000000000002">
            <text:p>3430</text:p>
          </table:table-cell>
          <table:table-cell table:style-name="ACE-1" office:value-type="float" office:value="243">
            <text:p>24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2M16S">
            <text:p>03:42:16</text:p>
          </table:table-cell>
          <table:table-cell table:style-name="ACE-1" office:value-type="float" office:value="3426.5">
            <text:p>3427</text:p>
          </table:table-cell>
          <table:table-cell table:style-name="ACE-1" office:value-type="float" office:value="247.5">
            <text:p>24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2M21S">
            <text:p>03:42:21</text:p>
          </table:table-cell>
          <table:table-cell table:style-name="ACE-1" office:value-type="float" office:value="3424.3000000000002">
            <text:p>3424</text:p>
          </table:table-cell>
          <table:table-cell table:style-name="ACE-1" office:value-type="float" office:value="242.5">
            <text:p>24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2M27S">
            <text:p>03:42:27</text:p>
          </table:table-cell>
          <table:table-cell table:style-name="ACE-1" office:value-type="float" office:value="3419.9000000000001">
            <text:p>3420</text:p>
          </table:table-cell>
          <table:table-cell table:style-name="ACE-1" office:value-type="float" office:value="246.5">
            <text:p>24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2M32S">
            <text:p>03:42:32</text:p>
          </table:table-cell>
          <table:table-cell table:style-name="ACE-1" office:value-type="float" office:value="3392.4000000000001">
            <text:p>3392</text:p>
          </table:table-cell>
          <table:table-cell table:style-name="ACE-1" office:value-type="float" office:value="309">
            <text:p>30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2M37S">
            <text:p>03:42:37</text:p>
          </table:table-cell>
          <table:table-cell table:style-name="ACE-1" office:value-type="float" office:value="3385.8000000000002">
            <text:p>3386</text:p>
          </table:table-cell>
          <table:table-cell table:style-name="ACE-1" office:value-type="float" office:value="313.5">
            <text:p>31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2M42S">
            <text:p>03:42:42</text:p>
          </table:table-cell>
          <table:table-cell table:style-name="ACE-1" office:value-type="float" office:value="3412.1999999999998">
            <text:p>3412</text:p>
          </table:table-cell>
          <table:table-cell table:style-name="ACE-1" office:value-type="float" office:value="244">
            <text:p>24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2M47S">
            <text:p>03:42:47</text:p>
          </table:table-cell>
          <table:table-cell table:style-name="ACE-1" office:value-type="float" office:value="3391.3000000000002">
            <text:p>3391</text:p>
          </table:table-cell>
          <table:table-cell table:style-name="ACE-1" office:value-type="float" office:value="281.5">
            <text:p>28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2M52S">
            <text:p>03:42:52</text:p>
          </table:table-cell>
          <table:table-cell table:style-name="ACE-1" office:value-type="float" office:value="3405.5999999999999">
            <text:p>3406</text:p>
          </table:table-cell>
          <table:table-cell table:style-name="ACE-1" office:value-type="float" office:value="245">
            <text:p>24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2M57S">
            <text:p>03:42:57</text:p>
          </table:table-cell>
          <table:table-cell table:style-name="ACE-1" office:value-type="float" office:value="3399">
            <text:p>3399</text:p>
          </table:table-cell>
          <table:table-cell table:style-name="ACE-1" office:value-type="float" office:value="254">
            <text:p>25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3M02S">
            <text:p>03:43:02</text:p>
          </table:table-cell>
          <table:table-cell table:style-name="ACE-1" office:value-type="float" office:value="3385.8000000000002">
            <text:p>3386</text:p>
          </table:table-cell>
          <table:table-cell table:style-name="ACE-1" office:value-type="float" office:value="271">
            <text:p>27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3M07S">
            <text:p>03:43:07</text:p>
          </table:table-cell>
          <table:table-cell table:style-name="ACE-1" office:value-type="float" office:value="3358.3000000000002">
            <text:p>3358</text:p>
          </table:table-cell>
          <table:table-cell table:style-name="ACE-1" office:value-type="float" office:value="338.5">
            <text:p>33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3M13S">
            <text:p>03:43:13</text:p>
          </table:table-cell>
          <table:table-cell table:style-name="ACE-1" office:value-type="float" office:value="3373.6999999999998">
            <text:p>3374</text:p>
          </table:table-cell>
          <table:table-cell table:style-name="ACE-1" office:value-type="float" office:value="284">
            <text:p>28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3M18S">
            <text:p>03:43:18</text:p>
          </table:table-cell>
          <table:table-cell table:style-name="ACE-1" office:value-type="float" office:value="3385.8000000000002">
            <text:p>3386</text:p>
          </table:table-cell>
          <table:table-cell table:style-name="ACE-1" office:value-type="float" office:value="245">
            <text:p>24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3M23S">
            <text:p>03:43:23</text:p>
          </table:table-cell>
          <table:table-cell table:style-name="ACE-1" office:value-type="float" office:value="3378.0999999999999">
            <text:p>3378</text:p>
          </table:table-cell>
          <table:table-cell table:style-name="ACE-1" office:value-type="float" office:value="253">
            <text:p>25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3M28S">
            <text:p>03:43:28</text:p>
          </table:table-cell>
          <table:table-cell table:style-name="ACE-1" office:value-type="float" office:value="3367.0999999999999">
            <text:p>3367</text:p>
          </table:table-cell>
          <table:table-cell table:style-name="ACE-1" office:value-type="float" office:value="259.5">
            <text:p>26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3M33S">
            <text:p>03:43:33</text:p>
          </table:table-cell>
          <table:table-cell table:style-name="ACE-1" office:value-type="float" office:value="3367.0999999999999">
            <text:p>3367</text:p>
          </table:table-cell>
          <table:table-cell table:style-name="ACE-1" office:value-type="float" office:value="247.5">
            <text:p>24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3M38S">
            <text:p>03:43:38</text:p>
          </table:table-cell>
          <table:table-cell table:style-name="ACE-1" office:value-type="float" office:value="3339.5999999999999">
            <text:p>3340</text:p>
          </table:table-cell>
          <table:table-cell table:style-name="ACE-1" office:value-type="float" office:value="305">
            <text:p>30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3M43S">
            <text:p>03:43:43</text:p>
          </table:table-cell>
          <table:table-cell table:style-name="ACE-1" office:value-type="float" office:value="3329.6999999999998">
            <text:p>3330</text:p>
          </table:table-cell>
          <table:table-cell table:style-name="ACE-1" office:value-type="float" office:value="327">
            <text:p>3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3M48S">
            <text:p>03:43:48</text:p>
          </table:table-cell>
          <table:table-cell table:style-name="ACE-1" office:value-type="float" office:value="3350.5999999999999">
            <text:p>3351</text:p>
          </table:table-cell>
          <table:table-cell table:style-name="ACE-1" office:value-type="float" office:value="256.5">
            <text:p>25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3M53S">
            <text:p>03:43:53</text:p>
          </table:table-cell>
          <table:table-cell table:style-name="ACE-1" office:value-type="float" office:value="3347.3000000000002">
            <text:p>3347</text:p>
          </table:table-cell>
          <table:table-cell table:style-name="ACE-1" office:value-type="float" office:value="248">
            <text:p>24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3M58S">
            <text:p>03:43:58</text:p>
          </table:table-cell>
          <table:table-cell table:style-name="ACE-1" office:value-type="float" office:value="3339.5999999999999">
            <text:p>3340</text:p>
          </table:table-cell>
          <table:table-cell table:style-name="ACE-1" office:value-type="float" office:value="255.5">
            <text:p>25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4M03S">
            <text:p>03:44:03</text:p>
          </table:table-cell>
          <table:table-cell table:style-name="ACE-1" office:value-type="float" office:value="3339.5999999999999">
            <text:p>3340</text:p>
          </table:table-cell>
          <table:table-cell table:style-name="ACE-1" office:value-type="float" office:value="255.5">
            <text:p>25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4M09S">
            <text:p>03:44:09</text:p>
          </table:table-cell>
          <table:table-cell table:style-name="ACE-1" office:value-type="float" office:value="3331.9000000000001">
            <text:p>3332</text:p>
          </table:table-cell>
          <table:table-cell table:style-name="ACE-1" office:value-type="float" office:value="256">
            <text:p>25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4M14S">
            <text:p>03:44:14</text:p>
          </table:table-cell>
          <table:table-cell table:style-name="ACE-1" office:value-type="float" office:value="3293.4000000000001">
            <text:p>3293</text:p>
          </table:table-cell>
          <table:table-cell table:style-name="ACE-1" office:value-type="float" office:value="335.5">
            <text:p>3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4M19S">
            <text:p>03:44:19</text:p>
          </table:table-cell>
          <table:table-cell table:style-name="ACE-1" office:value-type="float" office:value="3309.9000000000001">
            <text:p>3310</text:p>
          </table:table-cell>
          <table:table-cell table:style-name="ACE-1" office:value-type="float" office:value="283.5">
            <text:p>28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3H44M24S">
            <text:p>03:44:24</text:p>
          </table:table-cell>
          <table:table-cell table:style-name="ACE-1" office:value-type="float" office:value="3317.5999999999999">
            <text:p>3318</text:p>
          </table:table-cell>
          <table:table-cell table:style-name="ACE-1" office:value-type="float" office:value="256">
            <text:p>25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2M54S">
            <text:p>04:32:54</text:p>
          </table:table-cell>
          <table:table-cell table:style-name="ACE-1" office:value-type="float" office:value="3955.5999999999999">
            <text:p>3956</text:p>
          </table:table-cell>
          <table:table-cell table:style-name="ACE-1" office:value-type="float" office:value="515">
            <text:p>51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2M59S">
            <text:p>04:32:59</text:p>
          </table:table-cell>
          <table:table-cell table:style-name="ACE-1" office:value-type="float" office:value="3969.9000000000001">
            <text:p>3970</text:p>
          </table:table-cell>
          <table:table-cell table:style-name="ACE-1" office:value-type="float" office:value="542">
            <text:p>54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3M04S">
            <text:p>04:33:04</text:p>
          </table:table-cell>
          <table:table-cell table:style-name="ACE-1" office:value-type="float" office:value="4006.1999999999998">
            <text:p>4006</text:p>
          </table:table-cell>
          <table:table-cell table:style-name="ACE-1" office:value-type="float" office:value="635.5">
            <text:p>6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3M09S">
            <text:p>04:33:09</text:p>
          </table:table-cell>
          <table:table-cell table:style-name="ACE-1" office:value-type="float" office:value="4005.0999999999999">
            <text:p>4005</text:p>
          </table:table-cell>
          <table:table-cell table:style-name="ACE-1" office:value-type="float" office:value="626.5">
            <text:p>6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3M14S">
            <text:p>04:33:14</text:p>
          </table:table-cell>
          <table:table-cell table:style-name="ACE-1" office:value-type="float" office:value="4009.5">
            <text:p>4010</text:p>
          </table:table-cell>
          <table:table-cell table:style-name="ACE-1" office:value-type="float" office:value="623">
            <text:p>6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3M19S">
            <text:p>04:33:19</text:p>
          </table:table-cell>
          <table:table-cell table:style-name="ACE-1" office:value-type="float" office:value="4013.9000000000001">
            <text:p>4014</text:p>
          </table:table-cell>
          <table:table-cell table:style-name="ACE-1" office:value-type="float" office:value="630">
            <text:p>6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3M24S">
            <text:p>04:33:24</text:p>
          </table:table-cell>
          <table:table-cell table:style-name="ACE-1" office:value-type="float" office:value="3998.5">
            <text:p>3999</text:p>
          </table:table-cell>
          <table:table-cell table:style-name="ACE-1" office:value-type="float" office:value="585">
            <text:p>58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3M29S">
            <text:p>04:33:29</text:p>
          </table:table-cell>
          <table:table-cell table:style-name="ACE-1" office:value-type="float" office:value="3993">
            <text:p>3993</text:p>
          </table:table-cell>
          <table:table-cell table:style-name="ACE-1" office:value-type="float" office:value="578.5">
            <text:p>57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3M35S">
            <text:p>04:33:35</text:p>
          </table:table-cell>
          <table:table-cell table:style-name="ACE-1" office:value-type="float" office:value="3995.1999999999998">
            <text:p>3995</text:p>
          </table:table-cell>
          <table:table-cell table:style-name="ACE-1" office:value-type="float" office:value="571">
            <text:p>57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3M40S">
            <text:p>04:33:40</text:p>
          </table:table-cell>
          <table:table-cell table:style-name="ACE-1" office:value-type="float" office:value="3989.6999999999998">
            <text:p>3990</text:p>
          </table:table-cell>
          <table:table-cell table:style-name="ACE-1" office:value-type="float" office:value="573.5">
            <text:p>57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3M45S">
            <text:p>04:33:45</text:p>
          </table:table-cell>
          <table:table-cell table:style-name="ACE-1" office:value-type="float" office:value="4005.0999999999999">
            <text:p>4005</text:p>
          </table:table-cell>
          <table:table-cell table:style-name="ACE-1" office:value-type="float" office:value="610">
            <text:p>61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3M50S">
            <text:p>04:33:50</text:p>
          </table:table-cell>
          <table:table-cell table:style-name="ACE-1" office:value-type="float" office:value="4016.0999999999999">
            <text:p>4016</text:p>
          </table:table-cell>
          <table:table-cell table:style-name="ACE-1" office:value-type="float" office:value="629">
            <text:p>6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3M55S">
            <text:p>04:33:55</text:p>
          </table:table-cell>
          <table:table-cell table:style-name="ACE-1" office:value-type="float" office:value="4016.0999999999999">
            <text:p>4016</text:p>
          </table:table-cell>
          <table:table-cell table:style-name="ACE-1" office:value-type="float" office:value="629">
            <text:p>6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4M00S">
            <text:p>04:34:00</text:p>
          </table:table-cell>
          <table:table-cell table:style-name="ACE-1" office:value-type="float" office:value="3973.1999999999998">
            <text:p>3973</text:p>
          </table:table-cell>
          <table:table-cell table:style-name="ACE-1" office:value-type="float" office:value="524">
            <text:p>5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4M05S">
            <text:p>04:34:05</text:p>
          </table:table-cell>
          <table:table-cell table:style-name="ACE-1" office:value-type="float" office:value="4005.0999999999999">
            <text:p>4005</text:p>
          </table:table-cell>
          <table:table-cell table:style-name="ACE-1" office:value-type="float" office:value="537.5">
            <text:p>5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4M10S">
            <text:p>04:34:10</text:p>
          </table:table-cell>
          <table:table-cell table:style-name="ACE-1" office:value-type="float" office:value="3989.6999999999998">
            <text:p>3990</text:p>
          </table:table-cell>
          <table:table-cell table:style-name="ACE-1" office:value-type="float" office:value="570">
            <text:p>57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4M15S">
            <text:p>04:34:15</text:p>
          </table:table-cell>
          <table:table-cell table:style-name="ACE-1" office:value-type="float" office:value="3991.9000000000001">
            <text:p>3992</text:p>
          </table:table-cell>
          <table:table-cell table:style-name="ACE-1" office:value-type="float" office:value="576">
            <text:p>57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4M21S">
            <text:p>04:34:21</text:p>
          </table:table-cell>
          <table:table-cell table:style-name="ACE-1" office:value-type="float" office:value="4007.3000000000002">
            <text:p>4007</text:p>
          </table:table-cell>
          <table:table-cell table:style-name="ACE-1" office:value-type="float" office:value="609.5">
            <text:p>61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4M26S">
            <text:p>04:34:26</text:p>
          </table:table-cell>
          <table:table-cell table:style-name="ACE-1" office:value-type="float" office:value="4015">
            <text:p>4015</text:p>
          </table:table-cell>
          <table:table-cell table:style-name="ACE-1" office:value-type="float" office:value="624.5">
            <text:p>62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4M31S">
            <text:p>04:34:31</text:p>
          </table:table-cell>
          <table:table-cell table:style-name="ACE-1" office:value-type="float" office:value="4018.3000000000002">
            <text:p>4018</text:p>
          </table:table-cell>
          <table:table-cell table:style-name="ACE-1" office:value-type="float" office:value="628.5">
            <text:p>6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4M36S">
            <text:p>04:34:36</text:p>
          </table:table-cell>
          <table:table-cell table:style-name="ACE-1" office:value-type="float" office:value="4016.0999999999999">
            <text:p>4016</text:p>
          </table:table-cell>
          <table:table-cell table:style-name="ACE-1" office:value-type="float" office:value="627.5">
            <text:p>6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4M41S">
            <text:p>04:34:41</text:p>
          </table:table-cell>
          <table:table-cell table:style-name="ACE-1" office:value-type="float" office:value="4017.1999999999998">
            <text:p>4017</text:p>
          </table:table-cell>
          <table:table-cell table:style-name="ACE-1" office:value-type="float" office:value="624">
            <text:p>6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4M46S">
            <text:p>04:34:46</text:p>
          </table:table-cell>
          <table:table-cell table:style-name="ACE-1" office:value-type="float" office:value="4016.0999999999999">
            <text:p>4016</text:p>
          </table:table-cell>
          <table:table-cell table:style-name="ACE-1" office:value-type="float" office:value="624.5">
            <text:p>62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4M51S">
            <text:p>04:34:51</text:p>
          </table:table-cell>
          <table:table-cell table:style-name="ACE-1" office:value-type="float" office:value="4017.1999999999998">
            <text:p>4017</text:p>
          </table:table-cell>
          <table:table-cell table:style-name="ACE-1" office:value-type="float" office:value="623.5">
            <text:p>6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4M56S">
            <text:p>04:34:56</text:p>
          </table:table-cell>
          <table:table-cell table:style-name="ACE-1" office:value-type="float" office:value="4019.4000000000001">
            <text:p>4019</text:p>
          </table:table-cell>
          <table:table-cell table:style-name="ACE-1" office:value-type="float" office:value="624">
            <text:p>6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5M01S">
            <text:p>04:35:01</text:p>
          </table:table-cell>
          <table:table-cell table:style-name="ACE-1" office:value-type="float" office:value="4018.3000000000002">
            <text:p>4018</text:p>
          </table:table-cell>
          <table:table-cell table:style-name="ACE-1" office:value-type="float" office:value="622.5">
            <text:p>6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5M06S">
            <text:p>04:35:06</text:p>
          </table:table-cell>
          <table:table-cell table:style-name="ACE-1" office:value-type="float" office:value="4019.4000000000001">
            <text:p>4019</text:p>
          </table:table-cell>
          <table:table-cell table:style-name="ACE-1" office:value-type="float" office:value="626.5">
            <text:p>6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5M11S">
            <text:p>04:35:11</text:p>
          </table:table-cell>
          <table:table-cell table:style-name="ACE-1" office:value-type="float" office:value="3996.3000000000002">
            <text:p>3996</text:p>
          </table:table-cell>
          <table:table-cell table:style-name="ACE-1" office:value-type="float" office:value="576">
            <text:p>57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5M16S">
            <text:p>04:35:16</text:p>
          </table:table-cell>
          <table:table-cell table:style-name="ACE-1" office:value-type="float" office:value="4018.3000000000002">
            <text:p>4018</text:p>
          </table:table-cell>
          <table:table-cell table:style-name="ACE-1" office:value-type="float" office:value="624">
            <text:p>6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5M22S">
            <text:p>04:35:22</text:p>
          </table:table-cell>
          <table:table-cell table:style-name="ACE-1" office:value-type="float" office:value="4019.4000000000001">
            <text:p>4019</text:p>
          </table:table-cell>
          <table:table-cell table:style-name="ACE-1" office:value-type="float" office:value="628.5">
            <text:p>6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5M27S">
            <text:p>04:35:27</text:p>
          </table:table-cell>
          <table:table-cell table:style-name="ACE-1" office:value-type="float" office:value="4021.5999999999999">
            <text:p>4022</text:p>
          </table:table-cell>
          <table:table-cell table:style-name="ACE-1" office:value-type="float" office:value="627">
            <text:p>6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5M32S">
            <text:p>04:35:32</text:p>
          </table:table-cell>
          <table:table-cell table:style-name="ACE-1" office:value-type="float" office:value="4019.4000000000001">
            <text:p>4019</text:p>
          </table:table-cell>
          <table:table-cell table:style-name="ACE-1" office:value-type="float" office:value="620.5">
            <text:p>62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5M37S">
            <text:p>04:35:37</text:p>
          </table:table-cell>
          <table:table-cell table:style-name="ACE-1" office:value-type="float" office:value="4021.5999999999999">
            <text:p>4022</text:p>
          </table:table-cell>
          <table:table-cell table:style-name="ACE-1" office:value-type="float" office:value="623">
            <text:p>6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5M42S">
            <text:p>04:35:42</text:p>
          </table:table-cell>
          <table:table-cell table:style-name="ACE-1" office:value-type="float" office:value="4022.6999999999998">
            <text:p>4023</text:p>
          </table:table-cell>
          <table:table-cell table:style-name="ACE-1" office:value-type="float" office:value="627">
            <text:p>6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5M47S">
            <text:p>04:35:47</text:p>
          </table:table-cell>
          <table:table-cell table:style-name="ACE-1" office:value-type="float" office:value="4024.9000000000001">
            <text:p>4025</text:p>
          </table:table-cell>
          <table:table-cell table:style-name="ACE-1" office:value-type="float" office:value="627">
            <text:p>6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5M52S">
            <text:p>04:35:52</text:p>
          </table:table-cell>
          <table:table-cell table:style-name="ACE-1" office:value-type="float" office:value="4024.9000000000001">
            <text:p>4025</text:p>
          </table:table-cell>
          <table:table-cell table:style-name="ACE-1" office:value-type="float" office:value="626.5">
            <text:p>6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5M58S">
            <text:p>04:35:58</text:p>
          </table:table-cell>
          <table:table-cell table:style-name="ACE-1" office:value-type="float" office:value="3971">
            <text:p>3971</text:p>
          </table:table-cell>
          <table:table-cell table:style-name="ACE-1" office:value-type="float" office:value="487.5">
            <text:p>48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6M04S">
            <text:p>04:36:04</text:p>
          </table:table-cell>
          <table:table-cell table:style-name="ACE-1" office:value-type="float" office:value="3974.3000000000002">
            <text:p>3974</text:p>
          </table:table-cell>
          <table:table-cell table:style-name="ACE-1" office:value-type="float" office:value="507">
            <text:p>50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6M09S">
            <text:p>04:36:09</text:p>
          </table:table-cell>
          <table:table-cell table:style-name="ACE-1" office:value-type="float" office:value="4008.4000000000001">
            <text:p>4008</text:p>
          </table:table-cell>
          <table:table-cell table:style-name="ACE-1" office:value-type="float" office:value="607">
            <text:p>60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6M14S">
            <text:p>04:36:14</text:p>
          </table:table-cell>
          <table:table-cell table:style-name="ACE-1" office:value-type="float" office:value="4020.5">
            <text:p>4021</text:p>
          </table:table-cell>
          <table:table-cell table:style-name="ACE-1" office:value-type="float" office:value="623">
            <text:p>6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6M19S">
            <text:p>04:36:19</text:p>
          </table:table-cell>
          <table:table-cell table:style-name="ACE-1" office:value-type="float" office:value="4022.6999999999998">
            <text:p>4023</text:p>
          </table:table-cell>
          <table:table-cell table:style-name="ACE-1" office:value-type="float" office:value="620.5">
            <text:p>62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6M24S">
            <text:p>04:36:24</text:p>
          </table:table-cell>
          <table:table-cell table:style-name="ACE-1" office:value-type="float" office:value="4023.8000000000002">
            <text:p>4024</text:p>
          </table:table-cell>
          <table:table-cell table:style-name="ACE-1" office:value-type="float" office:value="622">
            <text:p>62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6M29S">
            <text:p>04:36:29</text:p>
          </table:table-cell>
          <table:table-cell table:style-name="ACE-1" office:value-type="float" office:value="4020.5">
            <text:p>4021</text:p>
          </table:table-cell>
          <table:table-cell table:style-name="ACE-1" office:value-type="float" office:value="615.5">
            <text:p>61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6M34S">
            <text:p>04:36:34</text:p>
          </table:table-cell>
          <table:table-cell table:style-name="ACE-1" office:value-type="float" office:value="4001.8000000000002">
            <text:p>4002</text:p>
          </table:table-cell>
          <table:table-cell table:style-name="ACE-1" office:value-type="float" office:value="571.5">
            <text:p>57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6M39S">
            <text:p>04:36:39</text:p>
          </table:table-cell>
          <table:table-cell table:style-name="ACE-1" office:value-type="float" office:value="4012.8000000000002">
            <text:p>4013</text:p>
          </table:table-cell>
          <table:table-cell table:style-name="ACE-1" office:value-type="float" office:value="597.5">
            <text:p>59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6M44S">
            <text:p>04:36:44</text:p>
          </table:table-cell>
          <table:table-cell table:style-name="ACE-1" office:value-type="float" office:value="4026">
            <text:p>4026</text:p>
          </table:table-cell>
          <table:table-cell table:style-name="ACE-1" office:value-type="float" office:value="617.5">
            <text:p>61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6M49S">
            <text:p>04:36:49</text:p>
          </table:table-cell>
          <table:table-cell table:style-name="ACE-1" office:value-type="float" office:value="4026">
            <text:p>4026</text:p>
          </table:table-cell>
          <table:table-cell table:style-name="ACE-1" office:value-type="float" office:value="613">
            <text:p>61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6M55S">
            <text:p>04:36:55</text:p>
          </table:table-cell>
          <table:table-cell table:style-name="ACE-1" office:value-type="float" office:value="4029.3000000000002">
            <text:p>4029</text:p>
          </table:table-cell>
          <table:table-cell table:style-name="ACE-1" office:value-type="float" office:value="621.5">
            <text:p>62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7M00S">
            <text:p>04:37:00</text:p>
          </table:table-cell>
          <table:table-cell table:style-name="ACE-1" office:value-type="float" office:value="4028.1999999999998">
            <text:p>4028</text:p>
          </table:table-cell>
          <table:table-cell table:style-name="ACE-1" office:value-type="float" office:value="623">
            <text:p>6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7M05S">
            <text:p>04:37:05</text:p>
          </table:table-cell>
          <table:table-cell table:style-name="ACE-1" office:value-type="float" office:value="4019.4000000000001">
            <text:p>4019</text:p>
          </table:table-cell>
          <table:table-cell table:style-name="ACE-1" office:value-type="float" office:value="596">
            <text:p>59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7M10S">
            <text:p>04:37:10</text:p>
          </table:table-cell>
          <table:table-cell table:style-name="ACE-1" office:value-type="float" office:value="4008.4000000000001">
            <text:p>4008</text:p>
          </table:table-cell>
          <table:table-cell table:style-name="ACE-1" office:value-type="float" office:value="559">
            <text:p>55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7M15S">
            <text:p>04:37:15</text:p>
          </table:table-cell>
          <table:table-cell table:style-name="ACE-1" office:value-type="float" office:value="4022.6999999999998">
            <text:p>4023</text:p>
          </table:table-cell>
          <table:table-cell table:style-name="ACE-1" office:value-type="float" office:value="597.5">
            <text:p>59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7M20S">
            <text:p>04:37:20</text:p>
          </table:table-cell>
          <table:table-cell table:style-name="ACE-1" office:value-type="float" office:value="4024.9000000000001">
            <text:p>4025</text:p>
          </table:table-cell>
          <table:table-cell table:style-name="ACE-1" office:value-type="float" office:value="601">
            <text:p>60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7M25S">
            <text:p>04:37:25</text:p>
          </table:table-cell>
          <table:table-cell table:style-name="ACE-1" office:value-type="float" office:value="4016.0999999999999">
            <text:p>4016</text:p>
          </table:table-cell>
          <table:table-cell table:style-name="ACE-1" office:value-type="float" office:value="573.5">
            <text:p>57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7M30S">
            <text:p>04:37:30</text:p>
          </table:table-cell>
          <table:table-cell table:style-name="ACE-1" office:value-type="float" office:value="4030.4000000000001">
            <text:p>4030</text:p>
          </table:table-cell>
          <table:table-cell table:style-name="ACE-1" office:value-type="float" office:value="614.5">
            <text:p>61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7M35S">
            <text:p>04:37:35</text:p>
          </table:table-cell>
          <table:table-cell table:style-name="ACE-1" office:value-type="float" office:value="4029.3000000000002">
            <text:p>4029</text:p>
          </table:table-cell>
          <table:table-cell table:style-name="ACE-1" office:value-type="float" office:value="613">
            <text:p>61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7M40S">
            <text:p>04:37:40</text:p>
          </table:table-cell>
          <table:table-cell table:style-name="ACE-1" office:value-type="float" office:value="4015">
            <text:p>4015</text:p>
          </table:table-cell>
          <table:table-cell table:style-name="ACE-1" office:value-type="float" office:value="574.5">
            <text:p>57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7M45S">
            <text:p>04:37:45</text:p>
          </table:table-cell>
          <table:table-cell table:style-name="ACE-1" office:value-type="float" office:value="4011.6999999999998">
            <text:p>4012</text:p>
          </table:table-cell>
          <table:table-cell table:style-name="ACE-1" office:value-type="float" office:value="561">
            <text:p>56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7M51S">
            <text:p>04:37:51</text:p>
          </table:table-cell>
          <table:table-cell table:style-name="ACE-1" office:value-type="float" office:value="4032.5999999999999">
            <text:p>4033</text:p>
          </table:table-cell>
          <table:table-cell table:style-name="ACE-1" office:value-type="float" office:value="611.5">
            <text:p>61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7M56S">
            <text:p>04:37:56</text:p>
          </table:table-cell>
          <table:table-cell table:style-name="ACE-1" office:value-type="float" office:value="4035.9000000000001">
            <text:p>4036</text:p>
          </table:table-cell>
          <table:table-cell table:style-name="ACE-1" office:value-type="float" office:value="617.5">
            <text:p>61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8M01S">
            <text:p>04:38:01</text:p>
          </table:table-cell>
          <table:table-cell table:style-name="ACE-1" office:value-type="float" office:value="4022.6999999999998">
            <text:p>4023</text:p>
          </table:table-cell>
          <table:table-cell table:style-name="ACE-1" office:value-type="float" office:value="575.5">
            <text:p>57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8M06S">
            <text:p>04:38:06</text:p>
          </table:table-cell>
          <table:table-cell table:style-name="ACE-1" office:value-type="float" office:value="4034.8000000000002">
            <text:p>4035</text:p>
          </table:table-cell>
          <table:table-cell table:style-name="ACE-1" office:value-type="float" office:value="616.5">
            <text:p>61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8M11S">
            <text:p>04:38:11</text:p>
          </table:table-cell>
          <table:table-cell table:style-name="ACE-1" office:value-type="float" office:value="4032.5999999999999">
            <text:p>4033</text:p>
          </table:table-cell>
          <table:table-cell table:style-name="ACE-1" office:value-type="float" office:value="610">
            <text:p>61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8M16S">
            <text:p>04:38:16</text:p>
          </table:table-cell>
          <table:table-cell table:style-name="ACE-1" office:value-type="float" office:value="4020.5">
            <text:p>4021</text:p>
          </table:table-cell>
          <table:table-cell table:style-name="ACE-1" office:value-type="float" office:value="576.5">
            <text:p>57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8M21S">
            <text:p>04:38:21</text:p>
          </table:table-cell>
          <table:table-cell table:style-name="ACE-1" office:value-type="float" office:value="4022.6999999999998">
            <text:p>4023</text:p>
          </table:table-cell>
          <table:table-cell table:style-name="ACE-1" office:value-type="float" office:value="578.5">
            <text:p>57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8M26S">
            <text:p>04:38:26</text:p>
          </table:table-cell>
          <table:table-cell table:style-name="ACE-1" office:value-type="float" office:value="4028.1999999999998">
            <text:p>4028</text:p>
          </table:table-cell>
          <table:table-cell table:style-name="ACE-1" office:value-type="float" office:value="588">
            <text:p>58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8M31S">
            <text:p>04:38:31</text:p>
          </table:table-cell>
          <table:table-cell table:style-name="ACE-1" office:value-type="float" office:value="4032.5999999999999">
            <text:p>4033</text:p>
          </table:table-cell>
          <table:table-cell table:style-name="ACE-1" office:value-type="float" office:value="589.5">
            <text:p>59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8M36S">
            <text:p>04:38:36</text:p>
          </table:table-cell>
          <table:table-cell table:style-name="ACE-1" office:value-type="float" office:value="4030.4000000000001">
            <text:p>4030</text:p>
          </table:table-cell>
          <table:table-cell table:style-name="ACE-1" office:value-type="float" office:value="593">
            <text:p>59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8M41S">
            <text:p>04:38:41</text:p>
          </table:table-cell>
          <table:table-cell table:style-name="ACE-1" office:value-type="float" office:value="4037">
            <text:p>4037</text:p>
          </table:table-cell>
          <table:table-cell table:style-name="ACE-1" office:value-type="float" office:value="610">
            <text:p>61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8M47S">
            <text:p>04:38:47</text:p>
          </table:table-cell>
          <table:table-cell table:style-name="ACE-1" office:value-type="float" office:value="4031.5">
            <text:p>4032</text:p>
          </table:table-cell>
          <table:table-cell table:style-name="ACE-1" office:value-type="float" office:value="591.5">
            <text:p>59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8M52S">
            <text:p>04:38:52</text:p>
          </table:table-cell>
          <table:table-cell table:style-name="ACE-1" office:value-type="float" office:value="4023.8000000000002">
            <text:p>4024</text:p>
          </table:table-cell>
          <table:table-cell table:style-name="ACE-1" office:value-type="float" office:value="558">
            <text:p>55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8M57S">
            <text:p>04:38:57</text:p>
          </table:table-cell>
          <table:table-cell table:style-name="ACE-1" office:value-type="float" office:value="4034.8000000000002">
            <text:p>4035</text:p>
          </table:table-cell>
          <table:table-cell table:style-name="ACE-1" office:value-type="float" office:value="597.5">
            <text:p>59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9M02S">
            <text:p>04:39:02</text:p>
          </table:table-cell>
          <table:table-cell table:style-name="ACE-1" office:value-type="float" office:value="4040.3000000000002">
            <text:p>4040</text:p>
          </table:table-cell>
          <table:table-cell table:style-name="ACE-1" office:value-type="float" office:value="609">
            <text:p>60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9M07S">
            <text:p>04:39:07</text:p>
          </table:table-cell>
          <table:table-cell table:style-name="ACE-1" office:value-type="float" office:value="4030.4000000000001">
            <text:p>4030</text:p>
          </table:table-cell>
          <table:table-cell table:style-name="ACE-1" office:value-type="float" office:value="594.5">
            <text:p>59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9M12S">
            <text:p>04:39:12</text:p>
          </table:table-cell>
          <table:table-cell table:style-name="ACE-1" office:value-type="float" office:value="4040.3000000000002">
            <text:p>4040</text:p>
          </table:table-cell>
          <table:table-cell table:style-name="ACE-1" office:value-type="float" office:value="606.5">
            <text:p>60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9M17S">
            <text:p>04:39:17</text:p>
          </table:table-cell>
          <table:table-cell table:style-name="ACE-1" office:value-type="float" office:value="4042.5">
            <text:p>4043</text:p>
          </table:table-cell>
          <table:table-cell table:style-name="ACE-1" office:value-type="float" office:value="610.5">
            <text:p>61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9M22S">
            <text:p>04:39:22</text:p>
          </table:table-cell>
          <table:table-cell table:style-name="ACE-1" office:value-type="float" office:value="4032.5999999999999">
            <text:p>4033</text:p>
          </table:table-cell>
          <table:table-cell table:style-name="ACE-1" office:value-type="float" office:value="580">
            <text:p>58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9M27S">
            <text:p>04:39:27</text:p>
          </table:table-cell>
          <table:table-cell table:style-name="ACE-1" office:value-type="float" office:value="4026">
            <text:p>4026</text:p>
          </table:table-cell>
          <table:table-cell table:style-name="ACE-1" office:value-type="float" office:value="572">
            <text:p>57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9M32S">
            <text:p>04:39:32</text:p>
          </table:table-cell>
          <table:table-cell table:style-name="ACE-1" office:value-type="float" office:value="4034.8000000000002">
            <text:p>4035</text:p>
          </table:table-cell>
          <table:table-cell table:style-name="ACE-1" office:value-type="float" office:value="589">
            <text:p>58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9M37S">
            <text:p>04:39:37</text:p>
          </table:table-cell>
          <table:table-cell table:style-name="ACE-1" office:value-type="float" office:value="4040.3000000000002">
            <text:p>4040</text:p>
          </table:table-cell>
          <table:table-cell table:style-name="ACE-1" office:value-type="float" office:value="596.5">
            <text:p>59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9M43S">
            <text:p>04:39:43</text:p>
          </table:table-cell>
          <table:table-cell table:style-name="ACE-1" office:value-type="float" office:value="4043.5999999999999">
            <text:p>4044</text:p>
          </table:table-cell>
          <table:table-cell table:style-name="ACE-1" office:value-type="float" office:value="604">
            <text:p>60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9M48S">
            <text:p>04:39:48</text:p>
          </table:table-cell>
          <table:table-cell table:style-name="ACE-1" office:value-type="float" office:value="4045.8000000000002">
            <text:p>4046</text:p>
          </table:table-cell>
          <table:table-cell table:style-name="ACE-1" office:value-type="float" office:value="606.5">
            <text:p>60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9M53S">
            <text:p>04:39:53</text:p>
          </table:table-cell>
          <table:table-cell table:style-name="ACE-1" office:value-type="float" office:value="4045.8000000000002">
            <text:p>4046</text:p>
          </table:table-cell>
          <table:table-cell table:style-name="ACE-1" office:value-type="float" office:value="606.5">
            <text:p>60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39M58S">
            <text:p>04:39:58</text:p>
          </table:table-cell>
          <table:table-cell table:style-name="ACE-1" office:value-type="float" office:value="4030.4000000000001">
            <text:p>4030</text:p>
          </table:table-cell>
          <table:table-cell table:style-name="ACE-1" office:value-type="float" office:value="560">
            <text:p>56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0M03S">
            <text:p>04:40:03</text:p>
          </table:table-cell>
          <table:table-cell table:style-name="ACE-1" office:value-type="float" office:value="4041.4000000000001">
            <text:p>4041</text:p>
          </table:table-cell>
          <table:table-cell table:style-name="ACE-1" office:value-type="float" office:value="611.5">
            <text:p>61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0M08S">
            <text:p>04:40:08</text:p>
          </table:table-cell>
          <table:table-cell table:style-name="ACE-1" office:value-type="float" office:value="4045.8000000000002">
            <text:p>4046</text:p>
          </table:table-cell>
          <table:table-cell table:style-name="ACE-1" office:value-type="float" office:value="606.5">
            <text:p>60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0M13S">
            <text:p>04:40:13</text:p>
          </table:table-cell>
          <table:table-cell table:style-name="ACE-1" office:value-type="float" office:value="4046.9000000000001">
            <text:p>4047</text:p>
          </table:table-cell>
          <table:table-cell table:style-name="ACE-1" office:value-type="float" office:value="607">
            <text:p>60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0M18S">
            <text:p>04:40:18</text:p>
          </table:table-cell>
          <table:table-cell table:style-name="ACE-1" office:value-type="float" office:value="4046.9000000000001">
            <text:p>4047</text:p>
          </table:table-cell>
          <table:table-cell table:style-name="ACE-1" office:value-type="float" office:value="606">
            <text:p>60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0M23S">
            <text:p>04:40:23</text:p>
          </table:table-cell>
          <table:table-cell table:style-name="ACE-1" office:value-type="float" office:value="4046.9000000000001">
            <text:p>4047</text:p>
          </table:table-cell>
          <table:table-cell table:style-name="ACE-1" office:value-type="float" office:value="609">
            <text:p>60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0M28S">
            <text:p>04:40:28</text:p>
          </table:table-cell>
          <table:table-cell table:style-name="ACE-1" office:value-type="float" office:value="4032.5999999999999">
            <text:p>4033</text:p>
          </table:table-cell>
          <table:table-cell table:style-name="ACE-1" office:value-type="float" office:value="565.5">
            <text:p>56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0M33S">
            <text:p>04:40:33</text:p>
          </table:table-cell>
          <table:table-cell table:style-name="ACE-1" office:value-type="float" office:value="4037">
            <text:p>4037</text:p>
          </table:table-cell>
          <table:table-cell table:style-name="ACE-1" office:value-type="float" office:value="579.5">
            <text:p>58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0M39S">
            <text:p>04:40:39</text:p>
          </table:table-cell>
          <table:table-cell table:style-name="ACE-1" office:value-type="float" office:value="4045.8000000000002">
            <text:p>4046</text:p>
          </table:table-cell>
          <table:table-cell table:style-name="ACE-1" office:value-type="float" office:value="604">
            <text:p>60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0M44S">
            <text:p>04:40:44</text:p>
          </table:table-cell>
          <table:table-cell table:style-name="ACE-1" office:value-type="float" office:value="4046.9000000000001">
            <text:p>4047</text:p>
          </table:table-cell>
          <table:table-cell table:style-name="ACE-1" office:value-type="float" office:value="602">
            <text:p>60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0M49S">
            <text:p>04:40:49</text:p>
          </table:table-cell>
          <table:table-cell table:style-name="ACE-1" office:value-type="float" office:value="4035.9000000000001">
            <text:p>4036</text:p>
          </table:table-cell>
          <table:table-cell table:style-name="ACE-1" office:value-type="float" office:value="563">
            <text:p>56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0M54S">
            <text:p>04:40:54</text:p>
          </table:table-cell>
          <table:table-cell table:style-name="ACE-1" office:value-type="float" office:value="4046.9000000000001">
            <text:p>4047</text:p>
          </table:table-cell>
          <table:table-cell table:style-name="ACE-1" office:value-type="float" office:value="602.5">
            <text:p>60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0M59S">
            <text:p>04:40:59</text:p>
          </table:table-cell>
          <table:table-cell table:style-name="ACE-1" office:value-type="float" office:value="4042.5">
            <text:p>4043</text:p>
          </table:table-cell>
          <table:table-cell table:style-name="ACE-1" office:value-type="float" office:value="590">
            <text:p>59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1M04S">
            <text:p>04:41:04</text:p>
          </table:table-cell>
          <table:table-cell table:style-name="ACE-1" office:value-type="float" office:value="4032.5999999999999">
            <text:p>4033</text:p>
          </table:table-cell>
          <table:table-cell table:style-name="ACE-1" office:value-type="float" office:value="559.5">
            <text:p>56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1M09S">
            <text:p>04:41:09</text:p>
          </table:table-cell>
          <table:table-cell table:style-name="ACE-1" office:value-type="float" office:value="4042.5">
            <text:p>4043</text:p>
          </table:table-cell>
          <table:table-cell table:style-name="ACE-1" office:value-type="float" office:value="584">
            <text:p>58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1M14S">
            <text:p>04:41:14</text:p>
          </table:table-cell>
          <table:table-cell table:style-name="ACE-1" office:value-type="float" office:value="4049.0999999999999">
            <text:p>4049</text:p>
          </table:table-cell>
          <table:table-cell table:style-name="ACE-1" office:value-type="float" office:value="603.5">
            <text:p>60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1M19S">
            <text:p>04:41:19</text:p>
          </table:table-cell>
          <table:table-cell table:style-name="ACE-1" office:value-type="float" office:value="4049.0999999999999">
            <text:p>4049</text:p>
          </table:table-cell>
          <table:table-cell table:style-name="ACE-1" office:value-type="float" office:value="604">
            <text:p>60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1M24S">
            <text:p>04:41:24</text:p>
          </table:table-cell>
          <table:table-cell table:style-name="ACE-1" office:value-type="float" office:value="4049.0999999999999">
            <text:p>4049</text:p>
          </table:table-cell>
          <table:table-cell table:style-name="ACE-1" office:value-type="float" office:value="604">
            <text:p>60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1M29S">
            <text:p>04:41:29</text:p>
          </table:table-cell>
          <table:table-cell table:style-name="ACE-1" office:value-type="float" office:value="4049.0999999999999">
            <text:p>4049</text:p>
          </table:table-cell>
          <table:table-cell table:style-name="ACE-1" office:value-type="float" office:value="598.5">
            <text:p>59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1M35S">
            <text:p>04:41:35</text:p>
          </table:table-cell>
          <table:table-cell table:style-name="ACE-1" office:value-type="float" office:value="4041.4000000000001">
            <text:p>4041</text:p>
          </table:table-cell>
          <table:table-cell table:style-name="ACE-1" office:value-type="float" office:value="571.5">
            <text:p>57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1M40S">
            <text:p>04:41:40</text:p>
          </table:table-cell>
          <table:table-cell table:style-name="ACE-1" office:value-type="float" office:value="4041.4000000000001">
            <text:p>4041</text:p>
          </table:table-cell>
          <table:table-cell table:style-name="ACE-1" office:value-type="float" office:value="564">
            <text:p>56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1M45S">
            <text:p>04:41:45</text:p>
          </table:table-cell>
          <table:table-cell table:style-name="ACE-1" office:value-type="float" office:value="4051.3000000000002">
            <text:p>4051</text:p>
          </table:table-cell>
          <table:table-cell table:style-name="ACE-1" office:value-type="float" office:value="599">
            <text:p>59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1M50S">
            <text:p>04:41:50</text:p>
          </table:table-cell>
          <table:table-cell table:style-name="ACE-1" office:value-type="float" office:value="4052.4000000000001">
            <text:p>4052</text:p>
          </table:table-cell>
          <table:table-cell table:style-name="ACE-1" office:value-type="float" office:value="602.5">
            <text:p>60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1M55S">
            <text:p>04:41:55</text:p>
          </table:table-cell>
          <table:table-cell table:style-name="ACE-1" office:value-type="float" office:value="4052.4000000000001">
            <text:p>4052</text:p>
          </table:table-cell>
          <table:table-cell table:style-name="ACE-1" office:value-type="float" office:value="601">
            <text:p>60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2M00S">
            <text:p>04:42:00</text:p>
          </table:table-cell>
          <table:table-cell table:style-name="ACE-1" office:value-type="float" office:value="4050.1999999999998">
            <text:p>4050</text:p>
          </table:table-cell>
          <table:table-cell table:style-name="ACE-1" office:value-type="float" office:value="594.5">
            <text:p>59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2M05S">
            <text:p>04:42:05</text:p>
          </table:table-cell>
          <table:table-cell table:style-name="ACE-1" office:value-type="float" office:value="4050.1999999999998">
            <text:p>4050</text:p>
          </table:table-cell>
          <table:table-cell table:style-name="ACE-1" office:value-type="float" office:value="597.5">
            <text:p>59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2M10S">
            <text:p>04:42:10</text:p>
          </table:table-cell>
          <table:table-cell table:style-name="ACE-1" office:value-type="float" office:value="4042.5">
            <text:p>4043</text:p>
          </table:table-cell>
          <table:table-cell table:style-name="ACE-1" office:value-type="float" office:value="554">
            <text:p>55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2M15S">
            <text:p>04:42:15</text:p>
          </table:table-cell>
          <table:table-cell table:style-name="ACE-1" office:value-type="float" office:value="4044.6999999999998">
            <text:p>4045</text:p>
          </table:table-cell>
          <table:table-cell table:style-name="ACE-1" office:value-type="float" office:value="571.5">
            <text:p>57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2M20S">
            <text:p>04:42:20</text:p>
          </table:table-cell>
          <table:table-cell table:style-name="ACE-1" office:value-type="float" office:value="4053.5">
            <text:p>4054</text:p>
          </table:table-cell>
          <table:table-cell table:style-name="ACE-1" office:value-type="float" office:value="602.5">
            <text:p>60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2M25S">
            <text:p>04:42:25</text:p>
          </table:table-cell>
          <table:table-cell table:style-name="ACE-1" office:value-type="float" office:value="4053.5">
            <text:p>4054</text:p>
          </table:table-cell>
          <table:table-cell table:style-name="ACE-1" office:value-type="float" office:value="593.5">
            <text:p>59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2M31S">
            <text:p>04:42:31</text:p>
          </table:table-cell>
          <table:table-cell table:style-name="ACE-1" office:value-type="float" office:value="4052.4000000000001">
            <text:p>4052</text:p>
          </table:table-cell>
          <table:table-cell table:style-name="ACE-1" office:value-type="float" office:value="591">
            <text:p>59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2M36S">
            <text:p>04:42:36</text:p>
          </table:table-cell>
          <table:table-cell table:style-name="ACE-1" office:value-type="float" office:value="4053.5">
            <text:p>4054</text:p>
          </table:table-cell>
          <table:table-cell table:style-name="ACE-1" office:value-type="float" office:value="593.5">
            <text:p>59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2M41S">
            <text:p>04:42:41</text:p>
          </table:table-cell>
          <table:table-cell table:style-name="ACE-1" office:value-type="float" office:value="4052.4000000000001">
            <text:p>4052</text:p>
          </table:table-cell>
          <table:table-cell table:style-name="ACE-1" office:value-type="float" office:value="584">
            <text:p>58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2M46S">
            <text:p>04:42:46</text:p>
          </table:table-cell>
          <table:table-cell table:style-name="ACE-1" office:value-type="float" office:value="4042.5">
            <text:p>4043</text:p>
          </table:table-cell>
          <table:table-cell table:style-name="ACE-1" office:value-type="float" office:value="560">
            <text:p>56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2M51S">
            <text:p>04:42:51</text:p>
          </table:table-cell>
          <table:table-cell table:style-name="ACE-1" office:value-type="float" office:value="4054.5999999999999">
            <text:p>4055</text:p>
          </table:table-cell>
          <table:table-cell table:style-name="ACE-1" office:value-type="float" office:value="573.5">
            <text:p>57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2M56S">
            <text:p>04:42:56</text:p>
          </table:table-cell>
          <table:table-cell table:style-name="ACE-1" office:value-type="float" office:value="4051.3000000000002">
            <text:p>4051</text:p>
          </table:table-cell>
          <table:table-cell table:style-name="ACE-1" office:value-type="float" office:value="580.5">
            <text:p>58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3M01S">
            <text:p>04:43:01</text:p>
          </table:table-cell>
          <table:table-cell table:style-name="ACE-1" office:value-type="float" office:value="4054.5999999999999">
            <text:p>4055</text:p>
          </table:table-cell>
          <table:table-cell table:style-name="ACE-1" office:value-type="float" office:value="593.5">
            <text:p>59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3M06S">
            <text:p>04:43:06</text:p>
          </table:table-cell>
          <table:table-cell table:style-name="ACE-1" office:value-type="float" office:value="4055.6999999999998">
            <text:p>4056</text:p>
          </table:table-cell>
          <table:table-cell table:style-name="ACE-1" office:value-type="float" office:value="593.5">
            <text:p>59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3M11S">
            <text:p>04:43:11</text:p>
          </table:table-cell>
          <table:table-cell table:style-name="ACE-1" office:value-type="float" office:value="4056.8000000000002">
            <text:p>4057</text:p>
          </table:table-cell>
          <table:table-cell table:style-name="ACE-1" office:value-type="float" office:value="598">
            <text:p>59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3M16S">
            <text:p>04:43:16</text:p>
          </table:table-cell>
          <table:table-cell table:style-name="ACE-1" office:value-type="float" office:value="4051.3000000000002">
            <text:p>4051</text:p>
          </table:table-cell>
          <table:table-cell table:style-name="ACE-1" office:value-type="float" office:value="576.5">
            <text:p>57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3M22S">
            <text:p>04:43:22</text:p>
          </table:table-cell>
          <table:table-cell table:style-name="ACE-1" office:value-type="float" office:value="4053.5">
            <text:p>4054</text:p>
          </table:table-cell>
          <table:table-cell table:style-name="ACE-1" office:value-type="float" office:value="585.5">
            <text:p>58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3M27S">
            <text:p>04:43:27</text:p>
          </table:table-cell>
          <table:table-cell table:style-name="ACE-1" office:value-type="float" office:value="4046.9000000000001">
            <text:p>4047</text:p>
          </table:table-cell>
          <table:table-cell table:style-name="ACE-1" office:value-type="float" office:value="557">
            <text:p>55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3M32S">
            <text:p>04:43:32</text:p>
          </table:table-cell>
          <table:table-cell table:style-name="ACE-1" office:value-type="float" office:value="4049.0999999999999">
            <text:p>4049</text:p>
          </table:table-cell>
          <table:table-cell table:style-name="ACE-1" office:value-type="float" office:value="565">
            <text:p>56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3M37S">
            <text:p>04:43:37</text:p>
          </table:table-cell>
          <table:table-cell table:style-name="ACE-1" office:value-type="float" office:value="4054.5999999999999">
            <text:p>4055</text:p>
          </table:table-cell>
          <table:table-cell table:style-name="ACE-1" office:value-type="float" office:value="578">
            <text:p>57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3M42S">
            <text:p>04:43:42</text:p>
          </table:table-cell>
          <table:table-cell table:style-name="ACE-1" office:value-type="float" office:value="4056.8000000000002">
            <text:p>4057</text:p>
          </table:table-cell>
          <table:table-cell table:style-name="ACE-1" office:value-type="float" office:value="586.5">
            <text:p>58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3M47S">
            <text:p>04:43:47</text:p>
          </table:table-cell>
          <table:table-cell table:style-name="ACE-1" office:value-type="float" office:value="4060.0999999999999">
            <text:p>4060</text:p>
          </table:table-cell>
          <table:table-cell table:style-name="ACE-1" office:value-type="float" office:value="597.5">
            <text:p>59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3M52S">
            <text:p>04:43:52</text:p>
          </table:table-cell>
          <table:table-cell table:style-name="ACE-1" office:value-type="float" office:value="4052.4000000000001">
            <text:p>4052</text:p>
          </table:table-cell>
          <table:table-cell table:style-name="ACE-1" office:value-type="float" office:value="573">
            <text:p>57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3M57S">
            <text:p>04:43:57</text:p>
          </table:table-cell>
          <table:table-cell table:style-name="ACE-1" office:value-type="float" office:value="4055.6999999999998">
            <text:p>4056</text:p>
          </table:table-cell>
          <table:table-cell table:style-name="ACE-1" office:value-type="float" office:value="585">
            <text:p>58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4M02S">
            <text:p>04:44:02</text:p>
          </table:table-cell>
          <table:table-cell table:style-name="ACE-1" office:value-type="float" office:value="4044.6999999999998">
            <text:p>4045</text:p>
          </table:table-cell>
          <table:table-cell table:style-name="ACE-1" office:value-type="float" office:value="557.5">
            <text:p>55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4M07S">
            <text:p>04:44:07</text:p>
          </table:table-cell>
          <table:table-cell table:style-name="ACE-1" office:value-type="float" office:value="4061.1999999999998">
            <text:p>4061</text:p>
          </table:table-cell>
          <table:table-cell table:style-name="ACE-1" office:value-type="float" office:value="597">
            <text:p>59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4M12S">
            <text:p>04:44:12</text:p>
          </table:table-cell>
          <table:table-cell table:style-name="ACE-1" office:value-type="float" office:value="4060.0999999999999">
            <text:p>4060</text:p>
          </table:table-cell>
          <table:table-cell table:style-name="ACE-1" office:value-type="float" office:value="595">
            <text:p>59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4M17S">
            <text:p>04:44:17</text:p>
          </table:table-cell>
          <table:table-cell table:style-name="ACE-1" office:value-type="float" office:value="4059">
            <text:p>4059</text:p>
          </table:table-cell>
          <table:table-cell table:style-name="ACE-1" office:value-type="float" office:value="591">
            <text:p>59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4M22S">
            <text:p>04:44:22</text:p>
          </table:table-cell>
          <table:table-cell table:style-name="ACE-1" office:value-type="float" office:value="4059">
            <text:p>4059</text:p>
          </table:table-cell>
          <table:table-cell table:style-name="ACE-1" office:value-type="float" office:value="592">
            <text:p>59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4M28S">
            <text:p>04:44:28</text:p>
          </table:table-cell>
          <table:table-cell table:style-name="ACE-1" office:value-type="float" office:value="4061.1999999999998">
            <text:p>4061</text:p>
          </table:table-cell>
          <table:table-cell table:style-name="ACE-1" office:value-type="float" office:value="594.5">
            <text:p>59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4M33S">
            <text:p>04:44:33</text:p>
          </table:table-cell>
          <table:table-cell table:style-name="ACE-1" office:value-type="float" office:value="4062.3000000000002">
            <text:p>4062</text:p>
          </table:table-cell>
          <table:table-cell table:style-name="ACE-1" office:value-type="float" office:value="595">
            <text:p>59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4M38S">
            <text:p>04:44:38</text:p>
          </table:table-cell>
          <table:table-cell table:style-name="ACE-1" office:value-type="float" office:value="4063.4000000000001">
            <text:p>4063</text:p>
          </table:table-cell>
          <table:table-cell table:style-name="ACE-1" office:value-type="float" office:value="595">
            <text:p>59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4M43S">
            <text:p>04:44:43</text:p>
          </table:table-cell>
          <table:table-cell table:style-name="ACE-1" office:value-type="float" office:value="4061.1999999999998">
            <text:p>4061</text:p>
          </table:table-cell>
          <table:table-cell table:style-name="ACE-1" office:value-type="float" office:value="592.5">
            <text:p>59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4M48S">
            <text:p>04:44:48</text:p>
          </table:table-cell>
          <table:table-cell table:style-name="ACE-1" office:value-type="float" office:value="4060.0999999999999">
            <text:p>4060</text:p>
          </table:table-cell>
          <table:table-cell table:style-name="ACE-1" office:value-type="float" office:value="588">
            <text:p>58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4M53S">
            <text:p>04:44:53</text:p>
          </table:table-cell>
          <table:table-cell table:style-name="ACE-1" office:value-type="float" office:value="4062.3000000000002">
            <text:p>4062</text:p>
          </table:table-cell>
          <table:table-cell table:style-name="ACE-1" office:value-type="float" office:value="591">
            <text:p>59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4M58S">
            <text:p>04:44:58</text:p>
          </table:table-cell>
          <table:table-cell table:style-name="ACE-1" office:value-type="float" office:value="4064.5">
            <text:p>4065</text:p>
          </table:table-cell>
          <table:table-cell table:style-name="ACE-1" office:value-type="float" office:value="596">
            <text:p>59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5M03S">
            <text:p>04:45:03</text:p>
          </table:table-cell>
          <table:table-cell table:style-name="ACE-1" office:value-type="float" office:value="4061.1999999999998">
            <text:p>4061</text:p>
          </table:table-cell>
          <table:table-cell table:style-name="ACE-1" office:value-type="float" office:value="588">
            <text:p>58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5M08S">
            <text:p>04:45:08</text:p>
          </table:table-cell>
          <table:table-cell table:style-name="ACE-1" office:value-type="float" office:value="4062.3000000000002">
            <text:p>4062</text:p>
          </table:table-cell>
          <table:table-cell table:style-name="ACE-1" office:value-type="float" office:value="587.5">
            <text:p>58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5M13S">
            <text:p>04:45:13</text:p>
          </table:table-cell>
          <table:table-cell table:style-name="ACE-1" office:value-type="float" office:value="4063.4000000000001">
            <text:p>4063</text:p>
          </table:table-cell>
          <table:table-cell table:style-name="ACE-1" office:value-type="float" office:value="591.5">
            <text:p>59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5M18S">
            <text:p>04:45:18</text:p>
          </table:table-cell>
          <table:table-cell table:style-name="ACE-1" office:value-type="float" office:value="4062.3000000000002">
            <text:p>4062</text:p>
          </table:table-cell>
          <table:table-cell table:style-name="ACE-1" office:value-type="float" office:value="587">
            <text:p>58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5M23S">
            <text:p>04:45:23</text:p>
          </table:table-cell>
          <table:table-cell table:style-name="ACE-1" office:value-type="float" office:value="4063.4000000000001">
            <text:p>4063</text:p>
          </table:table-cell>
          <table:table-cell table:style-name="ACE-1" office:value-type="float" office:value="592.5">
            <text:p>59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5M29S">
            <text:p>04:45:29</text:p>
          </table:table-cell>
          <table:table-cell table:style-name="ACE-1" office:value-type="float" office:value="4065.5999999999999">
            <text:p>4066</text:p>
          </table:table-cell>
          <table:table-cell table:style-name="ACE-1" office:value-type="float" office:value="595">
            <text:p>59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5M34S">
            <text:p>04:45:34</text:p>
          </table:table-cell>
          <table:table-cell table:style-name="ACE-1" office:value-type="float" office:value="4065.5999999999999">
            <text:p>4066</text:p>
          </table:table-cell>
          <table:table-cell table:style-name="ACE-1" office:value-type="float" office:value="587.5">
            <text:p>58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5M39S">
            <text:p>04:45:39</text:p>
          </table:table-cell>
          <table:table-cell table:style-name="ACE-1" office:value-type="float" office:value="4065.5999999999999">
            <text:p>4066</text:p>
          </table:table-cell>
          <table:table-cell table:style-name="ACE-1" office:value-type="float" office:value="588.5">
            <text:p>58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5M44S">
            <text:p>04:45:44</text:p>
          </table:table-cell>
          <table:table-cell table:style-name="ACE-1" office:value-type="float" office:value="4064.5">
            <text:p>4065</text:p>
          </table:table-cell>
          <table:table-cell table:style-name="ACE-1" office:value-type="float" office:value="588">
            <text:p>58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5M49S">
            <text:p>04:45:49</text:p>
          </table:table-cell>
          <table:table-cell table:style-name="ACE-1" office:value-type="float" office:value="4064.5">
            <text:p>4065</text:p>
          </table:table-cell>
          <table:table-cell table:style-name="ACE-1" office:value-type="float" office:value="588">
            <text:p>58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5M54S">
            <text:p>04:45:54</text:p>
          </table:table-cell>
          <table:table-cell table:style-name="ACE-1" office:value-type="float" office:value="4065.5999999999999">
            <text:p>4066</text:p>
          </table:table-cell>
          <table:table-cell table:style-name="ACE-1" office:value-type="float" office:value="591.5">
            <text:p>59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5M59S">
            <text:p>04:45:59</text:p>
          </table:table-cell>
          <table:table-cell table:style-name="ACE-1" office:value-type="float" office:value="4066.6999999999998">
            <text:p>4067</text:p>
          </table:table-cell>
          <table:table-cell table:style-name="ACE-1" office:value-type="float" office:value="592.5">
            <text:p>59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6M04S">
            <text:p>04:46:04</text:p>
          </table:table-cell>
          <table:table-cell table:style-name="ACE-1" office:value-type="float" office:value="4065.5999999999999">
            <text:p>4066</text:p>
          </table:table-cell>
          <table:table-cell table:style-name="ACE-1" office:value-type="float" office:value="588.5">
            <text:p>58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6M09S">
            <text:p>04:46:09</text:p>
          </table:table-cell>
          <table:table-cell table:style-name="ACE-1" office:value-type="float" office:value="4065.5999999999999">
            <text:p>4066</text:p>
          </table:table-cell>
          <table:table-cell table:style-name="ACE-1" office:value-type="float" office:value="592">
            <text:p>59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6M14S">
            <text:p>04:46:14</text:p>
          </table:table-cell>
          <table:table-cell table:style-name="ACE-1" office:value-type="float" office:value="4063.4000000000001">
            <text:p>4063</text:p>
          </table:table-cell>
          <table:table-cell table:style-name="ACE-1" office:value-type="float" office:value="581">
            <text:p>58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6M19S">
            <text:p>04:46:19</text:p>
          </table:table-cell>
          <table:table-cell table:style-name="ACE-1" office:value-type="float" office:value="4065.5999999999999">
            <text:p>4066</text:p>
          </table:table-cell>
          <table:table-cell table:style-name="ACE-1" office:value-type="float" office:value="585">
            <text:p>58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6M24S">
            <text:p>04:46:24</text:p>
          </table:table-cell>
          <table:table-cell table:style-name="ACE-1" office:value-type="float" office:value="4065.5999999999999">
            <text:p>4066</text:p>
          </table:table-cell>
          <table:table-cell table:style-name="ACE-1" office:value-type="float" office:value="585.5">
            <text:p>58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6M30S">
            <text:p>04:46:30</text:p>
          </table:table-cell>
          <table:table-cell table:style-name="ACE-1" office:value-type="float" office:value="4066.6999999999998">
            <text:p>4067</text:p>
          </table:table-cell>
          <table:table-cell table:style-name="ACE-1" office:value-type="float" office:value="588">
            <text:p>58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6M35S">
            <text:p>04:46:35</text:p>
          </table:table-cell>
          <table:table-cell table:style-name="ACE-1" office:value-type="float" office:value="4052.4000000000001">
            <text:p>4052</text:p>
          </table:table-cell>
          <table:table-cell table:style-name="ACE-1" office:value-type="float" office:value="547.5">
            <text:p>54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6M40S">
            <text:p>04:46:40</text:p>
          </table:table-cell>
          <table:table-cell table:style-name="ACE-1" office:value-type="float" office:value="4053.5">
            <text:p>4054</text:p>
          </table:table-cell>
          <table:table-cell table:style-name="ACE-1" office:value-type="float" office:value="577.5">
            <text:p>57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6M45S">
            <text:p>04:46:45</text:p>
          </table:table-cell>
          <table:table-cell table:style-name="ACE-1" office:value-type="float" office:value="4059">
            <text:p>4059</text:p>
          </table:table-cell>
          <table:table-cell table:style-name="ACE-1" office:value-type="float" office:value="563.5">
            <text:p>56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6M50S">
            <text:p>04:46:50</text:p>
          </table:table-cell>
          <table:table-cell table:style-name="ACE-1" office:value-type="float" office:value="4054.5999999999999">
            <text:p>4055</text:p>
          </table:table-cell>
          <table:table-cell table:style-name="ACE-1" office:value-type="float" office:value="548.5">
            <text:p>54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6M55S">
            <text:p>04:46:55</text:p>
          </table:table-cell>
          <table:table-cell table:style-name="ACE-1" office:value-type="float" office:value="4055.6999999999998">
            <text:p>4056</text:p>
          </table:table-cell>
          <table:table-cell table:style-name="ACE-1" office:value-type="float" office:value="548.5">
            <text:p>54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7M00S">
            <text:p>04:47:00</text:p>
          </table:table-cell>
          <table:table-cell table:style-name="ACE-1" office:value-type="float" office:value="4056.8000000000002">
            <text:p>4057</text:p>
          </table:table-cell>
          <table:table-cell table:style-name="ACE-1" office:value-type="float" office:value="553">
            <text:p>55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7M05S">
            <text:p>04:47:05</text:p>
          </table:table-cell>
          <table:table-cell table:style-name="ACE-1" office:value-type="float" office:value="4053.5">
            <text:p>4054</text:p>
          </table:table-cell>
          <table:table-cell table:style-name="ACE-1" office:value-type="float" office:value="547">
            <text:p>54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7M10S">
            <text:p>04:47:10</text:p>
          </table:table-cell>
          <table:table-cell table:style-name="ACE-1" office:value-type="float" office:value="4068.9000000000001">
            <text:p>4069</text:p>
          </table:table-cell>
          <table:table-cell table:style-name="ACE-1" office:value-type="float" office:value="571">
            <text:p>57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7M15S">
            <text:p>04:47:15</text:p>
          </table:table-cell>
          <table:table-cell table:style-name="ACE-1" office:value-type="float" office:value="4068.9000000000001">
            <text:p>4069</text:p>
          </table:table-cell>
          <table:table-cell table:style-name="ACE-1" office:value-type="float" office:value="579.5">
            <text:p>58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7M20S">
            <text:p>04:47:20</text:p>
          </table:table-cell>
          <table:table-cell table:style-name="ACE-1" office:value-type="float" office:value="4062.3000000000002">
            <text:p>4062</text:p>
          </table:table-cell>
          <table:table-cell table:style-name="ACE-1" office:value-type="float" office:value="562">
            <text:p>56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7M26S">
            <text:p>04:47:26</text:p>
          </table:table-cell>
          <table:table-cell table:style-name="ACE-1" office:value-type="float" office:value="4070">
            <text:p>4070</text:p>
          </table:table-cell>
          <table:table-cell table:style-name="ACE-1" office:value-type="float" office:value="586.5">
            <text:p>58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7M31S">
            <text:p>04:47:31</text:p>
          </table:table-cell>
          <table:table-cell table:style-name="ACE-1" office:value-type="float" office:value="4071.0999999999999">
            <text:p>4071</text:p>
          </table:table-cell>
          <table:table-cell table:style-name="ACE-1" office:value-type="float" office:value="587.5">
            <text:p>58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7M36S">
            <text:p>04:47:36</text:p>
          </table:table-cell>
          <table:table-cell table:style-name="ACE-1" office:value-type="float" office:value="4070">
            <text:p>4070</text:p>
          </table:table-cell>
          <table:table-cell table:style-name="ACE-1" office:value-type="float" office:value="583.5">
            <text:p>58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7M41S">
            <text:p>04:47:41</text:p>
          </table:table-cell>
          <table:table-cell table:style-name="ACE-1" office:value-type="float" office:value="4067.8000000000002">
            <text:p>4068</text:p>
          </table:table-cell>
          <table:table-cell table:style-name="ACE-1" office:value-type="float" office:value="581">
            <text:p>58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7M46S">
            <text:p>04:47:46</text:p>
          </table:table-cell>
          <table:table-cell table:style-name="ACE-1" office:value-type="float" office:value="4068.9000000000001">
            <text:p>4069</text:p>
          </table:table-cell>
          <table:table-cell table:style-name="ACE-1" office:value-type="float" office:value="579">
            <text:p>57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7M51S">
            <text:p>04:47:51</text:p>
          </table:table-cell>
          <table:table-cell table:style-name="ACE-1" office:value-type="float" office:value="4068.9000000000001">
            <text:p>4069</text:p>
          </table:table-cell>
          <table:table-cell table:style-name="ACE-1" office:value-type="float" office:value="582.5">
            <text:p>58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7M56S">
            <text:p>04:47:56</text:p>
          </table:table-cell>
          <table:table-cell table:style-name="ACE-1" office:value-type="float" office:value="4071.0999999999999">
            <text:p>4071</text:p>
          </table:table-cell>
          <table:table-cell table:style-name="ACE-1" office:value-type="float" office:value="587.5">
            <text:p>58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8M01S">
            <text:p>04:48:01</text:p>
          </table:table-cell>
          <table:table-cell table:style-name="ACE-1" office:value-type="float" office:value="4052.4000000000001">
            <text:p>4052</text:p>
          </table:table-cell>
          <table:table-cell table:style-name="ACE-1" office:value-type="float" office:value="526">
            <text:p>5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8M06S">
            <text:p>04:48:06</text:p>
          </table:table-cell>
          <table:table-cell table:style-name="ACE-1" office:value-type="float" office:value="4051.3000000000002">
            <text:p>4051</text:p>
          </table:table-cell>
          <table:table-cell table:style-name="ACE-1" office:value-type="float" office:value="535">
            <text:p>5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8M11S">
            <text:p>04:48:11</text:p>
          </table:table-cell>
          <table:table-cell table:style-name="ACE-1" office:value-type="float" office:value="4071.0999999999999">
            <text:p>4071</text:p>
          </table:table-cell>
          <table:table-cell table:style-name="ACE-1" office:value-type="float" office:value="563.5">
            <text:p>56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8M16S">
            <text:p>04:48:16</text:p>
          </table:table-cell>
          <table:table-cell table:style-name="ACE-1" office:value-type="float" office:value="4070">
            <text:p>4070</text:p>
          </table:table-cell>
          <table:table-cell table:style-name="ACE-1" office:value-type="float" office:value="584.5">
            <text:p>58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8M22S">
            <text:p>04:48:22</text:p>
          </table:table-cell>
          <table:table-cell table:style-name="ACE-1" office:value-type="float" office:value="4072.1999999999998">
            <text:p>4072</text:p>
          </table:table-cell>
          <table:table-cell table:style-name="ACE-1" office:value-type="float" office:value="583">
            <text:p>58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8M27S">
            <text:p>04:48:27</text:p>
          </table:table-cell>
          <table:table-cell table:style-name="ACE-1" office:value-type="float" office:value="4072.1999999999998">
            <text:p>4072</text:p>
          </table:table-cell>
          <table:table-cell table:style-name="ACE-1" office:value-type="float" office:value="583">
            <text:p>58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8M32S">
            <text:p>04:48:32</text:p>
          </table:table-cell>
          <table:table-cell table:style-name="ACE-1" office:value-type="float" office:value="4072.1999999999998">
            <text:p>4072</text:p>
          </table:table-cell>
          <table:table-cell table:style-name="ACE-1" office:value-type="float" office:value="583">
            <text:p>58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8M37S">
            <text:p>04:48:37</text:p>
          </table:table-cell>
          <table:table-cell table:style-name="ACE-1" office:value-type="float" office:value="4067.8000000000002">
            <text:p>4068</text:p>
          </table:table-cell>
          <table:table-cell table:style-name="ACE-1" office:value-type="float" office:value="570.5">
            <text:p>57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8M42S">
            <text:p>04:48:42</text:p>
          </table:table-cell>
          <table:table-cell table:style-name="ACE-1" office:value-type="float" office:value="4065.5999999999999">
            <text:p>4066</text:p>
          </table:table-cell>
          <table:table-cell table:style-name="ACE-1" office:value-type="float" office:value="563">
            <text:p>56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8M47S">
            <text:p>04:48:47</text:p>
          </table:table-cell>
          <table:table-cell table:style-name="ACE-1" office:value-type="float" office:value="4074.4000000000001">
            <text:p>4074</text:p>
          </table:table-cell>
          <table:table-cell table:style-name="ACE-1" office:value-type="float" office:value="583">
            <text:p>58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8M52S">
            <text:p>04:48:52</text:p>
          </table:table-cell>
          <table:table-cell table:style-name="ACE-1" office:value-type="float" office:value="4072.1999999999998">
            <text:p>4072</text:p>
          </table:table-cell>
          <table:table-cell table:style-name="ACE-1" office:value-type="float" office:value="578">
            <text:p>57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8M57S">
            <text:p>04:48:57</text:p>
          </table:table-cell>
          <table:table-cell table:style-name="ACE-1" office:value-type="float" office:value="4074.4000000000001">
            <text:p>4074</text:p>
          </table:table-cell>
          <table:table-cell table:style-name="ACE-1" office:value-type="float" office:value="581.5">
            <text:p>58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9M02S">
            <text:p>04:49:02</text:p>
          </table:table-cell>
          <table:table-cell table:style-name="ACE-1" office:value-type="float" office:value="4075.5">
            <text:p>4076</text:p>
          </table:table-cell>
          <table:table-cell table:style-name="ACE-1" office:value-type="float" office:value="582.5">
            <text:p>58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9M07S">
            <text:p>04:49:07</text:p>
          </table:table-cell>
          <table:table-cell table:style-name="ACE-1" office:value-type="float" office:value="4074.4000000000001">
            <text:p>4074</text:p>
          </table:table-cell>
          <table:table-cell table:style-name="ACE-1" office:value-type="float" office:value="582.5">
            <text:p>58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9M12S">
            <text:p>04:49:12</text:p>
          </table:table-cell>
          <table:table-cell table:style-name="ACE-1" office:value-type="float" office:value="4060.0999999999999">
            <text:p>4060</text:p>
          </table:table-cell>
          <table:table-cell table:style-name="ACE-1" office:value-type="float" office:value="541">
            <text:p>54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9M18S">
            <text:p>04:49:18</text:p>
          </table:table-cell>
          <table:table-cell table:style-name="ACE-1" office:value-type="float" office:value="4072.1999999999998">
            <text:p>4072</text:p>
          </table:table-cell>
          <table:table-cell table:style-name="ACE-1" office:value-type="float" office:value="575">
            <text:p>57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9M23S">
            <text:p>04:49:23</text:p>
          </table:table-cell>
          <table:table-cell table:style-name="ACE-1" office:value-type="float" office:value="4074.4000000000001">
            <text:p>4074</text:p>
          </table:table-cell>
          <table:table-cell table:style-name="ACE-1" office:value-type="float" office:value="582.5">
            <text:p>58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9M28S">
            <text:p>04:49:28</text:p>
          </table:table-cell>
          <table:table-cell table:style-name="ACE-1" office:value-type="float" office:value="4075.5">
            <text:p>4076</text:p>
          </table:table-cell>
          <table:table-cell table:style-name="ACE-1" office:value-type="float" office:value="584">
            <text:p>58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9M33S">
            <text:p>04:49:33</text:p>
          </table:table-cell>
          <table:table-cell table:style-name="ACE-1" office:value-type="float" office:value="4075.5">
            <text:p>4076</text:p>
          </table:table-cell>
          <table:table-cell table:style-name="ACE-1" office:value-type="float" office:value="583">
            <text:p>58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9M38S">
            <text:p>04:49:38</text:p>
          </table:table-cell>
          <table:table-cell table:style-name="ACE-1" office:value-type="float" office:value="4076.5999999999999">
            <text:p>4077</text:p>
          </table:table-cell>
          <table:table-cell table:style-name="ACE-1" office:value-type="float" office:value="581.5">
            <text:p>58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9M43S">
            <text:p>04:49:43</text:p>
          </table:table-cell>
          <table:table-cell table:style-name="ACE-1" office:value-type="float" office:value="4063.4000000000001">
            <text:p>4063</text:p>
          </table:table-cell>
          <table:table-cell table:style-name="ACE-1" office:value-type="float" office:value="580.5">
            <text:p>58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9M48S">
            <text:p>04:49:48</text:p>
          </table:table-cell>
          <table:table-cell table:style-name="ACE-1" office:value-type="float" office:value="4066.6999999999998">
            <text:p>4067</text:p>
          </table:table-cell>
          <table:table-cell table:style-name="ACE-1" office:value-type="float" office:value="546.5">
            <text:p>54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9M53S">
            <text:p>04:49:53</text:p>
          </table:table-cell>
          <table:table-cell table:style-name="ACE-1" office:value-type="float" office:value="4077.6999999999998">
            <text:p>4078</text:p>
          </table:table-cell>
          <table:table-cell table:style-name="ACE-1" office:value-type="float" office:value="581">
            <text:p>58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49M58S">
            <text:p>04:49:58</text:p>
          </table:table-cell>
          <table:table-cell table:style-name="ACE-1" office:value-type="float" office:value="4076.5999999999999">
            <text:p>4077</text:p>
          </table:table-cell>
          <table:table-cell table:style-name="ACE-1" office:value-type="float" office:value="579.5">
            <text:p>58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0M03S">
            <text:p>04:50:03</text:p>
          </table:table-cell>
          <table:table-cell table:style-name="ACE-1" office:value-type="float" office:value="4076.5999999999999">
            <text:p>4077</text:p>
          </table:table-cell>
          <table:table-cell table:style-name="ACE-1" office:value-type="float" office:value="581">
            <text:p>58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0M09S">
            <text:p>04:50:09</text:p>
          </table:table-cell>
          <table:table-cell table:style-name="ACE-1" office:value-type="float" office:value="4077.6999999999998">
            <text:p>4078</text:p>
          </table:table-cell>
          <table:table-cell table:style-name="ACE-1" office:value-type="float" office:value="581.5">
            <text:p>58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0M14S">
            <text:p>04:50:14</text:p>
          </table:table-cell>
          <table:table-cell table:style-name="ACE-1" office:value-type="float" office:value="4078.8000000000002">
            <text:p>4079</text:p>
          </table:table-cell>
          <table:table-cell table:style-name="ACE-1" office:value-type="float" office:value="580">
            <text:p>58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0M19S">
            <text:p>04:50:19</text:p>
          </table:table-cell>
          <table:table-cell table:style-name="ACE-1" office:value-type="float" office:value="4065.5999999999999">
            <text:p>4066</text:p>
          </table:table-cell>
          <table:table-cell table:style-name="ACE-1" office:value-type="float" office:value="543.5">
            <text:p>54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0M24S">
            <text:p>04:50:24</text:p>
          </table:table-cell>
          <table:table-cell table:style-name="ACE-1" office:value-type="float" office:value="4071.0999999999999">
            <text:p>4071</text:p>
          </table:table-cell>
          <table:table-cell table:style-name="ACE-1" office:value-type="float" office:value="560">
            <text:p>56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0M29S">
            <text:p>04:50:29</text:p>
          </table:table-cell>
          <table:table-cell table:style-name="ACE-1" office:value-type="float" office:value="4081">
            <text:p>4081</text:p>
          </table:table-cell>
          <table:table-cell table:style-name="ACE-1" office:value-type="float" office:value="583">
            <text:p>58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0M34S">
            <text:p>04:50:34</text:p>
          </table:table-cell>
          <table:table-cell table:style-name="ACE-1" office:value-type="float" office:value="4078.8000000000002">
            <text:p>4079</text:p>
          </table:table-cell>
          <table:table-cell table:style-name="ACE-1" office:value-type="float" office:value="577.5">
            <text:p>57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0M39S">
            <text:p>04:50:39</text:p>
          </table:table-cell>
          <table:table-cell table:style-name="ACE-1" office:value-type="float" office:value="4082.0999999999999">
            <text:p>4082</text:p>
          </table:table-cell>
          <table:table-cell table:style-name="ACE-1" office:value-type="float" office:value="582">
            <text:p>58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0M44S">
            <text:p>04:50:44</text:p>
          </table:table-cell>
          <table:table-cell table:style-name="ACE-1" office:value-type="float" office:value="4078.8000000000002">
            <text:p>4079</text:p>
          </table:table-cell>
          <table:table-cell table:style-name="ACE-1" office:value-type="float" office:value="576.5">
            <text:p>57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0M49S">
            <text:p>04:50:49</text:p>
          </table:table-cell>
          <table:table-cell table:style-name="ACE-1" office:value-type="float" office:value="4074.4000000000001">
            <text:p>4074</text:p>
          </table:table-cell>
          <table:table-cell table:style-name="ACE-1" office:value-type="float" office:value="556">
            <text:p>55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0M54S">
            <text:p>04:50:54</text:p>
          </table:table-cell>
          <table:table-cell table:style-name="ACE-1" office:value-type="float" office:value="4065.5999999999999">
            <text:p>4066</text:p>
          </table:table-cell>
          <table:table-cell table:style-name="ACE-1" office:value-type="float" office:value="540">
            <text:p>5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0M59S">
            <text:p>04:50:59</text:p>
          </table:table-cell>
          <table:table-cell table:style-name="ACE-1" office:value-type="float" office:value="4079.9000000000001">
            <text:p>4080</text:p>
          </table:table-cell>
          <table:table-cell table:style-name="ACE-1" office:value-type="float" office:value="574.5">
            <text:p>57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1M05S">
            <text:p>04:51:05</text:p>
          </table:table-cell>
          <table:table-cell table:style-name="ACE-1" office:value-type="float" office:value="4083.1999999999998">
            <text:p>4083</text:p>
          </table:table-cell>
          <table:table-cell table:style-name="ACE-1" office:value-type="float" office:value="579.5">
            <text:p>58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1M10S">
            <text:p>04:51:10</text:p>
          </table:table-cell>
          <table:table-cell table:style-name="ACE-1" office:value-type="float" office:value="4079.9000000000001">
            <text:p>4080</text:p>
          </table:table-cell>
          <table:table-cell table:style-name="ACE-1" office:value-type="float" office:value="568">
            <text:p>56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1M15S">
            <text:p>04:51:15</text:p>
          </table:table-cell>
          <table:table-cell table:style-name="ACE-1" office:value-type="float" office:value="4085.4000000000001">
            <text:p>4085</text:p>
          </table:table-cell>
          <table:table-cell table:style-name="ACE-1" office:value-type="float" office:value="582">
            <text:p>58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1M20S">
            <text:p>04:51:20</text:p>
          </table:table-cell>
          <table:table-cell table:style-name="ACE-1" office:value-type="float" office:value="4082.0999999999999">
            <text:p>4082</text:p>
          </table:table-cell>
          <table:table-cell table:style-name="ACE-1" office:value-type="float" office:value="571.5">
            <text:p>57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1M25S">
            <text:p>04:51:25</text:p>
          </table:table-cell>
          <table:table-cell table:style-name="ACE-1" office:value-type="float" office:value="4072.1999999999998">
            <text:p>4072</text:p>
          </table:table-cell>
          <table:table-cell table:style-name="ACE-1" office:value-type="float" office:value="549.5">
            <text:p>55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1M30S">
            <text:p>04:51:30</text:p>
          </table:table-cell>
          <table:table-cell table:style-name="ACE-1" office:value-type="float" office:value="4072.1999999999998">
            <text:p>4072</text:p>
          </table:table-cell>
          <table:table-cell table:style-name="ACE-1" office:value-type="float" office:value="550.5">
            <text:p>55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1M35S">
            <text:p>04:51:35</text:p>
          </table:table-cell>
          <table:table-cell table:style-name="ACE-1" office:value-type="float" office:value="4085.4000000000001">
            <text:p>4085</text:p>
          </table:table-cell>
          <table:table-cell table:style-name="ACE-1" office:value-type="float" office:value="580">
            <text:p>58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1M40S">
            <text:p>04:51:40</text:p>
          </table:table-cell>
          <table:table-cell table:style-name="ACE-1" office:value-type="float" office:value="4086.5">
            <text:p>4087</text:p>
          </table:table-cell>
          <table:table-cell table:style-name="ACE-1" office:value-type="float" office:value="576">
            <text:p>57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1M45S">
            <text:p>04:51:45</text:p>
          </table:table-cell>
          <table:table-cell table:style-name="ACE-1" office:value-type="float" office:value="4086.5">
            <text:p>4087</text:p>
          </table:table-cell>
          <table:table-cell table:style-name="ACE-1" office:value-type="float" office:value="578.5">
            <text:p>57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1M50S">
            <text:p>04:51:50</text:p>
          </table:table-cell>
          <table:table-cell table:style-name="ACE-1" office:value-type="float" office:value="4085.4000000000001">
            <text:p>4085</text:p>
          </table:table-cell>
          <table:table-cell table:style-name="ACE-1" office:value-type="float" office:value="575.5">
            <text:p>57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1M55S">
            <text:p>04:51:55</text:p>
          </table:table-cell>
          <table:table-cell table:style-name="ACE-1" office:value-type="float" office:value="4079.9000000000001">
            <text:p>4080</text:p>
          </table:table-cell>
          <table:table-cell table:style-name="ACE-1" office:value-type="float" office:value="560.5">
            <text:p>56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2M01S">
            <text:p>04:52:01</text:p>
          </table:table-cell>
          <table:table-cell table:style-name="ACE-1" office:value-type="float" office:value="4063.4000000000001">
            <text:p>4063</text:p>
          </table:table-cell>
          <table:table-cell table:style-name="ACE-1" office:value-type="float" office:value="526.5">
            <text:p>5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2M06S">
            <text:p>04:52:06</text:p>
          </table:table-cell>
          <table:table-cell table:style-name="ACE-1" office:value-type="float" office:value="4078.8000000000002">
            <text:p>4079</text:p>
          </table:table-cell>
          <table:table-cell table:style-name="ACE-1" office:value-type="float" office:value="559.5">
            <text:p>56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2M11S">
            <text:p>04:52:11</text:p>
          </table:table-cell>
          <table:table-cell table:style-name="ACE-1" office:value-type="float" office:value="4068.9000000000001">
            <text:p>4069</text:p>
          </table:table-cell>
          <table:table-cell table:style-name="ACE-1" office:value-type="float" office:value="541">
            <text:p>54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2M16S">
            <text:p>04:52:16</text:p>
          </table:table-cell>
          <table:table-cell table:style-name="ACE-1" office:value-type="float" office:value="4088.6999999999998">
            <text:p>4089</text:p>
          </table:table-cell>
          <table:table-cell table:style-name="ACE-1" office:value-type="float" office:value="579">
            <text:p>57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2M21S">
            <text:p>04:52:21</text:p>
          </table:table-cell>
          <table:table-cell table:style-name="ACE-1" office:value-type="float" office:value="4086.5">
            <text:p>4087</text:p>
          </table:table-cell>
          <table:table-cell table:style-name="ACE-1" office:value-type="float" office:value="572.5">
            <text:p>57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2M26S">
            <text:p>04:52:26</text:p>
          </table:table-cell>
          <table:table-cell table:style-name="ACE-1" office:value-type="float" office:value="4086.5">
            <text:p>4087</text:p>
          </table:table-cell>
          <table:table-cell table:style-name="ACE-1" office:value-type="float" office:value="573">
            <text:p>57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2M31S">
            <text:p>04:52:31</text:p>
          </table:table-cell>
          <table:table-cell table:style-name="ACE-1" office:value-type="float" office:value="4076.5999999999999">
            <text:p>4077</text:p>
          </table:table-cell>
          <table:table-cell table:style-name="ACE-1" office:value-type="float" office:value="545.5">
            <text:p>54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2M36S">
            <text:p>04:52:36</text:p>
          </table:table-cell>
          <table:table-cell table:style-name="ACE-1" office:value-type="float" office:value="4072.1999999999998">
            <text:p>4072</text:p>
          </table:table-cell>
          <table:table-cell table:style-name="ACE-1" office:value-type="float" office:value="544">
            <text:p>54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2M41S">
            <text:p>04:52:41</text:p>
          </table:table-cell>
          <table:table-cell table:style-name="ACE-1" office:value-type="float" office:value="4086.5">
            <text:p>4087</text:p>
          </table:table-cell>
          <table:table-cell table:style-name="ACE-1" office:value-type="float" office:value="571.5">
            <text:p>57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2M46S">
            <text:p>04:52:46</text:p>
          </table:table-cell>
          <table:table-cell table:style-name="ACE-1" office:value-type="float" office:value="4089.8000000000002">
            <text:p>4090</text:p>
          </table:table-cell>
          <table:table-cell table:style-name="ACE-1" office:value-type="float" office:value="577">
            <text:p>57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2M51S">
            <text:p>04:52:51</text:p>
          </table:table-cell>
          <table:table-cell table:style-name="ACE-1" office:value-type="float" office:value="4087.5999999999999">
            <text:p>4088</text:p>
          </table:table-cell>
          <table:table-cell table:style-name="ACE-1" office:value-type="float" office:value="569.5">
            <text:p>57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2M57S">
            <text:p>04:52:57</text:p>
          </table:table-cell>
          <table:table-cell table:style-name="ACE-1" office:value-type="float" office:value="4086.5">
            <text:p>4087</text:p>
          </table:table-cell>
          <table:table-cell table:style-name="ACE-1" office:value-type="float" office:value="568">
            <text:p>56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3M02S">
            <text:p>04:53:02</text:p>
          </table:table-cell>
          <table:table-cell table:style-name="ACE-1" office:value-type="float" office:value="4089.8000000000002">
            <text:p>4090</text:p>
          </table:table-cell>
          <table:table-cell table:style-name="ACE-1" office:value-type="float" office:value="577">
            <text:p>57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3M07S">
            <text:p>04:53:07</text:p>
          </table:table-cell>
          <table:table-cell table:style-name="ACE-1" office:value-type="float" office:value="4060.0999999999999">
            <text:p>4060</text:p>
          </table:table-cell>
          <table:table-cell table:style-name="ACE-1" office:value-type="float" office:value="509">
            <text:p>50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3M12S">
            <text:p>04:53:12</text:p>
          </table:table-cell>
          <table:table-cell table:style-name="ACE-1" office:value-type="float" office:value="4078.8000000000002">
            <text:p>4079</text:p>
          </table:table-cell>
          <table:table-cell table:style-name="ACE-1" office:value-type="float" office:value="549">
            <text:p>54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3M17S">
            <text:p>04:53:17</text:p>
          </table:table-cell>
          <table:table-cell table:style-name="ACE-1" office:value-type="float" office:value="4090.9000000000001">
            <text:p>4091</text:p>
          </table:table-cell>
          <table:table-cell table:style-name="ACE-1" office:value-type="float" office:value="573">
            <text:p>57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3M22S">
            <text:p>04:53:22</text:p>
          </table:table-cell>
          <table:table-cell table:style-name="ACE-1" office:value-type="float" office:value="4089.8000000000002">
            <text:p>4090</text:p>
          </table:table-cell>
          <table:table-cell table:style-name="ACE-1" office:value-type="float" office:value="571">
            <text:p>57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3M27S">
            <text:p>04:53:27</text:p>
          </table:table-cell>
          <table:table-cell table:style-name="ACE-1" office:value-type="float" office:value="4088.6999999999998">
            <text:p>4089</text:p>
          </table:table-cell>
          <table:table-cell table:style-name="ACE-1" office:value-type="float" office:value="569">
            <text:p>56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3M32S">
            <text:p>04:53:32</text:p>
          </table:table-cell>
          <table:table-cell table:style-name="ACE-1" office:value-type="float" office:value="4092">
            <text:p>4092</text:p>
          </table:table-cell>
          <table:table-cell table:style-name="ACE-1" office:value-type="float" office:value="574">
            <text:p>57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3M37S">
            <text:p>04:53:37</text:p>
          </table:table-cell>
          <table:table-cell table:style-name="ACE-1" office:value-type="float" office:value="4087.5999999999999">
            <text:p>4088</text:p>
          </table:table-cell>
          <table:table-cell table:style-name="ACE-1" office:value-type="float" office:value="560.5">
            <text:p>56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3M42S">
            <text:p>04:53:42</text:p>
          </table:table-cell>
          <table:table-cell table:style-name="ACE-1" office:value-type="float" office:value="4078.8000000000002">
            <text:p>4079</text:p>
          </table:table-cell>
          <table:table-cell table:style-name="ACE-1" office:value-type="float" office:value="536">
            <text:p>5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3M47S">
            <text:p>04:53:47</text:p>
          </table:table-cell>
          <table:table-cell table:style-name="ACE-1" office:value-type="float" office:value="4092">
            <text:p>4092</text:p>
          </table:table-cell>
          <table:table-cell table:style-name="ACE-1" office:value-type="float" office:value="554.5">
            <text:p>55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3M53S">
            <text:p>04:53:53</text:p>
          </table:table-cell>
          <table:table-cell table:style-name="ACE-1" office:value-type="float" office:value="4090.9000000000001">
            <text:p>4091</text:p>
          </table:table-cell>
          <table:table-cell table:style-name="ACE-1" office:value-type="float" office:value="568.5">
            <text:p>56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3M58S">
            <text:p>04:53:58</text:p>
          </table:table-cell>
          <table:table-cell table:style-name="ACE-1" office:value-type="float" office:value="4093.0999999999999">
            <text:p>4093</text:p>
          </table:table-cell>
          <table:table-cell table:style-name="ACE-1" office:value-type="float" office:value="573.5">
            <text:p>57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4M03S">
            <text:p>04:54:03</text:p>
          </table:table-cell>
          <table:table-cell table:style-name="ACE-1" office:value-type="float" office:value="4073.3000000000002">
            <text:p>4073</text:p>
          </table:table-cell>
          <table:table-cell table:style-name="ACE-1" office:value-type="float" office:value="541.5">
            <text:p>54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4M08S">
            <text:p>04:54:08</text:p>
          </table:table-cell>
          <table:table-cell table:style-name="ACE-1" office:value-type="float" office:value="4093.0999999999999">
            <text:p>4093</text:p>
          </table:table-cell>
          <table:table-cell table:style-name="ACE-1" office:value-type="float" office:value="576.5">
            <text:p>57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4M13S">
            <text:p>04:54:13</text:p>
          </table:table-cell>
          <table:table-cell table:style-name="ACE-1" office:value-type="float" office:value="4085.4000000000001">
            <text:p>4085</text:p>
          </table:table-cell>
          <table:table-cell table:style-name="ACE-1" office:value-type="float" office:value="554">
            <text:p>55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4M18S">
            <text:p>04:54:18</text:p>
          </table:table-cell>
          <table:table-cell table:style-name="ACE-1" office:value-type="float" office:value="4088.6999999999998">
            <text:p>4089</text:p>
          </table:table-cell>
          <table:table-cell table:style-name="ACE-1" office:value-type="float" office:value="557">
            <text:p>55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4M23S">
            <text:p>04:54:23</text:p>
          </table:table-cell>
          <table:table-cell table:style-name="ACE-1" office:value-type="float" office:value="4094.1999999999998">
            <text:p>4094</text:p>
          </table:table-cell>
          <table:table-cell table:style-name="ACE-1" office:value-type="float" office:value="571">
            <text:p>57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4M28S">
            <text:p>04:54:28</text:p>
          </table:table-cell>
          <table:table-cell table:style-name="ACE-1" office:value-type="float" office:value="4094.1999999999998">
            <text:p>4094</text:p>
          </table:table-cell>
          <table:table-cell table:style-name="ACE-1" office:value-type="float" office:value="573.5">
            <text:p>57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4M33S">
            <text:p>04:54:33</text:p>
          </table:table-cell>
          <table:table-cell table:style-name="ACE-1" office:value-type="float" office:value="4095.3000000000002">
            <text:p>4095</text:p>
          </table:table-cell>
          <table:table-cell table:style-name="ACE-1" office:value-type="float" office:value="575">
            <text:p>57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4M38S">
            <text:p>04:54:38</text:p>
          </table:table-cell>
          <table:table-cell table:style-name="ACE-1" office:value-type="float" office:value="4096.3999999999996">
            <text:p>4096</text:p>
          </table:table-cell>
          <table:table-cell table:style-name="ACE-1" office:value-type="float" office:value="573.5">
            <text:p>57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4M43S">
            <text:p>04:54:43</text:p>
          </table:table-cell>
          <table:table-cell table:style-name="ACE-1" office:value-type="float" office:value="4083.1999999999998">
            <text:p>4083</text:p>
          </table:table-cell>
          <table:table-cell table:style-name="ACE-1" office:value-type="float" office:value="573">
            <text:p>57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4M48S">
            <text:p>04:54:48</text:p>
          </table:table-cell>
          <table:table-cell table:style-name="ACE-1" office:value-type="float" office:value="4078.8000000000002">
            <text:p>4079</text:p>
          </table:table-cell>
          <table:table-cell table:style-name="ACE-1" office:value-type="float" office:value="532.5">
            <text:p>53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4M54S">
            <text:p>04:54:54</text:p>
          </table:table-cell>
          <table:table-cell table:style-name="ACE-1" office:value-type="float" office:value="4096.3999999999996">
            <text:p>4096</text:p>
          </table:table-cell>
          <table:table-cell table:style-name="ACE-1" office:value-type="float" office:value="571.5">
            <text:p>57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4M59S">
            <text:p>04:54:59</text:p>
          </table:table-cell>
          <table:table-cell table:style-name="ACE-1" office:value-type="float" office:value="4095.3000000000002">
            <text:p>4095</text:p>
          </table:table-cell>
          <table:table-cell table:style-name="ACE-1" office:value-type="float" office:value="567">
            <text:p>56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5M04S">
            <text:p>04:55:04</text:p>
          </table:table-cell>
          <table:table-cell table:style-name="ACE-1" office:value-type="float" office:value="4096.3999999999996">
            <text:p>4096</text:p>
          </table:table-cell>
          <table:table-cell table:style-name="ACE-1" office:value-type="float" office:value="569.5">
            <text:p>57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5M09S">
            <text:p>04:55:09</text:p>
          </table:table-cell>
          <table:table-cell table:style-name="ACE-1" office:value-type="float" office:value="4097.5">
            <text:p>4098</text:p>
          </table:table-cell>
          <table:table-cell table:style-name="ACE-1" office:value-type="float" office:value="573">
            <text:p>57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5M14S">
            <text:p>04:55:14</text:p>
          </table:table-cell>
          <table:table-cell table:style-name="ACE-1" office:value-type="float" office:value="4097.5">
            <text:p>4098</text:p>
          </table:table-cell>
          <table:table-cell table:style-name="ACE-1" office:value-type="float" office:value="574">
            <text:p>57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5M19S">
            <text:p>04:55:19</text:p>
          </table:table-cell>
          <table:table-cell table:style-name="ACE-1" office:value-type="float" office:value="4083.1999999999998">
            <text:p>4083</text:p>
          </table:table-cell>
          <table:table-cell table:style-name="ACE-1" office:value-type="float" office:value="535">
            <text:p>5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5M24S">
            <text:p>04:55:24</text:p>
          </table:table-cell>
          <table:table-cell table:style-name="ACE-1" office:value-type="float" office:value="4088.6999999999998">
            <text:p>4089</text:p>
          </table:table-cell>
          <table:table-cell table:style-name="ACE-1" office:value-type="float" office:value="546">
            <text:p>54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5M29S">
            <text:p>04:55:29</text:p>
          </table:table-cell>
          <table:table-cell table:style-name="ACE-1" office:value-type="float" office:value="4098.6000000000004">
            <text:p>4099</text:p>
          </table:table-cell>
          <table:table-cell table:style-name="ACE-1" office:value-type="float" office:value="570.5">
            <text:p>57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5M34S">
            <text:p>04:55:34</text:p>
          </table:table-cell>
          <table:table-cell table:style-name="ACE-1" office:value-type="float" office:value="4097.5">
            <text:p>4098</text:p>
          </table:table-cell>
          <table:table-cell table:style-name="ACE-1" office:value-type="float" office:value="569">
            <text:p>56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5M39S">
            <text:p>04:55:39</text:p>
          </table:table-cell>
          <table:table-cell table:style-name="ACE-1" office:value-type="float" office:value="4098.6000000000004">
            <text:p>4099</text:p>
          </table:table-cell>
          <table:table-cell table:style-name="ACE-1" office:value-type="float" office:value="572">
            <text:p>57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5M45S">
            <text:p>04:55:45</text:p>
          </table:table-cell>
          <table:table-cell table:style-name="ACE-1" office:value-type="float" office:value="4099.6999999999998">
            <text:p>4100</text:p>
          </table:table-cell>
          <table:table-cell table:style-name="ACE-1" office:value-type="float" office:value="570.5">
            <text:p>57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5M50S">
            <text:p>04:55:50</text:p>
          </table:table-cell>
          <table:table-cell table:style-name="ACE-1" office:value-type="float" office:value="4088.6999999999998">
            <text:p>4089</text:p>
          </table:table-cell>
          <table:table-cell table:style-name="ACE-1" office:value-type="float" office:value="554.5">
            <text:p>55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5M55S">
            <text:p>04:55:55</text:p>
          </table:table-cell>
          <table:table-cell table:style-name="ACE-1" office:value-type="float" office:value="4085.4000000000001">
            <text:p>4085</text:p>
          </table:table-cell>
          <table:table-cell table:style-name="ACE-1" office:value-type="float" office:value="531">
            <text:p>5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6M00S">
            <text:p>04:56:00</text:p>
          </table:table-cell>
          <table:table-cell table:style-name="ACE-1" office:value-type="float" office:value="4096.3999999999996">
            <text:p>4096</text:p>
          </table:table-cell>
          <table:table-cell table:style-name="ACE-1" office:value-type="float" office:value="559.5">
            <text:p>56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6M05S">
            <text:p>04:56:05</text:p>
          </table:table-cell>
          <table:table-cell table:style-name="ACE-1" office:value-type="float" office:value="4095.3000000000002">
            <text:p>4095</text:p>
          </table:table-cell>
          <table:table-cell table:style-name="ACE-1" office:value-type="float" office:value="555.5">
            <text:p>55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6M10S">
            <text:p>04:56:10</text:p>
          </table:table-cell>
          <table:table-cell table:style-name="ACE-1" office:value-type="float" office:value="4100.8000000000002">
            <text:p>4101</text:p>
          </table:table-cell>
          <table:table-cell table:style-name="ACE-1" office:value-type="float" office:value="571.5">
            <text:p>57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6M15S">
            <text:p>04:56:15</text:p>
          </table:table-cell>
          <table:table-cell table:style-name="ACE-1" office:value-type="float" office:value="4100.8000000000002">
            <text:p>4101</text:p>
          </table:table-cell>
          <table:table-cell table:style-name="ACE-1" office:value-type="float" office:value="569">
            <text:p>56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6M20S">
            <text:p>04:56:20</text:p>
          </table:table-cell>
          <table:table-cell table:style-name="ACE-1" office:value-type="float" office:value="4099.6999999999998">
            <text:p>4100</text:p>
          </table:table-cell>
          <table:table-cell table:style-name="ACE-1" office:value-type="float" office:value="564">
            <text:p>56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6M25S">
            <text:p>04:56:25</text:p>
          </table:table-cell>
          <table:table-cell table:style-name="ACE-1" office:value-type="float" office:value="4087.5999999999999">
            <text:p>4088</text:p>
          </table:table-cell>
          <table:table-cell table:style-name="ACE-1" office:value-type="float" office:value="536">
            <text:p>5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6M30S">
            <text:p>04:56:30</text:p>
          </table:table-cell>
          <table:table-cell table:style-name="ACE-1" office:value-type="float" office:value="4088.6999999999998">
            <text:p>4089</text:p>
          </table:table-cell>
          <table:table-cell table:style-name="ACE-1" office:value-type="float" office:value="528">
            <text:p>5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6M35S">
            <text:p>04:56:35</text:p>
          </table:table-cell>
          <table:table-cell table:style-name="ACE-1" office:value-type="float" office:value="4100.8000000000002">
            <text:p>4101</text:p>
          </table:table-cell>
          <table:table-cell table:style-name="ACE-1" office:value-type="float" office:value="567.5">
            <text:p>56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6M41S">
            <text:p>04:56:41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568.5">
            <text:p>56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6M46S">
            <text:p>04:56:46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566">
            <text:p>56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6M51S">
            <text:p>04:56:51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565">
            <text:p>56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6M56S">
            <text:p>04:56:56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565">
            <text:p>56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7M01S">
            <text:p>04:57:01</text:p>
          </table:table-cell>
          <table:table-cell table:style-name="ACE-1" office:value-type="float" office:value="4087.5999999999999">
            <text:p>4088</text:p>
          </table:table-cell>
          <table:table-cell table:style-name="ACE-1" office:value-type="float" office:value="517">
            <text:p>51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7M06S">
            <text:p>04:57:06</text:p>
          </table:table-cell>
          <table:table-cell table:style-name="ACE-1" office:value-type="float" office:value="4096.3999999999996">
            <text:p>4096</text:p>
          </table:table-cell>
          <table:table-cell table:style-name="ACE-1" office:value-type="float" office:value="547.5">
            <text:p>54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7M11S">
            <text:p>04:57:11</text:p>
          </table:table-cell>
          <table:table-cell table:style-name="ACE-1" office:value-type="float" office:value="4106.3000000000002">
            <text:p>4106</text:p>
          </table:table-cell>
          <table:table-cell table:style-name="ACE-1" office:value-type="float" office:value="568.5">
            <text:p>56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7M16S">
            <text:p>04:57:16</text:p>
          </table:table-cell>
          <table:table-cell table:style-name="ACE-1" office:value-type="float" office:value="4106.3000000000002">
            <text:p>4106</text:p>
          </table:table-cell>
          <table:table-cell table:style-name="ACE-1" office:value-type="float" office:value="569">
            <text:p>56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7M21S">
            <text:p>04:57:21</text:p>
          </table:table-cell>
          <table:table-cell table:style-name="ACE-1" office:value-type="float" office:value="4089.8000000000002">
            <text:p>4090</text:p>
          </table:table-cell>
          <table:table-cell table:style-name="ACE-1" office:value-type="float" office:value="520.5">
            <text:p>52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7M26S">
            <text:p>04:57:26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565">
            <text:p>56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7M31S">
            <text:p>04:57:31</text:p>
          </table:table-cell>
          <table:table-cell table:style-name="ACE-1" office:value-type="float" office:value="4100.8000000000002">
            <text:p>4101</text:p>
          </table:table-cell>
          <table:table-cell table:style-name="ACE-1" office:value-type="float" office:value="550">
            <text:p>55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7M37S">
            <text:p>04:57:37</text:p>
          </table:table-cell>
          <table:table-cell table:style-name="ACE-1" office:value-type="float" office:value="4095.3000000000002">
            <text:p>4095</text:p>
          </table:table-cell>
          <table:table-cell table:style-name="ACE-1" office:value-type="float" office:value="535.5">
            <text:p>5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7M42S">
            <text:p>04:57:42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553.5">
            <text:p>55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7M47S">
            <text:p>04:57:47</text:p>
          </table:table-cell>
          <table:table-cell table:style-name="ACE-1" office:value-type="float" office:value="4095.3000000000002">
            <text:p>4095</text:p>
          </table:table-cell>
          <table:table-cell table:style-name="ACE-1" office:value-type="float" office:value="524">
            <text:p>5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7M52S">
            <text:p>04:57:52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558.5">
            <text:p>55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7M57S">
            <text:p>04:57:57</text:p>
          </table:table-cell>
          <table:table-cell table:style-name="ACE-1" office:value-type="float" office:value="4107.3999999999996">
            <text:p>4107</text:p>
          </table:table-cell>
          <table:table-cell table:style-name="ACE-1" office:value-type="float" office:value="562">
            <text:p>56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8M02S">
            <text:p>04:58:02</text:p>
          </table:table-cell>
          <table:table-cell table:style-name="ACE-1" office:value-type="float" office:value="4093.0999999999999">
            <text:p>4093</text:p>
          </table:table-cell>
          <table:table-cell table:style-name="ACE-1" office:value-type="float" office:value="540.5">
            <text:p>54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8M07S">
            <text:p>04:58:07</text:p>
          </table:table-cell>
          <table:table-cell table:style-name="ACE-1" office:value-type="float" office:value="4099.6999999999998">
            <text:p>4100</text:p>
          </table:table-cell>
          <table:table-cell table:style-name="ACE-1" office:value-type="float" office:value="541">
            <text:p>54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8M12S">
            <text:p>04:58:12</text:p>
          </table:table-cell>
          <table:table-cell table:style-name="ACE-1" office:value-type="float" office:value="4096.3999999999996">
            <text:p>4096</text:p>
          </table:table-cell>
          <table:table-cell table:style-name="ACE-1" office:value-type="float" office:value="527.5">
            <text:p>5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8M17S">
            <text:p>04:58:17</text:p>
          </table:table-cell>
          <table:table-cell table:style-name="ACE-1" office:value-type="float" office:value="4108.5">
            <text:p>4109</text:p>
          </table:table-cell>
          <table:table-cell table:style-name="ACE-1" office:value-type="float" office:value="564.5">
            <text:p>56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8M22S">
            <text:p>04:58:22</text:p>
          </table:table-cell>
          <table:table-cell table:style-name="ACE-1" office:value-type="float" office:value="4108.5">
            <text:p>4109</text:p>
          </table:table-cell>
          <table:table-cell table:style-name="ACE-1" office:value-type="float" office:value="558.5">
            <text:p>55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8M27S">
            <text:p>04:58:27</text:p>
          </table:table-cell>
          <table:table-cell table:style-name="ACE-1" office:value-type="float" office:value="4109.6000000000004">
            <text:p>4110</text:p>
          </table:table-cell>
          <table:table-cell table:style-name="ACE-1" office:value-type="float" office:value="556.5">
            <text:p>55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8M33S">
            <text:p>04:58:33</text:p>
          </table:table-cell>
          <table:table-cell table:style-name="ACE-1" office:value-type="float" office:value="4109.6000000000004">
            <text:p>4110</text:p>
          </table:table-cell>
          <table:table-cell table:style-name="ACE-1" office:value-type="float" office:value="561">
            <text:p>56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8M38S">
            <text:p>04:58:38</text:p>
          </table:table-cell>
          <table:table-cell table:style-name="ACE-1" office:value-type="float" office:value="4100.8000000000002">
            <text:p>4101</text:p>
          </table:table-cell>
          <table:table-cell table:style-name="ACE-1" office:value-type="float" office:value="531">
            <text:p>5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8M43S">
            <text:p>04:58:43</text:p>
          </table:table-cell>
          <table:table-cell table:style-name="ACE-1" office:value-type="float" office:value="4098.6000000000004">
            <text:p>4099</text:p>
          </table:table-cell>
          <table:table-cell table:style-name="ACE-1" office:value-type="float" office:value="520">
            <text:p>52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8M48S">
            <text:p>04:58:48</text:p>
          </table:table-cell>
          <table:table-cell table:style-name="ACE-1" office:value-type="float" office:value="4110.6999999999998">
            <text:p>4111</text:p>
          </table:table-cell>
          <table:table-cell table:style-name="ACE-1" office:value-type="float" office:value="541.5">
            <text:p>54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8M53S">
            <text:p>04:58:53</text:p>
          </table:table-cell>
          <table:table-cell table:style-name="ACE-1" office:value-type="float" office:value="4110.6999999999998">
            <text:p>4111</text:p>
          </table:table-cell>
          <table:table-cell table:style-name="ACE-1" office:value-type="float" office:value="555">
            <text:p>55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8M58S">
            <text:p>04:58:58</text:p>
          </table:table-cell>
          <table:table-cell table:style-name="ACE-1" office:value-type="float" office:value="4111.8000000000002">
            <text:p>4112</text:p>
          </table:table-cell>
          <table:table-cell table:style-name="ACE-1" office:value-type="float" office:value="559">
            <text:p>55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9M03S">
            <text:p>04:59:03</text:p>
          </table:table-cell>
          <table:table-cell table:style-name="ACE-1" office:value-type="float" office:value="4114">
            <text:p>4114</text:p>
          </table:table-cell>
          <table:table-cell table:style-name="ACE-1" office:value-type="float" office:value="559.5">
            <text:p>56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9M08S">
            <text:p>04:59:08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535.5">
            <text:p>5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9M13S">
            <text:p>04:59:13</text:p>
          </table:table-cell>
          <table:table-cell table:style-name="ACE-1" office:value-type="float" office:value="4106.3000000000002">
            <text:p>4106</text:p>
          </table:table-cell>
          <table:table-cell table:style-name="ACE-1" office:value-type="float" office:value="539.5">
            <text:p>5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9M18S">
            <text:p>04:59:18</text:p>
          </table:table-cell>
          <table:table-cell table:style-name="ACE-1" office:value-type="float" office:value="4108.5">
            <text:p>4109</text:p>
          </table:table-cell>
          <table:table-cell table:style-name="ACE-1" office:value-type="float" office:value="520">
            <text:p>52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9M24S">
            <text:p>04:59:24</text:p>
          </table:table-cell>
          <table:table-cell table:style-name="ACE-1" office:value-type="float" office:value="4114">
            <text:p>4114</text:p>
          </table:table-cell>
          <table:table-cell table:style-name="ACE-1" office:value-type="float" office:value="558">
            <text:p>55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9M29S">
            <text:p>04:59:29</text:p>
          </table:table-cell>
          <table:table-cell table:style-name="ACE-1" office:value-type="float" office:value="4114">
            <text:p>4114</text:p>
          </table:table-cell>
          <table:table-cell table:style-name="ACE-1" office:value-type="float" office:value="555">
            <text:p>55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9M34S">
            <text:p>04:59:34</text:p>
          </table:table-cell>
          <table:table-cell table:style-name="ACE-1" office:value-type="float" office:value="4115.1000000000004">
            <text:p>4115</text:p>
          </table:table-cell>
          <table:table-cell table:style-name="ACE-1" office:value-type="float" office:value="561.5">
            <text:p>56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9M39S">
            <text:p>04:59:39</text:p>
          </table:table-cell>
          <table:table-cell table:style-name="ACE-1" office:value-type="float" office:value="4116.1999999999998">
            <text:p>4116</text:p>
          </table:table-cell>
          <table:table-cell table:style-name="ACE-1" office:value-type="float" office:value="559">
            <text:p>55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9M44S">
            <text:p>04:59:44</text:p>
          </table:table-cell>
          <table:table-cell table:style-name="ACE-1" office:value-type="float" office:value="4116.1999999999998">
            <text:p>4116</text:p>
          </table:table-cell>
          <table:table-cell table:style-name="ACE-1" office:value-type="float" office:value="557.5">
            <text:p>55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9M49S">
            <text:p>04:59:49</text:p>
          </table:table-cell>
          <table:table-cell table:style-name="ACE-1" office:value-type="float" office:value="4108.5">
            <text:p>4109</text:p>
          </table:table-cell>
          <table:table-cell table:style-name="ACE-1" office:value-type="float" office:value="535.5">
            <text:p>5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9M54S">
            <text:p>04:59:54</text:p>
          </table:table-cell>
          <table:table-cell table:style-name="ACE-1" office:value-type="float" office:value="4114">
            <text:p>4114</text:p>
          </table:table-cell>
          <table:table-cell table:style-name="ACE-1" office:value-type="float" office:value="552">
            <text:p>55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4H59M59S">
            <text:p>04:59:59</text:p>
          </table:table-cell>
          <table:table-cell table:style-name="ACE-1" office:value-type="float" office:value="4115.1000000000004">
            <text:p>4115</text:p>
          </table:table-cell>
          <table:table-cell table:style-name="ACE-1" office:value-type="float" office:value="552">
            <text:p>55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0M04S">
            <text:p>05:00:04</text:p>
          </table:table-cell>
          <table:table-cell table:style-name="ACE-1" office:value-type="float" office:value="4108.5">
            <text:p>4109</text:p>
          </table:table-cell>
          <table:table-cell table:style-name="ACE-1" office:value-type="float" office:value="524.5">
            <text:p>52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0M09S">
            <text:p>05:00:09</text:p>
          </table:table-cell>
          <table:table-cell table:style-name="ACE-1" office:value-type="float" office:value="4117.3000000000002">
            <text:p>4117</text:p>
          </table:table-cell>
          <table:table-cell table:style-name="ACE-1" office:value-type="float" office:value="555">
            <text:p>55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0M14S">
            <text:p>05:00:14</text:p>
          </table:table-cell>
          <table:table-cell table:style-name="ACE-1" office:value-type="float" office:value="4117.3000000000002">
            <text:p>4117</text:p>
          </table:table-cell>
          <table:table-cell table:style-name="ACE-1" office:value-type="float" office:value="555">
            <text:p>55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0M19S">
            <text:p>05:00:19</text:p>
          </table:table-cell>
          <table:table-cell table:style-name="ACE-1" office:value-type="float" office:value="4116.1999999999998">
            <text:p>4116</text:p>
          </table:table-cell>
          <table:table-cell table:style-name="ACE-1" office:value-type="float" office:value="548.5">
            <text:p>54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0M25S">
            <text:p>05:00:25</text:p>
          </table:table-cell>
          <table:table-cell table:style-name="ACE-1" office:value-type="float" office:value="4109.6000000000004">
            <text:p>4110</text:p>
          </table:table-cell>
          <table:table-cell table:style-name="ACE-1" office:value-type="float" office:value="530.5">
            <text:p>5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0M30S">
            <text:p>05:00:30</text:p>
          </table:table-cell>
          <table:table-cell table:style-name="ACE-1" office:value-type="float" office:value="4116.1999999999998">
            <text:p>4116</text:p>
          </table:table-cell>
          <table:table-cell table:style-name="ACE-1" office:value-type="float" office:value="552.5">
            <text:p>55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0M35S">
            <text:p>05:00:35</text:p>
          </table:table-cell>
          <table:table-cell table:style-name="ACE-1" office:value-type="float" office:value="4117.3000000000002">
            <text:p>4117</text:p>
          </table:table-cell>
          <table:table-cell table:style-name="ACE-1" office:value-type="float" office:value="551.5">
            <text:p>55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0M40S">
            <text:p>05:00:40</text:p>
          </table:table-cell>
          <table:table-cell table:style-name="ACE-1" office:value-type="float" office:value="4117.3000000000002">
            <text:p>4117</text:p>
          </table:table-cell>
          <table:table-cell table:style-name="ACE-1" office:value-type="float" office:value="552">
            <text:p>55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0M45S">
            <text:p>05:00:45</text:p>
          </table:table-cell>
          <table:table-cell table:style-name="ACE-1" office:value-type="float" office:value="4118.3999999999996">
            <text:p>4118</text:p>
          </table:table-cell>
          <table:table-cell table:style-name="ACE-1" office:value-type="float" office:value="556">
            <text:p>55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0M50S">
            <text:p>05:00:50</text:p>
          </table:table-cell>
          <table:table-cell table:style-name="ACE-1" office:value-type="float" office:value="4119.5">
            <text:p>4120</text:p>
          </table:table-cell>
          <table:table-cell table:style-name="ACE-1" office:value-type="float" office:value="556.5">
            <text:p>55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0M55S">
            <text:p>05:00:55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508">
            <text:p>50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1M00S">
            <text:p>05:01:00</text:p>
          </table:table-cell>
          <table:table-cell table:style-name="ACE-1" office:value-type="float" office:value="4114">
            <text:p>4114</text:p>
          </table:table-cell>
          <table:table-cell table:style-name="ACE-1" office:value-type="float" office:value="534.5">
            <text:p>5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1M06S">
            <text:p>05:01:06</text:p>
          </table:table-cell>
          <table:table-cell table:style-name="ACE-1" office:value-type="float" office:value="4118.3999999999996">
            <text:p>4118</text:p>
          </table:table-cell>
          <table:table-cell table:style-name="ACE-1" office:value-type="float" office:value="547.5">
            <text:p>54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1M11S">
            <text:p>05:01:11</text:p>
          </table:table-cell>
          <table:table-cell table:style-name="ACE-1" office:value-type="float" office:value="4119.5">
            <text:p>4120</text:p>
          </table:table-cell>
          <table:table-cell table:style-name="ACE-1" office:value-type="float" office:value="547.5">
            <text:p>54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1M16S">
            <text:p>05:01:16</text:p>
          </table:table-cell>
          <table:table-cell table:style-name="ACE-1" office:value-type="float" office:value="4120.6000000000004">
            <text:p>4121</text:p>
          </table:table-cell>
          <table:table-cell table:style-name="ACE-1" office:value-type="float" office:value="550.5">
            <text:p>55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1M21S">
            <text:p>05:01:21</text:p>
          </table:table-cell>
          <table:table-cell table:style-name="ACE-1" office:value-type="float" office:value="4121.6999999999998">
            <text:p>4122</text:p>
          </table:table-cell>
          <table:table-cell table:style-name="ACE-1" office:value-type="float" office:value="552">
            <text:p>55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1M26S">
            <text:p>05:01:26</text:p>
          </table:table-cell>
          <table:table-cell table:style-name="ACE-1" office:value-type="float" office:value="4121.6999999999998">
            <text:p>4122</text:p>
          </table:table-cell>
          <table:table-cell table:style-name="ACE-1" office:value-type="float" office:value="553.5">
            <text:p>55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1M31S">
            <text:p>05:01:31</text:p>
          </table:table-cell>
          <table:table-cell table:style-name="ACE-1" office:value-type="float" office:value="4109.6000000000004">
            <text:p>4110</text:p>
          </table:table-cell>
          <table:table-cell table:style-name="ACE-1" office:value-type="float" office:value="504.5">
            <text:p>50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1M36S">
            <text:p>05:01:36</text:p>
          </table:table-cell>
          <table:table-cell table:style-name="ACE-1" office:value-type="float" office:value="4121.6999999999998">
            <text:p>4122</text:p>
          </table:table-cell>
          <table:table-cell table:style-name="ACE-1" office:value-type="float" office:value="546">
            <text:p>54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1M41S">
            <text:p>05:01:41</text:p>
          </table:table-cell>
          <table:table-cell table:style-name="ACE-1" office:value-type="float" office:value="4122.8000000000002">
            <text:p>4123</text:p>
          </table:table-cell>
          <table:table-cell table:style-name="ACE-1" office:value-type="float" office:value="547.5">
            <text:p>54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1M46S">
            <text:p>05:01:46</text:p>
          </table:table-cell>
          <table:table-cell table:style-name="ACE-1" office:value-type="float" office:value="4122.8000000000002">
            <text:p>4123</text:p>
          </table:table-cell>
          <table:table-cell table:style-name="ACE-1" office:value-type="float" office:value="548.5">
            <text:p>54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1M51S">
            <text:p>05:01:51</text:p>
          </table:table-cell>
          <table:table-cell table:style-name="ACE-1" office:value-type="float" office:value="4123.8999999999996">
            <text:p>4124</text:p>
          </table:table-cell>
          <table:table-cell table:style-name="ACE-1" office:value-type="float" office:value="549.5">
            <text:p>55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1M56S">
            <text:p>05:01:56</text:p>
          </table:table-cell>
          <table:table-cell table:style-name="ACE-1" office:value-type="float" office:value="4125">
            <text:p>4125</text:p>
          </table:table-cell>
          <table:table-cell table:style-name="ACE-1" office:value-type="float" office:value="551.5">
            <text:p>55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2M02S">
            <text:p>05:02:02</text:p>
          </table:table-cell>
          <table:table-cell table:style-name="ACE-1" office:value-type="float" office:value="4100.8000000000002">
            <text:p>4101</text:p>
          </table:table-cell>
          <table:table-cell table:style-name="ACE-1" office:value-type="float" office:value="500.5">
            <text:p>50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2M07S">
            <text:p>05:02:07</text:p>
          </table:table-cell>
          <table:table-cell table:style-name="ACE-1" office:value-type="float" office:value="4118.3999999999996">
            <text:p>4118</text:p>
          </table:table-cell>
          <table:table-cell table:style-name="ACE-1" office:value-type="float" office:value="520.5">
            <text:p>52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2M12S">
            <text:p>05:02:12</text:p>
          </table:table-cell>
          <table:table-cell table:style-name="ACE-1" office:value-type="float" office:value="4125">
            <text:p>4125</text:p>
          </table:table-cell>
          <table:table-cell table:style-name="ACE-1" office:value-type="float" office:value="546">
            <text:p>54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2M17S">
            <text:p>05:02:17</text:p>
          </table:table-cell>
          <table:table-cell table:style-name="ACE-1" office:value-type="float" office:value="4125">
            <text:p>4125</text:p>
          </table:table-cell>
          <table:table-cell table:style-name="ACE-1" office:value-type="float" office:value="542.5">
            <text:p>54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2M22S">
            <text:p>05:02:22</text:p>
          </table:table-cell>
          <table:table-cell table:style-name="ACE-1" office:value-type="float" office:value="4125">
            <text:p>4125</text:p>
          </table:table-cell>
          <table:table-cell table:style-name="ACE-1" office:value-type="float" office:value="545">
            <text:p>54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2M27S">
            <text:p>05:02:27</text:p>
          </table:table-cell>
          <table:table-cell table:style-name="ACE-1" office:value-type="float" office:value="4127.1999999999998">
            <text:p>4127</text:p>
          </table:table-cell>
          <table:table-cell table:style-name="ACE-1" office:value-type="float" office:value="549">
            <text:p>54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2M32S">
            <text:p>05:02:32</text:p>
          </table:table-cell>
          <table:table-cell table:style-name="ACE-1" office:value-type="float" office:value="4127.1999999999998">
            <text:p>4127</text:p>
          </table:table-cell>
          <table:table-cell table:style-name="ACE-1" office:value-type="float" office:value="543.5">
            <text:p>54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2M37S">
            <text:p>05:02:37</text:p>
          </table:table-cell>
          <table:table-cell table:style-name="ACE-1" office:value-type="float" office:value="4114">
            <text:p>4114</text:p>
          </table:table-cell>
          <table:table-cell table:style-name="ACE-1" office:value-type="float" office:value="503.5">
            <text:p>50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2M42S">
            <text:p>05:02:42</text:p>
          </table:table-cell>
          <table:table-cell table:style-name="ACE-1" office:value-type="float" office:value="4122.8000000000002">
            <text:p>4123</text:p>
          </table:table-cell>
          <table:table-cell table:style-name="ACE-1" office:value-type="float" office:value="530">
            <text:p>5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2M47S">
            <text:p>05:02:47</text:p>
          </table:table-cell>
          <table:table-cell table:style-name="ACE-1" office:value-type="float" office:value="4129.3999999999996">
            <text:p>4129</text:p>
          </table:table-cell>
          <table:table-cell table:style-name="ACE-1" office:value-type="float" office:value="545.5">
            <text:p>54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2M52S">
            <text:p>05:02:52</text:p>
          </table:table-cell>
          <table:table-cell table:style-name="ACE-1" office:value-type="float" office:value="4129.3999999999996">
            <text:p>4129</text:p>
          </table:table-cell>
          <table:table-cell table:style-name="ACE-1" office:value-type="float" office:value="548">
            <text:p>54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2M58S">
            <text:p>05:02:58</text:p>
          </table:table-cell>
          <table:table-cell table:style-name="ACE-1" office:value-type="float" office:value="4129.3999999999996">
            <text:p>4129</text:p>
          </table:table-cell>
          <table:table-cell table:style-name="ACE-1" office:value-type="float" office:value="544">
            <text:p>54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3M03S">
            <text:p>05:03:03</text:p>
          </table:table-cell>
          <table:table-cell table:style-name="ACE-1" office:value-type="float" office:value="4130.5">
            <text:p>4131</text:p>
          </table:table-cell>
          <table:table-cell table:style-name="ACE-1" office:value-type="float" office:value="545.5">
            <text:p>54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3M08S">
            <text:p>05:03:08</text:p>
          </table:table-cell>
          <table:table-cell table:style-name="ACE-1" office:value-type="float" office:value="4122.8000000000002">
            <text:p>4123</text:p>
          </table:table-cell>
          <table:table-cell table:style-name="ACE-1" office:value-type="float" office:value="523">
            <text:p>5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3M13S">
            <text:p>05:03:13</text:p>
          </table:table-cell>
          <table:table-cell table:style-name="ACE-1" office:value-type="float" office:value="4120.6000000000004">
            <text:p>4121</text:p>
          </table:table-cell>
          <table:table-cell table:style-name="ACE-1" office:value-type="float" office:value="508">
            <text:p>50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3M18S">
            <text:p>05:03:18</text:p>
          </table:table-cell>
          <table:table-cell table:style-name="ACE-1" office:value-type="float" office:value="4131.6000000000004">
            <text:p>4132</text:p>
          </table:table-cell>
          <table:table-cell table:style-name="ACE-1" office:value-type="float" office:value="541.5">
            <text:p>54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3M23S">
            <text:p>05:03:23</text:p>
          </table:table-cell>
          <table:table-cell table:style-name="ACE-1" office:value-type="float" office:value="4131.6000000000004">
            <text:p>4132</text:p>
          </table:table-cell>
          <table:table-cell table:style-name="ACE-1" office:value-type="float" office:value="542">
            <text:p>54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3M28S">
            <text:p>05:03:28</text:p>
          </table:table-cell>
          <table:table-cell table:style-name="ACE-1" office:value-type="float" office:value="4132.6999999999998">
            <text:p>4133</text:p>
          </table:table-cell>
          <table:table-cell table:style-name="ACE-1" office:value-type="float" office:value="543">
            <text:p>54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3M33S">
            <text:p>05:03:33</text:p>
          </table:table-cell>
          <table:table-cell table:style-name="ACE-1" office:value-type="float" office:value="4133.8000000000002">
            <text:p>4134</text:p>
          </table:table-cell>
          <table:table-cell table:style-name="ACE-1" office:value-type="float" office:value="543.5">
            <text:p>54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3M38S">
            <text:p>05:03:38</text:p>
          </table:table-cell>
          <table:table-cell table:style-name="ACE-1" office:value-type="float" office:value="4132.6999999999998">
            <text:p>4133</text:p>
          </table:table-cell>
          <table:table-cell table:style-name="ACE-1" office:value-type="float" office:value="538">
            <text:p>5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3M43S">
            <text:p>05:03:43</text:p>
          </table:table-cell>
          <table:table-cell table:style-name="ACE-1" office:value-type="float" office:value="4132.6999999999998">
            <text:p>4133</text:p>
          </table:table-cell>
          <table:table-cell table:style-name="ACE-1" office:value-type="float" office:value="537.5">
            <text:p>5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3M48S">
            <text:p>05:03:48</text:p>
          </table:table-cell>
          <table:table-cell table:style-name="ACE-1" office:value-type="float" office:value="4134.8999999999996">
            <text:p>4135</text:p>
          </table:table-cell>
          <table:table-cell table:style-name="ACE-1" office:value-type="float" office:value="542">
            <text:p>54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3M54S">
            <text:p>05:03:54</text:p>
          </table:table-cell>
          <table:table-cell table:style-name="ACE-1" office:value-type="float" office:value="4134.8999999999996">
            <text:p>4135</text:p>
          </table:table-cell>
          <table:table-cell table:style-name="ACE-1" office:value-type="float" office:value="542">
            <text:p>54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3M59S">
            <text:p>05:03:59</text:p>
          </table:table-cell>
          <table:table-cell table:style-name="ACE-1" office:value-type="float" office:value="4137.1000000000004">
            <text:p>4137</text:p>
          </table:table-cell>
          <table:table-cell table:style-name="ACE-1" office:value-type="float" office:value="543.5">
            <text:p>54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4M04S">
            <text:p>05:04:04</text:p>
          </table:table-cell>
          <table:table-cell table:style-name="ACE-1" office:value-type="float" office:value="4136">
            <text:p>4136</text:p>
          </table:table-cell>
          <table:table-cell table:style-name="ACE-1" office:value-type="float" office:value="536">
            <text:p>5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4M09S">
            <text:p>05:04:09</text:p>
          </table:table-cell>
          <table:table-cell table:style-name="ACE-1" office:value-type="float" office:value="4136">
            <text:p>4136</text:p>
          </table:table-cell>
          <table:table-cell table:style-name="ACE-1" office:value-type="float" office:value="538.5">
            <text:p>53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4M14S">
            <text:p>05:04:14</text:p>
          </table:table-cell>
          <table:table-cell table:style-name="ACE-1" office:value-type="float" office:value="4134.8999999999996">
            <text:p>4135</text:p>
          </table:table-cell>
          <table:table-cell table:style-name="ACE-1" office:value-type="float" office:value="533">
            <text:p>53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4M19S">
            <text:p>05:04:19</text:p>
          </table:table-cell>
          <table:table-cell table:style-name="ACE-1" office:value-type="float" office:value="4137.1000000000004">
            <text:p>4137</text:p>
          </table:table-cell>
          <table:table-cell table:style-name="ACE-1" office:value-type="float" office:value="539.5">
            <text:p>5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4M24S">
            <text:p>05:04:24</text:p>
          </table:table-cell>
          <table:table-cell table:style-name="ACE-1" office:value-type="float" office:value="4138.1999999999998">
            <text:p>4138</text:p>
          </table:table-cell>
          <table:table-cell table:style-name="ACE-1" office:value-type="float" office:value="539.5">
            <text:p>5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4M29S">
            <text:p>05:04:29</text:p>
          </table:table-cell>
          <table:table-cell table:style-name="ACE-1" office:value-type="float" office:value="4137.1000000000004">
            <text:p>4137</text:p>
          </table:table-cell>
          <table:table-cell table:style-name="ACE-1" office:value-type="float" office:value="536.5">
            <text:p>53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4M34S">
            <text:p>05:04:34</text:p>
          </table:table-cell>
          <table:table-cell table:style-name="ACE-1" office:value-type="float" office:value="4137.1000000000004">
            <text:p>4137</text:p>
          </table:table-cell>
          <table:table-cell table:style-name="ACE-1" office:value-type="float" office:value="530.5">
            <text:p>5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4M39S">
            <text:p>05:04:39</text:p>
          </table:table-cell>
          <table:table-cell table:style-name="ACE-1" office:value-type="float" office:value="4138.1999999999998">
            <text:p>4138</text:p>
          </table:table-cell>
          <table:table-cell table:style-name="ACE-1" office:value-type="float" office:value="534.5">
            <text:p>5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4M44S">
            <text:p>05:04:44</text:p>
          </table:table-cell>
          <table:table-cell table:style-name="ACE-1" office:value-type="float" office:value="4140.3999999999996">
            <text:p>4140</text:p>
          </table:table-cell>
          <table:table-cell table:style-name="ACE-1" office:value-type="float" office:value="540">
            <text:p>5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4M49S">
            <text:p>05:04:49</text:p>
          </table:table-cell>
          <table:table-cell table:style-name="ACE-1" office:value-type="float" office:value="4140.3999999999996">
            <text:p>4140</text:p>
          </table:table-cell>
          <table:table-cell table:style-name="ACE-1" office:value-type="float" office:value="541.5">
            <text:p>54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4M55S">
            <text:p>05:04:55</text:p>
          </table:table-cell>
          <table:table-cell table:style-name="ACE-1" office:value-type="float" office:value="4141.5">
            <text:p>4142</text:p>
          </table:table-cell>
          <table:table-cell table:style-name="ACE-1" office:value-type="float" office:value="539">
            <text:p>53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5M00S">
            <text:p>05:05:00</text:p>
          </table:table-cell>
          <table:table-cell table:style-name="ACE-1" office:value-type="float" office:value="4141.5">
            <text:p>4142</text:p>
          </table:table-cell>
          <table:table-cell table:style-name="ACE-1" office:value-type="float" office:value="535">
            <text:p>5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5M05S">
            <text:p>05:05:05</text:p>
          </table:table-cell>
          <table:table-cell table:style-name="ACE-1" office:value-type="float" office:value="4140.3999999999996">
            <text:p>4140</text:p>
          </table:table-cell>
          <table:table-cell table:style-name="ACE-1" office:value-type="float" office:value="532">
            <text:p>5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5M10S">
            <text:p>05:05:10</text:p>
          </table:table-cell>
          <table:table-cell table:style-name="ACE-1" office:value-type="float" office:value="4142.6000000000004">
            <text:p>4143</text:p>
          </table:table-cell>
          <table:table-cell table:style-name="ACE-1" office:value-type="float" office:value="537">
            <text:p>53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5M15S">
            <text:p>05:05:15</text:p>
          </table:table-cell>
          <table:table-cell table:style-name="ACE-1" office:value-type="float" office:value="4142.6000000000004">
            <text:p>4143</text:p>
          </table:table-cell>
          <table:table-cell table:style-name="ACE-1" office:value-type="float" office:value="536">
            <text:p>5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5M20S">
            <text:p>05:05:20</text:p>
          </table:table-cell>
          <table:table-cell table:style-name="ACE-1" office:value-type="float" office:value="4143.6999999999998">
            <text:p>4144</text:p>
          </table:table-cell>
          <table:table-cell table:style-name="ACE-1" office:value-type="float" office:value="538">
            <text:p>5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5M25S">
            <text:p>05:05:25</text:p>
          </table:table-cell>
          <table:table-cell table:style-name="ACE-1" office:value-type="float" office:value="4142.6000000000004">
            <text:p>4143</text:p>
          </table:table-cell>
          <table:table-cell table:style-name="ACE-1" office:value-type="float" office:value="532.5">
            <text:p>53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5M30S">
            <text:p>05:05:30</text:p>
          </table:table-cell>
          <table:table-cell table:style-name="ACE-1" office:value-type="float" office:value="4143.6999999999998">
            <text:p>4144</text:p>
          </table:table-cell>
          <table:table-cell table:style-name="ACE-1" office:value-type="float" office:value="531">
            <text:p>5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5M35S">
            <text:p>05:05:35</text:p>
          </table:table-cell>
          <table:table-cell table:style-name="ACE-1" office:value-type="float" office:value="4144.8000000000002">
            <text:p>4145</text:p>
          </table:table-cell>
          <table:table-cell table:style-name="ACE-1" office:value-type="float" office:value="531">
            <text:p>5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5M40S">
            <text:p>05:05:40</text:p>
          </table:table-cell>
          <table:table-cell table:style-name="ACE-1" office:value-type="float" office:value="4147">
            <text:p>4147</text:p>
          </table:table-cell>
          <table:table-cell table:style-name="ACE-1" office:value-type="float" office:value="534">
            <text:p>5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5M45S">
            <text:p>05:05:45</text:p>
          </table:table-cell>
          <table:table-cell table:style-name="ACE-1" office:value-type="float" office:value="4147">
            <text:p>4147</text:p>
          </table:table-cell>
          <table:table-cell table:style-name="ACE-1" office:value-type="float" office:value="531.5">
            <text:p>5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5M50S">
            <text:p>05:05:50</text:p>
          </table:table-cell>
          <table:table-cell table:style-name="ACE-1" office:value-type="float" office:value="4149.1999999999998">
            <text:p>4149</text:p>
          </table:table-cell>
          <table:table-cell table:style-name="ACE-1" office:value-type="float" office:value="534">
            <text:p>5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5M55S">
            <text:p>05:05:55</text:p>
          </table:table-cell>
          <table:table-cell table:style-name="ACE-1" office:value-type="float" office:value="4147">
            <text:p>4147</text:p>
          </table:table-cell>
          <table:table-cell table:style-name="ACE-1" office:value-type="float" office:value="530.5">
            <text:p>5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6M01S">
            <text:p>05:06:01</text:p>
          </table:table-cell>
          <table:table-cell table:style-name="ACE-1" office:value-type="float" office:value="4144.8000000000002">
            <text:p>4145</text:p>
          </table:table-cell>
          <table:table-cell table:style-name="ACE-1" office:value-type="float" office:value="516">
            <text:p>51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6M06S">
            <text:p>05:06:06</text:p>
          </table:table-cell>
          <table:table-cell table:style-name="ACE-1" office:value-type="float" office:value="4150.3000000000002">
            <text:p>4150</text:p>
          </table:table-cell>
          <table:table-cell table:style-name="ACE-1" office:value-type="float" office:value="531">
            <text:p>5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6M11S">
            <text:p>05:06:11</text:p>
          </table:table-cell>
          <table:table-cell table:style-name="ACE-1" office:value-type="float" office:value="4151.3999999999996">
            <text:p>4151</text:p>
          </table:table-cell>
          <table:table-cell table:style-name="ACE-1" office:value-type="float" office:value="532.5">
            <text:p>53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6M16S">
            <text:p>05:06:16</text:p>
          </table:table-cell>
          <table:table-cell table:style-name="ACE-1" office:value-type="float" office:value="4154.6999999999998">
            <text:p>4155</text:p>
          </table:table-cell>
          <table:table-cell table:style-name="ACE-1" office:value-type="float" office:value="534.5">
            <text:p>5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6M21S">
            <text:p>05:06:21</text:p>
          </table:table-cell>
          <table:table-cell table:style-name="ACE-1" office:value-type="float" office:value="4153.6000000000004">
            <text:p>4154</text:p>
          </table:table-cell>
          <table:table-cell table:style-name="ACE-1" office:value-type="float" office:value="531.5">
            <text:p>5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6M26S">
            <text:p>05:06:26</text:p>
          </table:table-cell>
          <table:table-cell table:style-name="ACE-1" office:value-type="float" office:value="4153.6000000000004">
            <text:p>4154</text:p>
          </table:table-cell>
          <table:table-cell table:style-name="ACE-1" office:value-type="float" office:value="529.5">
            <text:p>5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6M31S">
            <text:p>05:06:31</text:p>
          </table:table-cell>
          <table:table-cell table:style-name="ACE-1" office:value-type="float" office:value="4155.8000000000002">
            <text:p>4156</text:p>
          </table:table-cell>
          <table:table-cell table:style-name="ACE-1" office:value-type="float" office:value="531.5">
            <text:p>5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6M36S">
            <text:p>05:06:36</text:p>
          </table:table-cell>
          <table:table-cell table:style-name="ACE-1" office:value-type="float" office:value="4158">
            <text:p>4158</text:p>
          </table:table-cell>
          <table:table-cell table:style-name="ACE-1" office:value-type="float" office:value="531.5">
            <text:p>5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6M41S">
            <text:p>05:06:41</text:p>
          </table:table-cell>
          <table:table-cell table:style-name="ACE-1" office:value-type="float" office:value="4158">
            <text:p>4158</text:p>
          </table:table-cell>
          <table:table-cell table:style-name="ACE-1" office:value-type="float" office:value="532">
            <text:p>5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6M46S">
            <text:p>05:06:46</text:p>
          </table:table-cell>
          <table:table-cell table:style-name="ACE-1" office:value-type="float" office:value="4159.1000000000004">
            <text:p>4159</text:p>
          </table:table-cell>
          <table:table-cell table:style-name="ACE-1" office:value-type="float" office:value="529.5">
            <text:p>5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6M51S">
            <text:p>05:06:51</text:p>
          </table:table-cell>
          <table:table-cell table:style-name="ACE-1" office:value-type="float" office:value="4156.8999999999996">
            <text:p>4157</text:p>
          </table:table-cell>
          <table:table-cell table:style-name="ACE-1" office:value-type="float" office:value="526">
            <text:p>5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6M56S">
            <text:p>05:06:56</text:p>
          </table:table-cell>
          <table:table-cell table:style-name="ACE-1" office:value-type="float" office:value="4158">
            <text:p>4158</text:p>
          </table:table-cell>
          <table:table-cell table:style-name="ACE-1" office:value-type="float" office:value="527">
            <text:p>5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7M02S">
            <text:p>05:07:02</text:p>
          </table:table-cell>
          <table:table-cell table:style-name="ACE-1" office:value-type="float" office:value="4159.1000000000004">
            <text:p>4159</text:p>
          </table:table-cell>
          <table:table-cell table:style-name="ACE-1" office:value-type="float" office:value="522">
            <text:p>52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7M07S">
            <text:p>05:07:07</text:p>
          </table:table-cell>
          <table:table-cell table:style-name="ACE-1" office:value-type="float" office:value="4156.8999999999996">
            <text:p>4157</text:p>
          </table:table-cell>
          <table:table-cell table:style-name="ACE-1" office:value-type="float" office:value="521">
            <text:p>52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7M12S">
            <text:p>05:07:12</text:p>
          </table:table-cell>
          <table:table-cell table:style-name="ACE-1" office:value-type="float" office:value="4160.1999999999998">
            <text:p>4160</text:p>
          </table:table-cell>
          <table:table-cell table:style-name="ACE-1" office:value-type="float" office:value="529">
            <text:p>5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7M17S">
            <text:p>05:07:17</text:p>
          </table:table-cell>
          <table:table-cell table:style-name="ACE-1" office:value-type="float" office:value="4158">
            <text:p>4158</text:p>
          </table:table-cell>
          <table:table-cell table:style-name="ACE-1" office:value-type="float" office:value="520.5">
            <text:p>52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7M22S">
            <text:p>05:07:22</text:p>
          </table:table-cell>
          <table:table-cell table:style-name="ACE-1" office:value-type="float" office:value="4161.3000000000002">
            <text:p>4161</text:p>
          </table:table-cell>
          <table:table-cell table:style-name="ACE-1" office:value-type="float" office:value="525">
            <text:p>52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7M27S">
            <text:p>05:07:27</text:p>
          </table:table-cell>
          <table:table-cell table:style-name="ACE-1" office:value-type="float" office:value="4162.3999999999996">
            <text:p>4162</text:p>
          </table:table-cell>
          <table:table-cell table:style-name="ACE-1" office:value-type="float" office:value="525">
            <text:p>52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7M32S">
            <text:p>05:07:32</text:p>
          </table:table-cell>
          <table:table-cell table:style-name="ACE-1" office:value-type="float" office:value="4162.3999999999996">
            <text:p>4162</text:p>
          </table:table-cell>
          <table:table-cell table:style-name="ACE-1" office:value-type="float" office:value="525.5">
            <text:p>5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7M37S">
            <text:p>05:07:37</text:p>
          </table:table-cell>
          <table:table-cell table:style-name="ACE-1" office:value-type="float" office:value="4161.3000000000002">
            <text:p>4161</text:p>
          </table:table-cell>
          <table:table-cell table:style-name="ACE-1" office:value-type="float" office:value="521">
            <text:p>52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7M42S">
            <text:p>05:07:42</text:p>
          </table:table-cell>
          <table:table-cell table:style-name="ACE-1" office:value-type="float" office:value="4162.3999999999996">
            <text:p>4162</text:p>
          </table:table-cell>
          <table:table-cell table:style-name="ACE-1" office:value-type="float" office:value="521.5">
            <text:p>52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7M47S">
            <text:p>05:07:47</text:p>
          </table:table-cell>
          <table:table-cell table:style-name="ACE-1" office:value-type="float" office:value="4164.6000000000004">
            <text:p>4165</text:p>
          </table:table-cell>
          <table:table-cell table:style-name="ACE-1" office:value-type="float" office:value="517.5">
            <text:p>51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7M52S">
            <text:p>05:07:52</text:p>
          </table:table-cell>
          <table:table-cell table:style-name="ACE-1" office:value-type="float" office:value="4163.5">
            <text:p>4164</text:p>
          </table:table-cell>
          <table:table-cell table:style-name="ACE-1" office:value-type="float" office:value="518.5">
            <text:p>51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7M57S">
            <text:p>05:07:57</text:p>
          </table:table-cell>
          <table:table-cell table:style-name="ACE-1" office:value-type="float" office:value="4147">
            <text:p>4147</text:p>
          </table:table-cell>
          <table:table-cell table:style-name="ACE-1" office:value-type="float" office:value="482">
            <text:p>48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8M02S">
            <text:p>05:08:02</text:p>
          </table:table-cell>
          <table:table-cell table:style-name="ACE-1" office:value-type="float" office:value="4152.5">
            <text:p>4153</text:p>
          </table:table-cell>
          <table:table-cell table:style-name="ACE-1" office:value-type="float" office:value="487.5">
            <text:p>48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8M08S">
            <text:p>05:08:08</text:p>
          </table:table-cell>
          <table:table-cell table:style-name="ACE-1" office:value-type="float" office:value="4159.1000000000004">
            <text:p>4159</text:p>
          </table:table-cell>
          <table:table-cell table:style-name="ACE-1" office:value-type="float" office:value="503">
            <text:p>50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8M13S">
            <text:p>05:08:13</text:p>
          </table:table-cell>
          <table:table-cell table:style-name="ACE-1" office:value-type="float" office:value="4160.1999999999998">
            <text:p>4160</text:p>
          </table:table-cell>
          <table:table-cell table:style-name="ACE-1" office:value-type="float" office:value="505">
            <text:p>50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8M18S">
            <text:p>05:08:18</text:p>
          </table:table-cell>
          <table:table-cell table:style-name="ACE-1" office:value-type="float" office:value="4166.8000000000002">
            <text:p>4167</text:p>
          </table:table-cell>
          <table:table-cell table:style-name="ACE-1" office:value-type="float" office:value="520.5">
            <text:p>52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8M23S">
            <text:p>05:08:23</text:p>
          </table:table-cell>
          <table:table-cell table:style-name="ACE-1" office:value-type="float" office:value="4167.8999999999996">
            <text:p>4168</text:p>
          </table:table-cell>
          <table:table-cell table:style-name="ACE-1" office:value-type="float" office:value="521">
            <text:p>52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8M28S">
            <text:p>05:08:28</text:p>
          </table:table-cell>
          <table:table-cell table:style-name="ACE-1" office:value-type="float" office:value="4169">
            <text:p>4169</text:p>
          </table:table-cell>
          <table:table-cell table:style-name="ACE-1" office:value-type="float" office:value="520.5">
            <text:p>52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8M33S">
            <text:p>05:08:33</text:p>
          </table:table-cell>
          <table:table-cell table:style-name="ACE-1" office:value-type="float" office:value="4167.8999999999996">
            <text:p>4168</text:p>
          </table:table-cell>
          <table:table-cell table:style-name="ACE-1" office:value-type="float" office:value="517">
            <text:p>51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8M38S">
            <text:p>05:08:38</text:p>
          </table:table-cell>
          <table:table-cell table:style-name="ACE-1" office:value-type="float" office:value="4167.8999999999996">
            <text:p>4168</text:p>
          </table:table-cell>
          <table:table-cell table:style-name="ACE-1" office:value-type="float" office:value="517">
            <text:p>51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8M43S">
            <text:p>05:08:43</text:p>
          </table:table-cell>
          <table:table-cell table:style-name="ACE-1" office:value-type="float" office:value="4154.6999999999998">
            <text:p>4155</text:p>
          </table:table-cell>
          <table:table-cell table:style-name="ACE-1" office:value-type="float" office:value="478.5">
            <text:p>47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8M48S">
            <text:p>05:08:48</text:p>
          </table:table-cell>
          <table:table-cell table:style-name="ACE-1" office:value-type="float" office:value="4169">
            <text:p>4169</text:p>
          </table:table-cell>
          <table:table-cell table:style-name="ACE-1" office:value-type="float" office:value="515">
            <text:p>51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8M53S">
            <text:p>05:08:53</text:p>
          </table:table-cell>
          <table:table-cell table:style-name="ACE-1" office:value-type="float" office:value="4171.1999999999998">
            <text:p>4171</text:p>
          </table:table-cell>
          <table:table-cell table:style-name="ACE-1" office:value-type="float" office:value="517">
            <text:p>51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8M58S">
            <text:p>05:08:58</text:p>
          </table:table-cell>
          <table:table-cell table:style-name="ACE-1" office:value-type="float" office:value="4172.3000000000002">
            <text:p>4172</text:p>
          </table:table-cell>
          <table:table-cell table:style-name="ACE-1" office:value-type="float" office:value="517.5">
            <text:p>51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9M04S">
            <text:p>05:09:04</text:p>
          </table:table-cell>
          <table:table-cell table:style-name="ACE-1" office:value-type="float" office:value="4173.3999999999996">
            <text:p>4173</text:p>
          </table:table-cell>
          <table:table-cell table:style-name="ACE-1" office:value-type="float" office:value="517">
            <text:p>51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9M09S">
            <text:p>05:09:09</text:p>
          </table:table-cell>
          <table:table-cell table:style-name="ACE-1" office:value-type="float" office:value="4173.3999999999996">
            <text:p>4173</text:p>
          </table:table-cell>
          <table:table-cell table:style-name="ACE-1" office:value-type="float" office:value="517.5">
            <text:p>51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9M14S">
            <text:p>05:09:14</text:p>
          </table:table-cell>
          <table:table-cell table:style-name="ACE-1" office:value-type="float" office:value="4156.8999999999996">
            <text:p>4157</text:p>
          </table:table-cell>
          <table:table-cell table:style-name="ACE-1" office:value-type="float" office:value="475.5">
            <text:p>47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9M19S">
            <text:p>05:09:19</text:p>
          </table:table-cell>
          <table:table-cell table:style-name="ACE-1" office:value-type="float" office:value="4167.8999999999996">
            <text:p>4168</text:p>
          </table:table-cell>
          <table:table-cell table:style-name="ACE-1" office:value-type="float" office:value="493.5">
            <text:p>49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9M24S">
            <text:p>05:09:24</text:p>
          </table:table-cell>
          <table:table-cell table:style-name="ACE-1" office:value-type="float" office:value="4175.6000000000004">
            <text:p>4176</text:p>
          </table:table-cell>
          <table:table-cell table:style-name="ACE-1" office:value-type="float" office:value="514.5">
            <text:p>51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9M29S">
            <text:p>05:09:29</text:p>
          </table:table-cell>
          <table:table-cell table:style-name="ACE-1" office:value-type="float" office:value="4174.5">
            <text:p>4175</text:p>
          </table:table-cell>
          <table:table-cell table:style-name="ACE-1" office:value-type="float" office:value="508">
            <text:p>50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9M34S">
            <text:p>05:09:34</text:p>
          </table:table-cell>
          <table:table-cell table:style-name="ACE-1" office:value-type="float" office:value="4174.5">
            <text:p>4175</text:p>
          </table:table-cell>
          <table:table-cell table:style-name="ACE-1" office:value-type="float" office:value="510.5">
            <text:p>51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9M39S">
            <text:p>05:09:39</text:p>
          </table:table-cell>
          <table:table-cell table:style-name="ACE-1" office:value-type="float" office:value="4176.6999999999998">
            <text:p>4177</text:p>
          </table:table-cell>
          <table:table-cell table:style-name="ACE-1" office:value-type="float" office:value="513.5">
            <text:p>51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9M44S">
            <text:p>05:09:44</text:p>
          </table:table-cell>
          <table:table-cell table:style-name="ACE-1" office:value-type="float" office:value="4177.8000000000002">
            <text:p>4178</text:p>
          </table:table-cell>
          <table:table-cell table:style-name="ACE-1" office:value-type="float" office:value="514">
            <text:p>51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9M49S">
            <text:p>05:09:49</text:p>
          </table:table-cell>
          <table:table-cell table:style-name="ACE-1" office:value-type="float" office:value="4163.5">
            <text:p>4164</text:p>
          </table:table-cell>
          <table:table-cell table:style-name="ACE-1" office:value-type="float" office:value="475">
            <text:p>47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09M55S">
            <text:p>05:09:55</text:p>
          </table:table-cell>
          <table:table-cell table:style-name="ACE-1" office:value-type="float" office:value="4176.6999999999998">
            <text:p>4177</text:p>
          </table:table-cell>
          <table:table-cell table:style-name="ACE-1" office:value-type="float" office:value="503.5">
            <text:p>50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0M00S">
            <text:p>05:10:00</text:p>
          </table:table-cell>
          <table:table-cell table:style-name="ACE-1" office:value-type="float" office:value="4178.8999999999996">
            <text:p>4179</text:p>
          </table:table-cell>
          <table:table-cell table:style-name="ACE-1" office:value-type="float" office:value="509.5">
            <text:p>51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0M05S">
            <text:p>05:10:05</text:p>
          </table:table-cell>
          <table:table-cell table:style-name="ACE-1" office:value-type="float" office:value="4176.6999999999998">
            <text:p>4177</text:p>
          </table:table-cell>
          <table:table-cell table:style-name="ACE-1" office:value-type="float" office:value="502">
            <text:p>50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0M10S">
            <text:p>05:10:10</text:p>
          </table:table-cell>
          <table:table-cell table:style-name="ACE-1" office:value-type="float" office:value="4180">
            <text:p>4180</text:p>
          </table:table-cell>
          <table:table-cell table:style-name="ACE-1" office:value-type="float" office:value="508">
            <text:p>50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0M15S">
            <text:p>05:10:15</text:p>
          </table:table-cell>
          <table:table-cell table:style-name="ACE-1" office:value-type="float" office:value="4182.1999999999998">
            <text:p>4182</text:p>
          </table:table-cell>
          <table:table-cell table:style-name="ACE-1" office:value-type="float" office:value="511.5">
            <text:p>51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0M20S">
            <text:p>05:10:20</text:p>
          </table:table-cell>
          <table:table-cell table:style-name="ACE-1" office:value-type="float" office:value="4169">
            <text:p>4169</text:p>
          </table:table-cell>
          <table:table-cell table:style-name="ACE-1" office:value-type="float" office:value="475">
            <text:p>47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0M25S">
            <text:p>05:10:25</text:p>
          </table:table-cell>
          <table:table-cell table:style-name="ACE-1" office:value-type="float" office:value="4171.1999999999998">
            <text:p>4171</text:p>
          </table:table-cell>
          <table:table-cell table:style-name="ACE-1" office:value-type="float" office:value="485">
            <text:p>48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0M30S">
            <text:p>05:10:30</text:p>
          </table:table-cell>
          <table:table-cell table:style-name="ACE-1" office:value-type="float" office:value="4183.3000000000002">
            <text:p>4183</text:p>
          </table:table-cell>
          <table:table-cell table:style-name="ACE-1" office:value-type="float" office:value="509">
            <text:p>50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0M35S">
            <text:p>05:10:35</text:p>
          </table:table-cell>
          <table:table-cell table:style-name="ACE-1" office:value-type="float" office:value="4183.3000000000002">
            <text:p>4183</text:p>
          </table:table-cell>
          <table:table-cell table:style-name="ACE-1" office:value-type="float" office:value="509">
            <text:p>50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0M40S">
            <text:p>05:10:40</text:p>
          </table:table-cell>
          <table:table-cell table:style-name="ACE-1" office:value-type="float" office:value="4185.5">
            <text:p>4186</text:p>
          </table:table-cell>
          <table:table-cell table:style-name="ACE-1" office:value-type="float" office:value="509">
            <text:p>50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0M45S">
            <text:p>05:10:45</text:p>
          </table:table-cell>
          <table:table-cell table:style-name="ACE-1" office:value-type="float" office:value="4185.5">
            <text:p>4186</text:p>
          </table:table-cell>
          <table:table-cell table:style-name="ACE-1" office:value-type="float" office:value="507">
            <text:p>50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0M51S">
            <text:p>05:10:51</text:p>
          </table:table-cell>
          <table:table-cell table:style-name="ACE-1" office:value-type="float" office:value="4182.1999999999998">
            <text:p>4182</text:p>
          </table:table-cell>
          <table:table-cell table:style-name="ACE-1" office:value-type="float" office:value="510">
            <text:p>51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0M56S">
            <text:p>05:10:56</text:p>
          </table:table-cell>
          <table:table-cell table:style-name="ACE-1" office:value-type="float" office:value="4173.3999999999996">
            <text:p>4173</text:p>
          </table:table-cell>
          <table:table-cell table:style-name="ACE-1" office:value-type="float" office:value="463">
            <text:p>46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1M01S">
            <text:p>05:11:01</text:p>
          </table:table-cell>
          <table:table-cell table:style-name="ACE-1" office:value-type="float" office:value="4182.1999999999998">
            <text:p>4182</text:p>
          </table:table-cell>
          <table:table-cell table:style-name="ACE-1" office:value-type="float" office:value="485.5">
            <text:p>48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1M06S">
            <text:p>05:11:06</text:p>
          </table:table-cell>
          <table:table-cell table:style-name="ACE-1" office:value-type="float" office:value="4185.5">
            <text:p>4186</text:p>
          </table:table-cell>
          <table:table-cell table:style-name="ACE-1" office:value-type="float" office:value="505">
            <text:p>50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1M11S">
            <text:p>05:11:11</text:p>
          </table:table-cell>
          <table:table-cell table:style-name="ACE-1" office:value-type="float" office:value="4186.6000000000004">
            <text:p>4187</text:p>
          </table:table-cell>
          <table:table-cell table:style-name="ACE-1" office:value-type="float" office:value="505.5">
            <text:p>50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1M16S">
            <text:p>05:11:16</text:p>
          </table:table-cell>
          <table:table-cell table:style-name="ACE-1" office:value-type="float" office:value="4187.6999999999998">
            <text:p>4188</text:p>
          </table:table-cell>
          <table:table-cell table:style-name="ACE-1" office:value-type="float" office:value="505">
            <text:p>50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1M21S">
            <text:p>05:11:21</text:p>
          </table:table-cell>
          <table:table-cell table:style-name="ACE-1" office:value-type="float" office:value="4186.6000000000004">
            <text:p>4187</text:p>
          </table:table-cell>
          <table:table-cell table:style-name="ACE-1" office:value-type="float" office:value="504.5">
            <text:p>50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1M26S">
            <text:p>05:11:26</text:p>
          </table:table-cell>
          <table:table-cell table:style-name="ACE-1" office:value-type="float" office:value="4177.8000000000002">
            <text:p>4178</text:p>
          </table:table-cell>
          <table:table-cell table:style-name="ACE-1" office:value-type="float" office:value="478.5">
            <text:p>47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1M31S">
            <text:p>05:11:31</text:p>
          </table:table-cell>
          <table:table-cell table:style-name="ACE-1" office:value-type="float" office:value="4178.8999999999996">
            <text:p>4179</text:p>
          </table:table-cell>
          <table:table-cell table:style-name="ACE-1" office:value-type="float" office:value="474">
            <text:p>47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1M36S">
            <text:p>05:11:36</text:p>
          </table:table-cell>
          <table:table-cell table:style-name="ACE-1" office:value-type="float" office:value="4189.8999999999996">
            <text:p>4190</text:p>
          </table:table-cell>
          <table:table-cell table:style-name="ACE-1" office:value-type="float" office:value="506.5">
            <text:p>50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1M41S">
            <text:p>05:11:41</text:p>
          </table:table-cell>
          <table:table-cell table:style-name="ACE-1" office:value-type="float" office:value="4187.6999999999998">
            <text:p>4188</text:p>
          </table:table-cell>
          <table:table-cell table:style-name="ACE-1" office:value-type="float" office:value="498">
            <text:p>49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1M47S">
            <text:p>05:11:47</text:p>
          </table:table-cell>
          <table:table-cell table:style-name="ACE-1" office:value-type="float" office:value="4189.8999999999996">
            <text:p>4190</text:p>
          </table:table-cell>
          <table:table-cell table:style-name="ACE-1" office:value-type="float" office:value="503.5">
            <text:p>50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1M52S">
            <text:p>05:11:52</text:p>
          </table:table-cell>
          <table:table-cell table:style-name="ACE-1" office:value-type="float" office:value="4189.8999999999996">
            <text:p>4190</text:p>
          </table:table-cell>
          <table:table-cell table:style-name="ACE-1" office:value-type="float" office:value="502">
            <text:p>50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1M57S">
            <text:p>05:11:57</text:p>
          </table:table-cell>
          <table:table-cell table:style-name="ACE-1" office:value-type="float" office:value="4188.8000000000002">
            <text:p>4189</text:p>
          </table:table-cell>
          <table:table-cell table:style-name="ACE-1" office:value-type="float" office:value="499.5">
            <text:p>50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2M02S">
            <text:p>05:12:02</text:p>
          </table:table-cell>
          <table:table-cell table:style-name="ACE-1" office:value-type="float" office:value="4161.3000000000002">
            <text:p>4161</text:p>
          </table:table-cell>
          <table:table-cell table:style-name="ACE-1" office:value-type="float" office:value="418">
            <text:p>41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2M07S">
            <text:p>05:12:07</text:p>
          </table:table-cell>
          <table:table-cell table:style-name="ACE-1" office:value-type="float" office:value="4185.5">
            <text:p>4186</text:p>
          </table:table-cell>
          <table:table-cell table:style-name="ACE-1" office:value-type="float" office:value="476.5">
            <text:p>47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2M12S">
            <text:p>05:12:12</text:p>
          </table:table-cell>
          <table:table-cell table:style-name="ACE-1" office:value-type="float" office:value="4193.1999999999998">
            <text:p>4193</text:p>
          </table:table-cell>
          <table:table-cell table:style-name="ACE-1" office:value-type="float" office:value="501.5">
            <text:p>50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2M17S">
            <text:p>05:12:17</text:p>
          </table:table-cell>
          <table:table-cell table:style-name="ACE-1" office:value-type="float" office:value="4193.1999999999998">
            <text:p>4193</text:p>
          </table:table-cell>
          <table:table-cell table:style-name="ACE-1" office:value-type="float" office:value="501.5">
            <text:p>50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2M22S">
            <text:p>05:12:22</text:p>
          </table:table-cell>
          <table:table-cell table:style-name="ACE-1" office:value-type="float" office:value="4193.1999999999998">
            <text:p>4193</text:p>
          </table:table-cell>
          <table:table-cell table:style-name="ACE-1" office:value-type="float" office:value="498.5">
            <text:p>49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2M27S">
            <text:p>05:12:27</text:p>
          </table:table-cell>
          <table:table-cell table:style-name="ACE-1" office:value-type="float" office:value="4193.1999999999998">
            <text:p>4193</text:p>
          </table:table-cell>
          <table:table-cell table:style-name="ACE-1" office:value-type="float" office:value="491">
            <text:p>49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2M32S">
            <text:p>05:12:32</text:p>
          </table:table-cell>
          <table:table-cell table:style-name="ACE-1" office:value-type="float" office:value="4188.8000000000002">
            <text:p>4189</text:p>
          </table:table-cell>
          <table:table-cell table:style-name="ACE-1" office:value-type="float" office:value="476.5">
            <text:p>47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2M37S">
            <text:p>05:12:37</text:p>
          </table:table-cell>
          <table:table-cell table:style-name="ACE-1" office:value-type="float" office:value="4184.3999999999996">
            <text:p>4184</text:p>
          </table:table-cell>
          <table:table-cell table:style-name="ACE-1" office:value-type="float" office:value="460">
            <text:p>46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2M43S">
            <text:p>05:12:43</text:p>
          </table:table-cell>
          <table:table-cell table:style-name="ACE-1" office:value-type="float" office:value="4192.1000000000004">
            <text:p>4192</text:p>
          </table:table-cell>
          <table:table-cell table:style-name="ACE-1" office:value-type="float" office:value="480">
            <text:p>48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2M48S">
            <text:p>05:12:48</text:p>
          </table:table-cell>
          <table:table-cell table:style-name="ACE-1" office:value-type="float" office:value="4194.3000000000002">
            <text:p>4194</text:p>
          </table:table-cell>
          <table:table-cell table:style-name="ACE-1" office:value-type="float" office:value="485">
            <text:p>48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2M53S">
            <text:p>05:12:53</text:p>
          </table:table-cell>
          <table:table-cell table:style-name="ACE-1" office:value-type="float" office:value="4193.1999999999998">
            <text:p>4193</text:p>
          </table:table-cell>
          <table:table-cell table:style-name="ACE-1" office:value-type="float" office:value="482">
            <text:p>48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2M58S">
            <text:p>05:12:58</text:p>
          </table:table-cell>
          <table:table-cell table:style-name="ACE-1" office:value-type="float" office:value="4193.1999999999998">
            <text:p>4193</text:p>
          </table:table-cell>
          <table:table-cell table:style-name="ACE-1" office:value-type="float" office:value="483">
            <text:p>48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3M03S">
            <text:p>05:13:03</text:p>
          </table:table-cell>
          <table:table-cell table:style-name="ACE-1" office:value-type="float" office:value="4192.1000000000004">
            <text:p>4192</text:p>
          </table:table-cell>
          <table:table-cell table:style-name="ACE-1" office:value-type="float" office:value="478.5">
            <text:p>47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3M08S">
            <text:p>05:13:08</text:p>
          </table:table-cell>
          <table:table-cell table:style-name="ACE-1" office:value-type="float" office:value="4187.6999999999998">
            <text:p>4188</text:p>
          </table:table-cell>
          <table:table-cell table:style-name="ACE-1" office:value-type="float" office:value="455">
            <text:p>45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3M13S">
            <text:p>05:13:13</text:p>
          </table:table-cell>
          <table:table-cell table:style-name="ACE-1" office:value-type="float" office:value="4187.6999999999998">
            <text:p>4188</text:p>
          </table:table-cell>
          <table:table-cell table:style-name="ACE-1" office:value-type="float" office:value="454.5">
            <text:p>45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3M18S">
            <text:p>05:13:18</text:p>
          </table:table-cell>
          <table:table-cell table:style-name="ACE-1" office:value-type="float" office:value="4194.3000000000002">
            <text:p>4194</text:p>
          </table:table-cell>
          <table:table-cell table:style-name="ACE-1" office:value-type="float" office:value="477.5">
            <text:p>47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3M23S">
            <text:p>05:13:23</text:p>
          </table:table-cell>
          <table:table-cell table:style-name="ACE-1" office:value-type="float" office:value="4193.1999999999998">
            <text:p>4193</text:p>
          </table:table-cell>
          <table:table-cell table:style-name="ACE-1" office:value-type="float" office:value="471">
            <text:p>47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3M28S">
            <text:p>05:13:28</text:p>
          </table:table-cell>
          <table:table-cell table:style-name="ACE-1" office:value-type="float" office:value="4193.1999999999998">
            <text:p>4193</text:p>
          </table:table-cell>
          <table:table-cell table:style-name="ACE-1" office:value-type="float" office:value="468">
            <text:p>46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3M33S">
            <text:p>05:13:33</text:p>
          </table:table-cell>
          <table:table-cell table:style-name="ACE-1" office:value-type="float" office:value="4191">
            <text:p>4191</text:p>
          </table:table-cell>
          <table:table-cell table:style-name="ACE-1" office:value-type="float" office:value="470">
            <text:p>47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3M39S">
            <text:p>05:13:39</text:p>
          </table:table-cell>
          <table:table-cell table:style-name="ACE-1" office:value-type="float" office:value="4192.1000000000004">
            <text:p>4192</text:p>
          </table:table-cell>
          <table:table-cell table:style-name="ACE-1" office:value-type="float" office:value="465.5">
            <text:p>46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3M44S">
            <text:p>05:13:44</text:p>
          </table:table-cell>
          <table:table-cell table:style-name="ACE-1" office:value-type="float" office:value="4187.6999999999998">
            <text:p>4188</text:p>
          </table:table-cell>
          <table:table-cell table:style-name="ACE-1" office:value-type="float" office:value="445.5">
            <text:p>44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3M49S">
            <text:p>05:13:49</text:p>
          </table:table-cell>
          <table:table-cell table:style-name="ACE-1" office:value-type="float" office:value="4192.1000000000004">
            <text:p>4192</text:p>
          </table:table-cell>
          <table:table-cell table:style-name="ACE-1" office:value-type="float" office:value="462">
            <text:p>46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3M54S">
            <text:p>05:13:54</text:p>
          </table:table-cell>
          <table:table-cell table:style-name="ACE-1" office:value-type="float" office:value="4193.1999999999998">
            <text:p>4193</text:p>
          </table:table-cell>
          <table:table-cell table:style-name="ACE-1" office:value-type="float" office:value="463.5">
            <text:p>46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3M59S">
            <text:p>05:13:59</text:p>
          </table:table-cell>
          <table:table-cell table:style-name="ACE-1" office:value-type="float" office:value="4194.3000000000002">
            <text:p>4194</text:p>
          </table:table-cell>
          <table:table-cell table:style-name="ACE-1" office:value-type="float" office:value="461.5">
            <text:p>46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4M04S">
            <text:p>05:14:04</text:p>
          </table:table-cell>
          <table:table-cell table:style-name="ACE-1" office:value-type="float" office:value="4194.3000000000002">
            <text:p>4194</text:p>
          </table:table-cell>
          <table:table-cell table:style-name="ACE-1" office:value-type="float" office:value="458">
            <text:p>45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4M09S">
            <text:p>05:14:09</text:p>
          </table:table-cell>
          <table:table-cell table:style-name="ACE-1" office:value-type="float" office:value="4194.3000000000002">
            <text:p>4194</text:p>
          </table:table-cell>
          <table:table-cell table:style-name="ACE-1" office:value-type="float" office:value="461.5">
            <text:p>46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4M14S">
            <text:p>05:14:14</text:p>
          </table:table-cell>
          <table:table-cell table:style-name="ACE-1" office:value-type="float" office:value="4191">
            <text:p>4191</text:p>
          </table:table-cell>
          <table:table-cell table:style-name="ACE-1" office:value-type="float" office:value="454.5">
            <text:p>45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4M19S">
            <text:p>05:14:19</text:p>
          </table:table-cell>
          <table:table-cell table:style-name="ACE-1" office:value-type="float" office:value="4188.8000000000002">
            <text:p>4189</text:p>
          </table:table-cell>
          <table:table-cell table:style-name="ACE-1" office:value-type="float" office:value="439.5">
            <text:p>4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4M24S">
            <text:p>05:14:24</text:p>
          </table:table-cell>
          <table:table-cell table:style-name="ACE-1" office:value-type="float" office:value="4193.1999999999998">
            <text:p>4193</text:p>
          </table:table-cell>
          <table:table-cell table:style-name="ACE-1" office:value-type="float" office:value="451">
            <text:p>45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4M30S">
            <text:p>05:14:30</text:p>
          </table:table-cell>
          <table:table-cell table:style-name="ACE-1" office:value-type="float" office:value="4194.3000000000002">
            <text:p>4194</text:p>
          </table:table-cell>
          <table:table-cell table:style-name="ACE-1" office:value-type="float" office:value="450.5">
            <text:p>45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4M35S">
            <text:p>05:14:35</text:p>
          </table:table-cell>
          <table:table-cell table:style-name="ACE-1" office:value-type="float" office:value="4195.3999999999996">
            <text:p>4195</text:p>
          </table:table-cell>
          <table:table-cell table:style-name="ACE-1" office:value-type="float" office:value="445.5">
            <text:p>44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4M40S">
            <text:p>05:14:40</text:p>
          </table:table-cell>
          <table:table-cell table:style-name="ACE-1" office:value-type="float" office:value="4193.1999999999998">
            <text:p>4193</text:p>
          </table:table-cell>
          <table:table-cell table:style-name="ACE-1" office:value-type="float" office:value="442.5">
            <text:p>44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4M45S">
            <text:p>05:14:45</text:p>
          </table:table-cell>
          <table:table-cell table:style-name="ACE-1" office:value-type="float" office:value="4193.1999999999998">
            <text:p>4193</text:p>
          </table:table-cell>
          <table:table-cell table:style-name="ACE-1" office:value-type="float" office:value="443">
            <text:p>44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4M50S">
            <text:p>05:14:50</text:p>
          </table:table-cell>
          <table:table-cell table:style-name="ACE-1" office:value-type="float" office:value="4193.1999999999998">
            <text:p>4193</text:p>
          </table:table-cell>
          <table:table-cell table:style-name="ACE-1" office:value-type="float" office:value="442">
            <text:p>44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4M55S">
            <text:p>05:14:55</text:p>
          </table:table-cell>
          <table:table-cell table:style-name="ACE-1" office:value-type="float" office:value="4189.8999999999996">
            <text:p>4190</text:p>
          </table:table-cell>
          <table:table-cell table:style-name="ACE-1" office:value-type="float" office:value="435.5">
            <text:p>4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5M00S">
            <text:p>05:15:00</text:p>
          </table:table-cell>
          <table:table-cell table:style-name="ACE-1" office:value-type="float" office:value="4195.3999999999996">
            <text:p>4195</text:p>
          </table:table-cell>
          <table:table-cell table:style-name="ACE-1" office:value-type="float" office:value="439">
            <text:p>43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5M05S">
            <text:p>05:15:05</text:p>
          </table:table-cell>
          <table:table-cell table:style-name="ACE-1" office:value-type="float" office:value="4193.1999999999998">
            <text:p>4193</text:p>
          </table:table-cell>
          <table:table-cell table:style-name="ACE-1" office:value-type="float" office:value="444.5">
            <text:p>44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5M10S">
            <text:p>05:15:10</text:p>
          </table:table-cell>
          <table:table-cell table:style-name="ACE-1" office:value-type="float" office:value="4193.1999999999998">
            <text:p>4193</text:p>
          </table:table-cell>
          <table:table-cell table:style-name="ACE-1" office:value-type="float" office:value="438.5">
            <text:p>43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5M15S">
            <text:p>05:15:15</text:p>
          </table:table-cell>
          <table:table-cell table:style-name="ACE-1" office:value-type="float" office:value="4194.3000000000002">
            <text:p>4194</text:p>
          </table:table-cell>
          <table:table-cell table:style-name="ACE-1" office:value-type="float" office:value="439">
            <text:p>43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5M20S">
            <text:p>05:15:20</text:p>
          </table:table-cell>
          <table:table-cell table:style-name="ACE-1" office:value-type="float" office:value="4191">
            <text:p>4191</text:p>
          </table:table-cell>
          <table:table-cell table:style-name="ACE-1" office:value-type="float" office:value="427">
            <text:p>4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5M25S">
            <text:p>05:15:25</text:p>
          </table:table-cell>
          <table:table-cell table:style-name="ACE-1" office:value-type="float" office:value="4193.1999999999998">
            <text:p>4193</text:p>
          </table:table-cell>
          <table:table-cell table:style-name="ACE-1" office:value-type="float" office:value="430">
            <text:p>4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5M31S">
            <text:p>05:15:31</text:p>
          </table:table-cell>
          <table:table-cell table:style-name="ACE-1" office:value-type="float" office:value="4194.3000000000002">
            <text:p>4194</text:p>
          </table:table-cell>
          <table:table-cell table:style-name="ACE-1" office:value-type="float" office:value="433.5">
            <text:p>4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5M36S">
            <text:p>05:15:36</text:p>
          </table:table-cell>
          <table:table-cell table:style-name="ACE-1" office:value-type="float" office:value="4194.3000000000002">
            <text:p>4194</text:p>
          </table:table-cell>
          <table:table-cell table:style-name="ACE-1" office:value-type="float" office:value="434.5">
            <text:p>4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5M41S">
            <text:p>05:15:41</text:p>
          </table:table-cell>
          <table:table-cell table:style-name="ACE-1" office:value-type="float" office:value="4195.3999999999996">
            <text:p>4195</text:p>
          </table:table-cell>
          <table:table-cell table:style-name="ACE-1" office:value-type="float" office:value="426.5">
            <text:p>4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5M46S">
            <text:p>05:15:46</text:p>
          </table:table-cell>
          <table:table-cell table:style-name="ACE-1" office:value-type="float" office:value="4193.1999999999998">
            <text:p>4193</text:p>
          </table:table-cell>
          <table:table-cell table:style-name="ACE-1" office:value-type="float" office:value="432.5">
            <text:p>43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5M51S">
            <text:p>05:15:51</text:p>
          </table:table-cell>
          <table:table-cell table:style-name="ACE-1" office:value-type="float" office:value="4189.8999999999996">
            <text:p>4190</text:p>
          </table:table-cell>
          <table:table-cell table:style-name="ACE-1" office:value-type="float" office:value="418">
            <text:p>41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5M56S">
            <text:p>05:15:56</text:p>
          </table:table-cell>
          <table:table-cell table:style-name="ACE-1" office:value-type="float" office:value="4188.8000000000002">
            <text:p>4189</text:p>
          </table:table-cell>
          <table:table-cell table:style-name="ACE-1" office:value-type="float" office:value="402">
            <text:p>40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6M01S">
            <text:p>05:16:01</text:p>
          </table:table-cell>
          <table:table-cell table:style-name="ACE-1" office:value-type="float" office:value="4186.6000000000004">
            <text:p>4187</text:p>
          </table:table-cell>
          <table:table-cell table:style-name="ACE-1" office:value-type="float" office:value="407.5">
            <text:p>40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6M06S">
            <text:p>05:16:06</text:p>
          </table:table-cell>
          <table:table-cell table:style-name="ACE-1" office:value-type="float" office:value="4180">
            <text:p>4180</text:p>
          </table:table-cell>
          <table:table-cell table:style-name="ACE-1" office:value-type="float" office:value="400">
            <text:p>40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6M12S">
            <text:p>05:16:12</text:p>
          </table:table-cell>
          <table:table-cell table:style-name="ACE-1" office:value-type="float" office:value="4193.1999999999998">
            <text:p>4193</text:p>
          </table:table-cell>
          <table:table-cell table:style-name="ACE-1" office:value-type="float" office:value="421">
            <text:p>42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6M17S">
            <text:p>05:16:17</text:p>
          </table:table-cell>
          <table:table-cell table:style-name="ACE-1" office:value-type="float" office:value="4191">
            <text:p>4191</text:p>
          </table:table-cell>
          <table:table-cell table:style-name="ACE-1" office:value-type="float" office:value="428">
            <text:p>4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6M22S">
            <text:p>05:16:22</text:p>
          </table:table-cell>
          <table:table-cell table:style-name="ACE-1" office:value-type="float" office:value="4187.6999999999998">
            <text:p>4188</text:p>
          </table:table-cell>
          <table:table-cell table:style-name="ACE-1" office:value-type="float" office:value="408.5">
            <text:p>40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6M27S">
            <text:p>05:16:27</text:p>
          </table:table-cell>
          <table:table-cell table:style-name="ACE-1" office:value-type="float" office:value="4154.6999999999998">
            <text:p>4155</text:p>
          </table:table-cell>
          <table:table-cell table:style-name="ACE-1" office:value-type="float" office:value="263">
            <text:p>26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6M32S">
            <text:p>05:16:32</text:p>
          </table:table-cell>
          <table:table-cell table:style-name="ACE-1" office:value-type="float" office:value="4182.1999999999998">
            <text:p>4182</text:p>
          </table:table-cell>
          <table:table-cell table:style-name="ACE-1" office:value-type="float" office:value="399">
            <text:p>39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6M37S">
            <text:p>05:16:37</text:p>
          </table:table-cell>
          <table:table-cell table:style-name="ACE-1" office:value-type="float" office:value="4173.3999999999996">
            <text:p>4173</text:p>
          </table:table-cell>
          <table:table-cell table:style-name="ACE-1" office:value-type="float" office:value="358">
            <text:p>35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6M42S">
            <text:p>05:16:42</text:p>
          </table:table-cell>
          <table:table-cell table:style-name="ACE-1" office:value-type="float" office:value="4188.8000000000002">
            <text:p>4189</text:p>
          </table:table-cell>
          <table:table-cell table:style-name="ACE-1" office:value-type="float" office:value="387">
            <text:p>38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6M47S">
            <text:p>05:16:47</text:p>
          </table:table-cell>
          <table:table-cell table:style-name="ACE-1" office:value-type="float" office:value="4188.8000000000002">
            <text:p>4189</text:p>
          </table:table-cell>
          <table:table-cell table:style-name="ACE-1" office:value-type="float" office:value="394.5">
            <text:p>39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6M52S">
            <text:p>05:16:52</text:p>
          </table:table-cell>
          <table:table-cell table:style-name="ACE-1" office:value-type="float" office:value="4162.3999999999996">
            <text:p>4162</text:p>
          </table:table-cell>
          <table:table-cell table:style-name="ACE-1" office:value-type="float" office:value="326">
            <text:p>3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6M57S">
            <text:p>05:16:57</text:p>
          </table:table-cell>
          <table:table-cell table:style-name="ACE-1" office:value-type="float" office:value="4177.8000000000002">
            <text:p>4178</text:p>
          </table:table-cell>
          <table:table-cell table:style-name="ACE-1" office:value-type="float" office:value="350.5">
            <text:p>35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7M02S">
            <text:p>05:17:02</text:p>
          </table:table-cell>
          <table:table-cell table:style-name="ACE-1" office:value-type="float" office:value="4193.1999999999998">
            <text:p>4193</text:p>
          </table:table-cell>
          <table:table-cell table:style-name="ACE-1" office:value-type="float" office:value="417">
            <text:p>41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7M08S">
            <text:p>05:17:08</text:p>
          </table:table-cell>
          <table:table-cell table:style-name="ACE-1" office:value-type="float" office:value="4183.3000000000002">
            <text:p>4183</text:p>
          </table:table-cell>
          <table:table-cell table:style-name="ACE-1" office:value-type="float" office:value="410.5">
            <text:p>41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7M13S">
            <text:p>05:17:13</text:p>
          </table:table-cell>
          <table:table-cell table:style-name="ACE-1" office:value-type="float" office:value="4194.3000000000002">
            <text:p>4194</text:p>
          </table:table-cell>
          <table:table-cell table:style-name="ACE-1" office:value-type="float" office:value="425.5">
            <text:p>4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7M18S">
            <text:p>05:17:18</text:p>
          </table:table-cell>
          <table:table-cell table:style-name="ACE-1" office:value-type="float" office:value="4149.1999999999998">
            <text:p>4149</text:p>
          </table:table-cell>
          <table:table-cell table:style-name="ACE-1" office:value-type="float" office:value="230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7M23S">
            <text:p>05:17:23</text:p>
          </table:table-cell>
          <table:table-cell table:style-name="ACE-1" office:value-type="float" office:value="4145.8999999999996">
            <text:p>4146</text:p>
          </table:table-cell>
          <table:table-cell table:style-name="ACE-1" office:value-type="float" office:value="275">
            <text:p>27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7M28S">
            <text:p>05:17:28</text:p>
          </table:table-cell>
          <table:table-cell table:style-name="ACE-1" office:value-type="float" office:value="4185.5">
            <text:p>4186</text:p>
          </table:table-cell>
          <table:table-cell table:style-name="ACE-1" office:value-type="float" office:value="377">
            <text:p>37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7M33S">
            <text:p>05:17:33</text:p>
          </table:table-cell>
          <table:table-cell table:style-name="ACE-1" office:value-type="float" office:value="4155.8000000000002">
            <text:p>4156</text:p>
          </table:table-cell>
          <table:table-cell table:style-name="ACE-1" office:value-type="float" office:value="319.5">
            <text:p>32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7M38S">
            <text:p>05:17:38</text:p>
          </table:table-cell>
          <table:table-cell table:style-name="ACE-1" office:value-type="float" office:value="4194.3000000000002">
            <text:p>4194</text:p>
          </table:table-cell>
          <table:table-cell table:style-name="ACE-1" office:value-type="float" office:value="398.5">
            <text:p>39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7M43S">
            <text:p>05:17:43</text:p>
          </table:table-cell>
          <table:table-cell table:style-name="ACE-1" office:value-type="float" office:value="4176.6999999999998">
            <text:p>4177</text:p>
          </table:table-cell>
          <table:table-cell table:style-name="ACE-1" office:value-type="float" office:value="346.5">
            <text:p>34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7M48S">
            <text:p>05:17:48</text:p>
          </table:table-cell>
          <table:table-cell table:style-name="ACE-1" office:value-type="float" office:value="4194.3000000000002">
            <text:p>4194</text:p>
          </table:table-cell>
          <table:table-cell table:style-name="ACE-1" office:value-type="float" office:value="401.5">
            <text:p>40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7M53S">
            <text:p>05:17:53</text:p>
          </table:table-cell>
          <table:table-cell table:style-name="ACE-1" office:value-type="float" office:value="4178.8999999999996">
            <text:p>4179</text:p>
          </table:table-cell>
          <table:table-cell table:style-name="ACE-1" office:value-type="float" office:value="345">
            <text:p>34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7M58S">
            <text:p>05:17:58</text:p>
          </table:table-cell>
          <table:table-cell table:style-name="ACE-1" office:value-type="float" office:value="4169">
            <text:p>4169</text:p>
          </table:table-cell>
          <table:table-cell table:style-name="ACE-1" office:value-type="float" office:value="285.5">
            <text:p>28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8M04S">
            <text:p>05:18:04</text:p>
          </table:table-cell>
          <table:table-cell table:style-name="ACE-1" office:value-type="float" office:value="4194.3000000000002">
            <text:p>4194</text:p>
          </table:table-cell>
          <table:table-cell table:style-name="ACE-1" office:value-type="float" office:value="367">
            <text:p>36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8M09S">
            <text:p>05:18:09</text:p>
          </table:table-cell>
          <table:table-cell table:style-name="ACE-1" office:value-type="float" office:value="4193.1999999999998">
            <text:p>4193</text:p>
          </table:table-cell>
          <table:table-cell table:style-name="ACE-1" office:value-type="float" office:value="387">
            <text:p>38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8M14S">
            <text:p>05:18:14</text:p>
          </table:table-cell>
          <table:table-cell table:style-name="ACE-1" office:value-type="float" office:value="4181.1000000000004">
            <text:p>4181</text:p>
          </table:table-cell>
          <table:table-cell table:style-name="ACE-1" office:value-type="float" office:value="386.5">
            <text:p>38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8M19S">
            <text:p>05:18:19</text:p>
          </table:table-cell>
          <table:table-cell table:style-name="ACE-1" office:value-type="float" office:value="4154.6999999999998">
            <text:p>4155</text:p>
          </table:table-cell>
          <table:table-cell table:style-name="ACE-1" office:value-type="float" office:value="255.5">
            <text:p>25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8M24S">
            <text:p>05:18:24</text:p>
          </table:table-cell>
          <table:table-cell table:style-name="ACE-1" office:value-type="float" office:value="4172.3000000000002">
            <text:p>4172</text:p>
          </table:table-cell>
          <table:table-cell table:style-name="ACE-1" office:value-type="float" office:value="322.5">
            <text:p>3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8M29S">
            <text:p>05:18:29</text:p>
          </table:table-cell>
          <table:table-cell table:style-name="ACE-1" office:value-type="float" office:value="4170.1000000000004">
            <text:p>4170</text:p>
          </table:table-cell>
          <table:table-cell table:style-name="ACE-1" office:value-type="float" office:value="341">
            <text:p>34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8M34S">
            <text:p>05:18:34</text:p>
          </table:table-cell>
          <table:table-cell table:style-name="ACE-1" office:value-type="float" office:value="4180">
            <text:p>4180</text:p>
          </table:table-cell>
          <table:table-cell table:style-name="ACE-1" office:value-type="float" office:value="330.5">
            <text:p>3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8M39S">
            <text:p>05:18:39</text:p>
          </table:table-cell>
          <table:table-cell table:style-name="ACE-1" office:value-type="float" office:value="4169">
            <text:p>4169</text:p>
          </table:table-cell>
          <table:table-cell table:style-name="ACE-1" office:value-type="float" office:value="381">
            <text:p>38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8M44S">
            <text:p>05:18:44</text:p>
          </table:table-cell>
          <table:table-cell table:style-name="ACE-1" office:value-type="float" office:value="4192.1000000000004">
            <text:p>4192</text:p>
          </table:table-cell>
          <table:table-cell table:style-name="ACE-1" office:value-type="float" office:value="261">
            <text:p>26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8M49S">
            <text:p>05:18:49</text:p>
          </table:table-cell>
          <table:table-cell table:style-name="ACE-1" office:value-type="float" office:value="4184.3999999999996">
            <text:p>4184</text:p>
          </table:table-cell>
          <table:table-cell table:style-name="ACE-1" office:value-type="float" office:value="379">
            <text:p>37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8M54S">
            <text:p>05:18:54</text:p>
          </table:table-cell>
          <table:table-cell table:style-name="ACE-1" office:value-type="float" office:value="4182.1999999999998">
            <text:p>4182</text:p>
          </table:table-cell>
          <table:table-cell table:style-name="ACE-1" office:value-type="float" office:value="339.5">
            <text:p>3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9M00S">
            <text:p>05:19:00</text:p>
          </table:table-cell>
          <table:table-cell table:style-name="ACE-1" office:value-type="float" office:value="4180">
            <text:p>4180</text:p>
          </table:table-cell>
          <table:table-cell table:style-name="ACE-1" office:value-type="float" office:value="372">
            <text:p>37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9M05S">
            <text:p>05:19:05</text:p>
          </table:table-cell>
          <table:table-cell table:style-name="ACE-1" office:value-type="float" office:value="4187.6999999999998">
            <text:p>4188</text:p>
          </table:table-cell>
          <table:table-cell table:style-name="ACE-1" office:value-type="float" office:value="316">
            <text:p>31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9M10S">
            <text:p>05:19:10</text:p>
          </table:table-cell>
          <table:table-cell table:style-name="ACE-1" office:value-type="float" office:value="4173.3999999999996">
            <text:p>4173</text:p>
          </table:table-cell>
          <table:table-cell table:style-name="ACE-1" office:value-type="float" office:value="384">
            <text:p>38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9M15S">
            <text:p>05:19:15</text:p>
          </table:table-cell>
          <table:table-cell table:style-name="ACE-1" office:value-type="float" office:value="4178.8999999999996">
            <text:p>4179</text:p>
          </table:table-cell>
          <table:table-cell table:style-name="ACE-1" office:value-type="float" office:value="282.5">
            <text:p>28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9M20S">
            <text:p>05:19:20</text:p>
          </table:table-cell>
          <table:table-cell table:style-name="ACE-1" office:value-type="float" office:value="4182.1999999999998">
            <text:p>4182</text:p>
          </table:table-cell>
          <table:table-cell table:style-name="ACE-1" office:value-type="float" office:value="325">
            <text:p>32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9M25S">
            <text:p>05:19:25</text:p>
          </table:table-cell>
          <table:table-cell table:style-name="ACE-1" office:value-type="float" office:value="4148.1000000000004">
            <text:p>4148</text:p>
          </table:table-cell>
          <table:table-cell table:style-name="ACE-1" office:value-type="float" office:value="299.5">
            <text:p>30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9M30S">
            <text:p>05:19:30</text:p>
          </table:table-cell>
          <table:table-cell table:style-name="ACE-1" office:value-type="float" office:value="4160.1999999999998">
            <text:p>4160</text:p>
          </table:table-cell>
          <table:table-cell table:style-name="ACE-1" office:value-type="float" office:value="281">
            <text:p>28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9M35S">
            <text:p>05:19:35</text:p>
          </table:table-cell>
          <table:table-cell table:style-name="ACE-1" office:value-type="float" office:value="4160.1999999999998">
            <text:p>4160</text:p>
          </table:table-cell>
          <table:table-cell table:style-name="ACE-1" office:value-type="float" office:value="249">
            <text:p>24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9M40S">
            <text:p>05:19:40</text:p>
          </table:table-cell>
          <table:table-cell table:style-name="ACE-1" office:value-type="float" office:value="4180">
            <text:p>4180</text:p>
          </table:table-cell>
          <table:table-cell table:style-name="ACE-1" office:value-type="float" office:value="310.5">
            <text:p>31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9M45S">
            <text:p>05:19:45</text:p>
          </table:table-cell>
          <table:table-cell table:style-name="ACE-1" office:value-type="float" office:value="4171.1999999999998">
            <text:p>4171</text:p>
          </table:table-cell>
          <table:table-cell table:style-name="ACE-1" office:value-type="float" office:value="23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9M50S">
            <text:p>05:19:50</text:p>
          </table:table-cell>
          <table:table-cell table:style-name="ACE-1" office:value-type="float" office:value="4160.1999999999998">
            <text:p>4160</text:p>
          </table:table-cell>
          <table:table-cell table:style-name="ACE-1" office:value-type="float" office:value="235.5">
            <text:p>2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19M56S">
            <text:p>05:19:56</text:p>
          </table:table-cell>
          <table:table-cell table:style-name="ACE-1" office:value-type="float" office:value="4155.8000000000002">
            <text:p>4156</text:p>
          </table:table-cell>
          <table:table-cell table:style-name="ACE-1" office:value-type="float" office:value="304">
            <text:p>30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0M01S">
            <text:p>05:20:01</text:p>
          </table:table-cell>
          <table:table-cell table:style-name="ACE-1" office:value-type="float" office:value="4173.3999999999996">
            <text:p>4173</text:p>
          </table:table-cell>
          <table:table-cell table:style-name="ACE-1" office:value-type="float" office:value="232.5">
            <text:p>23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0M06S">
            <text:p>05:20:06</text:p>
          </table:table-cell>
          <table:table-cell table:style-name="ACE-1" office:value-type="float" office:value="4172.3000000000002">
            <text:p>4172</text:p>
          </table:table-cell>
          <table:table-cell table:style-name="ACE-1" office:value-type="float" office:value="307">
            <text:p>30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0M11S">
            <text:p>05:20:11</text:p>
          </table:table-cell>
          <table:table-cell table:style-name="ACE-1" office:value-type="float" office:value="4165.6999999999998">
            <text:p>4166</text:p>
          </table:table-cell>
          <table:table-cell table:style-name="ACE-1" office:value-type="float" office:value="319.5">
            <text:p>32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0M16S">
            <text:p>05:20:16</text:p>
          </table:table-cell>
          <table:table-cell table:style-name="ACE-1" office:value-type="float" office:value="4174.5">
            <text:p>4175</text:p>
          </table:table-cell>
          <table:table-cell table:style-name="ACE-1" office:value-type="float" office:value="298.5">
            <text:p>29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0M21S">
            <text:p>05:20:21</text:p>
          </table:table-cell>
          <table:table-cell table:style-name="ACE-1" office:value-type="float" office:value="4183.3000000000002">
            <text:p>4183</text:p>
          </table:table-cell>
          <table:table-cell table:style-name="ACE-1" office:value-type="float" office:value="276.5">
            <text:p>27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0M26S">
            <text:p>05:20:26</text:p>
          </table:table-cell>
          <table:table-cell table:style-name="ACE-1" office:value-type="float" office:value="4167.8999999999996">
            <text:p>4168</text:p>
          </table:table-cell>
          <table:table-cell table:style-name="ACE-1" office:value-type="float" office:value="265">
            <text:p>26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0M31S">
            <text:p>05:20:31</text:p>
          </table:table-cell>
          <table:table-cell table:style-name="ACE-1" office:value-type="float" office:value="4164.6000000000004">
            <text:p>4165</text:p>
          </table:table-cell>
          <table:table-cell table:style-name="ACE-1" office:value-type="float" office:value="258">
            <text:p>25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0M36S">
            <text:p>05:20:36</text:p>
          </table:table-cell>
          <table:table-cell table:style-name="ACE-1" office:value-type="float" office:value="4167.8999999999996">
            <text:p>4168</text:p>
          </table:table-cell>
          <table:table-cell table:style-name="ACE-1" office:value-type="float" office:value="263.5">
            <text:p>26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0M42S">
            <text:p>05:20:42</text:p>
          </table:table-cell>
          <table:table-cell table:style-name="ACE-1" office:value-type="float" office:value="4166.8000000000002">
            <text:p>4167</text:p>
          </table:table-cell>
          <table:table-cell table:style-name="ACE-1" office:value-type="float" office:value="278">
            <text:p>27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0M47S">
            <text:p>05:20:47</text:p>
          </table:table-cell>
          <table:table-cell table:style-name="ACE-1" office:value-type="float" office:value="4160.1999999999998">
            <text:p>4160</text:p>
          </table:table-cell>
          <table:table-cell table:style-name="ACE-1" office:value-type="float" office:value="247">
            <text:p>24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0M52S">
            <text:p>05:20:52</text:p>
          </table:table-cell>
          <table:table-cell table:style-name="ACE-1" office:value-type="float" office:value="4183.3000000000002">
            <text:p>4183</text:p>
          </table:table-cell>
          <table:table-cell table:style-name="ACE-1" office:value-type="float" office:value="365">
            <text:p>36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0M57S">
            <text:p>05:20:57</text:p>
          </table:table-cell>
          <table:table-cell table:style-name="ACE-1" office:value-type="float" office:value="4177.8000000000002">
            <text:p>4178</text:p>
          </table:table-cell>
          <table:table-cell table:style-name="ACE-1" office:value-type="float" office:value="309">
            <text:p>30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1M02S">
            <text:p>05:21:02</text:p>
          </table:table-cell>
          <table:table-cell table:style-name="ACE-1" office:value-type="float" office:value="4195.3999999999996">
            <text:p>4195</text:p>
          </table:table-cell>
          <table:table-cell table:style-name="ACE-1" office:value-type="float" office:value="346">
            <text:p>34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1M07S">
            <text:p>05:21:07</text:p>
          </table:table-cell>
          <table:table-cell table:style-name="ACE-1" office:value-type="float" office:value="4167.8999999999996">
            <text:p>4168</text:p>
          </table:table-cell>
          <table:table-cell table:style-name="ACE-1" office:value-type="float" office:value="199">
            <text:p>19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1M12S">
            <text:p>05:21:12</text:p>
          </table:table-cell>
          <table:table-cell table:style-name="ACE-1" office:value-type="float" office:value="4178.8999999999996">
            <text:p>4179</text:p>
          </table:table-cell>
          <table:table-cell table:style-name="ACE-1" office:value-type="float" office:value="277.5">
            <text:p>27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1M17S">
            <text:p>05:21:17</text:p>
          </table:table-cell>
          <table:table-cell table:style-name="ACE-1" office:value-type="float" office:value="4160.1999999999998">
            <text:p>4160</text:p>
          </table:table-cell>
          <table:table-cell table:style-name="ACE-1" office:value-type="float" office:value="244.5">
            <text:p>24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1M22S">
            <text:p>05:21:22</text:p>
          </table:table-cell>
          <table:table-cell table:style-name="ACE-1" office:value-type="float" office:value="4171.1999999999998">
            <text:p>4171</text:p>
          </table:table-cell>
          <table:table-cell table:style-name="ACE-1" office:value-type="float" office:value="291.5">
            <text:p>29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1M27S">
            <text:p>05:21:27</text:p>
          </table:table-cell>
          <table:table-cell table:style-name="ACE-1" office:value-type="float" office:value="4172.3000000000002">
            <text:p>4172</text:p>
          </table:table-cell>
          <table:table-cell table:style-name="ACE-1" office:value-type="float" office:value="209.5">
            <text:p>21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1M32S">
            <text:p>05:21:32</text:p>
          </table:table-cell>
          <table:table-cell table:style-name="ACE-1" office:value-type="float" office:value="4173.3999999999996">
            <text:p>4173</text:p>
          </table:table-cell>
          <table:table-cell table:style-name="ACE-1" office:value-type="float" office:value="254.5">
            <text:p>25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1M38S">
            <text:p>05:21:38</text:p>
          </table:table-cell>
          <table:table-cell table:style-name="ACE-1" office:value-type="float" office:value="4169">
            <text:p>4169</text:p>
          </table:table-cell>
          <table:table-cell table:style-name="ACE-1" office:value-type="float" office:value="274.5">
            <text:p>27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1M43S">
            <text:p>05:21:43</text:p>
          </table:table-cell>
          <table:table-cell table:style-name="ACE-1" office:value-type="float" office:value="4152.5">
            <text:p>4153</text:p>
          </table:table-cell>
          <table:table-cell table:style-name="ACE-1" office:value-type="float" office:value="278">
            <text:p>27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1M48S">
            <text:p>05:21:48</text:p>
          </table:table-cell>
          <table:table-cell table:style-name="ACE-1" office:value-type="float" office:value="4176.6999999999998">
            <text:p>4177</text:p>
          </table:table-cell>
          <table:table-cell table:style-name="ACE-1" office:value-type="float" office:value="221.5">
            <text:p>22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1M53S">
            <text:p>05:21:53</text:p>
          </table:table-cell>
          <table:table-cell table:style-name="ACE-1" office:value-type="float" office:value="4143.6999999999998">
            <text:p>4144</text:p>
          </table:table-cell>
          <table:table-cell table:style-name="ACE-1" office:value-type="float" office:value="257.5">
            <text:p>25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1M58S">
            <text:p>05:21:58</text:p>
          </table:table-cell>
          <table:table-cell table:style-name="ACE-1" office:value-type="float" office:value="4189.8999999999996">
            <text:p>4190</text:p>
          </table:table-cell>
          <table:table-cell table:style-name="ACE-1" office:value-type="float" office:value="234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2M03S">
            <text:p>05:22:03</text:p>
          </table:table-cell>
          <table:table-cell table:style-name="ACE-1" office:value-type="float" office:value="4184.3999999999996">
            <text:p>4184</text:p>
          </table:table-cell>
          <table:table-cell table:style-name="ACE-1" office:value-type="float" office:value="224">
            <text:p>22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2M08S">
            <text:p>05:22:08</text:p>
          </table:table-cell>
          <table:table-cell table:style-name="ACE-1" office:value-type="float" office:value="4166.8000000000002">
            <text:p>4167</text:p>
          </table:table-cell>
          <table:table-cell table:style-name="ACE-1" office:value-type="float" office:value="274.5">
            <text:p>27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2M13S">
            <text:p>05:22:13</text:p>
          </table:table-cell>
          <table:table-cell table:style-name="ACE-1" office:value-type="float" office:value="4158">
            <text:p>4158</text:p>
          </table:table-cell>
          <table:table-cell table:style-name="ACE-1" office:value-type="float" office:value="243">
            <text:p>24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2M18S">
            <text:p>05:22:18</text:p>
          </table:table-cell>
          <table:table-cell table:style-name="ACE-1" office:value-type="float" office:value="4167.8999999999996">
            <text:p>4168</text:p>
          </table:table-cell>
          <table:table-cell table:style-name="ACE-1" office:value-type="float" office:value="257">
            <text:p>25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2M23S">
            <text:p>05:22:23</text:p>
          </table:table-cell>
          <table:table-cell table:style-name="ACE-1" office:value-type="float" office:value="4171.1999999999998">
            <text:p>4171</text:p>
          </table:table-cell>
          <table:table-cell table:style-name="ACE-1" office:value-type="float" office:value="197">
            <text:p>19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2M28S">
            <text:p>05:22:28</text:p>
          </table:table-cell>
          <table:table-cell table:style-name="ACE-1" office:value-type="float" office:value="4170.1000000000004">
            <text:p>4170</text:p>
          </table:table-cell>
          <table:table-cell table:style-name="ACE-1" office:value-type="float" office:value="250">
            <text:p>25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2M33S">
            <text:p>05:22:33</text:p>
          </table:table-cell>
          <table:table-cell table:style-name="ACE-1" office:value-type="float" office:value="4171.1999999999998">
            <text:p>4171</text:p>
          </table:table-cell>
          <table:table-cell table:style-name="ACE-1" office:value-type="float" office:value="216">
            <text:p>21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2M39S">
            <text:p>05:22:39</text:p>
          </table:table-cell>
          <table:table-cell table:style-name="ACE-1" office:value-type="float" office:value="4181.1000000000004">
            <text:p>4181</text:p>
          </table:table-cell>
          <table:table-cell table:style-name="ACE-1" office:value-type="float" office:value="230">
            <text:p>2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2M44S">
            <text:p>05:22:44</text:p>
          </table:table-cell>
          <table:table-cell table:style-name="ACE-1" office:value-type="float" office:value="4178.8999999999996">
            <text:p>4179</text:p>
          </table:table-cell>
          <table:table-cell table:style-name="ACE-1" office:value-type="float" office:value="236">
            <text:p>2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2M49S">
            <text:p>05:22:49</text:p>
          </table:table-cell>
          <table:table-cell table:style-name="ACE-1" office:value-type="float" office:value="4176.6999999999998">
            <text:p>4177</text:p>
          </table:table-cell>
          <table:table-cell table:style-name="ACE-1" office:value-type="float" office:value="199.5">
            <text:p>20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2M54S">
            <text:p>05:22:54</text:p>
          </table:table-cell>
          <table:table-cell table:style-name="ACE-1" office:value-type="float" office:value="4166.8000000000002">
            <text:p>4167</text:p>
          </table:table-cell>
          <table:table-cell table:style-name="ACE-1" office:value-type="float" office:value="294">
            <text:p>29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2M59S">
            <text:p>05:22:59</text:p>
          </table:table-cell>
          <table:table-cell table:style-name="ACE-1" office:value-type="float" office:value="4164.6000000000004">
            <text:p>4165</text:p>
          </table:table-cell>
          <table:table-cell table:style-name="ACE-1" office:value-type="float" office:value="290.5">
            <text:p>29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3M04S">
            <text:p>05:23:04</text:p>
          </table:table-cell>
          <table:table-cell table:style-name="ACE-1" office:value-type="float" office:value="4186.6000000000004">
            <text:p>4187</text:p>
          </table:table-cell>
          <table:table-cell table:style-name="ACE-1" office:value-type="float" office:value="208.5">
            <text:p>20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3M09S">
            <text:p>05:23:09</text:p>
          </table:table-cell>
          <table:table-cell table:style-name="ACE-1" office:value-type="float" office:value="4183.3000000000002">
            <text:p>4183</text:p>
          </table:table-cell>
          <table:table-cell table:style-name="ACE-1" office:value-type="float" office:value="283">
            <text:p>28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3M14S">
            <text:p>05:23:14</text:p>
          </table:table-cell>
          <table:table-cell table:style-name="ACE-1" office:value-type="float" office:value="4175.6000000000004">
            <text:p>4176</text:p>
          </table:table-cell>
          <table:table-cell table:style-name="ACE-1" office:value-type="float" office:value="230.5">
            <text:p>23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3M19S">
            <text:p>05:23:19</text:p>
          </table:table-cell>
          <table:table-cell table:style-name="ACE-1" office:value-type="float" office:value="4183.3000000000002">
            <text:p>4183</text:p>
          </table:table-cell>
          <table:table-cell table:style-name="ACE-1" office:value-type="float" office:value="274.5">
            <text:p>27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3M24S">
            <text:p>05:23:24</text:p>
          </table:table-cell>
          <table:table-cell table:style-name="ACE-1" office:value-type="float" office:value="4181.1000000000004">
            <text:p>4181</text:p>
          </table:table-cell>
          <table:table-cell table:style-name="ACE-1" office:value-type="float" office:value="216.5">
            <text:p>21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3M29S">
            <text:p>05:23:29</text:p>
          </table:table-cell>
          <table:table-cell table:style-name="ACE-1" office:value-type="float" office:value="4180">
            <text:p>4180</text:p>
          </table:table-cell>
          <table:table-cell table:style-name="ACE-1" office:value-type="float" office:value="208">
            <text:p>20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3M34S">
            <text:p>05:23:34</text:p>
          </table:table-cell>
          <table:table-cell table:style-name="ACE-1" office:value-type="float" office:value="4170.1000000000004">
            <text:p>4170</text:p>
          </table:table-cell>
          <table:table-cell table:style-name="ACE-1" office:value-type="float" office:value="176">
            <text:p>17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3M39S">
            <text:p>05:23:39</text:p>
          </table:table-cell>
          <table:table-cell table:style-name="ACE-1" office:value-type="float" office:value="4175.6000000000004">
            <text:p>4176</text:p>
          </table:table-cell>
          <table:table-cell table:style-name="ACE-1" office:value-type="float" office:value="211.5">
            <text:p>21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3M45S">
            <text:p>05:23:45</text:p>
          </table:table-cell>
          <table:table-cell table:style-name="ACE-1" office:value-type="float" office:value="4167.8999999999996">
            <text:p>4168</text:p>
          </table:table-cell>
          <table:table-cell table:style-name="ACE-1" office:value-type="float" office:value="208.5">
            <text:p>20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3M50S">
            <text:p>05:23:50</text:p>
          </table:table-cell>
          <table:table-cell table:style-name="ACE-1" office:value-type="float" office:value="4180">
            <text:p>4180</text:p>
          </table:table-cell>
          <table:table-cell table:style-name="ACE-1" office:value-type="float" office:value="214.5">
            <text:p>21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3M55S">
            <text:p>05:23:55</text:p>
          </table:table-cell>
          <table:table-cell table:style-name="ACE-1" office:value-type="float" office:value="4170.1000000000004">
            <text:p>4170</text:p>
          </table:table-cell>
          <table:table-cell table:style-name="ACE-1" office:value-type="float" office:value="295">
            <text:p>29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4M00S">
            <text:p>05:24:00</text:p>
          </table:table-cell>
          <table:table-cell table:style-name="ACE-1" office:value-type="float" office:value="4180">
            <text:p>4180</text:p>
          </table:table-cell>
          <table:table-cell table:style-name="ACE-1" office:value-type="float" office:value="265.5">
            <text:p>26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4M05S">
            <text:p>05:24:05</text:p>
          </table:table-cell>
          <table:table-cell table:style-name="ACE-1" office:value-type="float" office:value="4187.6999999999998">
            <text:p>4188</text:p>
          </table:table-cell>
          <table:table-cell table:style-name="ACE-1" office:value-type="float" office:value="271">
            <text:p>27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4M10S">
            <text:p>05:24:10</text:p>
          </table:table-cell>
          <table:table-cell table:style-name="ACE-1" office:value-type="float" office:value="4173.3999999999996">
            <text:p>4173</text:p>
          </table:table-cell>
          <table:table-cell table:style-name="ACE-1" office:value-type="float" office:value="184">
            <text:p>18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4M15S">
            <text:p>05:24:15</text:p>
          </table:table-cell>
          <table:table-cell table:style-name="ACE-1" office:value-type="float" office:value="4177.8000000000002">
            <text:p>4178</text:p>
          </table:table-cell>
          <table:table-cell table:style-name="ACE-1" office:value-type="float" office:value="234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4M20S">
            <text:p>05:24:20</text:p>
          </table:table-cell>
          <table:table-cell table:style-name="ACE-1" office:value-type="float" office:value="4172.3000000000002">
            <text:p>4172</text:p>
          </table:table-cell>
          <table:table-cell table:style-name="ACE-1" office:value-type="float" office:value="253">
            <text:p>25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4M25S">
            <text:p>05:24:25</text:p>
          </table:table-cell>
          <table:table-cell table:style-name="ACE-1" office:value-type="float" office:value="4189.8999999999996">
            <text:p>4190</text:p>
          </table:table-cell>
          <table:table-cell table:style-name="ACE-1" office:value-type="float" office:value="227">
            <text:p>2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4M30S">
            <text:p>05:24:30</text:p>
          </table:table-cell>
          <table:table-cell table:style-name="ACE-1" office:value-type="float" office:value="4178.8999999999996">
            <text:p>4179</text:p>
          </table:table-cell>
          <table:table-cell table:style-name="ACE-1" office:value-type="float" office:value="240">
            <text:p>24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4M35S">
            <text:p>05:24:35</text:p>
          </table:table-cell>
          <table:table-cell table:style-name="ACE-1" office:value-type="float" office:value="4169">
            <text:p>4169</text:p>
          </table:table-cell>
          <table:table-cell table:style-name="ACE-1" office:value-type="float" office:value="225">
            <text:p>22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4M40S">
            <text:p>05:24:40</text:p>
          </table:table-cell>
          <table:table-cell table:style-name="ACE-1" office:value-type="float" office:value="4170.1000000000004">
            <text:p>4170</text:p>
          </table:table-cell>
          <table:table-cell table:style-name="ACE-1" office:value-type="float" office:value="203">
            <text:p>20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4M46S">
            <text:p>05:24:46</text:p>
          </table:table-cell>
          <table:table-cell table:style-name="ACE-1" office:value-type="float" office:value="4181.1000000000004">
            <text:p>4181</text:p>
          </table:table-cell>
          <table:table-cell table:style-name="ACE-1" office:value-type="float" office:value="226">
            <text:p>22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4M51S">
            <text:p>05:24:51</text:p>
          </table:table-cell>
          <table:table-cell table:style-name="ACE-1" office:value-type="float" office:value="4160.1999999999998">
            <text:p>4160</text:p>
          </table:table-cell>
          <table:table-cell table:style-name="ACE-1" office:value-type="float" office:value="246">
            <text:p>24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4M56S">
            <text:p>05:24:56</text:p>
          </table:table-cell>
          <table:table-cell table:style-name="ACE-1" office:value-type="float" office:value="4177.8000000000002">
            <text:p>4178</text:p>
          </table:table-cell>
          <table:table-cell table:style-name="ACE-1" office:value-type="float" office:value="166">
            <text:p>16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5M01S">
            <text:p>05:25:01</text:p>
          </table:table-cell>
          <table:table-cell table:style-name="ACE-1" office:value-type="float" office:value="4185.5">
            <text:p>4186</text:p>
          </table:table-cell>
          <table:table-cell table:style-name="ACE-1" office:value-type="float" office:value="206">
            <text:p>20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5M06S">
            <text:p>05:25:06</text:p>
          </table:table-cell>
          <table:table-cell table:style-name="ACE-1" office:value-type="float" office:value="4170.1000000000004">
            <text:p>4170</text:p>
          </table:table-cell>
          <table:table-cell table:style-name="ACE-1" office:value-type="float" office:value="261">
            <text:p>26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5M11S">
            <text:p>05:25:11</text:p>
          </table:table-cell>
          <table:table-cell table:style-name="ACE-1" office:value-type="float" office:value="4154.6999999999998">
            <text:p>4155</text:p>
          </table:table-cell>
          <table:table-cell table:style-name="ACE-1" office:value-type="float" office:value="233.5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5M16S">
            <text:p>05:25:16</text:p>
          </table:table-cell>
          <table:table-cell table:style-name="ACE-1" office:value-type="float" office:value="4172.3000000000002">
            <text:p>4172</text:p>
          </table:table-cell>
          <table:table-cell table:style-name="ACE-1" office:value-type="float" office:value="207.5">
            <text:p>20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5M21S">
            <text:p>05:25:21</text:p>
          </table:table-cell>
          <table:table-cell table:style-name="ACE-1" office:value-type="float" office:value="4174.5">
            <text:p>4175</text:p>
          </table:table-cell>
          <table:table-cell table:style-name="ACE-1" office:value-type="float" office:value="208.5">
            <text:p>20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5M26S">
            <text:p>05:25:26</text:p>
          </table:table-cell>
          <table:table-cell table:style-name="ACE-1" office:value-type="float" office:value="4166.8000000000002">
            <text:p>4167</text:p>
          </table:table-cell>
          <table:table-cell table:style-name="ACE-1" office:value-type="float" office:value="262.5">
            <text:p>26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5M31S">
            <text:p>05:25:31</text:p>
          </table:table-cell>
          <table:table-cell table:style-name="ACE-1" office:value-type="float" office:value="4159.1000000000004">
            <text:p>4159</text:p>
          </table:table-cell>
          <table:table-cell table:style-name="ACE-1" office:value-type="float" office:value="217.5">
            <text:p>21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5M36S">
            <text:p>05:25:36</text:p>
          </table:table-cell>
          <table:table-cell table:style-name="ACE-1" office:value-type="float" office:value="4161.3000000000002">
            <text:p>4161</text:p>
          </table:table-cell>
          <table:table-cell table:style-name="ACE-1" office:value-type="float" office:value="193.5">
            <text:p>19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5M41S">
            <text:p>05:25:41</text:p>
          </table:table-cell>
          <table:table-cell table:style-name="ACE-1" office:value-type="float" office:value="4167.8999999999996">
            <text:p>4168</text:p>
          </table:table-cell>
          <table:table-cell table:style-name="ACE-1" office:value-type="float" office:value="272">
            <text:p>27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5M47S">
            <text:p>05:25:47</text:p>
          </table:table-cell>
          <table:table-cell table:style-name="ACE-1" office:value-type="float" office:value="4182.1999999999998">
            <text:p>4182</text:p>
          </table:table-cell>
          <table:table-cell table:style-name="ACE-1" office:value-type="float" office:value="222">
            <text:p>22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5M52S">
            <text:p>05:25:52</text:p>
          </table:table-cell>
          <table:table-cell table:style-name="ACE-1" office:value-type="float" office:value="4174.5">
            <text:p>4175</text:p>
          </table:table-cell>
          <table:table-cell table:style-name="ACE-1" office:value-type="float" office:value="215.5">
            <text:p>21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5M57S">
            <text:p>05:25:57</text:p>
          </table:table-cell>
          <table:table-cell table:style-name="ACE-1" office:value-type="float" office:value="4174.5">
            <text:p>4175</text:p>
          </table:table-cell>
          <table:table-cell table:style-name="ACE-1" office:value-type="float" office:value="243.5">
            <text:p>24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6M02S">
            <text:p>05:26:02</text:p>
          </table:table-cell>
          <table:table-cell table:style-name="ACE-1" office:value-type="float" office:value="4171.1999999999998">
            <text:p>4171</text:p>
          </table:table-cell>
          <table:table-cell table:style-name="ACE-1" office:value-type="float" office:value="266">
            <text:p>26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6M07S">
            <text:p>05:26:07</text:p>
          </table:table-cell>
          <table:table-cell table:style-name="ACE-1" office:value-type="float" office:value="4166.8000000000002">
            <text:p>4167</text:p>
          </table:table-cell>
          <table:table-cell table:style-name="ACE-1" office:value-type="float" office:value="218.5">
            <text:p>21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6M12S">
            <text:p>05:26:12</text:p>
          </table:table-cell>
          <table:table-cell table:style-name="ACE-1" office:value-type="float" office:value="4178.8999999999996">
            <text:p>4179</text:p>
          </table:table-cell>
          <table:table-cell table:style-name="ACE-1" office:value-type="float" office:value="129.5">
            <text:p>13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6M17S">
            <text:p>05:26:17</text:p>
          </table:table-cell>
          <table:table-cell table:style-name="ACE-1" office:value-type="float" office:value="4171.1999999999998">
            <text:p>4171</text:p>
          </table:table-cell>
          <table:table-cell table:style-name="ACE-1" office:value-type="float" office:value="147">
            <text:p>14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6M22S">
            <text:p>05:26:22</text:p>
          </table:table-cell>
          <table:table-cell table:style-name="ACE-1" office:value-type="float" office:value="4185.5">
            <text:p>4186</text:p>
          </table:table-cell>
          <table:table-cell table:style-name="ACE-1" office:value-type="float" office:value="255.5">
            <text:p>25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6M27S">
            <text:p>05:26:27</text:p>
          </table:table-cell>
          <table:table-cell table:style-name="ACE-1" office:value-type="float" office:value="4175.6000000000004">
            <text:p>4176</text:p>
          </table:table-cell>
          <table:table-cell table:style-name="ACE-1" office:value-type="float" office:value="179.5">
            <text:p>18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6M32S">
            <text:p>05:26:32</text:p>
          </table:table-cell>
          <table:table-cell table:style-name="ACE-1" office:value-type="float" office:value="4180">
            <text:p>4180</text:p>
          </table:table-cell>
          <table:table-cell table:style-name="ACE-1" office:value-type="float" office:value="231.5">
            <text:p>23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6M37S">
            <text:p>05:26:37</text:p>
          </table:table-cell>
          <table:table-cell table:style-name="ACE-1" office:value-type="float" office:value="4163.5">
            <text:p>4164</text:p>
          </table:table-cell>
          <table:table-cell table:style-name="ACE-1" office:value-type="float" office:value="234.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6M43S">
            <text:p>05:26:43</text:p>
          </table:table-cell>
          <table:table-cell table:style-name="ACE-1" office:value-type="float" office:value="4180">
            <text:p>4180</text:p>
          </table:table-cell>
          <table:table-cell table:style-name="ACE-1" office:value-type="float" office:value="219">
            <text:p>21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6M48S">
            <text:p>05:26:48</text:p>
          </table:table-cell>
          <table:table-cell table:style-name="ACE-1" office:value-type="float" office:value="4185.5">
            <text:p>4186</text:p>
          </table:table-cell>
          <table:table-cell table:style-name="ACE-1" office:value-type="float" office:value="209">
            <text:p>20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6M53S">
            <text:p>05:26:53</text:p>
          </table:table-cell>
          <table:table-cell table:style-name="ACE-1" office:value-type="float" office:value="4176.6999999999998">
            <text:p>4177</text:p>
          </table:table-cell>
          <table:table-cell table:style-name="ACE-1" office:value-type="float" office:value="212">
            <text:p>21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6M58S">
            <text:p>05:26:58</text:p>
          </table:table-cell>
          <table:table-cell table:style-name="ACE-1" office:value-type="float" office:value="4177.8000000000002">
            <text:p>4178</text:p>
          </table:table-cell>
          <table:table-cell table:style-name="ACE-1" office:value-type="float" office:value="210.5">
            <text:p>21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7M03S">
            <text:p>05:27:03</text:p>
          </table:table-cell>
          <table:table-cell table:style-name="ACE-1" office:value-type="float" office:value="4194.3000000000002">
            <text:p>4194</text:p>
          </table:table-cell>
          <table:table-cell table:style-name="ACE-1" office:value-type="float" office:value="269.5">
            <text:p>27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7M08S">
            <text:p>05:27:08</text:p>
          </table:table-cell>
          <table:table-cell table:style-name="ACE-1" office:value-type="float" office:value="4186.6000000000004">
            <text:p>4187</text:p>
          </table:table-cell>
          <table:table-cell table:style-name="ACE-1" office:value-type="float" office:value="177.5">
            <text:p>17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7M13S">
            <text:p>05:27:13</text:p>
          </table:table-cell>
          <table:table-cell table:style-name="ACE-1" office:value-type="float" office:value="4188.8000000000002">
            <text:p>4189</text:p>
          </table:table-cell>
          <table:table-cell table:style-name="ACE-1" office:value-type="float" office:value="216.5">
            <text:p>21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7M18S">
            <text:p>05:27:18</text:p>
          </table:table-cell>
          <table:table-cell table:style-name="ACE-1" office:value-type="float" office:value="4177.8000000000002">
            <text:p>4178</text:p>
          </table:table-cell>
          <table:table-cell table:style-name="ACE-1" office:value-type="float" office:value="259.5">
            <text:p>26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7M23S">
            <text:p>05:27:23</text:p>
          </table:table-cell>
          <table:table-cell table:style-name="ACE-1" office:value-type="float" office:value="4166.8000000000002">
            <text:p>4167</text:p>
          </table:table-cell>
          <table:table-cell table:style-name="ACE-1" office:value-type="float" office:value="180.5">
            <text:p>18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7M28S">
            <text:p>05:27:28</text:p>
          </table:table-cell>
          <table:table-cell table:style-name="ACE-1" office:value-type="float" office:value="4195.3999999999996">
            <text:p>4195</text:p>
          </table:table-cell>
          <table:table-cell table:style-name="ACE-1" office:value-type="float" office:value="197">
            <text:p>19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7M33S">
            <text:p>05:27:33</text:p>
          </table:table-cell>
          <table:table-cell table:style-name="ACE-1" office:value-type="float" office:value="4188.8000000000002">
            <text:p>4189</text:p>
          </table:table-cell>
          <table:table-cell table:style-name="ACE-1" office:value-type="float" office:value="238">
            <text:p>23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7M39S">
            <text:p>05:27:39</text:p>
          </table:table-cell>
          <table:table-cell table:style-name="ACE-1" office:value-type="float" office:value="4178.8999999999996">
            <text:p>4179</text:p>
          </table:table-cell>
          <table:table-cell table:style-name="ACE-1" office:value-type="float" office:value="147">
            <text:p>14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7M44S">
            <text:p>05:27:44</text:p>
          </table:table-cell>
          <table:table-cell table:style-name="ACE-1" office:value-type="float" office:value="4186.6000000000004">
            <text:p>4187</text:p>
          </table:table-cell>
          <table:table-cell table:style-name="ACE-1" office:value-type="float" office:value="284">
            <text:p>28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7M49S">
            <text:p>05:27:49</text:p>
          </table:table-cell>
          <table:table-cell table:style-name="ACE-1" office:value-type="float" office:value="4173.3999999999996">
            <text:p>4173</text:p>
          </table:table-cell>
          <table:table-cell table:style-name="ACE-1" office:value-type="float" office:value="204">
            <text:p>20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7M54S">
            <text:p>05:27:54</text:p>
          </table:table-cell>
          <table:table-cell table:style-name="ACE-1" office:value-type="float" office:value="4191">
            <text:p>4191</text:p>
          </table:table-cell>
          <table:table-cell table:style-name="ACE-1" office:value-type="float" office:value="212.5">
            <text:p>21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7M59S">
            <text:p>05:27:59</text:p>
          </table:table-cell>
          <table:table-cell table:style-name="ACE-1" office:value-type="float" office:value="4169">
            <text:p>4169</text:p>
          </table:table-cell>
          <table:table-cell table:style-name="ACE-1" office:value-type="float" office:value="184">
            <text:p>18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8M04S">
            <text:p>05:28:04</text:p>
          </table:table-cell>
          <table:table-cell table:style-name="ACE-1" office:value-type="float" office:value="4173.3999999999996">
            <text:p>4173</text:p>
          </table:table-cell>
          <table:table-cell table:style-name="ACE-1" office:value-type="float" office:value="199">
            <text:p>19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8M09S">
            <text:p>05:28:09</text:p>
          </table:table-cell>
          <table:table-cell table:style-name="ACE-1" office:value-type="float" office:value="4182.1999999999998">
            <text:p>4182</text:p>
          </table:table-cell>
          <table:table-cell table:style-name="ACE-1" office:value-type="float" office:value="253.5">
            <text:p>25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8M14S">
            <text:p>05:28:14</text:p>
          </table:table-cell>
          <table:table-cell table:style-name="ACE-1" office:value-type="float" office:value="4186.6000000000004">
            <text:p>4187</text:p>
          </table:table-cell>
          <table:table-cell table:style-name="ACE-1" office:value-type="float" office:value="242">
            <text:p>24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8M19S">
            <text:p>05:28:19</text:p>
          </table:table-cell>
          <table:table-cell table:style-name="ACE-1" office:value-type="float" office:value="4189.8999999999996">
            <text:p>4190</text:p>
          </table:table-cell>
          <table:table-cell table:style-name="ACE-1" office:value-type="float" office:value="237">
            <text:p>23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8M24S">
            <text:p>05:28:24</text:p>
          </table:table-cell>
          <table:table-cell table:style-name="ACE-1" office:value-type="float" office:value="4173.3999999999996">
            <text:p>4173</text:p>
          </table:table-cell>
          <table:table-cell table:style-name="ACE-1" office:value-type="float" office:value="198">
            <text:p>19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8M29S">
            <text:p>05:28:29</text:p>
          </table:table-cell>
          <table:table-cell table:style-name="ACE-1" office:value-type="float" office:value="4172.3000000000002">
            <text:p>4172</text:p>
          </table:table-cell>
          <table:table-cell table:style-name="ACE-1" office:value-type="float" office:value="211.5">
            <text:p>21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8M35S">
            <text:p>05:28:35</text:p>
          </table:table-cell>
          <table:table-cell table:style-name="ACE-1" office:value-type="float" office:value="4186.6000000000004">
            <text:p>4187</text:p>
          </table:table-cell>
          <table:table-cell table:style-name="ACE-1" office:value-type="float" office:value="160">
            <text:p>16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8M40S">
            <text:p>05:28:40</text:p>
          </table:table-cell>
          <table:table-cell table:style-name="ACE-1" office:value-type="float" office:value="4182.1999999999998">
            <text:p>4182</text:p>
          </table:table-cell>
          <table:table-cell table:style-name="ACE-1" office:value-type="float" office:value="235.5">
            <text:p>23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8M45S">
            <text:p>05:28:45</text:p>
          </table:table-cell>
          <table:table-cell table:style-name="ACE-1" office:value-type="float" office:value="4191">
            <text:p>4191</text:p>
          </table:table-cell>
          <table:table-cell table:style-name="ACE-1" office:value-type="float" office:value="244">
            <text:p>24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8M50S">
            <text:p>05:28:50</text:p>
          </table:table-cell>
          <table:table-cell table:style-name="ACE-1" office:value-type="float" office:value="4187.6999999999998">
            <text:p>4188</text:p>
          </table:table-cell>
          <table:table-cell table:style-name="ACE-1" office:value-type="float" office:value="200.5">
            <text:p>20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8M55S">
            <text:p>05:28:55</text:p>
          </table:table-cell>
          <table:table-cell table:style-name="ACE-1" office:value-type="float" office:value="4173.3999999999996">
            <text:p>4173</text:p>
          </table:table-cell>
          <table:table-cell table:style-name="ACE-1" office:value-type="float" office:value="228.5">
            <text:p>22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9M00S">
            <text:p>05:29:00</text:p>
          </table:table-cell>
          <table:table-cell table:style-name="ACE-1" office:value-type="float" office:value="4189.8999999999996">
            <text:p>4190</text:p>
          </table:table-cell>
          <table:table-cell table:style-name="ACE-1" office:value-type="float" office:value="196.5">
            <text:p>19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9M05S">
            <text:p>05:29:05</text:p>
          </table:table-cell>
          <table:table-cell table:style-name="ACE-1" office:value-type="float" office:value="4184.3999999999996">
            <text:p>4184</text:p>
          </table:table-cell>
          <table:table-cell table:style-name="ACE-1" office:value-type="float" office:value="198">
            <text:p>19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9M10S">
            <text:p>05:29:10</text:p>
          </table:table-cell>
          <table:table-cell table:style-name="ACE-1" office:value-type="float" office:value="4180">
            <text:p>4180</text:p>
          </table:table-cell>
          <table:table-cell table:style-name="ACE-1" office:value-type="float" office:value="186.5">
            <text:p>18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9M15S">
            <text:p>05:29:15</text:p>
          </table:table-cell>
          <table:table-cell table:style-name="ACE-1" office:value-type="float" office:value="4196.5">
            <text:p>4197</text:p>
          </table:table-cell>
          <table:table-cell table:style-name="ACE-1" office:value-type="float" office:value="176.5">
            <text:p>17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9M20S">
            <text:p>05:29:20</text:p>
          </table:table-cell>
          <table:table-cell table:style-name="ACE-1" office:value-type="float" office:value="4192.1000000000004">
            <text:p>4192</text:p>
          </table:table-cell>
          <table:table-cell table:style-name="ACE-1" office:value-type="float" office:value="148">
            <text:p>14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9M26S">
            <text:p>05:29:26</text:p>
          </table:table-cell>
          <table:table-cell table:style-name="ACE-1" office:value-type="float" office:value="4198.6999999999998">
            <text:p>4199</text:p>
          </table:table-cell>
          <table:table-cell table:style-name="ACE-1" office:value-type="float" office:value="259">
            <text:p>25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9M31S">
            <text:p>05:29:31</text:p>
          </table:table-cell>
          <table:table-cell table:style-name="ACE-1" office:value-type="float" office:value="4174.5">
            <text:p>4175</text:p>
          </table:table-cell>
          <table:table-cell table:style-name="ACE-1" office:value-type="float" office:value="252.5">
            <text:p>25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9M36S">
            <text:p>05:29:36</text:p>
          </table:table-cell>
          <table:table-cell table:style-name="ACE-1" office:value-type="float" office:value="4180">
            <text:p>4180</text:p>
          </table:table-cell>
          <table:table-cell table:style-name="ACE-1" office:value-type="float" office:value="173.5">
            <text:p>17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9M41S">
            <text:p>05:29:41</text:p>
          </table:table-cell>
          <table:table-cell table:style-name="ACE-1" office:value-type="float" office:value="4177.8000000000002">
            <text:p>4178</text:p>
          </table:table-cell>
          <table:table-cell table:style-name="ACE-1" office:value-type="float" office:value="254">
            <text:p>25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9M46S">
            <text:p>05:29:46</text:p>
          </table:table-cell>
          <table:table-cell table:style-name="ACE-1" office:value-type="float" office:value="4200.8999999999996">
            <text:p>4201</text:p>
          </table:table-cell>
          <table:table-cell table:style-name="ACE-1" office:value-type="float" office:value="168">
            <text:p>16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9M51S">
            <text:p>05:29:51</text:p>
          </table:table-cell>
          <table:table-cell table:style-name="ACE-1" office:value-type="float" office:value="4189.8999999999996">
            <text:p>4190</text:p>
          </table:table-cell>
          <table:table-cell table:style-name="ACE-1" office:value-type="float" office:value="234">
            <text:p>23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29M56S">
            <text:p>05:29:56</text:p>
          </table:table-cell>
          <table:table-cell table:style-name="ACE-1" office:value-type="float" office:value="4192.1000000000004">
            <text:p>4192</text:p>
          </table:table-cell>
          <table:table-cell table:style-name="ACE-1" office:value-type="float" office:value="198.5">
            <text:p>19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0M01S">
            <text:p>05:30:01</text:p>
          </table:table-cell>
          <table:table-cell table:style-name="ACE-1" office:value-type="float" office:value="4182.1999999999998">
            <text:p>4182</text:p>
          </table:table-cell>
          <table:table-cell table:style-name="ACE-1" office:value-type="float" office:value="182.5">
            <text:p>18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0M06S">
            <text:p>05:30:06</text:p>
          </table:table-cell>
          <table:table-cell table:style-name="ACE-1" office:value-type="float" office:value="4194.3000000000002">
            <text:p>4194</text:p>
          </table:table-cell>
          <table:table-cell table:style-name="ACE-1" office:value-type="float" office:value="197">
            <text:p>19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0M11S">
            <text:p>05:30:11</text:p>
          </table:table-cell>
          <table:table-cell table:style-name="ACE-1" office:value-type="float" office:value="4195.3999999999996">
            <text:p>4195</text:p>
          </table:table-cell>
          <table:table-cell table:style-name="ACE-1" office:value-type="float" office:value="204.5">
            <text:p>20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0M16S">
            <text:p>05:30:16</text:p>
          </table:table-cell>
          <table:table-cell table:style-name="ACE-1" office:value-type="float" office:value="4191">
            <text:p>4191</text:p>
          </table:table-cell>
          <table:table-cell table:style-name="ACE-1" office:value-type="float" office:value="245">
            <text:p>24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0M22S">
            <text:p>05:30:22</text:p>
          </table:table-cell>
          <table:table-cell table:style-name="ACE-1" office:value-type="float" office:value="4185.5">
            <text:p>4186</text:p>
          </table:table-cell>
          <table:table-cell table:style-name="ACE-1" office:value-type="float" office:value="228">
            <text:p>22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0M27S">
            <text:p>05:30:27</text:p>
          </table:table-cell>
          <table:table-cell table:style-name="ACE-1" office:value-type="float" office:value="4194.3000000000002">
            <text:p>4194</text:p>
          </table:table-cell>
          <table:table-cell table:style-name="ACE-1" office:value-type="float" office:value="201.5">
            <text:p>20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0M32S">
            <text:p>05:30:32</text:p>
          </table:table-cell>
          <table:table-cell table:style-name="ACE-1" office:value-type="float" office:value="4192.1000000000004">
            <text:p>4192</text:p>
          </table:table-cell>
          <table:table-cell table:style-name="ACE-1" office:value-type="float" office:value="219.5">
            <text:p>22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0M37S">
            <text:p>05:30:37</text:p>
          </table:table-cell>
          <table:table-cell table:style-name="ACE-1" office:value-type="float" office:value="4203.1000000000004">
            <text:p>4203</text:p>
          </table:table-cell>
          <table:table-cell table:style-name="ACE-1" office:value-type="float" office:value="199.5">
            <text:p>20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0M42S">
            <text:p>05:30:42</text:p>
          </table:table-cell>
          <table:table-cell table:style-name="ACE-1" office:value-type="float" office:value="4178.8999999999996">
            <text:p>4179</text:p>
          </table:table-cell>
          <table:table-cell table:style-name="ACE-1" office:value-type="float" office:value="232.5">
            <text:p>23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0M47S">
            <text:p>05:30:47</text:p>
          </table:table-cell>
          <table:table-cell table:style-name="ACE-1" office:value-type="float" office:value="4183.3000000000002">
            <text:p>4183</text:p>
          </table:table-cell>
          <table:table-cell table:style-name="ACE-1" office:value-type="float" office:value="183">
            <text:p>18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0M52S">
            <text:p>05:30:52</text:p>
          </table:table-cell>
          <table:table-cell table:style-name="ACE-1" office:value-type="float" office:value="4197.6000000000004">
            <text:p>4198</text:p>
          </table:table-cell>
          <table:table-cell table:style-name="ACE-1" office:value-type="float" office:value="176">
            <text:p>17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0M57S">
            <text:p>05:30:57</text:p>
          </table:table-cell>
          <table:table-cell table:style-name="ACE-1" office:value-type="float" office:value="4202">
            <text:p>4202</text:p>
          </table:table-cell>
          <table:table-cell table:style-name="ACE-1" office:value-type="float" office:value="191">
            <text:p>19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1M02S">
            <text:p>05:31:02</text:p>
          </table:table-cell>
          <table:table-cell table:style-name="ACE-1" office:value-type="float" office:value="4191">
            <text:p>4191</text:p>
          </table:table-cell>
          <table:table-cell table:style-name="ACE-1" office:value-type="float" office:value="243">
            <text:p>24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1M07S">
            <text:p>05:31:07</text:p>
          </table:table-cell>
          <table:table-cell table:style-name="ACE-1" office:value-type="float" office:value="4200.8999999999996">
            <text:p>4201</text:p>
          </table:table-cell>
          <table:table-cell table:style-name="ACE-1" office:value-type="float" office:value="209.5">
            <text:p>21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1M12S">
            <text:p>05:31:12</text:p>
          </table:table-cell>
          <table:table-cell table:style-name="ACE-1" office:value-type="float" office:value="4188.8000000000002">
            <text:p>4189</text:p>
          </table:table-cell>
          <table:table-cell table:style-name="ACE-1" office:value-type="float" office:value="264.5">
            <text:p>26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1M18S">
            <text:p>05:31:18</text:p>
          </table:table-cell>
          <table:table-cell table:style-name="ACE-1" office:value-type="float" office:value="4195.3999999999996">
            <text:p>4195</text:p>
          </table:table-cell>
          <table:table-cell table:style-name="ACE-1" office:value-type="float" office:value="211">
            <text:p>21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1M23S">
            <text:p>05:31:23</text:p>
          </table:table-cell>
          <table:table-cell table:style-name="ACE-1" office:value-type="float" office:value="4182.1999999999998">
            <text:p>4182</text:p>
          </table:table-cell>
          <table:table-cell table:style-name="ACE-1" office:value-type="float" office:value="223">
            <text:p>2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1M28S">
            <text:p>05:31:28</text:p>
          </table:table-cell>
          <table:table-cell table:style-name="ACE-1" office:value-type="float" office:value="4183.3000000000002">
            <text:p>4183</text:p>
          </table:table-cell>
          <table:table-cell table:style-name="ACE-1" office:value-type="float" office:value="235">
            <text:p>235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1M33S">
            <text:p>05:31:33</text:p>
          </table:table-cell>
          <table:table-cell table:style-name="ACE-1" office:value-type="float" office:value="4205.3000000000002">
            <text:p>4205</text:p>
          </table:table-cell>
          <table:table-cell table:style-name="ACE-1" office:value-type="float" office:value="209">
            <text:p>20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1M38S">
            <text:p>05:31:38</text:p>
          </table:table-cell>
          <table:table-cell table:style-name="ACE-1" office:value-type="float" office:value="4175.6000000000004">
            <text:p>4176</text:p>
          </table:table-cell>
          <table:table-cell table:style-name="ACE-1" office:value-type="float" office:value="240.5">
            <text:p>24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1M43S">
            <text:p>05:31:43</text:p>
          </table:table-cell>
          <table:table-cell table:style-name="ACE-1" office:value-type="float" office:value="4191">
            <text:p>4191</text:p>
          </table:table-cell>
          <table:table-cell table:style-name="ACE-1" office:value-type="float" office:value="147">
            <text:p>14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1M48S">
            <text:p>05:31:48</text:p>
          </table:table-cell>
          <table:table-cell table:style-name="ACE-1" office:value-type="float" office:value="4192.1000000000004">
            <text:p>4192</text:p>
          </table:table-cell>
          <table:table-cell table:style-name="ACE-1" office:value-type="float" office:value="245.5">
            <text:p>24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1M53S">
            <text:p>05:31:53</text:p>
          </table:table-cell>
          <table:table-cell table:style-name="ACE-1" office:value-type="float" office:value="4186.6000000000004">
            <text:p>4187</text:p>
          </table:table-cell>
          <table:table-cell table:style-name="ACE-1" office:value-type="float" office:value="186">
            <text:p>18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1M58S">
            <text:p>05:31:58</text:p>
          </table:table-cell>
          <table:table-cell table:style-name="ACE-1" office:value-type="float" office:value="4200.8999999999996">
            <text:p>4201</text:p>
          </table:table-cell>
          <table:table-cell table:style-name="ACE-1" office:value-type="float" office:value="202">
            <text:p>20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2M03S">
            <text:p>05:32:03</text:p>
          </table:table-cell>
          <table:table-cell table:style-name="ACE-1" office:value-type="float" office:value="4197.6000000000004">
            <text:p>4198</text:p>
          </table:table-cell>
          <table:table-cell table:style-name="ACE-1" office:value-type="float" office:value="143.5">
            <text:p>14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2M09S">
            <text:p>05:32:09</text:p>
          </table:table-cell>
          <table:table-cell table:style-name="ACE-1" office:value-type="float" office:value="4198.6999999999998">
            <text:p>4199</text:p>
          </table:table-cell>
          <table:table-cell table:style-name="ACE-1" office:value-type="float" office:value="185.5">
            <text:p>18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2M14S">
            <text:p>05:32:14</text:p>
          </table:table-cell>
          <table:table-cell table:style-name="ACE-1" office:value-type="float" office:value="4200.8999999999996">
            <text:p>4201</text:p>
          </table:table-cell>
          <table:table-cell table:style-name="ACE-1" office:value-type="float" office:value="178.5">
            <text:p>17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2M19S">
            <text:p>05:32:19</text:p>
          </table:table-cell>
          <table:table-cell table:style-name="ACE-1" office:value-type="float" office:value="4207.5">
            <text:p>4208</text:p>
          </table:table-cell>
          <table:table-cell table:style-name="ACE-1" office:value-type="float" office:value="244">
            <text:p>244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2M24S">
            <text:p>05:32:24</text:p>
          </table:table-cell>
          <table:table-cell table:style-name="ACE-1" office:value-type="float" office:value="4191">
            <text:p>4191</text:p>
          </table:table-cell>
          <table:table-cell table:style-name="ACE-1" office:value-type="float" office:value="189">
            <text:p>189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2M29S">
            <text:p>05:32:29</text:p>
          </table:table-cell>
          <table:table-cell table:style-name="ACE-1" office:value-type="float" office:value="4203.1000000000004">
            <text:p>4203</text:p>
          </table:table-cell>
          <table:table-cell table:style-name="ACE-1" office:value-type="float" office:value="191.5">
            <text:p>19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2M34S">
            <text:p>05:32:34</text:p>
          </table:table-cell>
          <table:table-cell table:style-name="ACE-1" office:value-type="float" office:value="4197.6000000000004">
            <text:p>4198</text:p>
          </table:table-cell>
          <table:table-cell table:style-name="ACE-1" office:value-type="float" office:value="186.5">
            <text:p>18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2M39S">
            <text:p>05:32:39</text:p>
          </table:table-cell>
          <table:table-cell table:style-name="ACE-1" office:value-type="float" office:value="4196.5">
            <text:p>4197</text:p>
          </table:table-cell>
          <table:table-cell table:style-name="ACE-1" office:value-type="float" office:value="187">
            <text:p>18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2M44S">
            <text:p>05:32:44</text:p>
          </table:table-cell>
          <table:table-cell table:style-name="ACE-1" office:value-type="float" office:value="4195.3999999999996">
            <text:p>4195</text:p>
          </table:table-cell>
          <table:table-cell table:style-name="ACE-1" office:value-type="float" office:value="222.5">
            <text:p>223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2M49S">
            <text:p>05:32:49</text:p>
          </table:table-cell>
          <table:table-cell table:style-name="ACE-1" office:value-type="float" office:value="4206.3999999999996">
            <text:p>4206</text:p>
          </table:table-cell>
          <table:table-cell table:style-name="ACE-1" office:value-type="float" office:value="172">
            <text:p>17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2M54S">
            <text:p>05:32:54</text:p>
          </table:table-cell>
          <table:table-cell table:style-name="ACE-1" office:value-type="float" office:value="4193.1999999999998">
            <text:p>4193</text:p>
          </table:table-cell>
          <table:table-cell table:style-name="ACE-1" office:value-type="float" office:value="211">
            <text:p>21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2M59S">
            <text:p>05:32:59</text:p>
          </table:table-cell>
          <table:table-cell table:style-name="ACE-1" office:value-type="float" office:value="4207.5">
            <text:p>4208</text:p>
          </table:table-cell>
          <table:table-cell table:style-name="ACE-1" office:value-type="float" office:value="156">
            <text:p>15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3M05S">
            <text:p>05:33:05</text:p>
          </table:table-cell>
          <table:table-cell table:style-name="ACE-1" office:value-type="float" office:value="4202">
            <text:p>4202</text:p>
          </table:table-cell>
          <table:table-cell table:style-name="ACE-1" office:value-type="float" office:value="258">
            <text:p>258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3M10S">
            <text:p>05:33:10</text:p>
          </table:table-cell>
          <table:table-cell table:style-name="ACE-1" office:value-type="float" office:value="4186.6000000000004">
            <text:p>4187</text:p>
          </table:table-cell>
          <table:table-cell table:style-name="ACE-1" office:value-type="float" office:value="145.5">
            <text:p>146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3M15S">
            <text:p>05:33:15</text:p>
          </table:table-cell>
          <table:table-cell table:style-name="ACE-1" office:value-type="float" office:value="4211.8999999999996">
            <text:p>4212</text:p>
          </table:table-cell>
          <table:table-cell table:style-name="ACE-1" office:value-type="float" office:value="226.5">
            <text:p>22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3M20S">
            <text:p>05:33:20</text:p>
          </table:table-cell>
          <table:table-cell table:style-name="ACE-1" office:value-type="float" office:value="4192.1000000000004">
            <text:p>4192</text:p>
          </table:table-cell>
          <table:table-cell table:style-name="ACE-1" office:value-type="float" office:value="189.5">
            <text:p>19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3M25S">
            <text:p>05:33:25</text:p>
          </table:table-cell>
          <table:table-cell table:style-name="ACE-1" office:value-type="float" office:value="4197.6000000000004">
            <text:p>4198</text:p>
          </table:table-cell>
          <table:table-cell table:style-name="ACE-1" office:value-type="float" office:value="166.5">
            <text:p>167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3M30S">
            <text:p>05:33:30</text:p>
          </table:table-cell>
          <table:table-cell table:style-name="ACE-1" office:value-type="float" office:value="4127.1999999999998">
            <text:p>4127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3M35S">
            <text:p>05:33:35</text:p>
          </table:table-cell>
          <table:table-cell table:style-name="ACE-1" office:value-type="float" office:value="4125">
            <text:p>4125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3M40S">
            <text:p>05:33:40</text:p>
          </table:table-cell>
          <table:table-cell table:style-name="ACE-1" office:value-type="float" office:value="4122.8000000000002">
            <text:p>412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3M45S">
            <text:p>05:33:45</text:p>
          </table:table-cell>
          <table:table-cell table:style-name="ACE-1" office:value-type="float" office:value="4120.6000000000004">
            <text:p>4121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3M50S">
            <text:p>05:33:50</text:p>
          </table:table-cell>
          <table:table-cell table:style-name="ACE-1" office:value-type="float" office:value="4117.3000000000002">
            <text:p>4117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3M55S">
            <text:p>05:33:55</text:p>
          </table:table-cell>
          <table:table-cell table:style-name="ACE-1" office:value-type="float" office:value="4117.3000000000002">
            <text:p>4117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4M01S">
            <text:p>05:34:01</text:p>
          </table:table-cell>
          <table:table-cell table:style-name="ACE-1" office:value-type="float" office:value="4117.3000000000002">
            <text:p>4117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4M06S">
            <text:p>05:34:06</text:p>
          </table:table-cell>
          <table:table-cell table:style-name="ACE-1" office:value-type="float" office:value="4117.3000000000002">
            <text:p>4117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4M11S">
            <text:p>05:34:11</text:p>
          </table:table-cell>
          <table:table-cell table:style-name="ACE-1" office:value-type="float" office:value="4117.3000000000002">
            <text:p>4117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4M16S">
            <text:p>05:34:16</text:p>
          </table:table-cell>
          <table:table-cell table:style-name="ACE-1" office:value-type="float" office:value="4117.3000000000002">
            <text:p>4117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4M21S">
            <text:p>05:34:21</text:p>
          </table:table-cell>
          <table:table-cell table:style-name="ACE-1" office:value-type="float" office:value="4116.1999999999998">
            <text:p>4116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4M26S">
            <text:p>05:34:26</text:p>
          </table:table-cell>
          <table:table-cell table:style-name="ACE-1" office:value-type="float" office:value="4115.1000000000004">
            <text:p>4115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4M31S">
            <text:p>05:34:31</text:p>
          </table:table-cell>
          <table:table-cell table:style-name="ACE-1" office:value-type="float" office:value="4115.1000000000004">
            <text:p>4115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4M36S">
            <text:p>05:34:36</text:p>
          </table:table-cell>
          <table:table-cell table:style-name="ACE-1" office:value-type="float" office:value="4115.1000000000004">
            <text:p>4115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4M41S">
            <text:p>05:34:41</text:p>
          </table:table-cell>
          <table:table-cell table:style-name="ACE-1" office:value-type="float" office:value="4115.1000000000004">
            <text:p>4115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4M46S">
            <text:p>05:34:46</text:p>
          </table:table-cell>
          <table:table-cell table:style-name="ACE-1" office:value-type="float" office:value="4114">
            <text:p>4114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4M52S">
            <text:p>05:34:52</text:p>
          </table:table-cell>
          <table:table-cell table:style-name="ACE-1" office:value-type="float" office:value="4114">
            <text:p>4114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4M57S">
            <text:p>05:34:57</text:p>
          </table:table-cell>
          <table:table-cell table:style-name="ACE-1" office:value-type="float" office:value="4112.8999999999996">
            <text:p>411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5M02S">
            <text:p>05:35:02</text:p>
          </table:table-cell>
          <table:table-cell table:style-name="ACE-1" office:value-type="float" office:value="4112.8999999999996">
            <text:p>411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5M07S">
            <text:p>05:35:07</text:p>
          </table:table-cell>
          <table:table-cell table:style-name="ACE-1" office:value-type="float" office:value="4114">
            <text:p>4114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5M12S">
            <text:p>05:35:12</text:p>
          </table:table-cell>
          <table:table-cell table:style-name="ACE-1" office:value-type="float" office:value="4112.8999999999996">
            <text:p>4113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5M17S">
            <text:p>05:35:17</text:p>
          </table:table-cell>
          <table:table-cell table:style-name="ACE-1" office:value-type="float" office:value="4111.8000000000002">
            <text:p>4112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5M22S">
            <text:p>05:35:22</text:p>
          </table:table-cell>
          <table:table-cell table:style-name="ACE-1" office:value-type="float" office:value="4111.8000000000002">
            <text:p>4112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5M27S">
            <text:p>05:35:27</text:p>
          </table:table-cell>
          <table:table-cell table:style-name="ACE-1" office:value-type="float" office:value="4111.8000000000002">
            <text:p>4112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5M32S">
            <text:p>05:35:32</text:p>
          </table:table-cell>
          <table:table-cell table:style-name="ACE-1" office:value-type="float" office:value="4110.6999999999998">
            <text:p>4111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5M37S">
            <text:p>05:35:37</text:p>
          </table:table-cell>
          <table:table-cell table:style-name="ACE-1" office:value-type="float" office:value="4110.6999999999998">
            <text:p>4111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5M42S">
            <text:p>05:35:42</text:p>
          </table:table-cell>
          <table:table-cell table:style-name="ACE-1" office:value-type="float" office:value="4109.6000000000004">
            <text:p>4110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5M48S">
            <text:p>05:35:48</text:p>
          </table:table-cell>
          <table:table-cell table:style-name="ACE-1" office:value-type="float" office:value="4109.6000000000004">
            <text:p>4110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5M53S">
            <text:p>05:35:53</text:p>
          </table:table-cell>
          <table:table-cell table:style-name="ACE-1" office:value-type="float" office:value="4109.6000000000004">
            <text:p>4110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5M58S">
            <text:p>05:35:58</text:p>
          </table:table-cell>
          <table:table-cell table:style-name="ACE-1" office:value-type="float" office:value="4108.5">
            <text:p>4109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6M03S">
            <text:p>05:36:03</text:p>
          </table:table-cell>
          <table:table-cell table:style-name="ACE-1" office:value-type="float" office:value="4109.6000000000004">
            <text:p>4110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6M08S">
            <text:p>05:36:08</text:p>
          </table:table-cell>
          <table:table-cell table:style-name="ACE-1" office:value-type="float" office:value="4109.6000000000004">
            <text:p>4110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6M13S">
            <text:p>05:36:13</text:p>
          </table:table-cell>
          <table:table-cell table:style-name="ACE-1" office:value-type="float" office:value="4108.5">
            <text:p>4109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6M18S">
            <text:p>05:36:18</text:p>
          </table:table-cell>
          <table:table-cell table:style-name="ACE-1" office:value-type="float" office:value="4108.5">
            <text:p>4109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6M23S">
            <text:p>05:36:23</text:p>
          </table:table-cell>
          <table:table-cell table:style-name="ACE-1" office:value-type="float" office:value="4108.5">
            <text:p>4109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6M28S">
            <text:p>05:36:28</text:p>
          </table:table-cell>
          <table:table-cell table:style-name="ACE-1" office:value-type="float" office:value="4109.6000000000004">
            <text:p>4110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6M33S">
            <text:p>05:36:33</text:p>
          </table:table-cell>
          <table:table-cell table:style-name="ACE-1" office:value-type="float" office:value="4108.5">
            <text:p>4109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6M38S">
            <text:p>05:36:38</text:p>
          </table:table-cell>
          <table:table-cell table:style-name="ACE-1" office:value-type="float" office:value="4108.5">
            <text:p>4109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6M44S">
            <text:p>05:36:44</text:p>
          </table:table-cell>
          <table:table-cell table:style-name="ACE-1" office:value-type="float" office:value="4108.5">
            <text:p>4109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6M49S">
            <text:p>05:36:49</text:p>
          </table:table-cell>
          <table:table-cell table:style-name="ACE-1" office:value-type="float" office:value="4108.5">
            <text:p>4109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6M54S">
            <text:p>05:36:54</text:p>
          </table:table-cell>
          <table:table-cell table:style-name="ACE-1" office:value-type="float" office:value="4108.5">
            <text:p>4109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6M59S">
            <text:p>05:36:59</text:p>
          </table:table-cell>
          <table:table-cell table:style-name="ACE-1" office:value-type="float" office:value="4108.5">
            <text:p>4109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7M04S">
            <text:p>05:37:04</text:p>
          </table:table-cell>
          <table:table-cell table:style-name="ACE-1" office:value-type="float" office:value="4108.5">
            <text:p>4109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7M09S">
            <text:p>05:37:09</text:p>
          </table:table-cell>
          <table:table-cell table:style-name="ACE-1" office:value-type="float" office:value="4108.5">
            <text:p>4109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7M14S">
            <text:p>05:37:14</text:p>
          </table:table-cell>
          <table:table-cell table:style-name="ACE-1" office:value-type="float" office:value="4107.3999999999996">
            <text:p>4107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7M19S">
            <text:p>05:37:19</text:p>
          </table:table-cell>
          <table:table-cell table:style-name="ACE-1" office:value-type="float" office:value="4107.3999999999996">
            <text:p>4107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7M24S">
            <text:p>05:37:24</text:p>
          </table:table-cell>
          <table:table-cell table:style-name="ACE-1" office:value-type="float" office:value="4107.3999999999996">
            <text:p>4107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7M29S">
            <text:p>05:37:29</text:p>
          </table:table-cell>
          <table:table-cell table:style-name="ACE-1" office:value-type="float" office:value="4107.3999999999996">
            <text:p>4107</text:p>
          </table:table-cell>
          <table:table-cell table:style-name="ACE-1" office:value-type="float" office:value="1.5">
            <text:p>2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7M35S">
            <text:p>05:37:35</text:p>
          </table:table-cell>
          <table:table-cell table:style-name="ACE-1" office:value-type="float" office:value="4107.3999999999996">
            <text:p>4107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7M40S">
            <text:p>05:37:40</text:p>
          </table:table-cell>
          <table:table-cell table:style-name="ACE-1" office:value-type="float" office:value="4107.3999999999996">
            <text:p>4107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7M45S">
            <text:p>05:37:45</text:p>
          </table:table-cell>
          <table:table-cell table:style-name="ACE-1" office:value-type="float" office:value="4107.3999999999996">
            <text:p>4107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7M50S">
            <text:p>05:37:50</text:p>
          </table:table-cell>
          <table:table-cell table:style-name="ACE-1" office:value-type="float" office:value="4107.3999999999996">
            <text:p>4107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7M55S">
            <text:p>05:37:55</text:p>
          </table:table-cell>
          <table:table-cell table:style-name="ACE-1" office:value-type="float" office:value="4107.3999999999996">
            <text:p>4107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8M00S">
            <text:p>05:38:00</text:p>
          </table:table-cell>
          <table:table-cell table:style-name="ACE-1" office:value-type="float" office:value="4107.3999999999996">
            <text:p>4107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8M05S">
            <text:p>05:38:05</text:p>
          </table:table-cell>
          <table:table-cell table:style-name="ACE-1" office:value-type="float" office:value="4107.3999999999996">
            <text:p>4107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8M10S">
            <text:p>05:38:10</text:p>
          </table:table-cell>
          <table:table-cell table:style-name="ACE-1" office:value-type="float" office:value="4107.3999999999996">
            <text:p>4107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8M15S">
            <text:p>05:38:15</text:p>
          </table:table-cell>
          <table:table-cell table:style-name="ACE-1" office:value-type="float" office:value="4107.3999999999996">
            <text:p>4107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8M20S">
            <text:p>05:38:20</text:p>
          </table:table-cell>
          <table:table-cell table:style-name="ACE-1" office:value-type="float" office:value="4107.3999999999996">
            <text:p>4107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8M25S">
            <text:p>05:38:25</text:p>
          </table:table-cell>
          <table:table-cell table:style-name="ACE-1" office:value-type="float" office:value="4107.3999999999996">
            <text:p>4107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8M31S">
            <text:p>05:38:31</text:p>
          </table:table-cell>
          <table:table-cell table:style-name="ACE-1" office:value-type="float" office:value="4107.3999999999996">
            <text:p>4107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8M36S">
            <text:p>05:38:36</text:p>
          </table:table-cell>
          <table:table-cell table:style-name="ACE-1" office:value-type="float" office:value="4107.3999999999996">
            <text:p>4107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8M41S">
            <text:p>05:38:41</text:p>
          </table:table-cell>
          <table:table-cell table:style-name="ACE-1" office:value-type="float" office:value="4106.3000000000002">
            <text:p>4106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8M46S">
            <text:p>05:38:46</text:p>
          </table:table-cell>
          <table:table-cell table:style-name="ACE-1" office:value-type="float" office:value="4106.3000000000002">
            <text:p>4106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8M51S">
            <text:p>05:38:51</text:p>
          </table:table-cell>
          <table:table-cell table:style-name="ACE-1" office:value-type="float" office:value="4106.3000000000002">
            <text:p>4106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8M56S">
            <text:p>05:38:56</text:p>
          </table:table-cell>
          <table:table-cell table:style-name="ACE-1" office:value-type="float" office:value="4107.3999999999996">
            <text:p>4107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9M01S">
            <text:p>05:39:01</text:p>
          </table:table-cell>
          <table:table-cell table:style-name="ACE-1" office:value-type="float" office:value="4106.3000000000002">
            <text:p>4106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9M06S">
            <text:p>05:39:06</text:p>
          </table:table-cell>
          <table:table-cell table:style-name="ACE-1" office:value-type="float" office:value="4107.3999999999996">
            <text:p>4107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9M11S">
            <text:p>05:39:11</text:p>
          </table:table-cell>
          <table:table-cell table:style-name="ACE-1" office:value-type="float" office:value="4106.3000000000002">
            <text:p>4106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9M16S">
            <text:p>05:39:16</text:p>
          </table:table-cell>
          <table:table-cell table:style-name="ACE-1" office:value-type="float" office:value="4106.3000000000002">
            <text:p>4106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9M21S">
            <text:p>05:39:21</text:p>
          </table:table-cell>
          <table:table-cell table:style-name="ACE-1" office:value-type="float" office:value="4106.3000000000002">
            <text:p>4106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9M27S">
            <text:p>05:39:27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9M32S">
            <text:p>05:39:32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9M37S">
            <text:p>05:39:37</text:p>
          </table:table-cell>
          <table:table-cell table:style-name="ACE-1" office:value-type="float" office:value="4106.3000000000002">
            <text:p>4106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9M42S">
            <text:p>05:39:42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9M47S">
            <text:p>05:39:47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9M52S">
            <text:p>05:39:52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39M57S">
            <text:p>05:39:57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0M02S">
            <text:p>05:40:02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0M07S">
            <text:p>05:40:07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0M12S">
            <text:p>05:40:12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0M17S">
            <text:p>05:40:17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0M23S">
            <text:p>05:40:23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1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0M28S">
            <text:p>05:40:28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0M33S">
            <text:p>05:40:33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0M38S">
            <text:p>05:40:38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1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0M43S">
            <text:p>05:40:43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0M48S">
            <text:p>05:40:48</text:p>
          </table:table-cell>
          <table:table-cell table:style-name="ACE-1" office:value-type="float" office:value="4106.3000000000002">
            <text:p>4106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0M53S">
            <text:p>05:40:53</text:p>
          </table:table-cell>
          <table:table-cell table:style-name="ACE-1" office:value-type="float" office:value="4106.3000000000002">
            <text:p>4106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0M58S">
            <text:p>05:40:58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1M03S">
            <text:p>05:41:03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1M08S">
            <text:p>05:41:08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1M13S">
            <text:p>05:41:13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1M18S">
            <text:p>05:41:18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1M24S">
            <text:p>05:41:24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1M29S">
            <text:p>05:41:29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1M34S">
            <text:p>05:41:34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1M39S">
            <text:p>05:41:39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1M44S">
            <text:p>05:41:44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1M49S">
            <text:p>05:41:49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1M54S">
            <text:p>05:41:54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1M59S">
            <text:p>05:41:59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2M04S">
            <text:p>05:42:04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1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2M09S">
            <text:p>05:42:09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2M14S">
            <text:p>05:42:14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2M19S">
            <text:p>05:42:19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2M24S">
            <text:p>05:42:24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2M30S">
            <text:p>05:42:30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2M35S">
            <text:p>05:42:35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2M40S">
            <text:p>05:42:40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2M45S">
            <text:p>05:42:45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2M50S">
            <text:p>05:42:50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2M55S">
            <text:p>05:42:55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3M00S">
            <text:p>05:43:00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3M05S">
            <text:p>05:43:05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3M10S">
            <text:p>05:43:10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3M15S">
            <text:p>05:43:15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3M20S">
            <text:p>05:43:20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3M25S">
            <text:p>05:43:25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3M31S">
            <text:p>05:43:31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3M36S">
            <text:p>05:43:36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3M41S">
            <text:p>05:43:41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3M46S">
            <text:p>05:43:46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3M51S">
            <text:p>05:43:51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3M56S">
            <text:p>05:43:56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4M01S">
            <text:p>05:44:01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4M06S">
            <text:p>05:44:06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4M11S">
            <text:p>05:44:11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4M16S">
            <text:p>05:44:16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4M21S">
            <text:p>05:44:21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4M27S">
            <text:p>05:44:27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4M32S">
            <text:p>05:44:32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4M37S">
            <text:p>05:44:37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4M42S">
            <text:p>05:44:42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4M47S">
            <text:p>05:44:47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4M52S">
            <text:p>05:44:52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4M57S">
            <text:p>05:44:57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5M02S">
            <text:p>05:45:02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5M07S">
            <text:p>05:45:07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5M12S">
            <text:p>05:45:12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5M17S">
            <text:p>05:45:17</text:p>
          </table:table-cell>
          <table:table-cell table:style-name="ACE-1" office:value-type="float" office:value="4105.1999999999998">
            <text:p>4105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5M22S">
            <text:p>05:45:22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5M28S">
            <text:p>05:45:28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5M33S">
            <text:p>05:45:33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5M38S">
            <text:p>05:45:38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5M43S">
            <text:p>05:45:43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5M48S">
            <text:p>05:45:48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5M53S">
            <text:p>05:45:53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5M58S">
            <text:p>05:45:58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6M03S">
            <text:p>05:46:03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6M08S">
            <text:p>05:46:08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6M14S">
            <text:p>05:46:14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6M19S">
            <text:p>05:46:19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6M24S">
            <text:p>05:46:24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6M29S">
            <text:p>05:46:29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6M34S">
            <text:p>05:46:34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6M39S">
            <text:p>05:46:39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6M44S">
            <text:p>05:46:44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6M49S">
            <text:p>05:46:49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6M54S">
            <text:p>05:46:54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6M59S">
            <text:p>05:46:59</text:p>
          </table:table-cell>
          <table:table-cell table:style-name="ACE-1" office:value-type="float" office:value="4104.1000000000004">
            <text:p>4104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7M04S">
            <text:p>05:47:04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7M10S">
            <text:p>05:47:10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7M15S">
            <text:p>05:47:15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7M20S">
            <text:p>05:47:20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7M25S">
            <text:p>05:47:25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7M30S">
            <text:p>05:47:30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7M35S">
            <text:p>05:47:35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7M40S">
            <text:p>05:47:40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7M45S">
            <text:p>05:47:45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7M50S">
            <text:p>05:47:50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7M55S">
            <text:p>05:47:55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8M01S">
            <text:p>05:48:01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8M06S">
            <text:p>05:48:06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8M11S">
            <text:p>05:48:11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8M16S">
            <text:p>05:48:16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8M21S">
            <text:p>05:48:21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8M26S">
            <text:p>05:48:26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8M31S">
            <text:p>05:48:31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8M36S">
            <text:p>05:48:36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8M41S">
            <text:p>05:48:41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8M46S">
            <text:p>05:48:46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8M51S">
            <text:p>05:48:51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8M57S">
            <text:p>05:48:57</text:p>
          </table:table-cell>
          <table:table-cell table:style-name="ACE-1" office:value-type="float" office:value="4101.8999999999996">
            <text:p>4102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9M02S">
            <text:p>05:49:02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9M07S">
            <text:p>05:49:07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9M12S">
            <text:p>05:49:12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9M17S">
            <text:p>05:49:17</text:p>
          </table:table-cell>
          <table:table-cell table:style-name="ACE-1" office:value-type="float" office:value="4101.8999999999996">
            <text:p>4102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9M22S">
            <text:p>05:49:22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1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9M27S">
            <text:p>05:49:27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9M32S">
            <text:p>05:49:32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9M37S">
            <text:p>05:49:37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9M42S">
            <text:p>05:49:42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9M47S">
            <text:p>05:49:47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9M52S">
            <text:p>05:49:52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49M58S">
            <text:p>05:49:58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0M03S">
            <text:p>05:50:03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0M08S">
            <text:p>05:50:08</text:p>
          </table:table-cell>
          <table:table-cell table:style-name="ACE-1" office:value-type="float" office:value="4101.8999999999996">
            <text:p>4102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0M13S">
            <text:p>05:50:13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0M18S">
            <text:p>05:50:18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0M23S">
            <text:p>05:50:23</text:p>
          </table:table-cell>
          <table:table-cell table:style-name="ACE-1" office:value-type="float" office:value="4101.8999999999996">
            <text:p>4102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0M28S">
            <text:p>05:50:28</text:p>
          </table:table-cell>
          <table:table-cell table:style-name="ACE-1" office:value-type="float" office:value="4101.8999999999996">
            <text:p>4102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0M33S">
            <text:p>05:50:33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0M38S">
            <text:p>05:50:38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0M43S">
            <text:p>05:50:43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0M49S">
            <text:p>05:50:49</text:p>
          </table:table-cell>
          <table:table-cell table:style-name="ACE-1" office:value-type="float" office:value="4101.8999999999996">
            <text:p>4102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0M54S">
            <text:p>05:50:54</text:p>
          </table:table-cell>
          <table:table-cell table:style-name="ACE-1" office:value-type="float" office:value="4100.8000000000002">
            <text:p>4101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0M59S">
            <text:p>05:50:59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1M04S">
            <text:p>05:51:04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1M09S">
            <text:p>05:51:09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1M14S">
            <text:p>05:51:14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1M19S">
            <text:p>05:51:19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1M24S">
            <text:p>05:51:24</text:p>
          </table:table-cell>
          <table:table-cell table:style-name="ACE-1" office:value-type="float" office:value="4101.8999999999996">
            <text:p>4102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1M29S">
            <text:p>05:51:29</text:p>
          </table:table-cell>
          <table:table-cell table:style-name="ACE-1" office:value-type="float" office:value="4101.8999999999996">
            <text:p>4102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1M34S">
            <text:p>05:51:34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1M40S">
            <text:p>05:51:40</text:p>
          </table:table-cell>
          <table:table-cell table:style-name="ACE-1" office:value-type="float" office:value="4101.8999999999996">
            <text:p>4102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1M45S">
            <text:p>05:51:45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1M50S">
            <text:p>05:51:50</text:p>
          </table:table-cell>
          <table:table-cell table:style-name="ACE-1" office:value-type="float" office:value="4101.8999999999996">
            <text:p>4102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1M55S">
            <text:p>05:51:55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2M00S">
            <text:p>05:52:00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2M05S">
            <text:p>05:52:05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2M10S">
            <text:p>05:52:10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2M15S">
            <text:p>05:52:15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2M20S">
            <text:p>05:52:20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2M25S">
            <text:p>05:52:25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2M30S">
            <text:p>05:52:30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2M35S">
            <text:p>05:52:35</text:p>
          </table:table-cell>
          <table:table-cell table:style-name="ACE-1" office:value-type="float" office:value="4101.8999999999996">
            <text:p>4102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2M41S">
            <text:p>05:52:41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2M46S">
            <text:p>05:52:46</text:p>
          </table:table-cell>
          <table:table-cell table:style-name="ACE-1" office:value-type="float" office:value="4101.8999999999996">
            <text:p>4102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2M51S">
            <text:p>05:52:51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2M56S">
            <text:p>05:52:56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3M01S">
            <text:p>05:53:01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3M06S">
            <text:p>05:53:06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3M11S">
            <text:p>05:53:11</text:p>
          </table:table-cell>
          <table:table-cell table:style-name="ACE-1" office:value-type="float" office:value="4101.8999999999996">
            <text:p>4102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3M16S">
            <text:p>05:53:16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3M21S">
            <text:p>05:53:21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3M26S">
            <text:p>05:53:26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3M32S">
            <text:p>05:53:32</text:p>
          </table:table-cell>
          <table:table-cell table:style-name="ACE-1" office:value-type="float" office:value="4101.8999999999996">
            <text:p>4102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3M37S">
            <text:p>05:53:37</text:p>
          </table:table-cell>
          <table:table-cell table:style-name="ACE-1" office:value-type="float" office:value="4101.8999999999996">
            <text:p>4102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3M42S">
            <text:p>05:53:42</text:p>
          </table:table-cell>
          <table:table-cell table:style-name="ACE-1" office:value-type="float" office:value="4103">
            <text:p>4103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3M47S">
            <text:p>05:53:47</text:p>
          </table:table-cell>
          <table:table-cell table:style-name="ACE-1" office:value-type="float" office:value="4100.8000000000002">
            <text:p>4101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3M52S">
            <text:p>05:53:52</text:p>
          </table:table-cell>
          <table:table-cell table:style-name="ACE-1" office:value-type="float" office:value="4100.8000000000002">
            <text:p>4101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3M57S">
            <text:p>05:53:57</text:p>
          </table:table-cell>
          <table:table-cell table:style-name="ACE-1" office:value-type="float" office:value="4101.8999999999996">
            <text:p>4102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4M02S">
            <text:p>05:54:02</text:p>
          </table:table-cell>
          <table:table-cell table:style-name="ACE-1" office:value-type="float" office:value="4101.8999999999996">
            <text:p>4102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4M07S">
            <text:p>05:54:07</text:p>
          </table:table-cell>
          <table:table-cell table:style-name="ACE-1" office:value-type="float" office:value="4100.8000000000002">
            <text:p>4101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4M12S">
            <text:p>05:54:12</text:p>
          </table:table-cell>
          <table:table-cell table:style-name="ACE-1" office:value-type="float" office:value="4101.8999999999996">
            <text:p>4102</text:p>
          </table:table-cell>
          <table:table-cell table:style-name="ACE-1" office:value-type="float" office:value="0">
            <text:p>0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4M17S">
            <text:p>05:54:17</text:p>
          </table:table-cell>
          <table:table-cell table:style-name="ACE-1" office:value-type="float" office:value="4100.8000000000002">
            <text:p>4101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ACE-0" office:value-type="time" office:time-value="PT05H54M22S">
            <text:p>05:54:22</text:p>
          </table:table-cell>
          <table:table-cell table:style-name="ACE-1" office:value-type="float" office:value="4101.8999999999996">
            <text:p>4102</text:p>
          </table:table-cell>
          <table:table-cell table:style-name="ACE-1" office:value-type="float" office:value="0.5">
            <text:p>1</text:p>
          </table:table-cell>
          <table:table-cell table:number-columns-repeated="253" table:style-name="Gnumeric-default"/>
        </table:table-row>
        <table:table-row table:style-name="AROW-0" table:number-rows-repeated="63267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0" gnm:cursor-row="1">
          <gnm:selection gnm:start-col="0" gnm:start-row="1" gnm:end-col="0" gnm:end-row="1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4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time-style style:name="ND-0" number:format-source="fixed">
      <number:hours number:style="long" gnm:truncate-on-overflow="true"/>
      <number:text>:</number:text>
      <number:minutes number:style="long" gnm:truncate-on-overflow="true"/>
      <number:text>:</number:text>
      <number:seconds number:style="long" number:decimal-places="0" gnm:truncate-on-overflow="true"/>
    </number:time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3-18T20:52:14Z</dc:date>
    <meta:creation-date>2016-03-18T20:23:50Z</meta:creation-date>
    <meta:generator>gnumeric/1.12.18</meta:generator>
  </office:meta>
</office:document-meta>
</file>